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73.5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ource_2" table:style-name="ta1">
        <table:shapes>
          <draw:frame draw:z-index="0" draw:style-name="gr1" draw:text-style-name="P1" svg:width="453.51pt" svg:height="255.09pt" svg:x="75.66pt" svg:y="8.11pt">
            <draw:object draw:notify-on-update-of-ranges="source_2.D1:source_2.D334 source_2.E1:source_2.E33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74.47pt" svg:y="266.34pt">
            <draw:object draw:notify-on-update-of-ranges="source_2.H1:source_2.H334 source_2.I1:source_2.I33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number-columns-repeated="6" table:default-cell-style-name="Default"/>
        <table:table-column table:style-name="co4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3067915.8647" calcext:value-type="float">
            <text:p>1443067915.8647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43067916.05428" calcext:value-type="float">
            <text:p>1443067916.05428</text:p>
          </table:table-cell>
          <table:table-cell table:formula="of:=[.G1]-[.$B$1]" office:value-type="float" office:value="0.189583778381348" calcext:value-type="float">
            <text:p>0.1895837784</text:p>
          </table:table-cell>
          <table:table-cell office:value-type="float" office:value="0" calcext:value-type="float">
            <text:p>0</text:p>
          </table:table-cell>
          <table:table-cell table:formula="of:=[.G1]-[.$B1]" office:value-type="float" office:value="0.189583778381348" calcext:value-type="float">
            <text:p>0.1895837784</text:p>
          </table:table-cell>
          <table:table-cell table:formula="of:=MAX([.J1:.J2000])" office:value-type="float" office:value="28.5456004142761" calcext:value-type="float">
            <text:p>28.5456004143</text:p>
          </table:table-cell>
          <table:table-cell office:value-type="float" office:value="1443067916.05428" calcext:value-type="float">
            <text:p>1443067916.05428</text:p>
          </table:table-cell>
          <table:table-cell table:formula="of:=[.L1]-[.$B1]" office:value-type="float" office:value="0.189583778381348" calcext:value-type="float">
            <text:p>0.1895837784</text:p>
          </table:table-cell>
          <table:table-cell table:formula="of:=MAX([.M1:.M2000])" office:value-type="float" office:value="28.5456004142761" calcext:value-type="float">
            <text:p>28.54560041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3067920.05136" calcext:value-type="float">
            <text:p>1443067920.05136</text:p>
          </table:table-cell>
          <table:table-cell office:value-type="float" office:value="4096" calcext:value-type="float">
            <text:p>4096</text:p>
          </table:table-cell>
          <table:table-cell table:formula="of:=[.B2]-[.B$1]" office:value-type="float" office:value="4.18666100502014" calcext:value-type="float">
            <text:p>4.186661005</text:p>
          </table:table-cell>
          <table:table-cell table:formula="of:=[.C2]/([.D2]-[.D1])" office:value-type="float" office:value="978.345272064915" calcext:value-type="float">
            <text:p>978.3452720649</text:p>
          </table:table-cell>
          <table:table-cell/>
          <table:table-cell office:value-type="float" office:value="1443067920.24113" calcext:value-type="float">
            <text:p>1443067920.24113</text:p>
          </table:table-cell>
          <table:table-cell table:formula="of:=[.G2]-[.$B$1]" office:value-type="float" office:value="4.37643527984619" calcext:value-type="float">
            <text:p>4.3764352798</text:p>
          </table:table-cell>
          <table:table-cell table:formula="of:=[.$C2]/([.H2]-[.H1])" office:value-type="float" office:value="978.300758593168" calcext:value-type="float">
            <text:p>978.3007585932</text:p>
          </table:table-cell>
          <table:table-cell table:formula="of:=[.G2]-[.$B2]" office:value-type="float" office:value="0.18977427482605" calcext:value-type="float">
            <text:p>0.1897742748</text:p>
          </table:table-cell>
          <table:table-cell/>
          <table:table-cell office:value-type="float" office:value="1443067920.24113" calcext:value-type="float">
            <text:p>1443067920.24113</text:p>
          </table:table-cell>
          <table:table-cell table:formula="of:=[.L2]-[.$B2]" office:value-type="float" office:value="0.18977427482605" calcext:value-type="float">
            <text:p>0.189774274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3067920.10274" calcext:value-type="float">
            <text:p>1443067920.10274</text:p>
          </table:table-cell>
          <table:table-cell office:value-type="float" office:value="4096" calcext:value-type="float">
            <text:p>4096</text:p>
          </table:table-cell>
          <table:table-cell table:formula="of:=[.B3]-[.B$1]" office:value-type="float" office:value="4.23804068565369" calcext:value-type="float">
            <text:p>4.2380406857</text:p>
          </table:table-cell>
          <table:table-cell table:formula="of:=[.C3]/([.D3]-[.D2])" office:value-type="float" office:value="79720.2308284842" calcext:value-type="float">
            <text:p>79720.2308284842</text:p>
          </table:table-cell>
          <table:table-cell/>
          <table:table-cell office:value-type="float" office:value="1443067920.29235" calcext:value-type="float">
            <text:p>1443067920.29235</text:p>
          </table:table-cell>
          <table:table-cell table:formula="of:=[.G3]-[.$B$1]" office:value-type="float" office:value="4.42765808105469" calcext:value-type="float">
            <text:p>4.4276580811</text:p>
          </table:table-cell>
          <table:table-cell table:formula="of:=[.$C3]/([.H3]-[.H2])" office:value-type="float" office:value="79964.3889706019" calcext:value-type="float">
            <text:p>79964.3889706019</text:p>
          </table:table-cell>
          <table:table-cell table:formula="of:=[.G3]-[.$B3]" office:value-type="float" office:value="0.189617395401001" calcext:value-type="float">
            <text:p>0.1896173954</text:p>
          </table:table-cell>
          <table:table-cell/>
          <table:table-cell office:value-type="float" office:value="1443067920.29235" calcext:value-type="float">
            <text:p>1443067920.29235</text:p>
          </table:table-cell>
          <table:table-cell table:formula="of:=[.L3]-[.$B3]" office:value-type="float" office:value="0.189617395401001" calcext:value-type="float">
            <text:p>0.189617395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3067920.15407" calcext:value-type="float">
            <text:p>1443067920.15407</text:p>
          </table:table-cell>
          <table:table-cell office:value-type="float" office:value="4096" calcext:value-type="float">
            <text:p>4096</text:p>
          </table:table-cell>
          <table:table-cell table:formula="of:=[.B4]-[.B$1]" office:value-type="float" office:value="4.28937864303589" calcext:value-type="float">
            <text:p>4.289378643</text:p>
          </table:table-cell>
          <table:table-cell table:formula="of:=[.C4]/([.D4]-[.D3])" office:value-type="float" office:value="79785.0208473624" calcext:value-type="float">
            <text:p>79785.0208473624</text:p>
          </table:table-cell>
          <table:table-cell/>
          <table:table-cell office:value-type="float" office:value="1443067920.3437" calcext:value-type="float">
            <text:p>1443067920.3437</text:p>
          </table:table-cell>
          <table:table-cell table:formula="of:=[.G4]-[.$B$1]" office:value-type="float" office:value="4.4790096282959" calcext:value-type="float">
            <text:p>4.4790096283</text:p>
          </table:table-cell>
          <table:table-cell table:formula="of:=[.$C4]/([.H4]-[.H3])" office:value-type="float" office:value="79763.9062511607" calcext:value-type="float">
            <text:p>79763.9062511607</text:p>
          </table:table-cell>
          <table:table-cell table:formula="of:=[.G4]-[.$B4]" office:value-type="float" office:value="0.18963098526001" calcext:value-type="float">
            <text:p>0.1896309853</text:p>
          </table:table-cell>
          <table:table-cell/>
          <table:table-cell office:value-type="float" office:value="1443067920.3437" calcext:value-type="float">
            <text:p>1443067920.3437</text:p>
          </table:table-cell>
          <table:table-cell table:formula="of:=[.L4]-[.$B4]" office:value-type="float" office:value="0.18963098526001" calcext:value-type="float">
            <text:p>0.189630985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3067920.20543" calcext:value-type="float">
            <text:p>1443067920.20543</text:p>
          </table:table-cell>
          <table:table-cell office:value-type="float" office:value="4096" calcext:value-type="float">
            <text:p>4096</text:p>
          </table:table-cell>
          <table:table-cell table:formula="of:=[.B5]-[.B$1]" office:value-type="float" office:value="4.34073281288147" calcext:value-type="float">
            <text:p>4.3407328129</text:p>
          </table:table-cell>
          <table:table-cell table:formula="of:=[.C5]/([.D5]-[.D4])" office:value-type="float" office:value="79759.832790919" calcext:value-type="float">
            <text:p>79759.832790919</text:p>
          </table:table-cell>
          <table:table-cell/>
          <table:table-cell office:value-type="float" office:value="1443067920.39503" calcext:value-type="float">
            <text:p>1443067920.39503</text:p>
          </table:table-cell>
          <table:table-cell table:formula="of:=[.G5]-[.$B$1]" office:value-type="float" office:value="4.53033661842346" calcext:value-type="float">
            <text:p>4.5303366184</text:p>
          </table:table-cell>
          <table:table-cell table:formula="of:=[.$C5]/([.H5]-[.H4])" office:value-type="float" office:value="79802.0688495501" calcext:value-type="float">
            <text:p>79802.0688495501</text:p>
          </table:table-cell>
          <table:table-cell table:formula="of:=[.G5]-[.$B5]" office:value-type="float" office:value="0.189603805541992" calcext:value-type="float">
            <text:p>0.1896038055</text:p>
          </table:table-cell>
          <table:table-cell/>
          <table:table-cell office:value-type="float" office:value="1443067920.39503" calcext:value-type="float">
            <text:p>1443067920.39503</text:p>
          </table:table-cell>
          <table:table-cell table:formula="of:=[.L5]-[.$B5]" office:value-type="float" office:value="0.189603805541992" calcext:value-type="float">
            <text:p>0.189603805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3067920.25677" calcext:value-type="float">
            <text:p>1443067920.25677</text:p>
          </table:table-cell>
          <table:table-cell office:value-type="float" office:value="4096" calcext:value-type="float">
            <text:p>4096</text:p>
          </table:table-cell>
          <table:table-cell table:formula="of:=[.B6]-[.B$1]" office:value-type="float" office:value="4.39207243919373" calcext:value-type="float">
            <text:p>4.3920724392</text:p>
          </table:table-cell>
          <table:table-cell table:formula="of:=[.C6]/([.D6]-[.D5])" office:value-type="float" office:value="79782.4272246835" calcext:value-type="float">
            <text:p>79782.4272246835</text:p>
          </table:table-cell>
          <table:table-cell/>
          <table:table-cell office:value-type="float" office:value="1443067932.21328" calcext:value-type="float">
            <text:p>1443067932.21328</text:p>
          </table:table-cell>
          <table:table-cell table:formula="of:=[.G6]-[.$B$1]" office:value-type="float" office:value="16.3485825061798" calcext:value-type="float">
            <text:p>16.3485825062</text:p>
          </table:table-cell>
          <table:table-cell table:formula="of:=[.$C6]/([.H6]-[.H5])" office:value-type="float" office:value="346.582736465438" calcext:value-type="float">
            <text:p>346.5827364654</text:p>
          </table:table-cell>
          <table:table-cell table:formula="of:=[.G6]-[.$B6]" office:value-type="float" office:value="11.9565100669861" calcext:value-type="float">
            <text:p>11.956510067</text:p>
          </table:table-cell>
          <table:table-cell/>
          <table:table-cell office:value-type="float" office:value="1443067932.21328" calcext:value-type="float">
            <text:p>1443067932.21328</text:p>
          </table:table-cell>
          <table:table-cell table:formula="of:=[.L6]-[.$B6]" office:value-type="float" office:value="11.9565100669861" calcext:value-type="float">
            <text:p>11.95651006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3067920.30809" calcext:value-type="float">
            <text:p>1443067920.30809</text:p>
          </table:table-cell>
          <table:table-cell office:value-type="float" office:value="4096" calcext:value-type="float">
            <text:p>4096</text:p>
          </table:table-cell>
          <table:table-cell table:formula="of:=[.B7]-[.B$1]" office:value-type="float" office:value="4.44339513778687" calcext:value-type="float">
            <text:p>4.4433951378</text:p>
          </table:table-cell>
          <table:table-cell table:formula="of:=[.C7]/([.D7]-[.D6])" office:value-type="float" office:value="79808.7417902751" calcext:value-type="float">
            <text:p>79808.7417902751</text:p>
          </table:table-cell>
          <table:table-cell/>
          <table:table-cell office:value-type="float" office:value="1443067932.2604" calcext:value-type="float">
            <text:p>1443067932.2604</text:p>
          </table:table-cell>
          <table:table-cell table:formula="of:=[.G7]-[.$B$1]" office:value-type="float" office:value="16.3957030773163" calcext:value-type="float">
            <text:p>16.3957030773</text:p>
          </table:table-cell>
          <table:table-cell table:formula="of:=[.$C7]/([.H7]-[.H6])" office:value-type="float" office:value="86925.9412865947" calcext:value-type="float">
            <text:p>86925.9412865947</text:p>
          </table:table-cell>
          <table:table-cell table:formula="of:=[.G7]-[.$B7]" office:value-type="float" office:value="11.9523079395294" calcext:value-type="float">
            <text:p>11.9523079395</text:p>
          </table:table-cell>
          <table:table-cell/>
          <table:table-cell office:value-type="float" office:value="1443067932.2604" calcext:value-type="float">
            <text:p>1443067932.2604</text:p>
          </table:table-cell>
          <table:table-cell table:formula="of:=[.L7]-[.$B7]" office:value-type="float" office:value="11.9523079395294" calcext:value-type="float">
            <text:p>11.952307939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3067920.35942" calcext:value-type="float">
            <text:p>1443067920.35942</text:p>
          </table:table-cell>
          <table:table-cell office:value-type="float" office:value="4096" calcext:value-type="float">
            <text:p>4096</text:p>
          </table:table-cell>
          <table:table-cell table:formula="of:=[.B8]-[.B$1]" office:value-type="float" office:value="4.4947292804718" calcext:value-type="float">
            <text:p>4.4947292805</text:p>
          </table:table-cell>
          <table:table-cell table:formula="of:=[.C8]/([.D8]-[.D7])" office:value-type="float" office:value="79790.9497610433" calcext:value-type="float">
            <text:p>79790.9497610433</text:p>
          </table:table-cell>
          <table:table-cell/>
          <table:table-cell office:value-type="float" office:value="1443067932.30754" calcext:value-type="float">
            <text:p>1443067932.30754</text:p>
          </table:table-cell>
          <table:table-cell table:formula="of:=[.G8]-[.$B$1]" office:value-type="float" office:value="16.442843914032" calcext:value-type="float">
            <text:p>16.442843914</text:p>
          </table:table-cell>
          <table:table-cell table:formula="of:=[.$C8]/([.H8]-[.H7])" office:value-type="float" office:value="86888.5723158156" calcext:value-type="float">
            <text:p>86888.5723158156</text:p>
          </table:table-cell>
          <table:table-cell table:formula="of:=[.G8]-[.$B8]" office:value-type="float" office:value="11.9481146335602" calcext:value-type="float">
            <text:p>11.9481146336</text:p>
          </table:table-cell>
          <table:table-cell/>
          <table:table-cell office:value-type="float" office:value="1443067932.30754" calcext:value-type="float">
            <text:p>1443067932.30754</text:p>
          </table:table-cell>
          <table:table-cell table:formula="of:=[.L8]-[.$B8]" office:value-type="float" office:value="11.9481146335602" calcext:value-type="float">
            <text:p>11.948114633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3067920.41076" calcext:value-type="float">
            <text:p>1443067920.41076</text:p>
          </table:table-cell>
          <table:table-cell office:value-type="float" office:value="4096" calcext:value-type="float">
            <text:p>4096</text:p>
          </table:table-cell>
          <table:table-cell table:formula="of:=[.B9]-[.B$1]" office:value-type="float" office:value="4.54606866836548" calcext:value-type="float">
            <text:p>4.5460686684</text:p>
          </table:table-cell>
          <table:table-cell table:formula="of:=[.C9]/([.D9]-[.D8])" office:value-type="float" office:value="79782.797731885" calcext:value-type="float">
            <text:p>79782.797731885</text:p>
          </table:table-cell>
          <table:table-cell/>
          <table:table-cell office:value-type="float" office:value="1443067932.35469" calcext:value-type="float">
            <text:p>1443067932.35469</text:p>
          </table:table-cell>
          <table:table-cell table:formula="of:=[.G9]-[.$B$1]" office:value-type="float" office:value="16.4899921417236" calcext:value-type="float">
            <text:p>16.4899921417</text:p>
          </table:table-cell>
          <table:table-cell table:formula="of:=[.$C9]/([.H9]-[.H8])" office:value-type="float" office:value="86874.9516267686" calcext:value-type="float">
            <text:p>86874.9516267686</text:p>
          </table:table-cell>
          <table:table-cell table:formula="of:=[.G9]-[.$B9]" office:value-type="float" office:value="11.9439234733582" calcext:value-type="float">
            <text:p>11.9439234734</text:p>
          </table:table-cell>
          <table:table-cell/>
          <table:table-cell office:value-type="float" office:value="1443067932.35469" calcext:value-type="float">
            <text:p>1443067932.35469</text:p>
          </table:table-cell>
          <table:table-cell table:formula="of:=[.L9]-[.$B9]" office:value-type="float" office:value="11.9439234733582" calcext:value-type="float">
            <text:p>11.943923473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3067920.46208" calcext:value-type="float">
            <text:p>1443067920.46208</text:p>
          </table:table-cell>
          <table:table-cell office:value-type="float" office:value="4096" calcext:value-type="float">
            <text:p>4096</text:p>
          </table:table-cell>
          <table:table-cell table:formula="of:=[.B10]-[.B$1]" office:value-type="float" office:value="4.59738516807556" calcext:value-type="float">
            <text:p>4.5973851681</text:p>
          </table:table-cell>
          <table:table-cell table:formula="of:=[.C10]/([.D10]-[.D9])" office:value-type="float" office:value="79818.3824528311" calcext:value-type="float">
            <text:p>79818.3824528311</text:p>
          </table:table-cell>
          <table:table-cell/>
          <table:table-cell office:value-type="float" office:value="1443067932.40182" calcext:value-type="float">
            <text:p>1443067932.40182</text:p>
          </table:table-cell>
          <table:table-cell table:formula="of:=[.G10]-[.$B$1]" office:value-type="float" office:value="16.5371224880219" calcext:value-type="float">
            <text:p>16.537122488</text:p>
          </table:table-cell>
          <table:table-cell table:formula="of:=[.$C10]/([.H10]-[.H9])" office:value-type="float" office:value="86907.9122415634" calcext:value-type="float">
            <text:p>86907.9122415634</text:p>
          </table:table-cell>
          <table:table-cell table:formula="of:=[.G10]-[.$B10]" office:value-type="float" office:value="11.9397373199463" calcext:value-type="float">
            <text:p>11.9397373199</text:p>
          </table:table-cell>
          <table:table-cell/>
          <table:table-cell office:value-type="float" office:value="1443067932.40182" calcext:value-type="float">
            <text:p>1443067932.40182</text:p>
          </table:table-cell>
          <table:table-cell table:formula="of:=[.L10]-[.$B10]" office:value-type="float" office:value="11.9397373199463" calcext:value-type="float">
            <text:p>11.939737319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3067920.51342" calcext:value-type="float">
            <text:p>1443067920.51342</text:p>
          </table:table-cell>
          <table:table-cell office:value-type="float" office:value="4096" calcext:value-type="float">
            <text:p>4096</text:p>
          </table:table-cell>
          <table:table-cell table:formula="of:=[.B11]-[.B$1]" office:value-type="float" office:value="4.6487250328064" calcext:value-type="float">
            <text:p>4.6487250328</text:p>
          </table:table-cell>
          <table:table-cell table:formula="of:=[.C11]/([.D11]-[.D10])" office:value-type="float" office:value="79782.0567209232" calcext:value-type="float">
            <text:p>79782.0567209232</text:p>
          </table:table-cell>
          <table:table-cell/>
          <table:table-cell office:value-type="float" office:value="1443067932.44901" calcext:value-type="float">
            <text:p>1443067932.44901</text:p>
          </table:table-cell>
          <table:table-cell table:formula="of:=[.G11]-[.$B$1]" office:value-type="float" office:value="16.5843172073364" calcext:value-type="float">
            <text:p>16.5843172073</text:p>
          </table:table-cell>
          <table:table-cell table:formula="of:=[.$C11]/([.H11]-[.H10])" office:value-type="float" office:value="86789.370918772" calcext:value-type="float">
            <text:p>86789.370918772</text:p>
          </table:table-cell>
          <table:table-cell table:formula="of:=[.G11]-[.$B11]" office:value-type="float" office:value="11.93559217453" calcext:value-type="float">
            <text:p>11.9355921745</text:p>
          </table:table-cell>
          <table:table-cell/>
          <table:table-cell office:value-type="float" office:value="1443067932.44901" calcext:value-type="float">
            <text:p>1443067932.44901</text:p>
          </table:table-cell>
          <table:table-cell table:formula="of:=[.L11]-[.$B11]" office:value-type="float" office:value="11.93559217453" calcext:value-type="float">
            <text:p>11.935592174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3067920.56475" calcext:value-type="float">
            <text:p>1443067920.56475</text:p>
          </table:table-cell>
          <table:table-cell office:value-type="float" office:value="4096" calcext:value-type="float">
            <text:p>4096</text:p>
          </table:table-cell>
          <table:table-cell table:formula="of:=[.B12]-[.B$1]" office:value-type="float" office:value="4.70005750656128" calcext:value-type="float">
            <text:p>4.7000575066</text:p>
          </table:table-cell>
          <table:table-cell table:formula="of:=[.C12]/([.D12]-[.D11])" office:value-type="float" office:value="79793.5439378739" calcext:value-type="float">
            <text:p>79793.5439378739</text:p>
          </table:table-cell>
          <table:table-cell/>
          <table:table-cell office:value-type="float" office:value="1443067932.49616" calcext:value-type="float">
            <text:p>1443067932.49616</text:p>
          </table:table-cell>
          <table:table-cell table:formula="of:=[.G12]-[.$B$1]" office:value-type="float" office:value="16.6314632892609" calcext:value-type="float">
            <text:p>16.6314632893</text:p>
          </table:table-cell>
          <table:table-cell table:formula="of:=[.$C12]/([.H12]-[.H11])" office:value-type="float" office:value="86878.9055804192" calcext:value-type="float">
            <text:p>86878.9055804192</text:p>
          </table:table-cell>
          <table:table-cell table:formula="of:=[.G12]-[.$B12]" office:value-type="float" office:value="11.9314057826996" calcext:value-type="float">
            <text:p>11.9314057827</text:p>
          </table:table-cell>
          <table:table-cell/>
          <table:table-cell office:value-type="float" office:value="1443067932.49616" calcext:value-type="float">
            <text:p>1443067932.49616</text:p>
          </table:table-cell>
          <table:table-cell table:formula="of:=[.L12]-[.$B12]" office:value-type="float" office:value="11.9314057826996" calcext:value-type="float">
            <text:p>11.931405782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3067920.61609" calcext:value-type="float">
            <text:p>1443067920.61609</text:p>
          </table:table-cell>
          <table:table-cell office:value-type="float" office:value="4096" calcext:value-type="float">
            <text:p>4096</text:p>
          </table:table-cell>
          <table:table-cell table:formula="of:=[.B13]-[.B$1]" office:value-type="float" office:value="4.75138998031616" calcext:value-type="float">
            <text:p>4.7513899803</text:p>
          </table:table-cell>
          <table:table-cell table:formula="of:=[.C13]/([.D13]-[.D12])" office:value-type="float" office:value="79793.5439378739" calcext:value-type="float">
            <text:p>79793.5439378739</text:p>
          </table:table-cell>
          <table:table-cell/>
          <table:table-cell office:value-type="float" office:value="1443067932.54329" calcext:value-type="float">
            <text:p>1443067932.54329</text:p>
          </table:table-cell>
          <table:table-cell table:formula="of:=[.G13]-[.$B$1]" office:value-type="float" office:value="16.6785981655121" calcext:value-type="float">
            <text:p>16.6785981655</text:p>
          </table:table-cell>
          <table:table-cell table:formula="of:=[.$C13]/([.H13]-[.H12])" office:value-type="float" office:value="86899.5598539186" calcext:value-type="float">
            <text:p>86899.5598539186</text:p>
          </table:table-cell>
          <table:table-cell table:formula="of:=[.G13]-[.$B13]" office:value-type="float" office:value="11.9272081851959" calcext:value-type="float">
            <text:p>11.9272081852</text:p>
          </table:table-cell>
          <table:table-cell/>
          <table:table-cell office:value-type="float" office:value="1443067932.54329" calcext:value-type="float">
            <text:p>1443067932.54329</text:p>
          </table:table-cell>
          <table:table-cell table:formula="of:=[.L13]-[.$B13]" office:value-type="float" office:value="11.9272081851959" calcext:value-type="float">
            <text:p>11.927208185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3067920.66742" calcext:value-type="float">
            <text:p>1443067920.66742</text:p>
          </table:table-cell>
          <table:table-cell office:value-type="float" office:value="4096" calcext:value-type="float">
            <text:p>4096</text:p>
          </table:table-cell>
          <table:table-cell table:formula="of:=[.B14]-[.B$1]" office:value-type="float" office:value="4.80272579193115" calcext:value-type="float">
            <text:p>4.8027257919</text:p>
          </table:table-cell>
          <table:table-cell table:formula="of:=[.C14]/([.D14]-[.D13])" office:value-type="float" office:value="79788.3557528864" calcext:value-type="float">
            <text:p>79788.3557528864</text:p>
          </table:table-cell>
          <table:table-cell/>
          <table:table-cell office:value-type="float" office:value="1443067932.59045" calcext:value-type="float">
            <text:p>1443067932.59045</text:p>
          </table:table-cell>
          <table:table-cell table:formula="of:=[.G14]-[.$B$1]" office:value-type="float" office:value="16.7257578372955" calcext:value-type="float">
            <text:p>16.7257578373</text:p>
          </table:table-cell>
          <table:table-cell table:formula="of:=[.$C14]/([.H14]-[.H13])" office:value-type="float" office:value="86853.8699507588" calcext:value-type="float">
            <text:p>86853.8699507588</text:p>
          </table:table-cell>
          <table:table-cell table:formula="of:=[.G14]-[.$B14]" office:value-type="float" office:value="11.9230320453644" calcext:value-type="float">
            <text:p>11.9230320454</text:p>
          </table:table-cell>
          <table:table-cell/>
          <table:table-cell office:value-type="float" office:value="1443067932.59045" calcext:value-type="float">
            <text:p>1443067932.59045</text:p>
          </table:table-cell>
          <table:table-cell table:formula="of:=[.L14]-[.$B14]" office:value-type="float" office:value="11.9230320453644" calcext:value-type="float">
            <text:p>11.923032045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3067920.71876" calcext:value-type="float">
            <text:p>1443067920.71876</text:p>
          </table:table-cell>
          <table:table-cell office:value-type="float" office:value="4096" calcext:value-type="float">
            <text:p>4096</text:p>
          </table:table-cell>
          <table:table-cell table:formula="of:=[.B15]-[.B$1]" office:value-type="float" office:value="4.85406374931335" calcext:value-type="float">
            <text:p>4.8540637493</text:p>
          </table:table-cell>
          <table:table-cell table:formula="of:=[.C15]/([.D15]-[.D14])" office:value-type="float" office:value="79785.0208473624" calcext:value-type="float">
            <text:p>79785.0208473624</text:p>
          </table:table-cell>
          <table:table-cell/>
          <table:table-cell office:value-type="float" office:value="1443067932.6376" calcext:value-type="float">
            <text:p>1443067932.6376</text:p>
          </table:table-cell>
          <table:table-cell table:formula="of:=[.G15]-[.$B$1]" office:value-type="float" office:value="16.77290558815" calcext:value-type="float">
            <text:p>16.7729055882</text:p>
          </table:table-cell>
          <table:table-cell table:formula="of:=[.$C15]/([.H15]-[.H14])" office:value-type="float" office:value="86875.8302520329" calcext:value-type="float">
            <text:p>86875.8302520329</text:p>
          </table:table-cell>
          <table:table-cell table:formula="of:=[.G15]-[.$B15]" office:value-type="float" office:value="11.9188418388367" calcext:value-type="float">
            <text:p>11.9188418388</text:p>
          </table:table-cell>
          <table:table-cell/>
          <table:table-cell office:value-type="float" office:value="1443067932.6376" calcext:value-type="float">
            <text:p>1443067932.6376</text:p>
          </table:table-cell>
          <table:table-cell table:formula="of:=[.L15]-[.$B15]" office:value-type="float" office:value="11.9188418388367" calcext:value-type="float">
            <text:p>11.918841838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3067920.77008" calcext:value-type="float">
            <text:p>1443067920.77008</text:p>
          </table:table-cell>
          <table:table-cell office:value-type="float" office:value="4096" calcext:value-type="float">
            <text:p>4096</text:p>
          </table:table-cell>
          <table:table-cell table:formula="of:=[.B16]-[.B$1]" office:value-type="float" office:value="4.90538811683655" calcext:value-type="float">
            <text:p>4.9053881168</text:p>
          </table:table-cell>
          <table:table-cell table:formula="of:=[.C16]/([.D16]-[.D15])" office:value-type="float" office:value="79806.1466251684" calcext:value-type="float">
            <text:p>79806.1466251684</text:p>
          </table:table-cell>
          <table:table-cell/>
          <table:table-cell office:value-type="float" office:value="1443067932.68475" calcext:value-type="float">
            <text:p>1443067932.68475</text:p>
          </table:table-cell>
          <table:table-cell table:formula="of:=[.G16]-[.$B$1]" office:value-type="float" office:value="16.8200569152832" calcext:value-type="float">
            <text:p>16.8200569153</text:p>
          </table:table-cell>
          <table:table-cell table:formula="of:=[.$C16]/([.H16]-[.H15])" office:value-type="float" office:value="86869.2409957172" calcext:value-type="float">
            <text:p>86869.2409957172</text:p>
          </table:table-cell>
          <table:table-cell table:formula="of:=[.G16]-[.$B16]" office:value-type="float" office:value="11.9146687984467" calcext:value-type="float">
            <text:p>11.9146687984</text:p>
          </table:table-cell>
          <table:table-cell/>
          <table:table-cell office:value-type="float" office:value="1443067932.68475" calcext:value-type="float">
            <text:p>1443067932.68475</text:p>
          </table:table-cell>
          <table:table-cell table:formula="of:=[.L16]-[.$B16]" office:value-type="float" office:value="11.9146687984467" calcext:value-type="float">
            <text:p>11.914668798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3067920.82143" calcext:value-type="float">
            <text:p>1443067920.82143</text:p>
          </table:table-cell>
          <table:table-cell office:value-type="float" office:value="4096" calcext:value-type="float">
            <text:p>4096</text:p>
          </table:table-cell>
          <table:table-cell table:formula="of:=[.B17]-[.B$1]" office:value-type="float" office:value="4.95673179626465" calcext:value-type="float">
            <text:p>4.9567317963</text:p>
          </table:table-cell>
          <table:table-cell table:formula="of:=[.C17]/([.D17]-[.D16])" office:value-type="float" office:value="79776.1291287247" calcext:value-type="float">
            <text:p>79776.1291287247</text:p>
          </table:table-cell>
          <table:table-cell/>
          <table:table-cell office:value-type="float" office:value="1443067932.7319" calcext:value-type="float">
            <text:p>1443067932.7319</text:p>
          </table:table-cell>
          <table:table-cell table:formula="of:=[.G17]-[.$B$1]" office:value-type="float" office:value="16.8672034740448" calcext:value-type="float">
            <text:p>16.867203474</text:p>
          </table:table-cell>
          <table:table-cell table:formula="of:=[.$C17]/([.H17]-[.H16])" office:value-type="float" office:value="86878.0268929491" calcext:value-type="float">
            <text:p>86878.0268929491</text:p>
          </table:table-cell>
          <table:table-cell table:formula="of:=[.G17]-[.$B17]" office:value-type="float" office:value="11.9104716777802" calcext:value-type="float">
            <text:p>11.9104716778</text:p>
          </table:table-cell>
          <table:table-cell/>
          <table:table-cell office:value-type="float" office:value="1443067932.7319" calcext:value-type="float">
            <text:p>1443067932.7319</text:p>
          </table:table-cell>
          <table:table-cell table:formula="of:=[.L17]-[.$B17]" office:value-type="float" office:value="11.9104716777802" calcext:value-type="float">
            <text:p>11.910471677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3067920.87276" calcext:value-type="float">
            <text:p>1443067920.87276</text:p>
          </table:table-cell>
          <table:table-cell office:value-type="float" office:value="4096" calcext:value-type="float">
            <text:p>4096</text:p>
          </table:table-cell>
          <table:table-cell table:formula="of:=[.B18]-[.B$1]" office:value-type="float" office:value="5.00806427001953" calcext:value-type="float">
            <text:p>5.00806427</text:p>
          </table:table-cell>
          <table:table-cell table:formula="of:=[.C18]/([.D18]-[.D17])" office:value-type="float" office:value="79793.5439378739" calcext:value-type="float">
            <text:p>79793.5439378739</text:p>
          </table:table-cell>
          <table:table-cell/>
          <table:table-cell office:value-type="float" office:value="1443067932.77905" calcext:value-type="float">
            <text:p>1443067932.77905</text:p>
          </table:table-cell>
          <table:table-cell table:formula="of:=[.G18]-[.$B$1]" office:value-type="float" office:value="16.9143524169922" calcext:value-type="float">
            <text:p>16.914352417</text:p>
          </table:table-cell>
          <table:table-cell table:formula="of:=[.$C18]/([.H18]-[.H17])" office:value-type="float" office:value="86873.6337221944" calcext:value-type="float">
            <text:p>86873.6337221944</text:p>
          </table:table-cell>
          <table:table-cell table:formula="of:=[.G18]-[.$B18]" office:value-type="float" office:value="11.9062881469727" calcext:value-type="float">
            <text:p>11.906288147</text:p>
          </table:table-cell>
          <table:table-cell/>
          <table:table-cell office:value-type="float" office:value="1443067932.77905" calcext:value-type="float">
            <text:p>1443067932.77905</text:p>
          </table:table-cell>
          <table:table-cell table:formula="of:=[.L18]-[.$B18]" office:value-type="float" office:value="11.9062881469727" calcext:value-type="float">
            <text:p>11.90628814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3067920.92407" calcext:value-type="float">
            <text:p>1443067920.92407</text:p>
          </table:table-cell>
          <table:table-cell office:value-type="float" office:value="4096" calcext:value-type="float">
            <text:p>4096</text:p>
          </table:table-cell>
          <table:table-cell table:formula="of:=[.B19]-[.B$1]" office:value-type="float" office:value="5.05937623977661" calcext:value-type="float">
            <text:p>5.0593762398</text:p>
          </table:table-cell>
          <table:table-cell table:formula="of:=[.C19]/([.D19]-[.D18])" office:value-type="float" office:value="79825.4290254533" calcext:value-type="float">
            <text:p>79825.4290254533</text:p>
          </table:table-cell>
          <table:table-cell/>
          <table:table-cell office:value-type="float" office:value="1443067932.8262" calcext:value-type="float">
            <text:p>1443067932.8262</text:p>
          </table:table-cell>
          <table:table-cell table:formula="of:=[.G19]-[.$B$1]" office:value-type="float" office:value="16.9614996910095" calcext:value-type="float">
            <text:p>16.961499691</text:p>
          </table:table-cell>
          <table:table-cell table:formula="of:=[.$C19]/([.H19]-[.H18])" office:value-type="float" office:value="86876.7088950695" calcext:value-type="float">
            <text:p>86876.7088950695</text:p>
          </table:table-cell>
          <table:table-cell table:formula="of:=[.G19]-[.$B19]" office:value-type="float" office:value="11.9021234512329" calcext:value-type="float">
            <text:p>11.9021234512</text:p>
          </table:table-cell>
          <table:table-cell/>
          <table:table-cell office:value-type="float" office:value="1443067932.8262" calcext:value-type="float">
            <text:p>1443067932.8262</text:p>
          </table:table-cell>
          <table:table-cell table:formula="of:=[.L19]-[.$B19]" office:value-type="float" office:value="11.9021234512329" calcext:value-type="float">
            <text:p>11.902123451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3067920.97542" calcext:value-type="float">
            <text:p>1443067920.97542</text:p>
          </table:table-cell>
          <table:table-cell office:value-type="float" office:value="4096" calcext:value-type="float">
            <text:p>4096</text:p>
          </table:table-cell>
          <table:table-cell table:formula="of:=[.B20]-[.B$1]" office:value-type="float" office:value="5.11072206497192" calcext:value-type="float">
            <text:p>5.110722065</text:p>
          </table:table-cell>
          <table:table-cell table:formula="of:=[.C20]/([.D20]-[.D19])" office:value-type="float" office:value="79772.7952451709" calcext:value-type="float">
            <text:p>79772.7952451709</text:p>
          </table:table-cell>
          <table:table-cell/>
          <table:table-cell office:value-type="float" office:value="1443067932.87333" calcext:value-type="float">
            <text:p>1443067932.87333</text:p>
          </table:table-cell>
          <table:table-cell table:formula="of:=[.G20]-[.$B$1]" office:value-type="float" office:value="17.0086343288422" calcext:value-type="float">
            <text:p>17.0086343288</text:p>
          </table:table-cell>
          <table:table-cell table:formula="of:=[.$C20]/([.H20]-[.H19])" office:value-type="float" office:value="86899.9994132435" calcext:value-type="float">
            <text:p>86899.9994132435</text:p>
          </table:table-cell>
          <table:table-cell table:formula="of:=[.G20]-[.$B20]" office:value-type="float" office:value="11.8979122638702" calcext:value-type="float">
            <text:p>11.8979122639</text:p>
          </table:table-cell>
          <table:table-cell/>
          <table:table-cell office:value-type="float" office:value="1443067932.87333" calcext:value-type="float">
            <text:p>1443067932.87333</text:p>
          </table:table-cell>
          <table:table-cell table:formula="of:=[.L20]-[.$B20]" office:value-type="float" office:value="11.8979122638702" calcext:value-type="float">
            <text:p>11.897912263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3067921.02518" calcext:value-type="float">
            <text:p>1443067921.02518</text:p>
          </table:table-cell>
          <table:table-cell office:value-type="float" office:value="4096" calcext:value-type="float">
            <text:p>4096</text:p>
          </table:table-cell>
          <table:table-cell table:formula="of:=[.B21]-[.B$1]" office:value-type="float" office:value="5.16048550605774" calcext:value-type="float">
            <text:p>5.1604855061</text:p>
          </table:table-cell>
          <table:table-cell table:formula="of:=[.C21]/([.D21]-[.D20])" office:value-type="float" office:value="82309.4205430163" calcext:value-type="float">
            <text:p>82309.4205430163</text:p>
          </table:table-cell>
          <table:table-cell/>
          <table:table-cell office:value-type="float" office:value="1443067932.92049" calcext:value-type="float">
            <text:p>1443067932.92049</text:p>
          </table:table-cell>
          <table:table-cell table:formula="of:=[.G21]-[.$B$1]" office:value-type="float" office:value="17.0557971000671" calcext:value-type="float">
            <text:p>17.0557971001</text:p>
          </table:table-cell>
          <table:table-cell table:formula="of:=[.$C21]/([.H21]-[.H20])" office:value-type="float" office:value="86848.1620908425" calcext:value-type="float">
            <text:p>86848.1620908425</text:p>
          </table:table-cell>
          <table:table-cell table:formula="of:=[.G21]-[.$B21]" office:value-type="float" office:value="11.8953115940094" calcext:value-type="float">
            <text:p>11.895311594</text:p>
          </table:table-cell>
          <table:table-cell/>
          <table:table-cell office:value-type="float" office:value="1443067932.92049" calcext:value-type="float">
            <text:p>1443067932.92049</text:p>
          </table:table-cell>
          <table:table-cell table:formula="of:=[.L21]-[.$B21]" office:value-type="float" office:value="11.8953115940094" calcext:value-type="float">
            <text:p>11.895311594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3067921.0735" calcext:value-type="float">
            <text:p>1443067921.0735</text:p>
          </table:table-cell>
          <table:table-cell office:value-type="float" office:value="4096" calcext:value-type="float">
            <text:p>4096</text:p>
          </table:table-cell>
          <table:table-cell table:formula="of:=[.B22]-[.B$1]" office:value-type="float" office:value="5.20880508422852" calcext:value-type="float">
            <text:p>5.2088050842</text:p>
          </table:table-cell>
          <table:table-cell table:formula="of:=[.C22]/([.D22]-[.D21])" office:value-type="float" office:value="84768.9519458027" calcext:value-type="float">
            <text:p>84768.9519458027</text:p>
          </table:table-cell>
          <table:table-cell/>
          <table:table-cell office:value-type="float" office:value="1443067932.96771" calcext:value-type="float">
            <text:p>1443067932.96771</text:p>
          </table:table-cell>
          <table:table-cell table:formula="of:=[.G22]-[.$B$1]" office:value-type="float" office:value="17.1030135154724" calcext:value-type="float">
            <text:p>17.1030135155</text:p>
          </table:table-cell>
          <table:table-cell table:formula="of:=[.$C22]/([.H22]-[.H21])" office:value-type="float" office:value="86749.490931125" calcext:value-type="float">
            <text:p>86749.490931125</text:p>
          </table:table-cell>
          <table:table-cell table:formula="of:=[.G22]-[.$B22]" office:value-type="float" office:value="11.8942084312439" calcext:value-type="float">
            <text:p>11.8942084312</text:p>
          </table:table-cell>
          <table:table-cell/>
          <table:table-cell office:value-type="float" office:value="1443067932.96771" calcext:value-type="float">
            <text:p>1443067932.96771</text:p>
          </table:table-cell>
          <table:table-cell table:formula="of:=[.L22]-[.$B22]" office:value-type="float" office:value="11.8942084312439" calcext:value-type="float">
            <text:p>11.894208431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3067921.12182" calcext:value-type="float">
            <text:p>1443067921.12182</text:p>
          </table:table-cell>
          <table:table-cell office:value-type="float" office:value="4096" calcext:value-type="float">
            <text:p>4096</text:p>
          </table:table-cell>
          <table:table-cell table:formula="of:=[.B23]-[.B$1]" office:value-type="float" office:value="5.25712895393372" calcext:value-type="float">
            <text:p>5.2571289539</text:p>
          </table:table-cell>
          <table:table-cell table:formula="of:=[.C23]/([.D23]-[.D22])" office:value-type="float" office:value="84761.4238054123" calcext:value-type="float">
            <text:p>84761.4238054123</text:p>
          </table:table-cell>
          <table:table-cell/>
          <table:table-cell office:value-type="float" office:value="1443067933.01199" calcext:value-type="float">
            <text:p>1443067933.01199</text:p>
          </table:table-cell>
          <table:table-cell table:formula="of:=[.G23]-[.$B$1]" office:value-type="float" office:value="17.1472902297974" calcext:value-type="float">
            <text:p>17.1472902298</text:p>
          </table:table-cell>
          <table:table-cell table:formula="of:=[.$C23]/([.H23]-[.H22])" office:value-type="float" office:value="92509.1227397555" calcext:value-type="float">
            <text:p>92509.1227397555</text:p>
          </table:table-cell>
          <table:table-cell table:formula="of:=[.G23]-[.$B23]" office:value-type="float" office:value="11.8901612758636" calcext:value-type="float">
            <text:p>11.8901612759</text:p>
          </table:table-cell>
          <table:table-cell/>
          <table:table-cell office:value-type="float" office:value="1443067933.01199" calcext:value-type="float">
            <text:p>1443067933.01199</text:p>
          </table:table-cell>
          <table:table-cell table:formula="of:=[.L23]-[.$B23]" office:value-type="float" office:value="11.8901612758636" calcext:value-type="float">
            <text:p>11.8901612759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3067921.17015" calcext:value-type="float">
            <text:p>1443067921.17015</text:p>
          </table:table-cell>
          <table:table-cell office:value-type="float" office:value="4096" calcext:value-type="float">
            <text:p>4096</text:p>
          </table:table-cell>
          <table:table-cell table:formula="of:=[.B24]-[.B$1]" office:value-type="float" office:value="5.30545353889465" calcext:value-type="float">
            <text:p>5.3054535389</text:p>
          </table:table-cell>
          <table:table-cell table:formula="of:=[.C24]/([.D24]-[.D23])" office:value-type="float" office:value="84760.1692453426" calcext:value-type="float">
            <text:p>84760.1692453426</text:p>
          </table:table-cell>
          <table:table-cell/>
          <table:table-cell office:value-type="float" office:value="1443067933.05629" calcext:value-type="float">
            <text:p>1443067933.05629</text:p>
          </table:table-cell>
          <table:table-cell table:formula="of:=[.G24]-[.$B$1]" office:value-type="float" office:value="17.1915912628174" calcext:value-type="float">
            <text:p>17.1915912628</text:p>
          </table:table-cell>
          <table:table-cell table:formula="of:=[.$C24]/([.H24]-[.H23])" office:value-type="float" office:value="92458.3406023292" calcext:value-type="float">
            <text:p>92458.3406023292</text:p>
          </table:table-cell>
          <table:table-cell table:formula="of:=[.G24]-[.$B24]" office:value-type="float" office:value="11.8861377239227" calcext:value-type="float">
            <text:p>11.8861377239</text:p>
          </table:table-cell>
          <table:table-cell/>
          <table:table-cell office:value-type="float" office:value="1443067933.05629" calcext:value-type="float">
            <text:p>1443067933.05629</text:p>
          </table:table-cell>
          <table:table-cell table:formula="of:=[.L24]-[.$B24]" office:value-type="float" office:value="11.8861377239227" calcext:value-type="float">
            <text:p>11.8861377239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3067921.21847" calcext:value-type="float">
            <text:p>1443067921.21847</text:p>
          </table:table-cell>
          <table:table-cell office:value-type="float" office:value="4096" calcext:value-type="float">
            <text:p>4096</text:p>
          </table:table-cell>
          <table:table-cell table:formula="of:=[.B25]-[.B$1]" office:value-type="float" office:value="5.35377764701843" calcext:value-type="float">
            <text:p>5.353777647</text:p>
          </table:table-cell>
          <table:table-cell table:formula="of:=[.C25]/([.D25]-[.D24])" office:value-type="float" office:value="84761.005614596" calcext:value-type="float">
            <text:p>84761.005614596</text:p>
          </table:table-cell>
          <table:table-cell/>
          <table:table-cell office:value-type="float" office:value="1443067933.10057" calcext:value-type="float">
            <text:p>1443067933.10057</text:p>
          </table:table-cell>
          <table:table-cell table:formula="of:=[.G25]-[.$B$1]" office:value-type="float" office:value="17.2358794212341" calcext:value-type="float">
            <text:p>17.2358794212</text:p>
          </table:table-cell>
          <table:table-cell table:formula="of:=[.$C25]/([.H25]-[.H24])" office:value-type="float" office:value="92485.218316304" calcext:value-type="float">
            <text:p>92485.218316304</text:p>
          </table:table-cell>
          <table:table-cell table:formula="of:=[.G25]-[.$B25]" office:value-type="float" office:value="11.8821017742157" calcext:value-type="float">
            <text:p>11.8821017742</text:p>
          </table:table-cell>
          <table:table-cell/>
          <table:table-cell office:value-type="float" office:value="1443067933.10057" calcext:value-type="float">
            <text:p>1443067933.10057</text:p>
          </table:table-cell>
          <table:table-cell table:formula="of:=[.L25]-[.$B25]" office:value-type="float" office:value="11.8821017742157" calcext:value-type="float">
            <text:p>11.8821017742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3067921.26679" calcext:value-type="float">
            <text:p>1443067921.26679</text:p>
          </table:table-cell>
          <table:table-cell office:value-type="float" office:value="4096" calcext:value-type="float">
            <text:p>4096</text:p>
          </table:table-cell>
          <table:table-cell table:formula="of:=[.B26]-[.B$1]" office:value-type="float" office:value="5.40209317207336" calcext:value-type="float">
            <text:p>5.4020931721</text:p>
          </table:table-cell>
          <table:table-cell table:formula="of:=[.C26]/([.D26]-[.D25])" office:value-type="float" office:value="84776.0630841352" calcext:value-type="float">
            <text:p>84776.0630841352</text:p>
          </table:table-cell>
          <table:table-cell/>
          <table:table-cell office:value-type="float" office:value="1443067933.14493" calcext:value-type="float">
            <text:p>1443067933.14493</text:p>
          </table:table-cell>
          <table:table-cell table:formula="of:=[.G26]-[.$B$1]" office:value-type="float" office:value="17.2802329063416" calcext:value-type="float">
            <text:p>17.2802329063</text:p>
          </table:table-cell>
          <table:table-cell table:formula="of:=[.$C26]/([.H26]-[.H25])" office:value-type="float" office:value="92349.0000860067" calcext:value-type="float">
            <text:p>92349.0000860067</text:p>
          </table:table-cell>
          <table:table-cell table:formula="of:=[.G26]-[.$B26]" office:value-type="float" office:value="11.8781397342682" calcext:value-type="float">
            <text:p>11.8781397343</text:p>
          </table:table-cell>
          <table:table-cell/>
          <table:table-cell office:value-type="float" office:value="1443067933.14493" calcext:value-type="float">
            <text:p>1443067933.14493</text:p>
          </table:table-cell>
          <table:table-cell table:formula="of:=[.L26]-[.$B26]" office:value-type="float" office:value="11.8781397342682" calcext:value-type="float">
            <text:p>11.8781397343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3067921.31512" calcext:value-type="float">
            <text:p>1443067921.31512</text:p>
          </table:table-cell>
          <table:table-cell office:value-type="float" office:value="4096" calcext:value-type="float">
            <text:p>4096</text:p>
          </table:table-cell>
          <table:table-cell table:formula="of:=[.B27]-[.B$1]" office:value-type="float" office:value="5.45042014122009" calcext:value-type="float">
            <text:p>5.4504201412</text:p>
          </table:table-cell>
          <table:table-cell table:formula="of:=[.C27]/([.D27]-[.D26])" office:value-type="float" office:value="84755.9876466467" calcext:value-type="float">
            <text:p>84755.9876466467</text:p>
          </table:table-cell>
          <table:table-cell/>
          <table:table-cell office:value-type="float" office:value="1443067933.18925" calcext:value-type="float">
            <text:p>1443067933.18925</text:p>
          </table:table-cell>
          <table:table-cell table:formula="of:=[.G27]-[.$B$1]" office:value-type="float" office:value="17.3245549201965" calcext:value-type="float">
            <text:p>17.3245549202</text:p>
          </table:table-cell>
          <table:table-cell table:formula="of:=[.$C27]/([.H27]-[.H26])" office:value-type="float" office:value="92414.5733405057" calcext:value-type="float">
            <text:p>92414.5733405057</text:p>
          </table:table-cell>
          <table:table-cell table:formula="of:=[.G27]-[.$B27]" office:value-type="float" office:value="11.8741347789764" calcext:value-type="float">
            <text:p>11.874134779</text:p>
          </table:table-cell>
          <table:table-cell/>
          <table:table-cell office:value-type="float" office:value="1443067933.18925" calcext:value-type="float">
            <text:p>1443067933.18925</text:p>
          </table:table-cell>
          <table:table-cell table:formula="of:=[.L27]-[.$B27]" office:value-type="float" office:value="11.8741347789764" calcext:value-type="float">
            <text:p>11.874134779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3067921.36344" calcext:value-type="float">
            <text:p>1443067921.36344</text:p>
          </table:table-cell>
          <table:table-cell office:value-type="float" office:value="4096" calcext:value-type="float">
            <text:p>4096</text:p>
          </table:table-cell>
          <table:table-cell table:formula="of:=[.B28]-[.B$1]" office:value-type="float" office:value="5.49874567985535" calcext:value-type="float">
            <text:p>5.4987456799</text:p>
          </table:table-cell>
          <table:table-cell table:formula="of:=[.C28]/([.D28]-[.D27])" office:value-type="float" office:value="84758.4965563515" calcext:value-type="float">
            <text:p>84758.4965563515</text:p>
          </table:table-cell>
          <table:table-cell/>
          <table:table-cell office:value-type="float" office:value="1443067933.23358" calcext:value-type="float">
            <text:p>1443067933.23358</text:p>
          </table:table-cell>
          <table:table-cell table:formula="of:=[.G28]-[.$B$1]" office:value-type="float" office:value="17.3688797950745" calcext:value-type="float">
            <text:p>17.3688797951</text:p>
          </table:table-cell>
          <table:table-cell table:formula="of:=[.$C28]/([.H28]-[.H27])" office:value-type="float" office:value="92408.6082877921" calcext:value-type="float">
            <text:p>92408.6082877921</text:p>
          </table:table-cell>
          <table:table-cell table:formula="of:=[.G28]-[.$B28]" office:value-type="float" office:value="11.8701341152191" calcext:value-type="float">
            <text:p>11.8701341152</text:p>
          </table:table-cell>
          <table:table-cell/>
          <table:table-cell office:value-type="float" office:value="1443067933.23358" calcext:value-type="float">
            <text:p>1443067933.23358</text:p>
          </table:table-cell>
          <table:table-cell table:formula="of:=[.L28]-[.$B28]" office:value-type="float" office:value="11.8701341152191" calcext:value-type="float">
            <text:p>11.8701341152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3067921.41176" calcext:value-type="float">
            <text:p>1443067921.41176</text:p>
          </table:table-cell>
          <table:table-cell office:value-type="float" office:value="4096" calcext:value-type="float">
            <text:p>4096</text:p>
          </table:table-cell>
          <table:table-cell table:formula="of:=[.B29]-[.B$1]" office:value-type="float" office:value="5.54706907272339" calcext:value-type="float">
            <text:p>5.5470690727</text:p>
          </table:table-cell>
          <table:table-cell table:formula="of:=[.C29]/([.D29]-[.D28])" office:value-type="float" office:value="84762.2601994247" calcext:value-type="float">
            <text:p>84762.2601994247</text:p>
          </table:table-cell>
          <table:table-cell/>
          <table:table-cell office:value-type="float" office:value="1443067933.2779" calcext:value-type="float">
            <text:p>1443067933.2779</text:p>
          </table:table-cell>
          <table:table-cell table:formula="of:=[.G29]-[.$B$1]" office:value-type="float" office:value="17.4132001399994" calcext:value-type="float">
            <text:p>17.41320014</text:p>
          </table:table-cell>
          <table:table-cell table:formula="of:=[.$C29]/([.H29]-[.H28])" office:value-type="float" office:value="92418.0533102376" calcext:value-type="float">
            <text:p>92418.0533102376</text:p>
          </table:table-cell>
          <table:table-cell table:formula="of:=[.G29]-[.$B29]" office:value-type="float" office:value="11.866131067276" calcext:value-type="float">
            <text:p>11.8661310673</text:p>
          </table:table-cell>
          <table:table-cell/>
          <table:table-cell office:value-type="float" office:value="1443067933.2779" calcext:value-type="float">
            <text:p>1443067933.2779</text:p>
          </table:table-cell>
          <table:table-cell table:formula="of:=[.L29]-[.$B29]" office:value-type="float" office:value="11.866131067276" calcext:value-type="float">
            <text:p>11.866131067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3067921.46008" calcext:value-type="float">
            <text:p>1443067921.46008</text:p>
          </table:table-cell>
          <table:table-cell office:value-type="float" office:value="4096" calcext:value-type="float">
            <text:p>4096</text:p>
          </table:table-cell>
          <table:table-cell table:formula="of:=[.B30]-[.B$1]" office:value-type="float" office:value="5.59538912773132" calcext:value-type="float">
            <text:p>5.5953891277</text:p>
          </table:table-cell>
          <table:table-cell table:formula="of:=[.C30]/([.D30]-[.D29])" office:value-type="float" office:value="84768.1154197238" calcext:value-type="float">
            <text:p>84768.1154197238</text:p>
          </table:table-cell>
          <table:table-cell/>
          <table:table-cell office:value-type="float" office:value="1443067933.3222" calcext:value-type="float">
            <text:p>1443067933.3222</text:p>
          </table:table-cell>
          <table:table-cell table:formula="of:=[.G30]-[.$B$1]" office:value-type="float" office:value="17.4575045108795" calcext:value-type="float">
            <text:p>17.4575045109</text:p>
          </table:table-cell>
          <table:table-cell table:formula="of:=[.$C30]/([.H30]-[.H29])" office:value-type="float" office:value="92451.3748560481" calcext:value-type="float">
            <text:p>92451.3748560481</text:p>
          </table:table-cell>
          <table:table-cell table:formula="of:=[.G30]-[.$B30]" office:value-type="float" office:value="11.8621153831482" calcext:value-type="float">
            <text:p>11.8621153831</text:p>
          </table:table-cell>
          <table:table-cell/>
          <table:table-cell office:value-type="float" office:value="1443067933.3222" calcext:value-type="float">
            <text:p>1443067933.3222</text:p>
          </table:table-cell>
          <table:table-cell table:formula="of:=[.L30]-[.$B30]" office:value-type="float" office:value="11.8621153831482" calcext:value-type="float">
            <text:p>11.862115383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3067921.50841" calcext:value-type="float">
            <text:p>1443067921.50841</text:p>
          </table:table-cell>
          <table:table-cell office:value-type="float" office:value="4096" calcext:value-type="float">
            <text:p>4096</text:p>
          </table:table-cell>
          <table:table-cell table:formula="of:=[.B31]-[.B$1]" office:value-type="float" office:value="5.64371085166931" calcext:value-type="float">
            <text:p>5.6437108517</text:p>
          </table:table-cell>
          <table:table-cell table:formula="of:=[.C31]/([.D31]-[.D30])" office:value-type="float" office:value="84765.1877084608" calcext:value-type="float">
            <text:p>84765.1877084608</text:p>
          </table:table-cell>
          <table:table-cell/>
          <table:table-cell office:value-type="float" office:value="1443067933.3665" calcext:value-type="float">
            <text:p>1443067933.3665</text:p>
          </table:table-cell>
          <table:table-cell table:formula="of:=[.G31]-[.$B$1]" office:value-type="float" office:value="17.5018057823181" calcext:value-type="float">
            <text:p>17.5018057823</text:p>
          </table:table-cell>
          <table:table-cell table:formula="of:=[.$C31]/([.H31]-[.H30])" office:value-type="float" office:value="92457.8430142132" calcext:value-type="float">
            <text:p>92457.8430142132</text:p>
          </table:table-cell>
          <table:table-cell table:formula="of:=[.G31]-[.$B31]" office:value-type="float" office:value="11.8580949306488" calcext:value-type="float">
            <text:p>11.8580949306</text:p>
          </table:table-cell>
          <table:table-cell/>
          <table:table-cell office:value-type="float" office:value="1443067933.3665" calcext:value-type="float">
            <text:p>1443067933.3665</text:p>
          </table:table-cell>
          <table:table-cell table:formula="of:=[.L31]-[.$B31]" office:value-type="float" office:value="11.8580949306488" calcext:value-type="float">
            <text:p>11.8580949306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3067921.55673" calcext:value-type="float">
            <text:p>1443067921.55673</text:p>
          </table:table-cell>
          <table:table-cell office:value-type="float" office:value="4096" calcext:value-type="float">
            <text:p>4096</text:p>
          </table:table-cell>
          <table:table-cell table:formula="of:=[.B32]-[.B$1]" office:value-type="float" office:value="5.69203305244446" calcext:value-type="float">
            <text:p>5.6920330524</text:p>
          </table:table-cell>
          <table:table-cell table:formula="of:=[.C32]/([.D32]-[.D31])" office:value-type="float" office:value="84764.3512566732" calcext:value-type="float">
            <text:p>84764.3512566732</text:p>
          </table:table-cell>
          <table:table-cell/>
          <table:table-cell office:value-type="float" office:value="1443067933.41082" calcext:value-type="float">
            <text:p>1443067933.41082</text:p>
          </table:table-cell>
          <table:table-cell table:formula="of:=[.G32]-[.$B$1]" office:value-type="float" office:value="17.5461246967316" calcext:value-type="float">
            <text:p>17.5461246967</text:p>
          </table:table-cell>
          <table:table-cell table:formula="of:=[.$C32]/([.H32]-[.H31])" office:value-type="float" office:value="92421.0363500406" calcext:value-type="float">
            <text:p>92421.0363500406</text:p>
          </table:table-cell>
          <table:table-cell table:formula="of:=[.G32]-[.$B32]" office:value-type="float" office:value="11.8540916442871" calcext:value-type="float">
            <text:p>11.8540916443</text:p>
          </table:table-cell>
          <table:table-cell/>
          <table:table-cell office:value-type="float" office:value="1443067933.41082" calcext:value-type="float">
            <text:p>1443067933.41082</text:p>
          </table:table-cell>
          <table:table-cell table:formula="of:=[.L32]-[.$B32]" office:value-type="float" office:value="11.8540916442871" calcext:value-type="float">
            <text:p>11.8540916443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3067921.60506" calcext:value-type="float">
            <text:p>1443067921.60506</text:p>
          </table:table-cell>
          <table:table-cell office:value-type="float" office:value="4096" calcext:value-type="float">
            <text:p>4096</text:p>
          </table:table-cell>
          <table:table-cell table:formula="of:=[.B33]-[.B$1]" office:value-type="float" office:value="5.74036383628845" calcext:value-type="float">
            <text:p>5.7403638363</text:p>
          </table:table-cell>
          <table:table-cell table:formula="of:=[.C33]/([.D33]-[.D32])" office:value-type="float" office:value="84749.2979468611" calcext:value-type="float">
            <text:p>84749.2979468611</text:p>
          </table:table-cell>
          <table:table-cell/>
          <table:table-cell office:value-type="float" office:value="1443067933.45514" calcext:value-type="float">
            <text:p>1443067933.45514</text:p>
          </table:table-cell>
          <table:table-cell table:formula="of:=[.G33]-[.$B$1]" office:value-type="float" office:value="17.5904457569122" calcext:value-type="float">
            <text:p>17.5904457569</text:p>
          </table:table-cell>
          <table:table-cell table:formula="of:=[.$C33]/([.H33]-[.H32])" office:value-type="float" office:value="92416.5618625468" calcext:value-type="float">
            <text:p>92416.5618625468</text:p>
          </table:table-cell>
          <table:table-cell table:formula="of:=[.G33]-[.$B33]" office:value-type="float" office:value="11.8500819206238" calcext:value-type="float">
            <text:p>11.8500819206</text:p>
          </table:table-cell>
          <table:table-cell/>
          <table:table-cell office:value-type="float" office:value="1443067933.45514" calcext:value-type="float">
            <text:p>1443067933.45514</text:p>
          </table:table-cell>
          <table:table-cell table:formula="of:=[.L33]-[.$B33]" office:value-type="float" office:value="11.8500819206238" calcext:value-type="float">
            <text:p>11.8500819206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3067921.65343" calcext:value-type="float">
            <text:p>1443067921.65343</text:p>
          </table:table-cell>
          <table:table-cell office:value-type="float" office:value="4096" calcext:value-type="float">
            <text:p>4096</text:p>
          </table:table-cell>
          <table:table-cell table:formula="of:=[.B34]-[.B$1]" office:value-type="float" office:value="5.78873777389526" calcext:value-type="float">
            <text:p>5.7887377739</text:p>
          </table:table-cell>
          <table:table-cell table:formula="of:=[.C34]/([.D34]-[.D33])" office:value-type="float" office:value="84673.6941965056" calcext:value-type="float">
            <text:p>84673.6941965056</text:p>
          </table:table-cell>
          <table:table-cell/>
          <table:table-cell office:value-type="float" office:value="1443067933.49944" calcext:value-type="float">
            <text:p>1443067933.49944</text:p>
          </table:table-cell>
          <table:table-cell table:formula="of:=[.G34]-[.$B$1]" office:value-type="float" office:value="17.6347432136536" calcext:value-type="float">
            <text:p>17.6347432137</text:p>
          </table:table-cell>
          <table:table-cell table:formula="of:=[.$C34]/([.H34]-[.H33])" office:value-type="float" office:value="92465.8050668202" calcext:value-type="float">
            <text:p>92465.8050668202</text:p>
          </table:table-cell>
          <table:table-cell table:formula="of:=[.G34]-[.$B34]" office:value-type="float" office:value="11.8460054397583" calcext:value-type="float">
            <text:p>11.8460054398</text:p>
          </table:table-cell>
          <table:table-cell/>
          <table:table-cell office:value-type="float" office:value="1443067933.49944" calcext:value-type="float">
            <text:p>1443067933.49944</text:p>
          </table:table-cell>
          <table:table-cell table:formula="of:=[.L34]-[.$B34]" office:value-type="float" office:value="11.8460054397583" calcext:value-type="float">
            <text:p>11.8460054398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3067921.70177" calcext:value-type="float">
            <text:p>1443067921.70177</text:p>
          </table:table-cell>
          <table:table-cell office:value-type="float" office:value="4096" calcext:value-type="float">
            <text:p>4096</text:p>
          </table:table-cell>
          <table:table-cell table:formula="of:=[.B35]-[.B$1]" office:value-type="float" office:value="5.83707046508789" calcext:value-type="float">
            <text:p>5.8370704651</text:p>
          </table:table-cell>
          <table:table-cell table:formula="of:=[.C35]/([.D35]-[.D34])" office:value-type="float" office:value="84745.9534929608" calcext:value-type="float">
            <text:p>84745.9534929608</text:p>
          </table:table-cell>
          <table:table-cell/>
          <table:table-cell office:value-type="float" office:value="1443067933.54385" calcext:value-type="float">
            <text:p>1443067933.54385</text:p>
          </table:table-cell>
          <table:table-cell table:formula="of:=[.G35]-[.$B$1]" office:value-type="float" office:value="17.6791503429413" calcext:value-type="float">
            <text:p>17.6791503429</text:p>
          </table:table-cell>
          <table:table-cell table:formula="of:=[.$C35]/([.H35]-[.H34])" office:value-type="float" office:value="92237.4417283646" calcext:value-type="float">
            <text:p>92237.4417283646</text:p>
          </table:table-cell>
          <table:table-cell table:formula="of:=[.G35]-[.$B35]" office:value-type="float" office:value="11.8420798778534" calcext:value-type="float">
            <text:p>11.8420798779</text:p>
          </table:table-cell>
          <table:table-cell/>
          <table:table-cell office:value-type="float" office:value="1443067933.54385" calcext:value-type="float">
            <text:p>1443067933.54385</text:p>
          </table:table-cell>
          <table:table-cell table:formula="of:=[.L35]-[.$B35]" office:value-type="float" office:value="11.8420798778534" calcext:value-type="float">
            <text:p>11.8420798779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3067921.7501" calcext:value-type="float">
            <text:p>1443067921.7501</text:p>
          </table:table-cell>
          <table:table-cell office:value-type="float" office:value="4096" calcext:value-type="float">
            <text:p>4096</text:p>
          </table:table-cell>
          <table:table-cell table:formula="of:=[.B36]-[.B$1]" office:value-type="float" office:value="5.88540172576904" calcext:value-type="float">
            <text:p>5.8854017258</text:p>
          </table:table-cell>
          <table:table-cell table:formula="of:=[.C36]/([.D36]-[.D35])" office:value-type="float" office:value="84748.4618086387" calcext:value-type="float">
            <text:p>84748.4618086387</text:p>
          </table:table-cell>
          <table:table-cell/>
          <table:table-cell office:value-type="float" office:value="1443067933.58813" calcext:value-type="float">
            <text:p>1443067933.58813</text:p>
          </table:table-cell>
          <table:table-cell table:formula="of:=[.G36]-[.$B$1]" office:value-type="float" office:value="17.7234363555908" calcext:value-type="float">
            <text:p>17.7234363556</text:p>
          </table:table-cell>
          <table:table-cell table:formula="of:=[.$C36]/([.H36]-[.H35])" office:value-type="float" office:value="92489.6994546404" calcext:value-type="float">
            <text:p>92489.6994546404</text:p>
          </table:table-cell>
          <table:table-cell table:formula="of:=[.G36]-[.$B36]" office:value-type="float" office:value="11.8380346298218" calcext:value-type="float">
            <text:p>11.8380346298</text:p>
          </table:table-cell>
          <table:table-cell/>
          <table:table-cell office:value-type="float" office:value="1443067933.58813" calcext:value-type="float">
            <text:p>1443067933.58813</text:p>
          </table:table-cell>
          <table:table-cell table:formula="of:=[.L36]-[.$B36]" office:value-type="float" office:value="11.8380346298218" calcext:value-type="float">
            <text:p>11.8380346298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3067921.79843" calcext:value-type="float">
            <text:p>1443067921.79843</text:p>
          </table:table-cell>
          <table:table-cell office:value-type="float" office:value="4096" calcext:value-type="float">
            <text:p>4096</text:p>
          </table:table-cell>
          <table:table-cell table:formula="of:=[.B37]-[.B$1]" office:value-type="float" office:value="5.93373465538025" calcext:value-type="float">
            <text:p>5.9337346554</text:p>
          </table:table-cell>
          <table:table-cell table:formula="of:=[.C37]/([.D37]-[.D36])" office:value-type="float" office:value="84745.5354547831" calcext:value-type="float">
            <text:p>84745.5354547831</text:p>
          </table:table-cell>
          <table:table-cell/>
          <table:table-cell office:value-type="float" office:value="1443067933.63244" calcext:value-type="float">
            <text:p>1443067933.63244</text:p>
          </table:table-cell>
          <table:table-cell table:formula="of:=[.G37]-[.$B$1]" office:value-type="float" office:value="17.7677400112152" calcext:value-type="float">
            <text:p>17.7677400112</text:p>
          </table:table-cell>
          <table:table-cell table:formula="of:=[.$C37]/([.H37]-[.H36])" office:value-type="float" office:value="92452.8674276058" calcext:value-type="float">
            <text:p>92452.8674276058</text:p>
          </table:table-cell>
          <table:table-cell table:formula="of:=[.G37]-[.$B37]" office:value-type="float" office:value="11.834005355835" calcext:value-type="float">
            <text:p>11.8340053558</text:p>
          </table:table-cell>
          <table:table-cell/>
          <table:table-cell office:value-type="float" office:value="1443067933.63244" calcext:value-type="float">
            <text:p>1443067933.63244</text:p>
          </table:table-cell>
          <table:table-cell table:formula="of:=[.L37]-[.$B37]" office:value-type="float" office:value="11.834005355835" calcext:value-type="float">
            <text:p>11.8340053558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3067921.84681" calcext:value-type="float">
            <text:p>1443067921.84681</text:p>
          </table:table-cell>
          <table:table-cell office:value-type="float" office:value="4096" calcext:value-type="float">
            <text:p>4096</text:p>
          </table:table-cell>
          <table:table-cell table:formula="of:=[.B38]-[.B$1]" office:value-type="float" office:value="5.98211598396301" calcext:value-type="float">
            <text:p>5.982115984</text:p>
          </table:table-cell>
          <table:table-cell table:formula="of:=[.C38]/([.D38]-[.D37])" office:value-type="float" office:value="84660.7590156017" calcext:value-type="float">
            <text:p>84660.7590156017</text:p>
          </table:table-cell>
          <table:table-cell/>
          <table:table-cell office:value-type="float" office:value="1443067933.67675" calcext:value-type="float">
            <text:p>1443067933.67675</text:p>
          </table:table-cell>
          <table:table-cell table:formula="of:=[.G38]-[.$B$1]" office:value-type="float" office:value="17.8120548725128" calcext:value-type="float">
            <text:p>17.8120548725</text:p>
          </table:table-cell>
          <table:table-cell table:formula="of:=[.$C38]/([.H38]-[.H37])" office:value-type="float" office:value="92429.4893420132" calcext:value-type="float">
            <text:p>92429.4893420132</text:p>
          </table:table-cell>
          <table:table-cell table:formula="of:=[.G38]-[.$B38]" office:value-type="float" office:value="11.8299388885498" calcext:value-type="float">
            <text:p>11.8299388885</text:p>
          </table:table-cell>
          <table:table-cell/>
          <table:table-cell office:value-type="float" office:value="1443067933.67675" calcext:value-type="float">
            <text:p>1443067933.67675</text:p>
          </table:table-cell>
          <table:table-cell table:formula="of:=[.L38]-[.$B38]" office:value-type="float" office:value="11.8299388885498" calcext:value-type="float">
            <text:p>11.8299388885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3067921.89513" calcext:value-type="float">
            <text:p>1443067921.89513</text:p>
          </table:table-cell>
          <table:table-cell office:value-type="float" office:value="4096" calcext:value-type="float">
            <text:p>4096</text:p>
          </table:table-cell>
          <table:table-cell table:formula="of:=[.B39]-[.B$1]" office:value-type="float" office:value="6.03043913841248" calcext:value-type="float">
            <text:p>6.0304391384</text:p>
          </table:table-cell>
          <table:table-cell table:formula="of:=[.C39]/([.D39]-[.D38])" office:value-type="float" office:value="84762.6784026208" calcext:value-type="float">
            <text:p>84762.6784026208</text:p>
          </table:table-cell>
          <table:table-cell/>
          <table:table-cell office:value-type="float" office:value="1443067933.72107" calcext:value-type="float">
            <text:p>1443067933.72107</text:p>
          </table:table-cell>
          <table:table-cell table:formula="of:=[.G39]-[.$B$1]" office:value-type="float" office:value="17.856369972229" calcext:value-type="float">
            <text:p>17.8563699722</text:p>
          </table:table-cell>
          <table:table-cell table:formula="of:=[.$C39]/([.H39]-[.H38])" office:value-type="float" office:value="92428.9920643887" calcext:value-type="float">
            <text:p>92428.9920643887</text:p>
          </table:table-cell>
          <table:table-cell table:formula="of:=[.G39]-[.$B39]" office:value-type="float" office:value="11.8259308338165" calcext:value-type="float">
            <text:p>11.8259308338</text:p>
          </table:table-cell>
          <table:table-cell/>
          <table:table-cell office:value-type="float" office:value="1443067933.72107" calcext:value-type="float">
            <text:p>1443067933.72107</text:p>
          </table:table-cell>
          <table:table-cell table:formula="of:=[.L39]-[.$B39]" office:value-type="float" office:value="11.8259308338165" calcext:value-type="float">
            <text:p>11.8259308338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3067921.94346" calcext:value-type="float">
            <text:p>1443067921.94346</text:p>
          </table:table-cell>
          <table:table-cell office:value-type="float" office:value="4096" calcext:value-type="float">
            <text:p>4096</text:p>
          </table:table-cell>
          <table:table-cell table:formula="of:=[.B40]-[.B$1]" office:value-type="float" office:value="6.07876539230347" calcext:value-type="float">
            <text:p>6.0787653923</text:p>
          </table:table-cell>
          <table:table-cell table:formula="of:=[.C40]/([.D40]-[.D39])" office:value-type="float" office:value="84757.2420829325" calcext:value-type="float">
            <text:p>84757.2420829325</text:p>
          </table:table-cell>
          <table:table-cell/>
          <table:table-cell office:value-type="float" office:value="1443067933.76539" calcext:value-type="float">
            <text:p>1443067933.76539</text:p>
          </table:table-cell>
          <table:table-cell table:formula="of:=[.G40]-[.$B$1]" office:value-type="float" office:value="17.9006931781769" calcext:value-type="float">
            <text:p>17.9006931782</text:p>
          </table:table-cell>
          <table:table-cell table:formula="of:=[.$C40]/([.H40]-[.H39])" office:value-type="float" office:value="92412.0878082892" calcext:value-type="float">
            <text:p>92412.0878082892</text:p>
          </table:table-cell>
          <table:table-cell table:formula="of:=[.G40]-[.$B40]" office:value-type="float" office:value="11.8219277858734" calcext:value-type="float">
            <text:p>11.8219277859</text:p>
          </table:table-cell>
          <table:table-cell/>
          <table:table-cell office:value-type="float" office:value="1443067933.76539" calcext:value-type="float">
            <text:p>1443067933.76539</text:p>
          </table:table-cell>
          <table:table-cell table:formula="of:=[.L40]-[.$B40]" office:value-type="float" office:value="11.8219277858734" calcext:value-type="float">
            <text:p>11.8219277859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3067921.99179" calcext:value-type="float">
            <text:p>1443067921.99179</text:p>
          </table:table-cell>
          <table:table-cell office:value-type="float" office:value="4096" calcext:value-type="float">
            <text:p>4096</text:p>
          </table:table-cell>
          <table:table-cell table:formula="of:=[.B41]-[.B$1]" office:value-type="float" office:value="6.12709712982178" calcext:value-type="float">
            <text:p>6.1270971298</text:p>
          </table:table-cell>
          <table:table-cell table:formula="of:=[.C41]/([.D41]-[.D40])" office:value-type="float" office:value="84747.6256869148" calcext:value-type="float">
            <text:p>84747.6256869148</text:p>
          </table:table-cell>
          <table:table-cell/>
          <table:table-cell office:value-type="float" office:value="1443067933.8097" calcext:value-type="float">
            <text:p>1443067933.8097</text:p>
          </table:table-cell>
          <table:table-cell table:formula="of:=[.G41]-[.$B$1]" office:value-type="float" office:value="17.9450056552887" calcext:value-type="float">
            <text:p>17.9450056553</text:p>
          </table:table-cell>
          <table:table-cell table:formula="of:=[.$C41]/([.H41]-[.H40])" office:value-type="float" office:value="92434.4624125686" calcext:value-type="float">
            <text:p>92434.4624125686</text:p>
          </table:table-cell>
          <table:table-cell table:formula="of:=[.G41]-[.$B41]" office:value-type="float" office:value="11.8179085254669" calcext:value-type="float">
            <text:p>11.8179085255</text:p>
          </table:table-cell>
          <table:table-cell/>
          <table:table-cell office:value-type="float" office:value="1443067933.8097" calcext:value-type="float">
            <text:p>1443067933.8097</text:p>
          </table:table-cell>
          <table:table-cell table:formula="of:=[.L41]-[.$B41]" office:value-type="float" office:value="11.8179085254669" calcext:value-type="float">
            <text:p>11.8179085255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3067922.03331" calcext:value-type="float">
            <text:p>1443067922.03331</text:p>
          </table:table-cell>
          <table:table-cell office:value-type="float" office:value="4096" calcext:value-type="float">
            <text:p>4096</text:p>
          </table:table-cell>
          <table:table-cell table:formula="of:=[.B42]-[.B$1]" office:value-type="float" office:value="6.16861271858215" calcext:value-type="float">
            <text:p>6.1686127186</text:p>
          </table:table-cell>
          <table:table-cell table:formula="of:=[.C42]/([.D42]-[.D41])" office:value-type="float" office:value="98661.7345990616" calcext:value-type="float">
            <text:p>98661.7345990616</text:p>
          </table:table-cell>
          <table:table-cell/>
          <table:table-cell office:value-type="float" office:value="1443067933.85402" calcext:value-type="float">
            <text:p>1443067933.85402</text:p>
          </table:table-cell>
          <table:table-cell table:formula="of:=[.G42]-[.$B$1]" office:value-type="float" office:value="17.9893219470978" calcext:value-type="float">
            <text:p>17.9893219471</text:p>
          </table:table-cell>
          <table:table-cell table:formula="of:=[.$C42]/([.H42]-[.H41])" office:value-type="float" office:value="92426.5057565259" calcext:value-type="float">
            <text:p>92426.5057565259</text:p>
          </table:table-cell>
          <table:table-cell table:formula="of:=[.G42]-[.$B42]" office:value-type="float" office:value="11.8207092285156" calcext:value-type="float">
            <text:p>11.8207092285</text:p>
          </table:table-cell>
          <table:table-cell/>
          <table:table-cell office:value-type="float" office:value="1443067933.85402" calcext:value-type="float">
            <text:p>1443067933.85402</text:p>
          </table:table-cell>
          <table:table-cell table:formula="of:=[.L42]-[.$B42]" office:value-type="float" office:value="11.8207092285156" calcext:value-type="float">
            <text:p>11.8207092285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3067922.07344" calcext:value-type="float">
            <text:p>1443067922.07344</text:p>
          </table:table-cell>
          <table:table-cell office:value-type="float" office:value="4096" calcext:value-type="float">
            <text:p>4096</text:p>
          </table:table-cell>
          <table:table-cell table:formula="of:=[.B43]-[.B$1]" office:value-type="float" office:value="6.20874500274658" calcext:value-type="float">
            <text:p>6.2087450027</text:p>
          </table:table-cell>
          <table:table-cell table:formula="of:=[.C43]/([.D43]-[.D42])" office:value-type="float" office:value="102062.468789915" calcext:value-type="float">
            <text:p>102062.468789915</text:p>
          </table:table-cell>
          <table:table-cell/>
          <table:table-cell office:value-type="float" office:value="1443067933.89834" calcext:value-type="float">
            <text:p>1443067933.89834</text:p>
          </table:table-cell>
          <table:table-cell table:formula="of:=[.G43]-[.$B$1]" office:value-type="float" office:value="18.0336480140686" calcext:value-type="float">
            <text:p>18.0336480141</text:p>
          </table:table-cell>
          <table:table-cell table:formula="of:=[.$C43]/([.H43]-[.H42])" office:value-type="float" office:value="92406.1230764266" calcext:value-type="float">
            <text:p>92406.1230764266</text:p>
          </table:table-cell>
          <table:table-cell table:formula="of:=[.G43]-[.$B43]" office:value-type="float" office:value="11.824903011322" calcext:value-type="float">
            <text:p>11.8249030113</text:p>
          </table:table-cell>
          <table:table-cell/>
          <table:table-cell office:value-type="float" office:value="1443067933.89834" calcext:value-type="float">
            <text:p>1443067933.89834</text:p>
          </table:table-cell>
          <table:table-cell table:formula="of:=[.L43]-[.$B43]" office:value-type="float" office:value="11.824903011322" calcext:value-type="float">
            <text:p>11.8249030113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3067922.11357" calcext:value-type="float">
            <text:p>1443067922.11357</text:p>
          </table:table-cell>
          <table:table-cell office:value-type="float" office:value="4096" calcext:value-type="float">
            <text:p>4096</text:p>
          </table:table-cell>
          <table:table-cell table:formula="of:=[.B44]-[.B$1]" office:value-type="float" office:value="6.24887895584106" calcext:value-type="float">
            <text:p>6.2488789558</text:p>
          </table:table-cell>
          <table:table-cell table:formula="of:=[.C44]/([.D44]-[.D43])" office:value-type="float" office:value="102058.224624853" calcext:value-type="float">
            <text:p>102058.224624853</text:p>
          </table:table-cell>
          <table:table-cell/>
          <table:table-cell office:value-type="float" office:value="1443067933.94265" calcext:value-type="float">
            <text:p>1443067933.94265</text:p>
          </table:table-cell>
          <table:table-cell table:formula="of:=[.G44]-[.$B$1]" office:value-type="float" office:value="18.077953338623" calcext:value-type="float">
            <text:p>18.0779533386</text:p>
          </table:table-cell>
          <table:table-cell table:formula="of:=[.$C44]/([.H44]-[.H43])" office:value-type="float" office:value="92449.3848356024" calcext:value-type="float">
            <text:p>92449.3848356024</text:p>
          </table:table-cell>
          <table:table-cell table:formula="of:=[.G44]-[.$B44]" office:value-type="float" office:value="11.829074382782" calcext:value-type="float">
            <text:p>11.8290743828</text:p>
          </table:table-cell>
          <table:table-cell/>
          <table:table-cell office:value-type="float" office:value="1443067933.94265" calcext:value-type="float">
            <text:p>1443067933.94265</text:p>
          </table:table-cell>
          <table:table-cell table:formula="of:=[.L44]-[.$B44]" office:value-type="float" office:value="11.829074382782" calcext:value-type="float">
            <text:p>11.8290743828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3067922.15371" calcext:value-type="float">
            <text:p>1443067922.15371</text:p>
          </table:table-cell>
          <table:table-cell office:value-type="float" office:value="4096" calcext:value-type="float">
            <text:p>4096</text:p>
          </table:table-cell>
          <table:table-cell table:formula="of:=[.B45]-[.B$1]" office:value-type="float" office:value="6.28901243209839" calcext:value-type="float">
            <text:p>6.2890124321</text:p>
          </table:table-cell>
          <table:table-cell table:formula="of:=[.C45]/([.D45]-[.D44])" office:value-type="float" office:value="102059.437207423" calcext:value-type="float">
            <text:p>102059.437207423</text:p>
          </table:table-cell>
          <table:table-cell/>
          <table:table-cell office:value-type="float" office:value="1443067933.98703" calcext:value-type="float">
            <text:p>1443067933.98703</text:p>
          </table:table-cell>
          <table:table-cell table:formula="of:=[.G45]-[.$B$1]" office:value-type="float" office:value="18.1223320960999" calcext:value-type="float">
            <text:p>18.1223320961</text:p>
          </table:table-cell>
          <table:table-cell table:formula="of:=[.$C45]/([.H45]-[.H44])" office:value-type="float" office:value="92296.4101043312" calcext:value-type="float">
            <text:p>92296.4101043312</text:p>
          </table:table-cell>
          <table:table-cell table:formula="of:=[.G45]-[.$B45]" office:value-type="float" office:value="11.8333196640015" calcext:value-type="float">
            <text:p>11.833319664</text:p>
          </table:table-cell>
          <table:table-cell/>
          <table:table-cell office:value-type="float" office:value="1443067933.98703" calcext:value-type="float">
            <text:p>1443067933.98703</text:p>
          </table:table-cell>
          <table:table-cell table:formula="of:=[.L45]-[.$B45]" office:value-type="float" office:value="11.8333196640015" calcext:value-type="float">
            <text:p>11.833319664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3067922.19384" calcext:value-type="float">
            <text:p>1443067922.19384</text:p>
          </table:table-cell>
          <table:table-cell office:value-type="float" office:value="4096" calcext:value-type="float">
            <text:p>4096</text:p>
          </table:table-cell>
          <table:table-cell table:formula="of:=[.B46]-[.B$1]" office:value-type="float" office:value="6.32914566993713" calcext:value-type="float">
            <text:p>6.3291456699</text:p>
          </table:table-cell>
          <table:table-cell table:formula="of:=[.C46]/([.D46]-[.D45])" office:value-type="float" office:value="102060.043509514" calcext:value-type="float">
            <text:p>102060.043509514</text:p>
          </table:table-cell>
          <table:table-cell/>
          <table:table-cell office:value-type="float" office:value="1443067934.03627" calcext:value-type="float">
            <text:p>1443067934.03627</text:p>
          </table:table-cell>
          <table:table-cell table:formula="of:=[.G46]-[.$B$1]" office:value-type="float" office:value="18.1715776920319" calcext:value-type="float">
            <text:p>18.171577692</text:p>
          </table:table-cell>
          <table:table-cell table:formula="of:=[.$C46]/([.H46]-[.H45])" office:value-type="float" office:value="83174.9504190248" calcext:value-type="float">
            <text:p>83174.9504190248</text:p>
          </table:table-cell>
          <table:table-cell table:formula="of:=[.G46]-[.$B46]" office:value-type="float" office:value="11.8424320220947" calcext:value-type="float">
            <text:p>11.8424320221</text:p>
          </table:table-cell>
          <table:table-cell/>
          <table:table-cell office:value-type="float" office:value="1443067934.03627" calcext:value-type="float">
            <text:p>1443067934.03627</text:p>
          </table:table-cell>
          <table:table-cell table:formula="of:=[.L46]-[.$B46]" office:value-type="float" office:value="11.8424320220947" calcext:value-type="float">
            <text:p>11.842432022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3067922.23398" calcext:value-type="float">
            <text:p>1443067922.23398</text:p>
          </table:table-cell>
          <table:table-cell office:value-type="float" office:value="4096" calcext:value-type="float">
            <text:p>4096</text:p>
          </table:table-cell>
          <table:table-cell table:formula="of:=[.B47]-[.B$1]" office:value-type="float" office:value="6.36928272247314" calcext:value-type="float">
            <text:p>6.3692827225</text:p>
          </table:table-cell>
          <table:table-cell table:formula="of:=[.C47]/([.D47]-[.D46])" office:value-type="float" office:value="102050.343540425" calcext:value-type="float">
            <text:p>102050.343540425</text:p>
          </table:table-cell>
          <table:table-cell/>
          <table:table-cell office:value-type="float" office:value="1443067934.08547" calcext:value-type="float">
            <text:p>1443067934.08547</text:p>
          </table:table-cell>
          <table:table-cell table:formula="of:=[.G47]-[.$B$1]" office:value-type="float" office:value="18.2207729816437" calcext:value-type="float">
            <text:p>18.2207729816</text:p>
          </table:table-cell>
          <table:table-cell table:formula="of:=[.$C47]/([.H47]-[.H46])" office:value-type="float" office:value="83260.0037995541" calcext:value-type="float">
            <text:p>83260.0037995541</text:p>
          </table:table-cell>
          <table:table-cell table:formula="of:=[.G47]-[.$B47]" office:value-type="float" office:value="11.8514902591705" calcext:value-type="float">
            <text:p>11.8514902592</text:p>
          </table:table-cell>
          <table:table-cell/>
          <table:table-cell office:value-type="float" office:value="1443067934.08547" calcext:value-type="float">
            <text:p>1443067934.08547</text:p>
          </table:table-cell>
          <table:table-cell table:formula="of:=[.L47]-[.$B47]" office:value-type="float" office:value="11.8514902591705" calcext:value-type="float">
            <text:p>11.8514902592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3067922.27411" calcext:value-type="float">
            <text:p>1443067922.27411</text:p>
          </table:table-cell>
          <table:table-cell office:value-type="float" office:value="4096" calcext:value-type="float">
            <text:p>4096</text:p>
          </table:table-cell>
          <table:table-cell table:formula="of:=[.B48]-[.B$1]" office:value-type="float" office:value="6.4094123840332" calcext:value-type="float">
            <text:p>6.409412384</text:p>
          </table:table-cell>
          <table:table-cell table:formula="of:=[.C48]/([.D48]-[.D47])" office:value-type="float" office:value="102069.138905392" calcext:value-type="float">
            <text:p>102069.138905392</text:p>
          </table:table-cell>
          <table:table-cell/>
          <table:table-cell office:value-type="float" office:value="1443067934.13468" calcext:value-type="float">
            <text:p>1443067934.13468</text:p>
          </table:table-cell>
          <table:table-cell table:formula="of:=[.G48]-[.$B$1]" office:value-type="float" office:value="18.2699868679047" calcext:value-type="float">
            <text:p>18.2699868679</text:p>
          </table:table-cell>
          <table:table-cell table:formula="of:=[.$C48]/([.H48]-[.H47])" office:value-type="float" office:value="83228.5420069955" calcext:value-type="float">
            <text:p>83228.5420069955</text:p>
          </table:table-cell>
          <table:table-cell table:formula="of:=[.G48]-[.$B48]" office:value-type="float" office:value="11.8605744838715" calcext:value-type="float">
            <text:p>11.8605744839</text:p>
          </table:table-cell>
          <table:table-cell/>
          <table:table-cell office:value-type="float" office:value="1443067934.13468" calcext:value-type="float">
            <text:p>1443067934.13468</text:p>
          </table:table-cell>
          <table:table-cell table:formula="of:=[.L48]-[.$B48]" office:value-type="float" office:value="11.8605744838715" calcext:value-type="float">
            <text:p>11.8605744839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3067922.31423" calcext:value-type="float">
            <text:p>1443067922.31423</text:p>
          </table:table-cell>
          <table:table-cell office:value-type="float" office:value="4096" calcext:value-type="float">
            <text:p>4096</text:p>
          </table:table-cell>
          <table:table-cell table:formula="of:=[.B49]-[.B$1]" office:value-type="float" office:value="6.44953370094299" calcext:value-type="float">
            <text:p>6.4495337009</text:p>
          </table:table-cell>
          <table:table-cell table:formula="of:=[.C49]/([.D49]-[.D48])" office:value-type="float" office:value="102090.367801475" calcext:value-type="float">
            <text:p>102090.367801475</text:p>
          </table:table-cell>
          <table:table-cell/>
          <table:table-cell office:value-type="float" office:value="1443067934.1839" calcext:value-type="float">
            <text:p>1443067934.1839</text:p>
          </table:table-cell>
          <table:table-cell table:formula="of:=[.G49]-[.$B$1]" office:value-type="float" office:value="18.3192043304443" calcext:value-type="float">
            <text:p>18.3192043304</text:p>
          </table:table-cell>
          <table:table-cell table:formula="of:=[.$C49]/([.H49]-[.H48])" office:value-type="float" office:value="83222.4943880097" calcext:value-type="float">
            <text:p>83222.4943880097</text:p>
          </table:table-cell>
          <table:table-cell table:formula="of:=[.G49]-[.$B49]" office:value-type="float" office:value="11.8696706295013" calcext:value-type="float">
            <text:p>11.8696706295</text:p>
          </table:table-cell>
          <table:table-cell/>
          <table:table-cell office:value-type="float" office:value="1443067934.1839" calcext:value-type="float">
            <text:p>1443067934.1839</text:p>
          </table:table-cell>
          <table:table-cell table:formula="of:=[.L49]-[.$B49]" office:value-type="float" office:value="11.8696706295013" calcext:value-type="float">
            <text:p>11.8696706295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3067922.35435" calcext:value-type="float">
            <text:p>1443067922.35435</text:p>
          </table:table-cell>
          <table:table-cell office:value-type="float" office:value="4096" calcext:value-type="float">
            <text:p>4096</text:p>
          </table:table-cell>
          <table:table-cell table:formula="of:=[.B50]-[.B$1]" office:value-type="float" office:value="6.48964977264404" calcext:value-type="float">
            <text:p>6.4896497726</text:p>
          </table:table-cell>
          <table:table-cell table:formula="of:=[.C50]/([.D50]-[.D49])" office:value-type="float" office:value="102103.716199431" calcext:value-type="float">
            <text:p>102103.716199431</text:p>
          </table:table-cell>
          <table:table-cell/>
          <table:table-cell office:value-type="float" office:value="1443067934.23319" calcext:value-type="float">
            <text:p>1443067934.23319</text:p>
          </table:table-cell>
          <table:table-cell table:formula="of:=[.G50]-[.$B$1]" office:value-type="float" office:value="18.3684978485107" calcext:value-type="float">
            <text:p>18.3684978485</text:p>
          </table:table-cell>
          <table:table-cell table:formula="of:=[.$C50]/([.H50]-[.H49])" office:value-type="float" office:value="83094.089459836" calcext:value-type="float">
            <text:p>83094.089459836</text:p>
          </table:table-cell>
          <table:table-cell table:formula="of:=[.G50]-[.$B50]" office:value-type="float" office:value="11.8788480758667" calcext:value-type="float">
            <text:p>11.8788480759</text:p>
          </table:table-cell>
          <table:table-cell/>
          <table:table-cell office:value-type="float" office:value="1443067934.23319" calcext:value-type="float">
            <text:p>1443067934.23319</text:p>
          </table:table-cell>
          <table:table-cell table:formula="of:=[.L50]-[.$B50]" office:value-type="float" office:value="11.8788480758667" calcext:value-type="float">
            <text:p>11.878848075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3067922.39446" calcext:value-type="float">
            <text:p>1443067922.39446</text:p>
          </table:table-cell>
          <table:table-cell office:value-type="float" office:value="4096" calcext:value-type="float">
            <text:p>4096</text:p>
          </table:table-cell>
          <table:table-cell table:formula="of:=[.B51]-[.B$1]" office:value-type="float" office:value="6.5297634601593" calcext:value-type="float">
            <text:p>6.5297634602</text:p>
          </table:table-cell>
          <table:table-cell table:formula="of:=[.C51]/([.D51]-[.D50])" office:value-type="float" office:value="102109.784807042" calcext:value-type="float">
            <text:p>102109.784807042</text:p>
          </table:table-cell>
          <table:table-cell/>
          <table:table-cell office:value-type="float" office:value="1443067934.28241" calcext:value-type="float">
            <text:p>1443067934.28241</text:p>
          </table:table-cell>
          <table:table-cell table:formula="of:=[.G51]-[.$B$1]" office:value-type="float" office:value="18.4177181720734" calcext:value-type="float">
            <text:p>18.4177181721</text:p>
          </table:table-cell>
          <table:table-cell table:formula="of:=[.$C51]/([.H51]-[.H50])" office:value-type="float" office:value="83217.6569255734" calcext:value-type="float">
            <text:p>83217.6569255734</text:p>
          </table:table-cell>
          <table:table-cell table:formula="of:=[.G51]-[.$B51]" office:value-type="float" office:value="11.8879547119141" calcext:value-type="float">
            <text:p>11.8879547119</text:p>
          </table:table-cell>
          <table:table-cell/>
          <table:table-cell office:value-type="float" office:value="1443067934.28241" calcext:value-type="float">
            <text:p>1443067934.28241</text:p>
          </table:table-cell>
          <table:table-cell table:formula="of:=[.L51]-[.$B51]" office:value-type="float" office:value="11.8879547119141" calcext:value-type="float">
            <text:p>11.8879547119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3067922.4346" calcext:value-type="float">
            <text:p>1443067922.4346</text:p>
          </table:table-cell>
          <table:table-cell office:value-type="float" office:value="4096" calcext:value-type="float">
            <text:p>4096</text:p>
          </table:table-cell>
          <table:table-cell table:formula="of:=[.B52]-[.B$1]" office:value-type="float" office:value="6.56990599632263" calcext:value-type="float">
            <text:p>6.5699059963</text:p>
          </table:table-cell>
          <table:table-cell table:formula="of:=[.C52]/([.D52]-[.D51])" office:value-type="float" office:value="102036.403064679" calcext:value-type="float">
            <text:p>102036.403064679</text:p>
          </table:table-cell>
          <table:table-cell/>
          <table:table-cell office:value-type="float" office:value="1443067934.3317" calcext:value-type="float">
            <text:p>1443067934.3317</text:p>
          </table:table-cell>
          <table:table-cell table:formula="of:=[.G52]-[.$B$1]" office:value-type="float" office:value="18.467000246048" calcext:value-type="float">
            <text:p>18.467000246</text:p>
          </table:table-cell>
          <table:table-cell table:formula="of:=[.$C52]/([.H52]-[.H51])" office:value-type="float" office:value="83113.3852465361" calcext:value-type="float">
            <text:p>83113.3852465361</text:p>
          </table:table-cell>
          <table:table-cell table:formula="of:=[.G52]-[.$B52]" office:value-type="float" office:value="11.8970942497253" calcext:value-type="float">
            <text:p>11.8970942497</text:p>
          </table:table-cell>
          <table:table-cell/>
          <table:table-cell office:value-type="float" office:value="1443067934.3317" calcext:value-type="float">
            <text:p>1443067934.3317</text:p>
          </table:table-cell>
          <table:table-cell table:formula="of:=[.L52]-[.$B52]" office:value-type="float" office:value="11.8970942497253" calcext:value-type="float">
            <text:p>11.8970942497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3067922.47474" calcext:value-type="float">
            <text:p>1443067922.47474</text:p>
          </table:table-cell>
          <table:table-cell office:value-type="float" office:value="4096" calcext:value-type="float">
            <text:p>4096</text:p>
          </table:table-cell>
          <table:table-cell table:formula="of:=[.B53]-[.B$1]" office:value-type="float" office:value="6.61004257202148" calcext:value-type="float">
            <text:p>6.610042572</text:p>
          </table:table-cell>
          <table:table-cell table:formula="of:=[.C53]/([.D53]-[.D52])" office:value-type="float" office:value="102051.555935727" calcext:value-type="float">
            <text:p>102051.555935727</text:p>
          </table:table-cell>
          <table:table-cell/>
          <table:table-cell office:value-type="float" office:value="1443067934.38092" calcext:value-type="float">
            <text:p>1443067934.38092</text:p>
          </table:table-cell>
          <table:table-cell table:formula="of:=[.G53]-[.$B$1]" office:value-type="float" office:value="18.516229391098" calcext:value-type="float">
            <text:p>18.5162293911</text:p>
          </table:table-cell>
          <table:table-cell table:formula="of:=[.$C53]/([.H53]-[.H52])" office:value-type="float" office:value="83202.7449559768" calcext:value-type="float">
            <text:p>83202.7449559768</text:p>
          </table:table-cell>
          <table:table-cell table:formula="of:=[.G53]-[.$B53]" office:value-type="float" office:value="11.9061868190765" calcext:value-type="float">
            <text:p>11.9061868191</text:p>
          </table:table-cell>
          <table:table-cell/>
          <table:table-cell office:value-type="float" office:value="1443067934.38092" calcext:value-type="float">
            <text:p>1443067934.38092</text:p>
          </table:table-cell>
          <table:table-cell table:formula="of:=[.L53]-[.$B53]" office:value-type="float" office:value="11.9061868190765" calcext:value-type="float">
            <text:p>11.9061868191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3067922.51488" calcext:value-type="float">
            <text:p>1443067922.51488</text:p>
          </table:table-cell>
          <table:table-cell office:value-type="float" office:value="4096" calcext:value-type="float">
            <text:p>4096</text:p>
          </table:table-cell>
          <table:table-cell table:formula="of:=[.B54]-[.B$1]" office:value-type="float" office:value="6.65018463134766" calcext:value-type="float">
            <text:p>6.6501846313</text:p>
          </table:table-cell>
          <table:table-cell table:formula="of:=[.C54]/([.D54]-[.D53])" office:value-type="float" office:value="102037.615128766" calcext:value-type="float">
            <text:p>102037.615128766</text:p>
          </table:table-cell>
          <table:table-cell/>
          <table:table-cell office:value-type="float" office:value="1443067934.43015" calcext:value-type="float">
            <text:p>1443067934.43015</text:p>
          </table:table-cell>
          <table:table-cell table:formula="of:=[.G54]-[.$B$1]" office:value-type="float" office:value="18.565452337265" calcext:value-type="float">
            <text:p>18.5654523373</text:p>
          </table:table-cell>
          <table:table-cell table:formula="of:=[.$C54]/([.H54]-[.H53])" office:value-type="float" office:value="83213.2230790096" calcext:value-type="float">
            <text:p>83213.2230790096</text:p>
          </table:table-cell>
          <table:table-cell table:formula="of:=[.G54]-[.$B54]" office:value-type="float" office:value="11.9152677059174" calcext:value-type="float">
            <text:p>11.9152677059</text:p>
          </table:table-cell>
          <table:table-cell/>
          <table:table-cell office:value-type="float" office:value="1443067934.43015" calcext:value-type="float">
            <text:p>1443067934.43015</text:p>
          </table:table-cell>
          <table:table-cell table:formula="of:=[.L54]-[.$B54]" office:value-type="float" office:value="11.9152677059174" calcext:value-type="float">
            <text:p>11.9152677059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3067922.55502" calcext:value-type="float">
            <text:p>1443067922.55502</text:p>
          </table:table-cell>
          <table:table-cell office:value-type="float" office:value="4096" calcext:value-type="float">
            <text:p>4096</text:p>
          </table:table-cell>
          <table:table-cell table:formula="of:=[.B55]-[.B$1]" office:value-type="float" office:value="6.69032120704651" calcext:value-type="float">
            <text:p>6.690321207</text:p>
          </table:table-cell>
          <table:table-cell table:formula="of:=[.C55]/([.D55]-[.D54])" office:value-type="float" office:value="102051.555935727" calcext:value-type="float">
            <text:p>102051.555935727</text:p>
          </table:table-cell>
          <table:table-cell/>
          <table:table-cell office:value-type="float" office:value="1443067934.47941" calcext:value-type="float">
            <text:p>1443067934.47941</text:p>
          </table:table-cell>
          <table:table-cell table:formula="of:=[.G55]-[.$B$1]" office:value-type="float" office:value="18.6147131919861" calcext:value-type="float">
            <text:p>18.614713192</text:p>
          </table:table-cell>
          <table:table-cell table:formula="of:=[.$C55]/([.H55]-[.H54])" office:value-type="float" office:value="83149.1865740629" calcext:value-type="float">
            <text:p>83149.1865740629</text:p>
          </table:table-cell>
          <table:table-cell table:formula="of:=[.G55]-[.$B55]" office:value-type="float" office:value="11.9243919849396" calcext:value-type="float">
            <text:p>11.9243919849</text:p>
          </table:table-cell>
          <table:table-cell/>
          <table:table-cell office:value-type="float" office:value="1443067934.47941" calcext:value-type="float">
            <text:p>1443067934.47941</text:p>
          </table:table-cell>
          <table:table-cell table:formula="of:=[.L55]-[.$B55]" office:value-type="float" office:value="11.9243919849396" calcext:value-type="float">
            <text:p>11.9243919849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3067922.59515" calcext:value-type="float">
            <text:p>1443067922.59515</text:p>
          </table:table-cell>
          <table:table-cell office:value-type="float" office:value="4096" calcext:value-type="float">
            <text:p>4096</text:p>
          </table:table-cell>
          <table:table-cell table:formula="of:=[.B56]-[.B$1]" office:value-type="float" office:value="6.73045778274536" calcext:value-type="float">
            <text:p>6.7304577827</text:p>
          </table:table-cell>
          <table:table-cell table:formula="of:=[.C56]/([.D56]-[.D55])" office:value-type="float" office:value="102051.555935727" calcext:value-type="float">
            <text:p>102051.555935727</text:p>
          </table:table-cell>
          <table:table-cell/>
          <table:table-cell office:value-type="float" office:value="1443067934.52864" calcext:value-type="float">
            <text:p>1443067934.52864</text:p>
          </table:table-cell>
          <table:table-cell table:formula="of:=[.G56]-[.$B$1]" office:value-type="float" office:value="18.6639399528503" calcext:value-type="float">
            <text:p>18.6639399529</text:p>
          </table:table-cell>
          <table:table-cell table:formula="of:=[.$C56]/([.H56]-[.H55])" office:value-type="float" office:value="83206.7746909993" calcext:value-type="float">
            <text:p>83206.7746909993</text:p>
          </table:table-cell>
          <table:table-cell table:formula="of:=[.G56]-[.$B56]" office:value-type="float" office:value="11.933482170105" calcext:value-type="float">
            <text:p>11.9334821701</text:p>
          </table:table-cell>
          <table:table-cell/>
          <table:table-cell office:value-type="float" office:value="1443067934.52864" calcext:value-type="float">
            <text:p>1443067934.52864</text:p>
          </table:table-cell>
          <table:table-cell table:formula="of:=[.L56]-[.$B56]" office:value-type="float" office:value="11.933482170105" calcext:value-type="float">
            <text:p>11.9334821701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3067922.63529" calcext:value-type="float">
            <text:p>1443067922.63529</text:p>
          </table:table-cell>
          <table:table-cell office:value-type="float" office:value="4096" calcext:value-type="float">
            <text:p>4096</text:p>
          </table:table-cell>
          <table:table-cell table:formula="of:=[.B57]-[.B$1]" office:value-type="float" office:value="6.77059459686279" calcext:value-type="float">
            <text:p>6.7705945969</text:p>
          </table:table-cell>
          <table:table-cell table:formula="of:=[.C57]/([.D57]-[.D56])" office:value-type="float" office:value="102050.949734475" calcext:value-type="float">
            <text:p>102050.949734475</text:p>
          </table:table-cell>
          <table:table-cell/>
          <table:table-cell office:value-type="float" office:value="1443067934.5779" calcext:value-type="float">
            <text:p>1443067934.5779</text:p>
          </table:table-cell>
          <table:table-cell table:formula="of:=[.G57]-[.$B$1]" office:value-type="float" office:value="18.7132060527802" calcext:value-type="float">
            <text:p>18.7132060528</text:p>
          </table:table-cell>
          <table:table-cell table:formula="of:=[.$C57]/([.H57]-[.H56])" office:value-type="float" office:value="83140.3339382589" calcext:value-type="float">
            <text:p>83140.3339382589</text:p>
          </table:table-cell>
          <table:table-cell table:formula="of:=[.G57]-[.$B57]" office:value-type="float" office:value="11.9426114559174" calcext:value-type="float">
            <text:p>11.9426114559</text:p>
          </table:table-cell>
          <table:table-cell/>
          <table:table-cell office:value-type="float" office:value="1443067934.5779" calcext:value-type="float">
            <text:p>1443067934.5779</text:p>
          </table:table-cell>
          <table:table-cell table:formula="of:=[.L57]-[.$B57]" office:value-type="float" office:value="11.9426114559174" calcext:value-type="float">
            <text:p>11.9426114559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3067922.67542" calcext:value-type="float">
            <text:p>1443067922.67542</text:p>
          </table:table-cell>
          <table:table-cell office:value-type="float" office:value="4096" calcext:value-type="float">
            <text:p>4096</text:p>
          </table:table-cell>
          <table:table-cell table:formula="of:=[.B58]-[.B$1]" office:value-type="float" office:value="6.81072878837585" calcext:value-type="float">
            <text:p>6.8107287884</text:p>
          </table:table-cell>
          <table:table-cell table:formula="of:=[.C58]/([.D58]-[.D57])" office:value-type="float" office:value="102057.618344373" calcext:value-type="float">
            <text:p>102057.618344373</text:p>
          </table:table-cell>
          <table:table-cell/>
          <table:table-cell office:value-type="float" office:value="1443067934.62714" calcext:value-type="float">
            <text:p>1443067934.62714</text:p>
          </table:table-cell>
          <table:table-cell table:formula="of:=[.G58]-[.$B$1]" office:value-type="float" office:value="18.7624492645264" calcext:value-type="float">
            <text:p>18.7624492645</text:p>
          </table:table-cell>
          <table:table-cell table:formula="of:=[.$C58]/([.H58]-[.H57])" office:value-type="float" office:value="83178.977462102" calcext:value-type="float">
            <text:p>83178.977462102</text:p>
          </table:table-cell>
          <table:table-cell table:formula="of:=[.G58]-[.$B58]" office:value-type="float" office:value="11.9517204761505" calcext:value-type="float">
            <text:p>11.9517204762</text:p>
          </table:table-cell>
          <table:table-cell/>
          <table:table-cell office:value-type="float" office:value="1443067934.62714" calcext:value-type="float">
            <text:p>1443067934.62714</text:p>
          </table:table-cell>
          <table:table-cell table:formula="of:=[.L58]-[.$B58]" office:value-type="float" office:value="11.9517204761505" calcext:value-type="float">
            <text:p>11.9517204762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3067922.71559" calcext:value-type="float">
            <text:p>1443067922.71559</text:p>
          </table:table-cell>
          <table:table-cell office:value-type="float" office:value="4096" calcext:value-type="float">
            <text:p>4096</text:p>
          </table:table-cell>
          <table:table-cell table:formula="of:=[.B59]-[.B$1]" office:value-type="float" office:value="6.85089111328125" calcext:value-type="float">
            <text:p>6.8508911133</text:p>
          </table:table-cell>
          <table:table-cell table:formula="of:=[.C59]/([.D59]-[.D58])" office:value-type="float" office:value="101986.127786386" calcext:value-type="float">
            <text:p>101986.127786386</text:p>
          </table:table-cell>
          <table:table-cell/>
          <table:table-cell office:value-type="float" office:value="1443067934.67639" calcext:value-type="float">
            <text:p>1443067934.67639</text:p>
          </table:table-cell>
          <table:table-cell table:formula="of:=[.G59]-[.$B$1]" office:value-type="float" office:value="18.811696767807" calcext:value-type="float">
            <text:p>18.8116967678</text:p>
          </table:table-cell>
          <table:table-cell table:formula="of:=[.$C59]/([.H59]-[.H58])" office:value-type="float" office:value="83171.7290653034" calcext:value-type="float">
            <text:p>83171.7290653034</text:p>
          </table:table-cell>
          <table:table-cell table:formula="of:=[.G59]-[.$B59]" office:value-type="float" office:value="11.9608056545258" calcext:value-type="float">
            <text:p>11.9608056545</text:p>
          </table:table-cell>
          <table:table-cell/>
          <table:table-cell office:value-type="float" office:value="1443067934.67639" calcext:value-type="float">
            <text:p>1443067934.67639</text:p>
          </table:table-cell>
          <table:table-cell table:formula="of:=[.L59]-[.$B59]" office:value-type="float" office:value="11.9608056545258" calcext:value-type="float">
            <text:p>11.9608056545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3067922.75572" calcext:value-type="float">
            <text:p>1443067922.75572</text:p>
          </table:table-cell>
          <table:table-cell office:value-type="float" office:value="4096" calcext:value-type="float">
            <text:p>4096</text:p>
          </table:table-cell>
          <table:table-cell table:formula="of:=[.B60]-[.B$1]" office:value-type="float" office:value="6.89102673530579" calcext:value-type="float">
            <text:p>6.8910267353</text:p>
          </table:table-cell>
          <table:table-cell table:formula="of:=[.C60]/([.D60]-[.D59])" office:value-type="float" office:value="102053.980812755" calcext:value-type="float">
            <text:p>102053.980812755</text:p>
          </table:table-cell>
          <table:table-cell/>
          <table:table-cell office:value-type="float" office:value="1443067934.72563" calcext:value-type="float">
            <text:p>1443067934.72563</text:p>
          </table:table-cell>
          <table:table-cell table:formula="of:=[.G60]-[.$B$1]" office:value-type="float" office:value="18.8609306812286" calcext:value-type="float">
            <text:p>18.8609306812</text:p>
          </table:table-cell>
          <table:table-cell table:formula="of:=[.$C60]/([.H60]-[.H59])" office:value-type="float" office:value="83194.6866567878" calcext:value-type="float">
            <text:p>83194.6866567878</text:p>
          </table:table-cell>
          <table:table-cell table:formula="of:=[.G60]-[.$B60]" office:value-type="float" office:value="11.9699039459229" calcext:value-type="float">
            <text:p>11.9699039459</text:p>
          </table:table-cell>
          <table:table-cell/>
          <table:table-cell office:value-type="float" office:value="1443067934.72563" calcext:value-type="float">
            <text:p>1443067934.72563</text:p>
          </table:table-cell>
          <table:table-cell table:formula="of:=[.L60]-[.$B60]" office:value-type="float" office:value="11.9699039459229" calcext:value-type="float">
            <text:p>11.9699039459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3067922.79585" calcext:value-type="float">
            <text:p>1443067922.79585</text:p>
          </table:table-cell>
          <table:table-cell office:value-type="float" office:value="4096" calcext:value-type="float">
            <text:p>4096</text:p>
          </table:table-cell>
          <table:table-cell table:formula="of:=[.B61]-[.B$1]" office:value-type="float" office:value="6.93115162849426" calcext:value-type="float">
            <text:p>6.9311516285</text:p>
          </table:table-cell>
          <table:table-cell table:formula="of:=[.C61]/([.D61]-[.D60])" office:value-type="float" office:value="102081.268621952" calcext:value-type="float">
            <text:p>102081.268621952</text:p>
          </table:table-cell>
          <table:table-cell/>
          <table:table-cell office:value-type="float" office:value="1443067934.77484" calcext:value-type="float">
            <text:p>1443067934.77484</text:p>
          </table:table-cell>
          <table:table-cell table:formula="of:=[.G61]-[.$B$1]" office:value-type="float" office:value="18.9101417064667" calcext:value-type="float">
            <text:p>18.9101417065</text:p>
          </table:table-cell>
          <table:table-cell table:formula="of:=[.$C61]/([.H61]-[.H60])" office:value-type="float" office:value="83233.3807350562" calcext:value-type="float">
            <text:p>83233.3807350562</text:p>
          </table:table-cell>
          <table:table-cell table:formula="of:=[.G61]-[.$B61]" office:value-type="float" office:value="11.9789900779724" calcext:value-type="float">
            <text:p>11.978990078</text:p>
          </table:table-cell>
          <table:table-cell/>
          <table:table-cell office:value-type="float" office:value="1443067934.77484" calcext:value-type="float">
            <text:p>1443067934.77484</text:p>
          </table:table-cell>
          <table:table-cell table:formula="of:=[.L61]-[.$B61]" office:value-type="float" office:value="11.9789900779724" calcext:value-type="float">
            <text:p>11.978990078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3067922.83598" calcext:value-type="float">
            <text:p>1443067922.83598</text:p>
          </table:table-cell>
          <table:table-cell office:value-type="float" office:value="4096" calcext:value-type="float">
            <text:p>4096</text:p>
          </table:table-cell>
          <table:table-cell table:formula="of:=[.B62]-[.B$1]" office:value-type="float" office:value="6.97128629684448" calcext:value-type="float">
            <text:p>6.9712862968</text:p>
          </table:table-cell>
          <table:table-cell table:formula="of:=[.C62]/([.D62]-[.D61])" office:value-type="float" office:value="102056.405805022" calcext:value-type="float">
            <text:p>102056.405805022</text:p>
          </table:table-cell>
          <table:table-cell/>
          <table:table-cell office:value-type="float" office:value="1443067934.82412" calcext:value-type="float">
            <text:p>1443067934.82412</text:p>
          </table:table-cell>
          <table:table-cell table:formula="of:=[.G62]-[.$B$1]" office:value-type="float" office:value="18.9594218730927" calcext:value-type="float">
            <text:p>18.9594218731</text:p>
          </table:table-cell>
          <table:table-cell table:formula="of:=[.$C62]/([.H62]-[.H61])" office:value-type="float" office:value="83116.6020822851" calcext:value-type="float">
            <text:p>83116.6020822851</text:p>
          </table:table-cell>
          <table:table-cell table:formula="of:=[.G62]-[.$B62]" office:value-type="float" office:value="11.9881355762482" calcext:value-type="float">
            <text:p>11.9881355762</text:p>
          </table:table-cell>
          <table:table-cell/>
          <table:table-cell office:value-type="float" office:value="1443067934.82412" calcext:value-type="float">
            <text:p>1443067934.82412</text:p>
          </table:table-cell>
          <table:table-cell table:formula="of:=[.L62]-[.$B62]" office:value-type="float" office:value="11.9881355762482" calcext:value-type="float">
            <text:p>11.9881355762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3067922.87612" calcext:value-type="float">
            <text:p>1443067922.87612</text:p>
          </table:table-cell>
          <table:table-cell office:value-type="float" office:value="4096" calcext:value-type="float">
            <text:p>4096</text:p>
          </table:table-cell>
          <table:table-cell table:formula="of:=[.B63]-[.B$1]" office:value-type="float" office:value="7.01142191886902" calcext:value-type="float">
            <text:p>7.0114219189</text:p>
          </table:table-cell>
          <table:table-cell table:formula="of:=[.C63]/([.D63]-[.D62])" office:value-type="float" office:value="102053.980812755" calcext:value-type="float">
            <text:p>102053.980812755</text:p>
          </table:table-cell>
          <table:table-cell/>
          <table:table-cell office:value-type="float" office:value="1443067934.87331" calcext:value-type="float">
            <text:p>1443067934.87331</text:p>
          </table:table-cell>
          <table:table-cell table:formula="of:=[.G63]-[.$B$1]" office:value-type="float" office:value="19.0086145401001" calcext:value-type="float">
            <text:p>19.0086145401</text:p>
          </table:table-cell>
          <table:table-cell table:formula="of:=[.$C63]/([.H63]-[.H62])" office:value-type="float" office:value="83264.4426328824" calcext:value-type="float">
            <text:p>83264.4426328824</text:p>
          </table:table-cell>
          <table:table-cell table:formula="of:=[.G63]-[.$B63]" office:value-type="float" office:value="11.9971926212311" calcext:value-type="float">
            <text:p>11.9971926212</text:p>
          </table:table-cell>
          <table:table-cell/>
          <table:table-cell office:value-type="float" office:value="1443067934.87331" calcext:value-type="float">
            <text:p>1443067934.87331</text:p>
          </table:table-cell>
          <table:table-cell table:formula="of:=[.L63]-[.$B63]" office:value-type="float" office:value="11.9971926212311" calcext:value-type="float">
            <text:p>11.9971926212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3067922.91625" calcext:value-type="float">
            <text:p>1443067922.91625</text:p>
          </table:table-cell>
          <table:table-cell office:value-type="float" office:value="4096" calcext:value-type="float">
            <text:p>4096</text:p>
          </table:table-cell>
          <table:table-cell table:formula="of:=[.B64]-[.B$1]" office:value-type="float" office:value="7.05155611038208" calcext:value-type="float">
            <text:p>7.0515561104</text:p>
          </table:table-cell>
          <table:table-cell table:formula="of:=[.C64]/([.D64]-[.D63])" office:value-type="float" office:value="102057.618344373" calcext:value-type="float">
            <text:p>102057.618344373</text:p>
          </table:table-cell>
          <table:table-cell/>
          <table:table-cell office:value-type="float" office:value="1443067934.9226" calcext:value-type="float">
            <text:p>1443067934.9226</text:p>
          </table:table-cell>
          <table:table-cell table:formula="of:=[.G64]-[.$B$1]" office:value-type="float" office:value="19.0579085350037" calcext:value-type="float">
            <text:p>19.057908535</text:p>
          </table:table-cell>
          <table:table-cell table:formula="of:=[.$C64]/([.H64]-[.H63])" office:value-type="float" office:value="83093.2856631553" calcext:value-type="float">
            <text:p>83093.2856631553</text:p>
          </table:table-cell>
          <table:table-cell table:formula="of:=[.G64]-[.$B64]" office:value-type="float" office:value="12.0063524246216" calcext:value-type="float">
            <text:p>12.0063524246</text:p>
          </table:table-cell>
          <table:table-cell/>
          <table:table-cell office:value-type="float" office:value="1443067934.9226" calcext:value-type="float">
            <text:p>1443067934.9226</text:p>
          </table:table-cell>
          <table:table-cell table:formula="of:=[.L64]-[.$B64]" office:value-type="float" office:value="12.0063524246216" calcext:value-type="float">
            <text:p>12.0063524246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3067922.9564" calcext:value-type="float">
            <text:p>1443067922.9564</text:p>
          </table:table-cell>
          <table:table-cell office:value-type="float" office:value="4096" calcext:value-type="float">
            <text:p>4096</text:p>
          </table:table-cell>
          <table:table-cell table:formula="of:=[.B65]-[.B$1]" office:value-type="float" office:value="7.09170413017273" calcext:value-type="float">
            <text:p>7.0917041302</text:p>
          </table:table-cell>
          <table:table-cell table:formula="of:=[.C65]/([.D65]-[.D64])" office:value-type="float" office:value="102022.466397059" calcext:value-type="float">
            <text:p>102022.466397059</text:p>
          </table:table-cell>
          <table:table-cell/>
          <table:table-cell office:value-type="float" office:value="1443067934.97196" calcext:value-type="float">
            <text:p>1443067934.97196</text:p>
          </table:table-cell>
          <table:table-cell table:formula="of:=[.G65]-[.$B$1]" office:value-type="float" office:value="19.1072633266449" calcext:value-type="float">
            <text:p>19.1072633266</text:p>
          </table:table-cell>
          <table:table-cell table:formula="of:=[.$C65]/([.H65]-[.H64])" office:value-type="float" office:value="82990.9288195199" calcext:value-type="float">
            <text:p>82990.9288195199</text:p>
          </table:table-cell>
          <table:table-cell table:formula="of:=[.G65]-[.$B65]" office:value-type="float" office:value="12.0155591964722" calcext:value-type="float">
            <text:p>12.0155591965</text:p>
          </table:table-cell>
          <table:table-cell/>
          <table:table-cell office:value-type="float" office:value="1443067934.97196" calcext:value-type="float">
            <text:p>1443067934.97196</text:p>
          </table:table-cell>
          <table:table-cell table:formula="of:=[.L65]-[.$B65]" office:value-type="float" office:value="12.0155591964722" calcext:value-type="float">
            <text:p>12.015559196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3067922.99654" calcext:value-type="float">
            <text:p>1443067922.99654</text:p>
          </table:table-cell>
          <table:table-cell office:value-type="float" office:value="4096" calcext:value-type="float">
            <text:p>4096</text:p>
          </table:table-cell>
          <table:table-cell table:formula="of:=[.B66]-[.B$1]" office:value-type="float" office:value="7.13184857368469" calcext:value-type="float">
            <text:p>7.1318485737</text:p>
          </table:table-cell>
          <table:table-cell table:formula="of:=[.C66]/([.D66]-[.D65])" office:value-type="float" office:value="102031.555096271" calcext:value-type="float">
            <text:p>102031.555096271</text:p>
          </table:table-cell>
          <table:table-cell/>
          <table:table-cell office:value-type="float" office:value="1443067935.01217" calcext:value-type="float">
            <text:p>1443067935.01217</text:p>
          </table:table-cell>
          <table:table-cell table:formula="of:=[.G66]-[.$B$1]" office:value-type="float" office:value="19.1474711894989" calcext:value-type="float">
            <text:p>19.1474711895</text:p>
          </table:table-cell>
          <table:table-cell table:formula="of:=[.$C66]/([.H66]-[.H65])" office:value-type="float" office:value="101870.622044069" calcext:value-type="float">
            <text:p>101870.622044069</text:p>
          </table:table-cell>
          <table:table-cell table:formula="of:=[.G66]-[.$B66]" office:value-type="float" office:value="12.0156226158142" calcext:value-type="float">
            <text:p>12.0156226158</text:p>
          </table:table-cell>
          <table:table-cell/>
          <table:table-cell office:value-type="float" office:value="1443067935.01217" calcext:value-type="float">
            <text:p>1443067935.01217</text:p>
          </table:table-cell>
          <table:table-cell table:formula="of:=[.L66]-[.$B66]" office:value-type="float" office:value="12.0156226158142" calcext:value-type="float">
            <text:p>12.0156226158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3067923.03757" calcext:value-type="float">
            <text:p>1443067923.03757</text:p>
          </table:table-cell>
          <table:table-cell office:value-type="float" office:value="4096" calcext:value-type="float">
            <text:p>4096</text:p>
          </table:table-cell>
          <table:table-cell table:formula="of:=[.B67]-[.B$1]" office:value-type="float" office:value="7.17287278175354" calcext:value-type="float">
            <text:p>7.1728727818</text:p>
          </table:table-cell>
          <table:table-cell table:formula="of:=[.C67]/([.D67]-[.D66])" office:value-type="float" office:value="99843.4873654602" calcext:value-type="float">
            <text:p>99843.4873654602</text:p>
          </table:table-cell>
          <table:table-cell/>
          <table:table-cell office:value-type="float" office:value="1443067935.05246" calcext:value-type="float">
            <text:p>1443067935.05246</text:p>
          </table:table-cell>
          <table:table-cell table:formula="of:=[.G67]-[.$B$1]" office:value-type="float" office:value="19.1877694129944" calcext:value-type="float">
            <text:p>19.187769413</text:p>
          </table:table-cell>
          <table:table-cell table:formula="of:=[.$C67]/([.H67]-[.H66])" office:value-type="float" office:value="101642.197712737" calcext:value-type="float">
            <text:p>101642.197712737</text:p>
          </table:table-cell>
          <table:table-cell table:formula="of:=[.G67]-[.$B67]" office:value-type="float" office:value="12.0148966312408" calcext:value-type="float">
            <text:p>12.0148966312</text:p>
          </table:table-cell>
          <table:table-cell/>
          <table:table-cell office:value-type="float" office:value="1443067935.05246" calcext:value-type="float">
            <text:p>1443067935.05246</text:p>
          </table:table-cell>
          <table:table-cell table:formula="of:=[.L67]-[.$B67]" office:value-type="float" office:value="12.0148966312408" calcext:value-type="float">
            <text:p>12.0148966312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3067923.0787" calcext:value-type="float">
            <text:p>1443067923.0787</text:p>
          </table:table-cell>
          <table:table-cell office:value-type="float" office:value="4096" calcext:value-type="float">
            <text:p>4096</text:p>
          </table:table-cell>
          <table:table-cell table:formula="of:=[.B68]-[.B$1]" office:value-type="float" office:value="7.21400666236877" calcext:value-type="float">
            <text:p>7.2140066624</text:p>
          </table:table-cell>
          <table:table-cell table:formula="of:=[.C68]/([.D68]-[.D67])" office:value-type="float" office:value="99577.2812760827" calcext:value-type="float">
            <text:p>99577.2812760827</text:p>
          </table:table-cell>
          <table:table-cell/>
          <table:table-cell office:value-type="float" office:value="1443067935.09269" calcext:value-type="float">
            <text:p>1443067935.09269</text:p>
          </table:table-cell>
          <table:table-cell table:formula="of:=[.G68]-[.$B$1]" office:value-type="float" office:value="19.2279901504517" calcext:value-type="float">
            <text:p>19.2279901505</text:p>
          </table:table-cell>
          <table:table-cell table:formula="of:=[.$C68]/([.H68]-[.H67])" office:value-type="float" office:value="101838.013396721" calcext:value-type="float">
            <text:p>101838.013396721</text:p>
          </table:table-cell>
          <table:table-cell table:formula="of:=[.G68]-[.$B68]" office:value-type="float" office:value="12.0139834880829" calcext:value-type="float">
            <text:p>12.0139834881</text:p>
          </table:table-cell>
          <table:table-cell/>
          <table:table-cell office:value-type="float" office:value="1443067935.09269" calcext:value-type="float">
            <text:p>1443067935.09269</text:p>
          </table:table-cell>
          <table:table-cell table:formula="of:=[.L68]-[.$B68]" office:value-type="float" office:value="12.0139834880829" calcext:value-type="float">
            <text:p>12.013983488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3067923.11981" calcext:value-type="float">
            <text:p>1443067923.11981</text:p>
          </table:table-cell>
          <table:table-cell office:value-type="float" office:value="4096" calcext:value-type="float">
            <text:p>4096</text:p>
          </table:table-cell>
          <table:table-cell table:formula="of:=[.B69]-[.B$1]" office:value-type="float" office:value="7.2551109790802" calcext:value-type="float">
            <text:p>7.2551109791</text:p>
          </table:table-cell>
          <table:table-cell table:formula="of:=[.C69]/([.D69]-[.D68])" office:value-type="float" office:value="99648.9013247953" calcext:value-type="float">
            <text:p>99648.9013247953</text:p>
          </table:table-cell>
          <table:table-cell/>
          <table:table-cell office:value-type="float" office:value="1443067935.13304" calcext:value-type="float">
            <text:p>1443067935.13304</text:p>
          </table:table-cell>
          <table:table-cell table:formula="of:=[.G69]-[.$B$1]" office:value-type="float" office:value="19.2683415412903" calcext:value-type="float">
            <text:p>19.2683415413</text:p>
          </table:table-cell>
          <table:table-cell table:formula="of:=[.$C69]/([.H69]-[.H68])" office:value-type="float" office:value="101508.273069969" calcext:value-type="float">
            <text:p>101508.273069969</text:p>
          </table:table-cell>
          <table:table-cell table:formula="of:=[.G69]-[.$B69]" office:value-type="float" office:value="12.0132305622101" calcext:value-type="float">
            <text:p>12.0132305622</text:p>
          </table:table-cell>
          <table:table-cell/>
          <table:table-cell office:value-type="float" office:value="1443067935.13304" calcext:value-type="float">
            <text:p>1443067935.13304</text:p>
          </table:table-cell>
          <table:table-cell table:formula="of:=[.L69]-[.$B69]" office:value-type="float" office:value="12.0132305622101" calcext:value-type="float">
            <text:p>12.0132305622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3067923.16091" calcext:value-type="float">
            <text:p>1443067923.16091</text:p>
          </table:table-cell>
          <table:table-cell office:value-type="float" office:value="4096" calcext:value-type="float">
            <text:p>4096</text:p>
          </table:table-cell>
          <table:table-cell table:formula="of:=[.B70]-[.B$1]" office:value-type="float" office:value="7.29621028900147" calcext:value-type="float">
            <text:p>7.296210289</text:p>
          </table:table-cell>
          <table:table-cell table:formula="of:=[.C70]/([.D70]-[.D69])" office:value-type="float" office:value="99661.0407290742" calcext:value-type="float">
            <text:p>99661.0407290742</text:p>
          </table:table-cell>
          <table:table-cell/>
          <table:table-cell office:value-type="float" office:value="1443067935.17332" calcext:value-type="float">
            <text:p>1443067935.17332</text:p>
          </table:table-cell>
          <table:table-cell table:formula="of:=[.G70]-[.$B$1]" office:value-type="float" office:value="19.3086280822754" calcext:value-type="float">
            <text:p>19.3086280823</text:p>
          </table:table-cell>
          <table:table-cell table:formula="of:=[.$C70]/([.H70]-[.H69])" office:value-type="float" office:value="101671.672470321" calcext:value-type="float">
            <text:p>101671.672470321</text:p>
          </table:table-cell>
          <table:table-cell table:formula="of:=[.G70]-[.$B70]" office:value-type="float" office:value="12.0124177932739" calcext:value-type="float">
            <text:p>12.0124177933</text:p>
          </table:table-cell>
          <table:table-cell/>
          <table:table-cell office:value-type="float" office:value="1443067935.17332" calcext:value-type="float">
            <text:p>1443067935.17332</text:p>
          </table:table-cell>
          <table:table-cell table:formula="of:=[.L70]-[.$B70]" office:value-type="float" office:value="12.0124177932739" calcext:value-type="float">
            <text:p>12.0124177933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3067923.202" calcext:value-type="float">
            <text:p>1443067923.202</text:p>
          </table:table-cell>
          <table:table-cell office:value-type="float" office:value="4096" calcext:value-type="float">
            <text:p>4096</text:p>
          </table:table-cell>
          <table:table-cell table:formula="of:=[.B71]-[.B$1]" office:value-type="float" office:value="7.33730459213257" calcext:value-type="float">
            <text:p>7.3373045921</text:p>
          </table:table-cell>
          <table:table-cell table:formula="of:=[.C71]/([.D71]-[.D70])" office:value-type="float" office:value="99673.1830914007" calcext:value-type="float">
            <text:p>99673.1830914007</text:p>
          </table:table-cell>
          <table:table-cell/>
          <table:table-cell office:value-type="float" office:value="1443067935.21363" calcext:value-type="float">
            <text:p>1443067935.21363</text:p>
          </table:table-cell>
          <table:table-cell table:formula="of:=[.G71]-[.$B$1]" office:value-type="float" office:value="19.3489322662354" calcext:value-type="float">
            <text:p>19.3489322662</text:p>
          </table:table-cell>
          <table:table-cell table:formula="of:=[.$C71]/([.H71]-[.H70])" office:value-type="float" office:value="101627.166153992" calcext:value-type="float">
            <text:p>101627.166153992</text:p>
          </table:table-cell>
          <table:table-cell table:formula="of:=[.G71]-[.$B71]" office:value-type="float" office:value="12.0116276741028" calcext:value-type="float">
            <text:p>12.0116276741</text:p>
          </table:table-cell>
          <table:table-cell/>
          <table:table-cell office:value-type="float" office:value="1443067935.21363" calcext:value-type="float">
            <text:p>1443067935.21363</text:p>
          </table:table-cell>
          <table:table-cell table:formula="of:=[.L71]-[.$B71]" office:value-type="float" office:value="12.0116276741028" calcext:value-type="float">
            <text:p>12.0116276741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3067923.2431" calcext:value-type="float">
            <text:p>1443067923.2431</text:p>
          </table:table-cell>
          <table:table-cell office:value-type="float" office:value="4096" calcext:value-type="float">
            <text:p>4096</text:p>
          </table:table-cell>
          <table:table-cell table:formula="of:=[.B72]-[.B$1]" office:value-type="float" office:value="7.37840342521668" calcext:value-type="float">
            <text:p>7.3784034252</text:p>
          </table:table-cell>
          <table:table-cell table:formula="of:=[.C72]/([.D72]-[.D71])" office:value-type="float" office:value="99662.1970170726" calcext:value-type="float">
            <text:p>99662.1970170726</text:p>
          </table:table-cell>
          <table:table-cell/>
          <table:table-cell office:value-type="float" office:value="1443067935.25392" calcext:value-type="float">
            <text:p>1443067935.25392</text:p>
          </table:table-cell>
          <table:table-cell table:formula="of:=[.G72]-[.$B$1]" office:value-type="float" office:value="19.3892216682434" calcext:value-type="float">
            <text:p>19.3892216682</text:p>
          </table:table-cell>
          <table:table-cell table:formula="of:=[.$C72]/([.H72]-[.H71])" office:value-type="float" office:value="101664.452581871" calcext:value-type="float">
            <text:p>101664.452581871</text:p>
          </table:table-cell>
          <table:table-cell table:formula="of:=[.G72]-[.$B72]" office:value-type="float" office:value="12.0108182430267" calcext:value-type="float">
            <text:p>12.010818243</text:p>
          </table:table-cell>
          <table:table-cell/>
          <table:table-cell office:value-type="float" office:value="1443067935.25392" calcext:value-type="float">
            <text:p>1443067935.25392</text:p>
          </table:table-cell>
          <table:table-cell table:formula="of:=[.L72]-[.$B72]" office:value-type="float" office:value="12.0108182430267" calcext:value-type="float">
            <text:p>12.010818243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3067923.28419" calcext:value-type="float">
            <text:p>1443067923.28419</text:p>
          </table:table-cell>
          <table:table-cell office:value-type="float" office:value="4096" calcext:value-type="float">
            <text:p>4096</text:p>
          </table:table-cell>
          <table:table-cell table:formula="of:=[.B73]-[.B$1]" office:value-type="float" office:value="7.41949820518494" calcext:value-type="float">
            <text:p>7.4194982052</text:p>
          </table:table-cell>
          <table:table-cell table:formula="of:=[.C73]/([.D73]-[.D72])" office:value-type="float" office:value="99672.0265484672" calcext:value-type="float">
            <text:p>99672.0265484672</text:p>
          </table:table-cell>
          <table:table-cell/>
          <table:table-cell office:value-type="float" office:value="1443067935.2942" calcext:value-type="float">
            <text:p>1443067935.2942</text:p>
          </table:table-cell>
          <table:table-cell table:formula="of:=[.G73]-[.$B$1]" office:value-type="float" office:value="19.4295010566711" calcext:value-type="float">
            <text:p>19.4295010567</text:p>
          </table:table-cell>
          <table:table-cell table:formula="of:=[.$C73]/([.H73]-[.H72])" office:value-type="float" office:value="101689.726678663" calcext:value-type="float">
            <text:p>101689.726678663</text:p>
          </table:table-cell>
          <table:table-cell table:formula="of:=[.G73]-[.$B73]" office:value-type="float" office:value="12.0100028514862" calcext:value-type="float">
            <text:p>12.0100028515</text:p>
          </table:table-cell>
          <table:table-cell/>
          <table:table-cell office:value-type="float" office:value="1443067935.2942" calcext:value-type="float">
            <text:p>1443067935.2942</text:p>
          </table:table-cell>
          <table:table-cell table:formula="of:=[.L73]-[.$B73]" office:value-type="float" office:value="12.0100028514862" calcext:value-type="float">
            <text:p>12.0100028515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3067923.32529" calcext:value-type="float">
            <text:p>1443067923.32529</text:p>
          </table:table-cell>
          <table:table-cell office:value-type="float" office:value="4096" calcext:value-type="float">
            <text:p>4096</text:p>
          </table:table-cell>
          <table:table-cell table:formula="of:=[.B74]-[.B$1]" office:value-type="float" office:value="7.4605975151062" calcext:value-type="float">
            <text:p>7.4605975151</text:p>
          </table:table-cell>
          <table:table-cell table:formula="of:=[.C74]/([.D74]-[.D73])" office:value-type="float" office:value="99661.0407290742" calcext:value-type="float">
            <text:p>99661.0407290742</text:p>
          </table:table-cell>
          <table:table-cell/>
          <table:table-cell office:value-type="float" office:value="1443067935.3344" calcext:value-type="float">
            <text:p>1443067935.3344</text:p>
          </table:table-cell>
          <table:table-cell table:formula="of:=[.G74]-[.$B$1]" office:value-type="float" office:value="19.4697079658508" calcext:value-type="float">
            <text:p>19.4697079659</text:p>
          </table:table-cell>
          <table:table-cell table:formula="of:=[.$C74]/([.H74]-[.H73])" office:value-type="float" office:value="101873.038330171" calcext:value-type="float">
            <text:p>101873.038330171</text:p>
          </table:table-cell>
          <table:table-cell table:formula="of:=[.G74]-[.$B74]" office:value-type="float" office:value="12.0091104507446" calcext:value-type="float">
            <text:p>12.0091104507</text:p>
          </table:table-cell>
          <table:table-cell/>
          <table:table-cell office:value-type="float" office:value="1443067935.3344" calcext:value-type="float">
            <text:p>1443067935.3344</text:p>
          </table:table-cell>
          <table:table-cell table:formula="of:=[.L74]-[.$B74]" office:value-type="float" office:value="12.0091104507446" calcext:value-type="float">
            <text:p>12.0091104507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3067923.36639" calcext:value-type="float">
            <text:p>1443067923.36639</text:p>
          </table:table-cell>
          <table:table-cell office:value-type="float" office:value="4096" calcext:value-type="float">
            <text:p>4096</text:p>
          </table:table-cell>
          <table:table-cell table:formula="of:=[.B75]-[.B$1]" office:value-type="float" office:value="7.50169038772583" calcext:value-type="float">
            <text:p>7.5016903877</text:p>
          </table:table-cell>
          <table:table-cell table:formula="of:=[.C75]/([.D75]-[.D74])" office:value-type="float" office:value="99676.6528812458" calcext:value-type="float">
            <text:p>99676.6528812458</text:p>
          </table:table-cell>
          <table:table-cell/>
          <table:table-cell office:value-type="float" office:value="1443067935.37475" calcext:value-type="float">
            <text:p>1443067935.37475</text:p>
          </table:table-cell>
          <table:table-cell table:formula="of:=[.G75]-[.$B$1]" office:value-type="float" office:value="19.5100522041321" calcext:value-type="float">
            <text:p>19.5100522041</text:p>
          </table:table-cell>
          <table:table-cell table:formula="of:=[.$C75]/([.H75]-[.H74])" office:value-type="float" office:value="101526.269288956" calcext:value-type="float">
            <text:p>101526.269288956</text:p>
          </table:table-cell>
          <table:table-cell table:formula="of:=[.G75]-[.$B75]" office:value-type="float" office:value="12.0083618164063" calcext:value-type="float">
            <text:p>12.0083618164</text:p>
          </table:table-cell>
          <table:table-cell/>
          <table:table-cell office:value-type="float" office:value="1443067935.37475" calcext:value-type="float">
            <text:p>1443067935.37475</text:p>
          </table:table-cell>
          <table:table-cell table:formula="of:=[.L75]-[.$B75]" office:value-type="float" office:value="12.0083618164063" calcext:value-type="float">
            <text:p>12.0083618164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3067923.40748" calcext:value-type="float">
            <text:p>1443067923.40748</text:p>
          </table:table-cell>
          <table:table-cell office:value-type="float" office:value="4096" calcext:value-type="float">
            <text:p>4096</text:p>
          </table:table-cell>
          <table:table-cell table:formula="of:=[.B76]-[.B$1]" office:value-type="float" office:value="7.54278802871704" calcext:value-type="float">
            <text:p>7.5427880287</text:p>
          </table:table-cell>
          <table:table-cell table:formula="of:=[.C76]/([.D76]-[.D75])" office:value-type="float" office:value="99665.0878544577" calcext:value-type="float">
            <text:p>99665.0878544577</text:p>
          </table:table-cell>
          <table:table-cell/>
          <table:table-cell office:value-type="float" office:value="1443067935.41504" calcext:value-type="float">
            <text:p>1443067935.41504</text:p>
          </table:table-cell>
          <table:table-cell table:formula="of:=[.G76]-[.$B$1]" office:value-type="float" office:value="19.5503444671631" calcext:value-type="float">
            <text:p>19.5503444672</text:p>
          </table:table-cell>
          <table:table-cell table:formula="of:=[.$C76]/([.H76]-[.H75])" office:value-type="float" office:value="101657.233718742" calcext:value-type="float">
            <text:p>101657.233718742</text:p>
          </table:table-cell>
          <table:table-cell table:formula="of:=[.G76]-[.$B76]" office:value-type="float" office:value="12.007556438446" calcext:value-type="float">
            <text:p>12.0075564384</text:p>
          </table:table-cell>
          <table:table-cell/>
          <table:table-cell office:value-type="float" office:value="1443067935.41504" calcext:value-type="float">
            <text:p>1443067935.41504</text:p>
          </table:table-cell>
          <table:table-cell table:formula="of:=[.L76]-[.$B76]" office:value-type="float" office:value="12.007556438446" calcext:value-type="float">
            <text:p>12.0075564384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3067923.44855" calcext:value-type="float">
            <text:p>1443067923.44855</text:p>
          </table:table-cell>
          <table:table-cell office:value-type="float" office:value="4096" calcext:value-type="float">
            <text:p>4096</text:p>
          </table:table-cell>
          <table:table-cell table:formula="of:=[.B77]-[.B$1]" office:value-type="float" office:value="7.58385038375855" calcext:value-type="float">
            <text:p>7.5838503838</text:p>
          </table:table-cell>
          <table:table-cell table:formula="of:=[.C77]/([.D77]-[.D76])" office:value-type="float" office:value="99750.7326567109" calcext:value-type="float">
            <text:p>99750.7326567109</text:p>
          </table:table-cell>
          <table:table-cell/>
          <table:table-cell office:value-type="float" office:value="1443067935.4553" calcext:value-type="float">
            <text:p>1443067935.4553</text:p>
          </table:table-cell>
          <table:table-cell table:formula="of:=[.G77]-[.$B$1]" office:value-type="float" office:value="19.5906007289886" calcext:value-type="float">
            <text:p>19.590600729</text:p>
          </table:table-cell>
          <table:table-cell table:formula="of:=[.$C77]/([.H77]-[.H76])" office:value-type="float" office:value="101748.145859861" calcext:value-type="float">
            <text:p>101748.145859861</text:p>
          </table:table-cell>
          <table:table-cell table:formula="of:=[.G77]-[.$B77]" office:value-type="float" office:value="12.0067503452301" calcext:value-type="float">
            <text:p>12.0067503452</text:p>
          </table:table-cell>
          <table:table-cell/>
          <table:table-cell office:value-type="float" office:value="1443067935.4553" calcext:value-type="float">
            <text:p>1443067935.4553</text:p>
          </table:table-cell>
          <table:table-cell table:formula="of:=[.L77]-[.$B77]" office:value-type="float" office:value="12.0067503452301" calcext:value-type="float">
            <text:p>12.0067503452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3067923.48964" calcext:value-type="float">
            <text:p>1443067923.48964</text:p>
          </table:table-cell>
          <table:table-cell office:value-type="float" office:value="4096" calcext:value-type="float">
            <text:p>4096</text:p>
          </table:table-cell>
          <table:table-cell table:formula="of:=[.B78]-[.B$1]" office:value-type="float" office:value="7.62494468688965" calcext:value-type="float">
            <text:p>7.6249446869</text:p>
          </table:table-cell>
          <table:table-cell table:formula="of:=[.C78]/([.D78]-[.D77])" office:value-type="float" office:value="99673.1830914007" calcext:value-type="float">
            <text:p>99673.1830914007</text:p>
          </table:table-cell>
          <table:table-cell/>
          <table:table-cell office:value-type="float" office:value="1443067935.49565" calcext:value-type="float">
            <text:p>1443067935.49565</text:p>
          </table:table-cell>
          <table:table-cell table:formula="of:=[.G78]-[.$B$1]" office:value-type="float" office:value="19.6309518814087" calcext:value-type="float">
            <text:p>19.6309518814</text:p>
          </table:table-cell>
          <table:table-cell table:formula="of:=[.$C78]/([.H78]-[.H77])" office:value-type="float" office:value="101508.872841147" calcext:value-type="float">
            <text:p>101508.872841147</text:p>
          </table:table-cell>
          <table:table-cell table:formula="of:=[.G78]-[.$B78]" office:value-type="float" office:value="12.006007194519" calcext:value-type="float">
            <text:p>12.0060071945</text:p>
          </table:table-cell>
          <table:table-cell/>
          <table:table-cell office:value-type="float" office:value="1443067935.49565" calcext:value-type="float">
            <text:p>1443067935.49565</text:p>
          </table:table-cell>
          <table:table-cell table:formula="of:=[.L78]-[.$B78]" office:value-type="float" office:value="12.006007194519" calcext:value-type="float">
            <text:p>12.0060071945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3067923.53075" calcext:value-type="float">
            <text:p>1443067923.53075</text:p>
          </table:table-cell>
          <table:table-cell office:value-type="float" office:value="4096" calcext:value-type="float">
            <text:p>4096</text:p>
          </table:table-cell>
          <table:table-cell table:formula="of:=[.B79]-[.B$1]" office:value-type="float" office:value="7.66605019569397" calcext:value-type="float">
            <text:p>7.6660501957</text:p>
          </table:table-cell>
          <table:table-cell table:formula="of:=[.C79]/([.D79]-[.D78])" office:value-type="float" office:value="99646.0114263176" calcext:value-type="float">
            <text:p>99646.0114263176</text:p>
          </table:table-cell>
          <table:table-cell/>
          <table:table-cell office:value-type="float" office:value="1443067935.53591" calcext:value-type="float">
            <text:p>1443067935.53591</text:p>
          </table:table-cell>
          <table:table-cell table:formula="of:=[.G79]-[.$B$1]" office:value-type="float" office:value="19.6712174415588" calcext:value-type="float">
            <text:p>19.6712174416</text:p>
          </table:table-cell>
          <table:table-cell table:formula="of:=[.$C79]/([.H79]-[.H78])" office:value-type="float" office:value="101724.649669008" calcext:value-type="float">
            <text:p>101724.649669008</text:p>
          </table:table-cell>
          <table:table-cell table:formula="of:=[.G79]-[.$B79]" office:value-type="float" office:value="12.0051672458649" calcext:value-type="float">
            <text:p>12.0051672459</text:p>
          </table:table-cell>
          <table:table-cell/>
          <table:table-cell office:value-type="float" office:value="1443067935.53591" calcext:value-type="float">
            <text:p>1443067935.53591</text:p>
          </table:table-cell>
          <table:table-cell table:formula="of:=[.L79]-[.$B79]" office:value-type="float" office:value="12.0051672458649" calcext:value-type="float">
            <text:p>12.0051672459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3067923.57184" calcext:value-type="float">
            <text:p>1443067923.57184</text:p>
          </table:table-cell>
          <table:table-cell office:value-type="float" office:value="4096" calcext:value-type="float">
            <text:p>4096</text:p>
          </table:table-cell>
          <table:table-cell table:formula="of:=[.B80]-[.B$1]" office:value-type="float" office:value="7.70714592933655" calcext:value-type="float">
            <text:p>7.7071459293</text:p>
          </table:table-cell>
          <table:table-cell table:formula="of:=[.C80]/([.D80]-[.D79])" office:value-type="float" office:value="99669.713543117" calcext:value-type="float">
            <text:p>99669.713543117</text:p>
          </table:table-cell>
          <table:table-cell/>
          <table:table-cell office:value-type="float" office:value="1443067935.5762" calcext:value-type="float">
            <text:p>1443067935.5762</text:p>
          </table:table-cell>
          <table:table-cell table:formula="of:=[.G80]-[.$B$1]" office:value-type="float" office:value="19.7115044593811" calcext:value-type="float">
            <text:p>19.7115044594</text:p>
          </table:table-cell>
          <table:table-cell table:formula="of:=[.$C80]/([.H80]-[.H79])" office:value-type="float" office:value="101670.469084367" calcext:value-type="float">
            <text:p>101670.469084367</text:p>
          </table:table-cell>
          <table:table-cell table:formula="of:=[.G80]-[.$B80]" office:value-type="float" office:value="12.0043585300446" calcext:value-type="float">
            <text:p>12.00435853</text:p>
          </table:table-cell>
          <table:table-cell/>
          <table:table-cell office:value-type="float" office:value="1443067935.5762" calcext:value-type="float">
            <text:p>1443067935.5762</text:p>
          </table:table-cell>
          <table:table-cell table:formula="of:=[.L80]-[.$B80]" office:value-type="float" office:value="12.0043585300446" calcext:value-type="float">
            <text:p>12.00435853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3067923.61294" calcext:value-type="float">
            <text:p>1443067923.61294</text:p>
          </table:table-cell>
          <table:table-cell office:value-type="float" office:value="4096" calcext:value-type="float">
            <text:p>4096</text:p>
          </table:table-cell>
          <table:table-cell table:formula="of:=[.B81]-[.B$1]" office:value-type="float" office:value="7.74824070930481" calcext:value-type="float">
            <text:p>7.7482407093</text:p>
          </table:table-cell>
          <table:table-cell table:formula="of:=[.C81]/([.D81]-[.D80])" office:value-type="float" office:value="99672.0265484672" calcext:value-type="float">
            <text:p>99672.0265484672</text:p>
          </table:table-cell>
          <table:table-cell/>
          <table:table-cell office:value-type="float" office:value="1443067935.6165" calcext:value-type="float">
            <text:p>1443067935.6165</text:p>
          </table:table-cell>
          <table:table-cell table:formula="of:=[.G81]-[.$B$1]" office:value-type="float" office:value="19.7518019676209" calcext:value-type="float">
            <text:p>19.7518019676</text:p>
          </table:table-cell>
          <table:table-cell table:formula="of:=[.$C81]/([.H81]-[.H80])" office:value-type="float" office:value="101644.001798604" calcext:value-type="float">
            <text:p>101644.001798604</text:p>
          </table:table-cell>
          <table:table-cell table:formula="of:=[.G81]-[.$B81]" office:value-type="float" office:value="12.003561258316" calcext:value-type="float">
            <text:p>12.0035612583</text:p>
          </table:table-cell>
          <table:table-cell/>
          <table:table-cell office:value-type="float" office:value="1443067935.6165" calcext:value-type="float">
            <text:p>1443067935.6165</text:p>
          </table:table-cell>
          <table:table-cell table:formula="of:=[.L81]-[.$B81]" office:value-type="float" office:value="12.003561258316" calcext:value-type="float">
            <text:p>12.0035612583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3067923.65403" calcext:value-type="float">
            <text:p>1443067923.65403</text:p>
          </table:table-cell>
          <table:table-cell office:value-type="float" office:value="4096" calcext:value-type="float">
            <text:p>4096</text:p>
          </table:table-cell>
          <table:table-cell table:formula="of:=[.B82]-[.B$1]" office:value-type="float" office:value="7.78933525085449" calcext:value-type="float">
            <text:p>7.7893352509</text:p>
          </table:table-cell>
          <table:table-cell table:formula="of:=[.C82]/([.D82]-[.D81])" office:value-type="float" office:value="99672.604816579" calcext:value-type="float">
            <text:p>99672.604816579</text:p>
          </table:table-cell>
          <table:table-cell/>
          <table:table-cell office:value-type="float" office:value="1443067935.65678" calcext:value-type="float">
            <text:p>1443067935.65678</text:p>
          </table:table-cell>
          <table:table-cell table:formula="of:=[.G82]-[.$B$1]" office:value-type="float" office:value="19.7920866012573" calcext:value-type="float">
            <text:p>19.7920866013</text:p>
          </table:table-cell>
          <table:table-cell table:formula="of:=[.$C82]/([.H82]-[.H81])" office:value-type="float" office:value="101676.486299019" calcext:value-type="float">
            <text:p>101676.486299019</text:p>
          </table:table-cell>
          <table:table-cell table:formula="of:=[.G82]-[.$B82]" office:value-type="float" office:value="12.0027513504028" calcext:value-type="float">
            <text:p>12.0027513504</text:p>
          </table:table-cell>
          <table:table-cell/>
          <table:table-cell office:value-type="float" office:value="1443067935.65678" calcext:value-type="float">
            <text:p>1443067935.65678</text:p>
          </table:table-cell>
          <table:table-cell table:formula="of:=[.L82]-[.$B82]" office:value-type="float" office:value="12.0027513504028" calcext:value-type="float">
            <text:p>12.0027513504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3067923.69513" calcext:value-type="float">
            <text:p>1443067923.69513</text:p>
          </table:table-cell>
          <table:table-cell office:value-type="float" office:value="4096" calcext:value-type="float">
            <text:p>4096</text:p>
          </table:table-cell>
          <table:table-cell table:formula="of:=[.B83]-[.B$1]" office:value-type="float" office:value="7.83043146133423" calcext:value-type="float">
            <text:p>7.8304314613</text:p>
          </table:table-cell>
          <table:table-cell table:formula="of:=[.C83]/([.D83]-[.D82])" office:value-type="float" office:value="99668.5570806985" calcext:value-type="float">
            <text:p>99668.5570806985</text:p>
          </table:table-cell>
          <table:table-cell/>
          <table:table-cell office:value-type="float" office:value="1443067935.69707" calcext:value-type="float">
            <text:p>1443067935.69707</text:p>
          </table:table-cell>
          <table:table-cell table:formula="of:=[.G83]-[.$B$1]" office:value-type="float" office:value="19.8323745727539" calcext:value-type="float">
            <text:p>19.8323745728</text:p>
          </table:table-cell>
          <table:table-cell table:formula="of:=[.$C83]/([.H83]-[.H82])" office:value-type="float" office:value="101668.062397917" calcext:value-type="float">
            <text:p>101668.062397917</text:p>
          </table:table-cell>
          <table:table-cell table:formula="of:=[.G83]-[.$B83]" office:value-type="float" office:value="12.0019431114197" calcext:value-type="float">
            <text:p>12.0019431114</text:p>
          </table:table-cell>
          <table:table-cell/>
          <table:table-cell office:value-type="float" office:value="1443067935.69707" calcext:value-type="float">
            <text:p>1443067935.69707</text:p>
          </table:table-cell>
          <table:table-cell table:formula="of:=[.L83]-[.$B83]" office:value-type="float" office:value="12.0019431114197" calcext:value-type="float">
            <text:p>12.0019431114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3067923.73622" calcext:value-type="float">
            <text:p>1443067923.73622</text:p>
          </table:table-cell>
          <table:table-cell office:value-type="float" office:value="4096" calcext:value-type="float">
            <text:p>4096</text:p>
          </table:table-cell>
          <table:table-cell table:formula="of:=[.B84]-[.B$1]" office:value-type="float" office:value="7.87152814865112" calcext:value-type="float">
            <text:p>7.8715281487</text:p>
          </table:table-cell>
          <table:table-cell table:formula="of:=[.C84]/([.D84]-[.D83])" office:value-type="float" office:value="99667.4006451164" calcext:value-type="float">
            <text:p>99667.4006451164</text:p>
          </table:table-cell>
          <table:table-cell/>
          <table:table-cell office:value-type="float" office:value="1443067935.73736" calcext:value-type="float">
            <text:p>1443067935.73736</text:p>
          </table:table-cell>
          <table:table-cell table:formula="of:=[.G84]-[.$B$1]" office:value-type="float" office:value="19.8726646900177" calcext:value-type="float">
            <text:p>19.87266469</text:p>
          </table:table-cell>
          <table:table-cell table:formula="of:=[.$C84]/([.H84]-[.H83])" office:value-type="float" office:value="101662.647769973" calcext:value-type="float">
            <text:p>101662.647769973</text:p>
          </table:table-cell>
          <table:table-cell table:formula="of:=[.G84]-[.$B84]" office:value-type="float" office:value="12.0011365413666" calcext:value-type="float">
            <text:p>12.0011365414</text:p>
          </table:table-cell>
          <table:table-cell/>
          <table:table-cell office:value-type="float" office:value="1443067935.73736" calcext:value-type="float">
            <text:p>1443067935.73736</text:p>
          </table:table-cell>
          <table:table-cell table:formula="of:=[.L84]-[.$B84]" office:value-type="float" office:value="12.0011365413666" calcext:value-type="float">
            <text:p>12.0011365414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3067923.77733" calcext:value-type="float">
            <text:p>1443067923.77733</text:p>
          </table:table-cell>
          <table:table-cell office:value-type="float" office:value="4096" calcext:value-type="float">
            <text:p>4096</text:p>
          </table:table-cell>
          <table:table-cell table:formula="of:=[.B85]-[.B$1]" office:value-type="float" office:value="7.91263270378113" calcext:value-type="float">
            <text:p>7.9126327038</text:p>
          </table:table-cell>
          <table:table-cell table:formula="of:=[.C85]/([.D85]-[.D84])" office:value-type="float" office:value="99648.3233316899" calcext:value-type="float">
            <text:p>99648.3233316899</text:p>
          </table:table-cell>
          <table:table-cell/>
          <table:table-cell office:value-type="float" office:value="1443067935.77765" calcext:value-type="float">
            <text:p>1443067935.77765</text:p>
          </table:table-cell>
          <table:table-cell table:formula="of:=[.G85]-[.$B$1]" office:value-type="float" office:value="19.9129576683044" calcext:value-type="float">
            <text:p>19.9129576683</text:p>
          </table:table-cell>
          <table:table-cell table:formula="of:=[.$C85]/([.H85]-[.H84])" office:value-type="float" office:value="101655.429163141" calcext:value-type="float">
            <text:p>101655.429163141</text:p>
          </table:table-cell>
          <table:table-cell table:formula="of:=[.G85]-[.$B85]" office:value-type="float" office:value="12.0003249645233" calcext:value-type="float">
            <text:p>12.0003249645</text:p>
          </table:table-cell>
          <table:table-cell/>
          <table:table-cell office:value-type="float" office:value="1443067935.77765" calcext:value-type="float">
            <text:p>1443067935.77765</text:p>
          </table:table-cell>
          <table:table-cell table:formula="of:=[.L85]-[.$B85]" office:value-type="float" office:value="12.0003249645233" calcext:value-type="float">
            <text:p>12.0003249645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3067923.81842" calcext:value-type="float">
            <text:p>1443067923.81842</text:p>
          </table:table-cell>
          <table:table-cell office:value-type="float" office:value="4096" calcext:value-type="float">
            <text:p>4096</text:p>
          </table:table-cell>
          <table:table-cell table:formula="of:=[.B86]-[.B$1]" office:value-type="float" office:value="7.95372867584229" calcext:value-type="float">
            <text:p>7.9537286758</text:p>
          </table:table-cell>
          <table:table-cell table:formula="of:=[.C86]/([.D86]-[.D85])" office:value-type="float" office:value="99669.1353085532" calcext:value-type="float">
            <text:p>99669.1353085532</text:p>
          </table:table-cell>
          <table:table-cell/>
          <table:table-cell office:value-type="float" office:value="1443067935.81792" calcext:value-type="float">
            <text:p>1443067935.81792</text:p>
          </table:table-cell>
          <table:table-cell table:formula="of:=[.G86]-[.$B$1]" office:value-type="float" office:value="19.9532265663147" calcext:value-type="float">
            <text:p>19.9532265663</text:p>
          </table:table-cell>
          <table:table-cell table:formula="of:=[.$C86]/([.H86]-[.H85])" office:value-type="float" office:value="101716.217785672" calcext:value-type="float">
            <text:p>101716.217785672</text:p>
          </table:table-cell>
          <table:table-cell table:formula="of:=[.G86]-[.$B86]" office:value-type="float" office:value="11.9994978904724" calcext:value-type="float">
            <text:p>11.9994978905</text:p>
          </table:table-cell>
          <table:table-cell/>
          <table:table-cell office:value-type="float" office:value="1443067935.81792" calcext:value-type="float">
            <text:p>1443067935.81792</text:p>
          </table:table-cell>
          <table:table-cell table:formula="of:=[.L86]-[.$B86]" office:value-type="float" office:value="11.9994978904724" calcext:value-type="float">
            <text:p>11.9994978905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3067923.85952" calcext:value-type="float">
            <text:p>1443067923.85952</text:p>
          </table:table-cell>
          <table:table-cell office:value-type="float" office:value="4096" calcext:value-type="float">
            <text:p>4096</text:p>
          </table:table-cell>
          <table:table-cell table:formula="of:=[.B87]-[.B$1]" office:value-type="float" office:value="7.9948251247406" calcext:value-type="float">
            <text:p>7.9948251247</text:p>
          </table:table-cell>
          <table:table-cell table:formula="of:=[.C87]/([.D87]-[.D86])" office:value-type="float" office:value="99667.9788595529" calcext:value-type="float">
            <text:p>99667.9788595529</text:p>
          </table:table-cell>
          <table:table-cell/>
          <table:table-cell office:value-type="float" office:value="1443067935.85823" calcext:value-type="float">
            <text:p>1443067935.85823</text:p>
          </table:table-cell>
          <table:table-cell table:formula="of:=[.G87]-[.$B$1]" office:value-type="float" office:value="19.9935312271118" calcext:value-type="float">
            <text:p>19.9935312271</text:p>
          </table:table-cell>
          <table:table-cell table:formula="of:=[.$C87]/([.H87]-[.H86])" office:value-type="float" office:value="101625.963821355" calcext:value-type="float">
            <text:p>101625.963821355</text:p>
          </table:table-cell>
          <table:table-cell table:formula="of:=[.G87]-[.$B87]" office:value-type="float" office:value="11.9987061023712" calcext:value-type="float">
            <text:p>11.9987061024</text:p>
          </table:table-cell>
          <table:table-cell/>
          <table:table-cell office:value-type="float" office:value="1443067935.85823" calcext:value-type="float">
            <text:p>1443067935.85823</text:p>
          </table:table-cell>
          <table:table-cell table:formula="of:=[.L87]-[.$B87]" office:value-type="float" office:value="11.9987061023712" calcext:value-type="float">
            <text:p>11.9987061024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3067923.90062" calcext:value-type="float">
            <text:p>1443067923.90062</text:p>
          </table:table-cell>
          <table:table-cell office:value-type="float" office:value="4096" calcext:value-type="float">
            <text:p>4096</text:p>
          </table:table-cell>
          <table:table-cell table:formula="of:=[.B88]-[.B$1]" office:value-type="float" office:value="8.03592157363892" calcext:value-type="float">
            <text:p>8.0359215736</text:p>
          </table:table-cell>
          <table:table-cell table:formula="of:=[.C88]/([.D88]-[.D87])" office:value-type="float" office:value="99667.9788595529" calcext:value-type="float">
            <text:p>99667.9788595529</text:p>
          </table:table-cell>
          <table:table-cell/>
          <table:table-cell office:value-type="float" office:value="1443067935.89852" calcext:value-type="float">
            <text:p>1443067935.89852</text:p>
          </table:table-cell>
          <table:table-cell table:formula="of:=[.G88]-[.$B$1]" office:value-type="float" office:value="20.0338277816772" calcext:value-type="float">
            <text:p>20.0338277817</text:p>
          </table:table-cell>
          <table:table-cell table:formula="of:=[.$C88]/([.H88]-[.H87])" office:value-type="float" office:value="101646.40734605" calcext:value-type="float">
            <text:p>101646.40734605</text:p>
          </table:table-cell>
          <table:table-cell table:formula="of:=[.G88]-[.$B88]" office:value-type="float" office:value="11.9979062080383" calcext:value-type="float">
            <text:p>11.997906208</text:p>
          </table:table-cell>
          <table:table-cell/>
          <table:table-cell office:value-type="float" office:value="1443067935.89852" calcext:value-type="float">
            <text:p>1443067935.89852</text:p>
          </table:table-cell>
          <table:table-cell table:formula="of:=[.L88]-[.$B88]" office:value-type="float" office:value="11.9979062080383" calcext:value-type="float">
            <text:p>11.997906208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3067923.94169" calcext:value-type="float">
            <text:p>1443067923.94169</text:p>
          </table:table-cell>
          <table:table-cell office:value-type="float" office:value="4096" calcext:value-type="float">
            <text:p>4096</text:p>
          </table:table-cell>
          <table:table-cell table:formula="of:=[.B89]-[.B$1]" office:value-type="float" office:value="8.07699227333069" calcext:value-type="float">
            <text:p>8.0769922733</text:p>
          </table:table-cell>
          <table:table-cell table:formula="of:=[.C89]/([.D89]-[.D88])" office:value-type="float" office:value="99730.4655323546" calcext:value-type="float">
            <text:p>99730.4655323546</text:p>
          </table:table-cell>
          <table:table-cell/>
          <table:table-cell office:value-type="float" office:value="1443067935.93882" calcext:value-type="float">
            <text:p>1443067935.93882</text:p>
          </table:table-cell>
          <table:table-cell table:formula="of:=[.G89]-[.$B$1]" office:value-type="float" office:value="20.0741212368011" calcext:value-type="float">
            <text:p>20.0741212368</text:p>
          </table:table-cell>
          <table:table-cell table:formula="of:=[.$C89]/([.H89]-[.H88])" office:value-type="float" office:value="101654.226161666" calcext:value-type="float">
            <text:p>101654.226161666</text:p>
          </table:table-cell>
          <table:table-cell table:formula="of:=[.G89]-[.$B89]" office:value-type="float" office:value="11.9971289634705" calcext:value-type="float">
            <text:p>11.9971289635</text:p>
          </table:table-cell>
          <table:table-cell/>
          <table:table-cell office:value-type="float" office:value="1443067935.93882" calcext:value-type="float">
            <text:p>1443067935.93882</text:p>
          </table:table-cell>
          <table:table-cell table:formula="of:=[.L89]-[.$B89]" office:value-type="float" office:value="11.9971289634705" calcext:value-type="float">
            <text:p>11.9971289635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3067923.9828" calcext:value-type="float">
            <text:p>1443067923.9828</text:p>
          </table:table-cell>
          <table:table-cell office:value-type="float" office:value="4096" calcext:value-type="float">
            <text:p>4096</text:p>
          </table:table-cell>
          <table:table-cell table:formula="of:=[.B90]-[.B$1]" office:value-type="float" office:value="8.11810803413391" calcext:value-type="float">
            <text:p>8.1181080341</text:p>
          </table:table-cell>
          <table:table-cell table:formula="of:=[.C90]/([.D90]-[.D89])" office:value-type="float" office:value="99621.1652169879" calcext:value-type="float">
            <text:p>99621.1652169879</text:p>
          </table:table-cell>
          <table:table-cell/>
          <table:table-cell office:value-type="float" office:value="1443067935.97915" calcext:value-type="float">
            <text:p>1443067935.97915</text:p>
          </table:table-cell>
          <table:table-cell table:formula="of:=[.G90]-[.$B$1]" office:value-type="float" office:value="20.1144528388977" calcext:value-type="float">
            <text:p>20.1144528389</text:p>
          </table:table-cell>
          <table:table-cell table:formula="of:=[.$C90]/([.H90]-[.H89])" office:value-type="float" office:value="101558.078208592" calcext:value-type="float">
            <text:p>101558.078208592</text:p>
          </table:table-cell>
          <table:table-cell table:formula="of:=[.G90]-[.$B90]" office:value-type="float" office:value="11.9963448047638" calcext:value-type="float">
            <text:p>11.9963448048</text:p>
          </table:table-cell>
          <table:table-cell/>
          <table:table-cell office:value-type="float" office:value="1443067935.97915" calcext:value-type="float">
            <text:p>1443067935.97915</text:p>
          </table:table-cell>
          <table:table-cell table:formula="of:=[.L90]-[.$B90]" office:value-type="float" office:value="11.9963448047638" calcext:value-type="float">
            <text:p>11.9963448048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3067924.02379" calcext:value-type="float">
            <text:p>1443067924.02379</text:p>
          </table:table-cell>
          <table:table-cell office:value-type="float" office:value="4096" calcext:value-type="float">
            <text:p>4096</text:p>
          </table:table-cell>
          <table:table-cell table:formula="of:=[.B91]-[.B$1]" office:value-type="float" office:value="8.15909147262573" calcext:value-type="float">
            <text:p>8.1590914726</text:p>
          </table:table-cell>
          <table:table-cell table:formula="of:=[.C91]/([.D91]-[.D90])" office:value-type="float" office:value="99942.8098454307" calcext:value-type="float">
            <text:p>99942.8098454307</text:p>
          </table:table-cell>
          <table:table-cell/>
          <table:table-cell office:value-type="float" office:value="1443067936.0161" calcext:value-type="float">
            <text:p>1443067936.0161</text:p>
          </table:table-cell>
          <table:table-cell table:formula="of:=[.G91]-[.$B$1]" office:value-type="float" office:value="20.1514029502869" calcext:value-type="float">
            <text:p>20.1514029503</text:p>
          </table:table-cell>
          <table:table-cell table:formula="of:=[.$C91]/([.H91]-[.H90])" office:value-type="float" office:value="110852.16920893" calcext:value-type="float">
            <text:p>110852.16920893</text:p>
          </table:table-cell>
          <table:table-cell table:formula="of:=[.G91]-[.$B91]" office:value-type="float" office:value="11.9923114776611" calcext:value-type="float">
            <text:p>11.9923114777</text:p>
          </table:table-cell>
          <table:table-cell/>
          <table:table-cell office:value-type="float" office:value="1443067936.0161" calcext:value-type="float">
            <text:p>1443067936.0161</text:p>
          </table:table-cell>
          <table:table-cell table:formula="of:=[.L91]-[.$B91]" office:value-type="float" office:value="11.9923114776611" calcext:value-type="float">
            <text:p>11.9923114777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3067924.06468" calcext:value-type="float">
            <text:p>1443067924.06468</text:p>
          </table:table-cell>
          <table:table-cell office:value-type="float" office:value="4096" calcext:value-type="float">
            <text:p>4096</text:p>
          </table:table-cell>
          <table:table-cell table:formula="of:=[.B92]-[.B$1]" office:value-type="float" office:value="8.1999831199646" calcext:value-type="float">
            <text:p>8.19998312</text:p>
          </table:table-cell>
          <table:table-cell table:formula="of:=[.C92]/([.D92]-[.D91])" office:value-type="float" office:value="100167.155557629" calcext:value-type="float">
            <text:p>100167.155557629</text:p>
          </table:table-cell>
          <table:table-cell/>
          <table:table-cell office:value-type="float" office:value="1443067936.05292" calcext:value-type="float">
            <text:p>1443067936.05292</text:p>
          </table:table-cell>
          <table:table-cell table:formula="of:=[.G92]-[.$B$1]" office:value-type="float" office:value="20.188223361969" calcext:value-type="float">
            <text:p>20.188223362</text:p>
          </table:table-cell>
          <table:table-cell table:formula="of:=[.$C92]/([.H92]-[.H91])" office:value-type="float" office:value="111242.645393561" calcext:value-type="float">
            <text:p>111242.645393561</text:p>
          </table:table-cell>
          <table:table-cell table:formula="of:=[.G92]-[.$B92]" office:value-type="float" office:value="11.9882402420044" calcext:value-type="float">
            <text:p>11.988240242</text:p>
          </table:table-cell>
          <table:table-cell/>
          <table:table-cell office:value-type="float" office:value="1443067936.05292" calcext:value-type="float">
            <text:p>1443067936.05292</text:p>
          </table:table-cell>
          <table:table-cell table:formula="of:=[.L92]-[.$B92]" office:value-type="float" office:value="11.9882402420044" calcext:value-type="float">
            <text:p>11.988240242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3067924.10557" calcext:value-type="float">
            <text:p>1443067924.10557</text:p>
          </table:table-cell>
          <table:table-cell office:value-type="float" office:value="4096" calcext:value-type="float">
            <text:p>4096</text:p>
          </table:table-cell>
          <table:table-cell table:formula="of:=[.B93]-[.B$1]" office:value-type="float" office:value="8.24087333679199" calcext:value-type="float">
            <text:p>8.2408733368</text:p>
          </table:table-cell>
          <table:table-cell table:formula="of:=[.C93]/([.D93]-[.D92])" office:value-type="float" office:value="100170.659825312" calcext:value-type="float">
            <text:p>100170.659825312</text:p>
          </table:table-cell>
          <table:table-cell/>
          <table:table-cell office:value-type="float" office:value="1443067936.0899" calcext:value-type="float">
            <text:p>1443067936.0899</text:p>
          </table:table-cell>
          <table:table-cell table:formula="of:=[.G93]-[.$B$1]" office:value-type="float" office:value="20.2252042293549" calcext:value-type="float">
            <text:p>20.2252042294</text:p>
          </table:table-cell>
          <table:table-cell table:formula="of:=[.$C93]/([.H93]-[.H92])" office:value-type="float" office:value="110759.976429479" calcext:value-type="float">
            <text:p>110759.976429479</text:p>
          </table:table-cell>
          <table:table-cell table:formula="of:=[.G93]-[.$B93]" office:value-type="float" office:value="11.9843308925629" calcext:value-type="float">
            <text:p>11.9843308926</text:p>
          </table:table-cell>
          <table:table-cell/>
          <table:table-cell office:value-type="float" office:value="1443067936.0899" calcext:value-type="float">
            <text:p>1443067936.0899</text:p>
          </table:table-cell>
          <table:table-cell table:formula="of:=[.L93]-[.$B93]" office:value-type="float" office:value="11.9843308925629" calcext:value-type="float">
            <text:p>11.9843308926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3067924.14646" calcext:value-type="float">
            <text:p>1443067924.14646</text:p>
          </table:table-cell>
          <table:table-cell office:value-type="float" office:value="4096" calcext:value-type="float">
            <text:p>4096</text:p>
          </table:table-cell>
          <table:table-cell table:formula="of:=[.B94]-[.B$1]" office:value-type="float" office:value="8.28176832199097" calcext:value-type="float">
            <text:p>8.281768322</text:p>
          </table:table-cell>
          <table:table-cell table:formula="of:=[.C94]/([.D94]-[.D93])" office:value-type="float" office:value="100158.979886431" calcext:value-type="float">
            <text:p>100158.979886431</text:p>
          </table:table-cell>
          <table:table-cell/>
          <table:table-cell office:value-type="float" office:value="1443067936.12681" calcext:value-type="float">
            <text:p>1443067936.12681</text:p>
          </table:table-cell>
          <table:table-cell table:formula="of:=[.G94]-[.$B$1]" office:value-type="float" office:value="20.26211810112" calcext:value-type="float">
            <text:p>20.2621181011</text:p>
          </table:table-cell>
          <table:table-cell table:formula="of:=[.$C94]/([.H94]-[.H93])" office:value-type="float" office:value="110960.996615599" calcext:value-type="float">
            <text:p>110960.996615599</text:p>
          </table:table-cell>
          <table:table-cell table:formula="of:=[.G94]-[.$B94]" office:value-type="float" office:value="11.980349779129" calcext:value-type="float">
            <text:p>11.9803497791</text:p>
          </table:table-cell>
          <table:table-cell/>
          <table:table-cell office:value-type="float" office:value="1443067936.12681" calcext:value-type="float">
            <text:p>1443067936.12681</text:p>
          </table:table-cell>
          <table:table-cell table:formula="of:=[.L94]-[.$B94]" office:value-type="float" office:value="11.980349779129" calcext:value-type="float">
            <text:p>11.980349779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3067924.18736" calcext:value-type="float">
            <text:p>1443067924.18736</text:p>
          </table:table-cell>
          <table:table-cell office:value-type="float" office:value="4096" calcext:value-type="float">
            <text:p>4096</text:p>
          </table:table-cell>
          <table:table-cell table:formula="of:=[.B95]-[.B$1]" office:value-type="float" office:value="8.32266163825989" calcext:value-type="float">
            <text:p>8.3226616383</text:p>
          </table:table-cell>
          <table:table-cell table:formula="of:=[.C95]/([.D95]-[.D94])" office:value-type="float" office:value="100163.067555198" calcext:value-type="float">
            <text:p>100163.067555198</text:p>
          </table:table-cell>
          <table:table-cell/>
          <table:table-cell office:value-type="float" office:value="1443067936.16378" calcext:value-type="float">
            <text:p>1443067936.16378</text:p>
          </table:table-cell>
          <table:table-cell table:formula="of:=[.G95]-[.$B$1]" office:value-type="float" office:value="20.2990822792053" calcext:value-type="float">
            <text:p>20.2990822792</text:p>
          </table:table-cell>
          <table:table-cell table:formula="of:=[.$C95]/([.H95]-[.H94])" office:value-type="float" office:value="110809.984481324" calcext:value-type="float">
            <text:p>110809.984481324</text:p>
          </table:table-cell>
          <table:table-cell table:formula="of:=[.G95]-[.$B95]" office:value-type="float" office:value="11.9764206409454" calcext:value-type="float">
            <text:p>11.9764206409</text:p>
          </table:table-cell>
          <table:table-cell/>
          <table:table-cell office:value-type="float" office:value="1443067936.16378" calcext:value-type="float">
            <text:p>1443067936.16378</text:p>
          </table:table-cell>
          <table:table-cell table:formula="of:=[.L95]-[.$B95]" office:value-type="float" office:value="11.9764206409454" calcext:value-type="float">
            <text:p>11.9764206409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3067924.22825" calcext:value-type="float">
            <text:p>1443067924.22825</text:p>
          </table:table-cell>
          <table:table-cell office:value-type="float" office:value="4096" calcext:value-type="float">
            <text:p>4096</text:p>
          </table:table-cell>
          <table:table-cell table:formula="of:=[.B96]-[.B$1]" office:value-type="float" office:value="8.36355781555176" calcext:value-type="float">
            <text:p>8.3635578156</text:p>
          </table:table-cell>
          <table:table-cell table:formula="of:=[.C96]/([.D96]-[.D95])" office:value-type="float" office:value="100156.060327288" calcext:value-type="float">
            <text:p>100156.060327288</text:p>
          </table:table-cell>
          <table:table-cell/>
          <table:table-cell office:value-type="float" office:value="1443067936.20069" calcext:value-type="float">
            <text:p>1443067936.20069</text:p>
          </table:table-cell>
          <table:table-cell table:formula="of:=[.G96]-[.$B$1]" office:value-type="float" office:value="20.3359994888306" calcext:value-type="float">
            <text:p>20.3359994888</text:p>
          </table:table-cell>
          <table:table-cell table:formula="of:=[.$C96]/([.H96]-[.H95])" office:value-type="float" office:value="110950.964105346" calcext:value-type="float">
            <text:p>110950.964105346</text:p>
          </table:table-cell>
          <table:table-cell table:formula="of:=[.G96]-[.$B96]" office:value-type="float" office:value="11.9724416732788" calcext:value-type="float">
            <text:p>11.9724416733</text:p>
          </table:table-cell>
          <table:table-cell/>
          <table:table-cell office:value-type="float" office:value="1443067936.20069" calcext:value-type="float">
            <text:p>1443067936.20069</text:p>
          </table:table-cell>
          <table:table-cell table:formula="of:=[.L96]-[.$B96]" office:value-type="float" office:value="11.9724416732788" calcext:value-type="float">
            <text:p>11.9724416733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3067924.26917" calcext:value-type="float">
            <text:p>1443067924.26917</text:p>
          </table:table-cell>
          <table:table-cell office:value-type="float" office:value="4096" calcext:value-type="float">
            <text:p>4096</text:p>
          </table:table-cell>
          <table:table-cell table:formula="of:=[.B97]-[.B$1]" office:value-type="float" office:value="8.4044725894928" calcext:value-type="float">
            <text:p>8.4044725895</text:p>
          </table:table-cell>
          <table:table-cell table:formula="of:=[.C97]/([.D97]-[.D96])" office:value-type="float" office:value="100110.537232896" calcext:value-type="float">
            <text:p>100110.537232896</text:p>
          </table:table-cell>
          <table:table-cell/>
          <table:table-cell office:value-type="float" office:value="1443067936.23763" calcext:value-type="float">
            <text:p>1443067936.23763</text:p>
          </table:table-cell>
          <table:table-cell table:formula="of:=[.G97]-[.$B$1]" office:value-type="float" office:value="20.3729321956635" calcext:value-type="float">
            <text:p>20.3729321957</text:p>
          </table:table-cell>
          <table:table-cell table:formula="of:=[.$C97]/([.H97]-[.H96])" office:value-type="float" office:value="110904.408348235" calcext:value-type="float">
            <text:p>110904.408348235</text:p>
          </table:table-cell>
          <table:table-cell table:formula="of:=[.G97]-[.$B97]" office:value-type="float" office:value="11.9684596061707" calcext:value-type="float">
            <text:p>11.9684596062</text:p>
          </table:table-cell>
          <table:table-cell/>
          <table:table-cell office:value-type="float" office:value="1443067936.23763" calcext:value-type="float">
            <text:p>1443067936.23763</text:p>
          </table:table-cell>
          <table:table-cell table:formula="of:=[.L97]-[.$B97]" office:value-type="float" office:value="11.9684596061707" calcext:value-type="float">
            <text:p>11.9684596062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3067924.31007" calcext:value-type="float">
            <text:p>1443067924.31007</text:p>
          </table:table-cell>
          <table:table-cell office:value-type="float" office:value="4096" calcext:value-type="float">
            <text:p>4096</text:p>
          </table:table-cell>
          <table:table-cell table:formula="of:=[.B98]-[.B$1]" office:value-type="float" office:value="8.44537115097046" calcext:value-type="float">
            <text:p>8.445371151</text:p>
          </table:table-cell>
          <table:table-cell table:formula="of:=[.C98]/([.D98]-[.D97])" office:value-type="float" office:value="100150.221719589" calcext:value-type="float">
            <text:p>100150.221719589</text:p>
          </table:table-cell>
          <table:table-cell/>
          <table:table-cell office:value-type="float" office:value="1443067936.27456" calcext:value-type="float">
            <text:p>1443067936.27456</text:p>
          </table:table-cell>
          <table:table-cell table:formula="of:=[.G98]-[.$B$1]" office:value-type="float" office:value="20.4098682403564" calcext:value-type="float">
            <text:p>20.4098682404</text:p>
          </table:table-cell>
          <table:table-cell table:formula="of:=[.$C98]/([.H98]-[.H97])" office:value-type="float" office:value="110894.386067738" calcext:value-type="float">
            <text:p>110894.386067738</text:p>
          </table:table-cell>
          <table:table-cell table:formula="of:=[.G98]-[.$B98]" office:value-type="float" office:value="11.964497089386" calcext:value-type="float">
            <text:p>11.9644970894</text:p>
          </table:table-cell>
          <table:table-cell/>
          <table:table-cell office:value-type="float" office:value="1443067936.27456" calcext:value-type="float">
            <text:p>1443067936.27456</text:p>
          </table:table-cell>
          <table:table-cell table:formula="of:=[.L98]-[.$B98]" office:value-type="float" office:value="11.964497089386" calcext:value-type="float">
            <text:p>11.9644970894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3067924.35096" calcext:value-type="float">
            <text:p>1443067924.35096</text:p>
          </table:table-cell>
          <table:table-cell office:value-type="float" office:value="4096" calcext:value-type="float">
            <text:p>4096</text:p>
          </table:table-cell>
          <table:table-cell table:formula="of:=[.B99]-[.B$1]" office:value-type="float" office:value="8.48626232147217" calcext:value-type="float">
            <text:p>8.4862623215</text:p>
          </table:table-cell>
          <table:table-cell table:formula="of:=[.C99]/([.D99]-[.D98])" office:value-type="float" office:value="100168.323619614" calcext:value-type="float">
            <text:p>100168.323619614</text:p>
          </table:table-cell>
          <table:table-cell/>
          <table:table-cell office:value-type="float" office:value="1443067936.3115" calcext:value-type="float">
            <text:p>1443067936.3115</text:p>
          </table:table-cell>
          <table:table-cell table:formula="of:=[.G99]-[.$B$1]" office:value-type="float" office:value="20.4468050003052" calcext:value-type="float">
            <text:p>20.4468050003</text:p>
          </table:table-cell>
          <table:table-cell table:formula="of:=[.$C99]/([.H99]-[.H98])" office:value-type="float" office:value="110892.238671865" calcext:value-type="float">
            <text:p>110892.238671865</text:p>
          </table:table-cell>
          <table:table-cell table:formula="of:=[.G99]-[.$B99]" office:value-type="float" office:value="11.960542678833" calcext:value-type="float">
            <text:p>11.9605426788</text:p>
          </table:table-cell>
          <table:table-cell/>
          <table:table-cell office:value-type="float" office:value="1443067936.3115" calcext:value-type="float">
            <text:p>1443067936.3115</text:p>
          </table:table-cell>
          <table:table-cell table:formula="of:=[.L99]-[.$B99]" office:value-type="float" office:value="11.960542678833" calcext:value-type="float">
            <text:p>11.9605426788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3067924.39186" calcext:value-type="float">
            <text:p>1443067924.39186</text:p>
          </table:table-cell>
          <table:table-cell office:value-type="float" office:value="4096" calcext:value-type="float">
            <text:p>4096</text:p>
          </table:table-cell>
          <table:table-cell table:formula="of:=[.B100]-[.B$1]" office:value-type="float" office:value="8.52716016769409" calcext:value-type="float">
            <text:p>8.5271601677</text:p>
          </table:table-cell>
          <table:table-cell table:formula="of:=[.C100]/([.D100]-[.D99])" office:value-type="float" office:value="100151.973230421" calcext:value-type="float">
            <text:p>100151.973230421</text:p>
          </table:table-cell>
          <table:table-cell/>
          <table:table-cell office:value-type="float" office:value="1443067936.34843" calcext:value-type="float">
            <text:p>1443067936.34843</text:p>
          </table:table-cell>
          <table:table-cell table:formula="of:=[.G100]-[.$B$1]" office:value-type="float" office:value="20.4837334156036" calcext:value-type="float">
            <text:p>20.4837334156</text:p>
          </table:table-cell>
          <table:table-cell table:formula="of:=[.$C100]/([.H100]-[.H99])" office:value-type="float" office:value="110917.296799644" calcext:value-type="float">
            <text:p>110917.296799644</text:p>
          </table:table-cell>
          <table:table-cell table:formula="of:=[.G100]-[.$B100]" office:value-type="float" office:value="11.9565732479095" calcext:value-type="float">
            <text:p>11.9565732479</text:p>
          </table:table-cell>
          <table:table-cell/>
          <table:table-cell office:value-type="float" office:value="1443067936.34843" calcext:value-type="float">
            <text:p>1443067936.34843</text:p>
          </table:table-cell>
          <table:table-cell table:formula="of:=[.L100]-[.$B100]" office:value-type="float" office:value="11.9565732479095" calcext:value-type="float">
            <text:p>11.956573247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3067924.43275" calcext:value-type="float">
            <text:p>1443067924.43275</text:p>
          </table:table-cell>
          <table:table-cell office:value-type="float" office:value="4096" calcext:value-type="float">
            <text:p>4096</text:p>
          </table:table-cell>
          <table:table-cell table:formula="of:=[.B101]-[.B$1]" office:value-type="float" office:value="8.56805777549744" calcext:value-type="float">
            <text:p>8.5680577755</text:p>
          </table:table-cell>
          <table:table-cell table:formula="of:=[.C101]/([.D101]-[.D100])" office:value-type="float" office:value="100152.55708098" calcext:value-type="float">
            <text:p>100152.55708098</text:p>
          </table:table-cell>
          <table:table-cell/>
          <table:table-cell office:value-type="float" office:value="1443067936.38528" calcext:value-type="float">
            <text:p>1443067936.38528</text:p>
          </table:table-cell>
          <table:table-cell table:formula="of:=[.G101]-[.$B$1]" office:value-type="float" office:value="20.5205800533295" calcext:value-type="float">
            <text:p>20.5205800533</text:p>
          </table:table-cell>
          <table:table-cell table:formula="of:=[.$C101]/([.H101]-[.H100])" office:value-type="float" office:value="111163.467084234" calcext:value-type="float">
            <text:p>111163.467084234</text:p>
          </table:table-cell>
          <table:table-cell table:formula="of:=[.G101]-[.$B101]" office:value-type="float" office:value="11.952522277832" calcext:value-type="float">
            <text:p>11.9525222778</text:p>
          </table:table-cell>
          <table:table-cell/>
          <table:table-cell office:value-type="float" office:value="1443067936.38528" calcext:value-type="float">
            <text:p>1443067936.38528</text:p>
          </table:table-cell>
          <table:table-cell table:formula="of:=[.L101]-[.$B101]" office:value-type="float" office:value="11.952522277832" calcext:value-type="float">
            <text:p>11.9525222778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3067924.47365" calcext:value-type="float">
            <text:p>1443067924.47365</text:p>
          </table:table-cell>
          <table:table-cell office:value-type="float" office:value="4096" calcext:value-type="float">
            <text:p>4096</text:p>
          </table:table-cell>
          <table:table-cell table:formula="of:=[.B102]-[.B$1]" office:value-type="float" office:value="8.6089551448822" calcext:value-type="float">
            <text:p>8.6089551449</text:p>
          </table:table-cell>
          <table:table-cell table:formula="of:=[.C102]/([.D102]-[.D101])" office:value-type="float" office:value="100153.140938345" calcext:value-type="float">
            <text:p>100153.140938345</text:p>
          </table:table-cell>
          <table:table-cell/>
          <table:table-cell office:value-type="float" office:value="1443067936.42223" calcext:value-type="float">
            <text:p>1443067936.42223</text:p>
          </table:table-cell>
          <table:table-cell table:formula="of:=[.G102]-[.$B$1]" office:value-type="float" office:value="20.5575358867645" calcext:value-type="float">
            <text:p>20.5575358868</text:p>
          </table:table-cell>
          <table:table-cell table:formula="of:=[.$C102]/([.H102]-[.H101])" office:value-type="float" office:value="110835.005445021" calcext:value-type="float">
            <text:p>110835.005445021</text:p>
          </table:table-cell>
          <table:table-cell table:formula="of:=[.G102]-[.$B102]" office:value-type="float" office:value="11.9485807418823" calcext:value-type="float">
            <text:p>11.9485807419</text:p>
          </table:table-cell>
          <table:table-cell/>
          <table:table-cell office:value-type="float" office:value="1443067936.42223" calcext:value-type="float">
            <text:p>1443067936.42223</text:p>
          </table:table-cell>
          <table:table-cell table:formula="of:=[.L102]-[.$B102]" office:value-type="float" office:value="11.9485807418823" calcext:value-type="float">
            <text:p>11.9485807419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3067924.51456" calcext:value-type="float">
            <text:p>1443067924.51456</text:p>
          </table:table-cell>
          <table:table-cell office:value-type="float" office:value="4096" calcext:value-type="float">
            <text:p>4096</text:p>
          </table:table-cell>
          <table:table-cell table:formula="of:=[.B103]-[.B$1]" office:value-type="float" office:value="8.64986634254456" calcext:value-type="float">
            <text:p>8.6498663425</text:p>
          </table:table-cell>
          <table:table-cell table:formula="of:=[.C103]/([.D103]-[.D102])" office:value-type="float" office:value="100119.288459969" calcext:value-type="float">
            <text:p>100119.288459969</text:p>
          </table:table-cell>
          <table:table-cell/>
          <table:table-cell office:value-type="float" office:value="1443067936.45924" calcext:value-type="float">
            <text:p>1443067936.45924</text:p>
          </table:table-cell>
          <table:table-cell table:formula="of:=[.G103]-[.$B$1]" office:value-type="float" office:value="20.5945472717285" calcext:value-type="float">
            <text:p>20.5945472717</text:p>
          </table:table-cell>
          <table:table-cell table:formula="of:=[.$C103]/([.H103]-[.H102])" office:value-type="float" office:value="110668.649767774" calcext:value-type="float">
            <text:p>110668.649767774</text:p>
          </table:table-cell>
          <table:table-cell table:formula="of:=[.G103]-[.$B103]" office:value-type="float" office:value="11.944680929184" calcext:value-type="float">
            <text:p>11.9446809292</text:p>
          </table:table-cell>
          <table:table-cell/>
          <table:table-cell office:value-type="float" office:value="1443067936.45924" calcext:value-type="float">
            <text:p>1443067936.45924</text:p>
          </table:table-cell>
          <table:table-cell table:formula="of:=[.L103]-[.$B103]" office:value-type="float" office:value="11.944680929184" calcext:value-type="float">
            <text:p>11.9446809292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3067924.55546" calcext:value-type="float">
            <text:p>1443067924.55546</text:p>
          </table:table-cell>
          <table:table-cell office:value-type="float" office:value="4096" calcext:value-type="float">
            <text:p>4096</text:p>
          </table:table-cell>
          <table:table-cell table:formula="of:=[.B104]-[.B$1]" office:value-type="float" office:value="8.69076180458069" calcext:value-type="float">
            <text:p>8.6907618046</text:p>
          </table:table-cell>
          <table:table-cell table:formula="of:=[.C104]/([.D104]-[.D103])" office:value-type="float" office:value="100157.812042349" calcext:value-type="float">
            <text:p>100157.812042349</text:p>
          </table:table-cell>
          <table:table-cell/>
          <table:table-cell office:value-type="float" office:value="1443067936.49618" calcext:value-type="float">
            <text:p>1443067936.49618</text:p>
          </table:table-cell>
          <table:table-cell table:formula="of:=[.G104]-[.$B$1]" office:value-type="float" office:value="20.6314852237701" calcext:value-type="float">
            <text:p>20.6314852238</text:p>
          </table:table-cell>
          <table:table-cell table:formula="of:=[.$C104]/([.H104]-[.H103])" office:value-type="float" office:value="110888.65986355" calcext:value-type="float">
            <text:p>110888.65986355</text:p>
          </table:table-cell>
          <table:table-cell table:formula="of:=[.G104]-[.$B104]" office:value-type="float" office:value="11.9407234191895" calcext:value-type="float">
            <text:p>11.9407234192</text:p>
          </table:table-cell>
          <table:table-cell/>
          <table:table-cell office:value-type="float" office:value="1443067936.49618" calcext:value-type="float">
            <text:p>1443067936.49618</text:p>
          </table:table-cell>
          <table:table-cell table:formula="of:=[.L104]-[.$B104]" office:value-type="float" office:value="11.9407234191895" calcext:value-type="float">
            <text:p>11.9407234192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3067924.59635" calcext:value-type="float">
            <text:p>1443067924.59635</text:p>
          </table:table-cell>
          <table:table-cell office:value-type="float" office:value="4096" calcext:value-type="float">
            <text:p>4096</text:p>
          </table:table-cell>
          <table:table-cell table:formula="of:=[.B105]-[.B$1]" office:value-type="float" office:value="8.73165082931519" calcext:value-type="float">
            <text:p>8.7316508293</text:p>
          </table:table-cell>
          <table:table-cell table:formula="of:=[.C105]/([.D105]-[.D104])" office:value-type="float" office:value="100173.580235684" calcext:value-type="float">
            <text:p>100173.580235684</text:p>
          </table:table-cell>
          <table:table-cell/>
          <table:table-cell office:value-type="float" office:value="1443067936.53311" calcext:value-type="float">
            <text:p>1443067936.53311</text:p>
          </table:table-cell>
          <table:table-cell table:formula="of:=[.G105]-[.$B$1]" office:value-type="float" office:value="20.6684095859528" calcext:value-type="float">
            <text:p>20.668409586</text:p>
          </table:table-cell>
          <table:table-cell table:formula="of:=[.$C105]/([.H105]-[.H104])" office:value-type="float" office:value="110929.471976858" calcext:value-type="float">
            <text:p>110929.471976858</text:p>
          </table:table-cell>
          <table:table-cell table:formula="of:=[.G105]-[.$B105]" office:value-type="float" office:value="11.9367587566376" calcext:value-type="float">
            <text:p>11.9367587566</text:p>
          </table:table-cell>
          <table:table-cell/>
          <table:table-cell office:value-type="float" office:value="1443067936.53311" calcext:value-type="float">
            <text:p>1443067936.53311</text:p>
          </table:table-cell>
          <table:table-cell table:formula="of:=[.L105]-[.$B105]" office:value-type="float" office:value="11.9367587566376" calcext:value-type="float">
            <text:p>11.9367587566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3067924.63725" calcext:value-type="float">
            <text:p>1443067924.63725</text:p>
          </table:table-cell>
          <table:table-cell office:value-type="float" office:value="4096" calcext:value-type="float">
            <text:p>4096</text:p>
          </table:table-cell>
          <table:table-cell table:formula="of:=[.B106]-[.B$1]" office:value-type="float" office:value="8.77255034446716" calcext:value-type="float">
            <text:p>8.7725503445</text:p>
          </table:table-cell>
          <table:table-cell table:formula="of:=[.C106]/([.D106]-[.D105])" office:value-type="float" office:value="100147.886467108" calcext:value-type="float">
            <text:p>100147.886467108</text:p>
          </table:table-cell>
          <table:table-cell/>
          <table:table-cell office:value-type="float" office:value="1443067936.57002" calcext:value-type="float">
            <text:p>1443067936.57002</text:p>
          </table:table-cell>
          <table:table-cell table:formula="of:=[.G106]-[.$B$1]" office:value-type="float" office:value="20.7053196430206" calcext:value-type="float">
            <text:p>20.705319643</text:p>
          </table:table-cell>
          <table:table-cell table:formula="of:=[.$C106]/([.H106]-[.H105])" office:value-type="float" office:value="110972.464563471" calcext:value-type="float">
            <text:p>110972.464563471</text:p>
          </table:table-cell>
          <table:table-cell table:formula="of:=[.G106]-[.$B106]" office:value-type="float" office:value="11.9327692985535" calcext:value-type="float">
            <text:p>11.9327692986</text:p>
          </table:table-cell>
          <table:table-cell/>
          <table:table-cell office:value-type="float" office:value="1443067936.57002" calcext:value-type="float">
            <text:p>1443067936.57002</text:p>
          </table:table-cell>
          <table:table-cell table:formula="of:=[.L106]-[.$B106]" office:value-type="float" office:value="11.9327692985535" calcext:value-type="float">
            <text:p>11.9327692986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3067924.67815" calcext:value-type="float">
            <text:p>1443067924.67815</text:p>
          </table:table-cell>
          <table:table-cell office:value-type="float" office:value="4096" calcext:value-type="float">
            <text:p>4096</text:p>
          </table:table-cell>
          <table:table-cell table:formula="of:=[.B107]-[.B$1]" office:value-type="float" office:value="8.81345725059509" calcext:value-type="float">
            <text:p>8.8134572506</text:p>
          </table:table-cell>
          <table:table-cell table:formula="of:=[.C107]/([.D107]-[.D106])" office:value-type="float" office:value="100129.791952254" calcext:value-type="float">
            <text:p>100129.791952254</text:p>
          </table:table-cell>
          <table:table-cell/>
          <table:table-cell office:value-type="float" office:value="1443067936.60699" calcext:value-type="float">
            <text:p>1443067936.60699</text:p>
          </table:table-cell>
          <table:table-cell table:formula="of:=[.G107]-[.$B$1]" office:value-type="float" office:value="20.7422912120819" calcext:value-type="float">
            <text:p>20.7422912121</text:p>
          </table:table-cell>
          <table:table-cell table:formula="of:=[.$C107]/([.H107]-[.H106])" office:value-type="float" office:value="110787.832488554" calcext:value-type="float">
            <text:p>110787.832488554</text:p>
          </table:table-cell>
          <table:table-cell table:formula="of:=[.G107]-[.$B107]" office:value-type="float" office:value="11.9288339614868" calcext:value-type="float">
            <text:p>11.9288339615</text:p>
          </table:table-cell>
          <table:table-cell/>
          <table:table-cell office:value-type="float" office:value="1443067936.60699" calcext:value-type="float">
            <text:p>1443067936.60699</text:p>
          </table:table-cell>
          <table:table-cell table:formula="of:=[.L107]-[.$B107]" office:value-type="float" office:value="11.9288339614868" calcext:value-type="float">
            <text:p>11.9288339615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3067924.7191" calcext:value-type="float">
            <text:p>1443067924.7191</text:p>
          </table:table-cell>
          <table:table-cell office:value-type="float" office:value="4096" calcext:value-type="float">
            <text:p>4096</text:p>
          </table:table-cell>
          <table:table-cell table:formula="of:=[.B108]-[.B$1]" office:value-type="float" office:value="8.85440301895142" calcext:value-type="float">
            <text:p>8.854403019</text:p>
          </table:table-cell>
          <table:table-cell table:formula="of:=[.C108]/([.D108]-[.D107])" office:value-type="float" office:value="100034.757300322" calcext:value-type="float">
            <text:p>100034.757300322</text:p>
          </table:table-cell>
          <table:table-cell/>
          <table:table-cell office:value-type="float" office:value="1443067936.6439" calcext:value-type="float">
            <text:p>1443067936.6439</text:p>
          </table:table-cell>
          <table:table-cell table:formula="of:=[.G108]-[.$B$1]" office:value-type="float" office:value="20.7792055606842" calcext:value-type="float">
            <text:p>20.7792055607</text:p>
          </table:table-cell>
          <table:table-cell table:formula="of:=[.$C108]/([.H108]-[.H107])" office:value-type="float" office:value="110959.563288768" calcext:value-type="float">
            <text:p>110959.563288768</text:p>
          </table:table-cell>
          <table:table-cell table:formula="of:=[.G108]-[.$B108]" office:value-type="float" office:value="11.9248025417328" calcext:value-type="float">
            <text:p>11.9248025417</text:p>
          </table:table-cell>
          <table:table-cell/>
          <table:table-cell office:value-type="float" office:value="1443067936.6439" calcext:value-type="float">
            <text:p>1443067936.6439</text:p>
          </table:table-cell>
          <table:table-cell table:formula="of:=[.L108]-[.$B108]" office:value-type="float" office:value="11.9248025417328" calcext:value-type="float">
            <text:p>11.9248025417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3067924.75999" calcext:value-type="float">
            <text:p>1443067924.75999</text:p>
          </table:table-cell>
          <table:table-cell office:value-type="float" office:value="4096" calcext:value-type="float">
            <text:p>4096</text:p>
          </table:table-cell>
          <table:table-cell table:formula="of:=[.B109]-[.B$1]" office:value-type="float" office:value="8.89529824256897" calcext:value-type="float">
            <text:p>8.8952982426</text:p>
          </table:table-cell>
          <table:table-cell table:formula="of:=[.C109]/([.D109]-[.D108])" office:value-type="float" office:value="100158.395960986" calcext:value-type="float">
            <text:p>100158.395960986</text:p>
          </table:table-cell>
          <table:table-cell/>
          <table:table-cell office:value-type="float" office:value="1443067936.68084" calcext:value-type="float">
            <text:p>1443067936.68084</text:p>
          </table:table-cell>
          <table:table-cell table:formula="of:=[.G109]-[.$B$1]" office:value-type="float" office:value="20.8161492347717" calcext:value-type="float">
            <text:p>20.8161492348</text:p>
          </table:table-cell>
          <table:table-cell table:formula="of:=[.$C109]/([.H109]-[.H108])" office:value-type="float" office:value="110871.484798616" calcext:value-type="float">
            <text:p>110871.484798616</text:p>
          </table:table-cell>
          <table:table-cell table:formula="of:=[.G109]-[.$B109]" office:value-type="float" office:value="11.9208509922028" calcext:value-type="float">
            <text:p>11.9208509922</text:p>
          </table:table-cell>
          <table:table-cell/>
          <table:table-cell office:value-type="float" office:value="1443067936.68084" calcext:value-type="float">
            <text:p>1443067936.68084</text:p>
          </table:table-cell>
          <table:table-cell table:formula="of:=[.L109]-[.$B109]" office:value-type="float" office:value="11.9208509922028" calcext:value-type="float">
            <text:p>11.9208509922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3067924.8009" calcext:value-type="float">
            <text:p>1443067924.8009</text:p>
          </table:table-cell>
          <table:table-cell office:value-type="float" office:value="4096" calcext:value-type="float">
            <text:p>4096</text:p>
          </table:table-cell>
          <table:table-cell table:formula="of:=[.B110]-[.B$1]" office:value-type="float" office:value="8.93620800971985" calcext:value-type="float">
            <text:p>8.9362080097</text:p>
          </table:table-cell>
          <table:table-cell table:formula="of:=[.C110]/([.D110]-[.D109])" office:value-type="float" office:value="100122.789379211" calcext:value-type="float">
            <text:p>100122.789379211</text:p>
          </table:table-cell>
          <table:table-cell/>
          <table:table-cell office:value-type="float" office:value="1443067936.71777" calcext:value-type="float">
            <text:p>1443067936.71777</text:p>
          </table:table-cell>
          <table:table-cell table:formula="of:=[.G110]-[.$B$1]" office:value-type="float" office:value="20.8530747890472" calcext:value-type="float">
            <text:p>20.853074789</text:p>
          </table:table-cell>
          <table:table-cell table:formula="of:=[.$C110]/([.H110]-[.H109])" office:value-type="float" office:value="110925.89076493" calcext:value-type="float">
            <text:p>110925.89076493</text:p>
          </table:table-cell>
          <table:table-cell table:formula="of:=[.G110]-[.$B110]" office:value-type="float" office:value="11.9168667793274" calcext:value-type="float">
            <text:p>11.9168667793</text:p>
          </table:table-cell>
          <table:table-cell/>
          <table:table-cell office:value-type="float" office:value="1443067936.71777" calcext:value-type="float">
            <text:p>1443067936.71777</text:p>
          </table:table-cell>
          <table:table-cell table:formula="of:=[.L110]-[.$B110]" office:value-type="float" office:value="11.9168667793274" calcext:value-type="float">
            <text:p>11.9168667793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3067924.8418" calcext:value-type="float">
            <text:p>1443067924.8418</text:p>
          </table:table-cell>
          <table:table-cell office:value-type="float" office:value="4096" calcext:value-type="float">
            <text:p>4096</text:p>
          </table:table-cell>
          <table:table-cell table:formula="of:=[.B111]-[.B$1]" office:value-type="float" office:value="8.97710132598877" calcext:value-type="float">
            <text:p>8.977101326</text:p>
          </table:table-cell>
          <table:table-cell table:formula="of:=[.C111]/([.D111]-[.D110])" office:value-type="float" office:value="100163.067555198" calcext:value-type="float">
            <text:p>100163.067555198</text:p>
          </table:table-cell>
          <table:table-cell/>
          <table:table-cell office:value-type="float" office:value="1443067936.75467" calcext:value-type="float">
            <text:p>1443067936.75467</text:p>
          </table:table-cell>
          <table:table-cell table:formula="of:=[.G111]-[.$B$1]" office:value-type="float" office:value="20.8899714946747" calcext:value-type="float">
            <text:p>20.8899714947</text:p>
          </table:table-cell>
          <table:table-cell table:formula="of:=[.$C111]/([.H111]-[.H110])" office:value-type="float" office:value="111012.62105508" calcext:value-type="float">
            <text:p>111012.62105508</text:p>
          </table:table-cell>
          <table:table-cell table:formula="of:=[.G111]-[.$B111]" office:value-type="float" office:value="11.9128701686859" calcext:value-type="float">
            <text:p>11.9128701687</text:p>
          </table:table-cell>
          <table:table-cell/>
          <table:table-cell office:value-type="float" office:value="1443067936.75467" calcext:value-type="float">
            <text:p>1443067936.75467</text:p>
          </table:table-cell>
          <table:table-cell table:formula="of:=[.L111]-[.$B111]" office:value-type="float" office:value="11.9128701686859" calcext:value-type="float">
            <text:p>11.9128701687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3067924.88269" calcext:value-type="float">
            <text:p>1443067924.88269</text:p>
          </table:table-cell>
          <table:table-cell office:value-type="float" office:value="4096" calcext:value-type="float">
            <text:p>4096</text:p>
          </table:table-cell>
          <table:table-cell table:formula="of:=[.B112]-[.B$1]" office:value-type="float" office:value="9.01799535751343" calcext:value-type="float">
            <text:p>9.0179953575</text:p>
          </table:table-cell>
          <table:table-cell table:formula="of:=[.C112]/([.D112]-[.D111])" office:value-type="float" office:value="100161.315656301" calcext:value-type="float">
            <text:p>100161.315656301</text:p>
          </table:table-cell>
          <table:table-cell/>
          <table:table-cell office:value-type="float" office:value="1443067936.79165" calcext:value-type="float">
            <text:p>1443067936.79165</text:p>
          </table:table-cell>
          <table:table-cell table:formula="of:=[.G112]-[.$B$1]" office:value-type="float" office:value="20.9269576072693" calcext:value-type="float">
            <text:p>20.9269576073</text:p>
          </table:table-cell>
          <table:table-cell table:formula="of:=[.$C112]/([.H112]-[.H111])" office:value-type="float" office:value="110744.268933998" calcext:value-type="float">
            <text:p>110744.268933998</text:p>
          </table:table-cell>
          <table:table-cell table:formula="of:=[.G112]-[.$B112]" office:value-type="float" office:value="11.9089622497559" calcext:value-type="float">
            <text:p>11.9089622498</text:p>
          </table:table-cell>
          <table:table-cell/>
          <table:table-cell office:value-type="float" office:value="1443067936.79165" calcext:value-type="float">
            <text:p>1443067936.79165</text:p>
          </table:table-cell>
          <table:table-cell table:formula="of:=[.L112]-[.$B112]" office:value-type="float" office:value="11.9089622497559" calcext:value-type="float">
            <text:p>11.9089622498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3067924.9236" calcext:value-type="float">
            <text:p>1443067924.9236</text:p>
          </table:table-cell>
          <table:table-cell office:value-type="float" office:value="4096" calcext:value-type="float">
            <text:p>4096</text:p>
          </table:table-cell>
          <table:table-cell table:formula="of:=[.B113]-[.B$1]" office:value-type="float" office:value="9.05890870094299" calcext:value-type="float">
            <text:p>9.0589087009</text:p>
          </table:table-cell>
          <table:table-cell table:formula="of:=[.C113]/([.D113]-[.D112])" office:value-type="float" office:value="100114.037540136" calcext:value-type="float">
            <text:p>100114.037540136</text:p>
          </table:table-cell>
          <table:table-cell/>
          <table:table-cell office:value-type="float" office:value="1443067936.82856" calcext:value-type="float">
            <text:p>1443067936.82856</text:p>
          </table:table-cell>
          <table:table-cell table:formula="of:=[.G113]-[.$B$1]" office:value-type="float" office:value="20.9638609886169" calcext:value-type="float">
            <text:p>20.9638609886</text:p>
          </table:table-cell>
          <table:table-cell table:formula="of:=[.$C113]/([.H113]-[.H112])" office:value-type="float" office:value="110992.539177176" calcext:value-type="float">
            <text:p>110992.539177176</text:p>
          </table:table-cell>
          <table:table-cell table:formula="of:=[.G113]-[.$B113]" office:value-type="float" office:value="11.904952287674" calcext:value-type="float">
            <text:p>11.9049522877</text:p>
          </table:table-cell>
          <table:table-cell/>
          <table:table-cell office:value-type="float" office:value="1443067936.82856" calcext:value-type="float">
            <text:p>1443067936.82856</text:p>
          </table:table-cell>
          <table:table-cell table:formula="of:=[.L113]-[.$B113]" office:value-type="float" office:value="11.904952287674" calcext:value-type="float">
            <text:p>11.9049522877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3067924.96455" calcext:value-type="float">
            <text:p>1443067924.96455</text:p>
          </table:table-cell>
          <table:table-cell office:value-type="float" office:value="4096" calcext:value-type="float">
            <text:p>4096</text:p>
          </table:table-cell>
          <table:table-cell table:formula="of:=[.B114]-[.B$1]" office:value-type="float" office:value="9.09985113143921" calcext:value-type="float">
            <text:p>9.0998511314</text:p>
          </table:table-cell>
          <table:table-cell table:formula="of:=[.C114]/([.D114]-[.D113])" office:value-type="float" office:value="100042.91270345" calcext:value-type="float">
            <text:p>100042.91270345</text:p>
          </table:table-cell>
          <table:table-cell/>
          <table:table-cell office:value-type="float" office:value="1443067936.86548" calcext:value-type="float">
            <text:p>1443067936.86548</text:p>
          </table:table-cell>
          <table:table-cell table:formula="of:=[.G114]-[.$B$1]" office:value-type="float" office:value="21.0007801055908" calcext:value-type="float">
            <text:p>21.0007801056</text:p>
          </table:table-cell>
          <table:table-cell table:formula="of:=[.$C114]/([.H114]-[.H113])" office:value-type="float" office:value="110945.232056829" calcext:value-type="float">
            <text:p>110945.232056829</text:p>
          </table:table-cell>
          <table:table-cell table:formula="of:=[.G114]-[.$B114]" office:value-type="float" office:value="11.9009289741516" calcext:value-type="float">
            <text:p>11.9009289742</text:p>
          </table:table-cell>
          <table:table-cell/>
          <table:table-cell office:value-type="float" office:value="1443067936.86548" calcext:value-type="float">
            <text:p>1443067936.86548</text:p>
          </table:table-cell>
          <table:table-cell table:formula="of:=[.L114]-[.$B114]" office:value-type="float" office:value="11.9009289741516" calcext:value-type="float">
            <text:p>11.9009289742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3067925.00521" calcext:value-type="float">
            <text:p>1443067925.00521</text:p>
          </table:table-cell>
          <table:table-cell office:value-type="float" office:value="4096" calcext:value-type="float">
            <text:p>4096</text:p>
          </table:table-cell>
          <table:table-cell table:formula="of:=[.B115]-[.B$1]" office:value-type="float" office:value="9.14051413536072" calcext:value-type="float">
            <text:p>9.1405141354</text:p>
          </table:table-cell>
          <table:table-cell table:formula="of:=[.C115]/([.D115]-[.D114])" office:value-type="float" office:value="100730.384009663" calcext:value-type="float">
            <text:p>100730.384009663</text:p>
          </table:table-cell>
          <table:table-cell/>
          <table:table-cell office:value-type="float" office:value="1443067936.90242" calcext:value-type="float">
            <text:p>1443067936.90242</text:p>
          </table:table-cell>
          <table:table-cell table:formula="of:=[.G115]-[.$B$1]" office:value-type="float" office:value="21.0377223491669" calcext:value-type="float">
            <text:p>21.0377223492</text:p>
          </table:table-cell>
          <table:table-cell table:formula="of:=[.$C115]/([.H115]-[.H114])" office:value-type="float" office:value="110875.778066048" calcext:value-type="float">
            <text:p>110875.778066048</text:p>
          </table:table-cell>
          <table:table-cell table:formula="of:=[.G115]-[.$B115]" office:value-type="float" office:value="11.8972082138062" calcext:value-type="float">
            <text:p>11.8972082138</text:p>
          </table:table-cell>
          <table:table-cell/>
          <table:table-cell office:value-type="float" office:value="1443067936.90242" calcext:value-type="float">
            <text:p>1443067936.90242</text:p>
          </table:table-cell>
          <table:table-cell table:formula="of:=[.L115]-[.$B115]" office:value-type="float" office:value="11.8972082138062" calcext:value-type="float">
            <text:p>11.8972082138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3067925.04437" calcext:value-type="float">
            <text:p>1443067925.04437</text:p>
          </table:table-cell>
          <table:table-cell office:value-type="float" office:value="4096" calcext:value-type="float">
            <text:p>4096</text:p>
          </table:table-cell>
          <table:table-cell table:formula="of:=[.B116]-[.B$1]" office:value-type="float" office:value="9.17967367172241" calcext:value-type="float">
            <text:p>9.1796736717</text:p>
          </table:table-cell>
          <table:table-cell table:formula="of:=[.C116]/([.D116]-[.D115])" office:value-type="float" office:value="104597.765462992" calcext:value-type="float">
            <text:p>104597.765462992</text:p>
          </table:table-cell>
          <table:table-cell/>
          <table:table-cell office:value-type="float" office:value="1443067936.93935" calcext:value-type="float">
            <text:p>1443067936.93935</text:p>
          </table:table-cell>
          <table:table-cell table:formula="of:=[.G116]-[.$B$1]" office:value-type="float" office:value="21.0746550559998" calcext:value-type="float">
            <text:p>21.074655056</text:p>
          </table:table-cell>
          <table:table-cell table:formula="of:=[.$C116]/([.H116]-[.H115])" office:value-type="float" office:value="110904.408348235" calcext:value-type="float">
            <text:p>110904.408348235</text:p>
          </table:table-cell>
          <table:table-cell table:formula="of:=[.G116]-[.$B116]" office:value-type="float" office:value="11.8949813842773" calcext:value-type="float">
            <text:p>11.8949813843</text:p>
          </table:table-cell>
          <table:table-cell/>
          <table:table-cell office:value-type="float" office:value="1443067936.93935" calcext:value-type="float">
            <text:p>1443067936.93935</text:p>
          </table:table-cell>
          <table:table-cell table:formula="of:=[.L116]-[.$B116]" office:value-type="float" office:value="11.8949813842773" calcext:value-type="float">
            <text:p>11.8949813843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3067925.08348" calcext:value-type="float">
            <text:p>1443067925.08348</text:p>
          </table:table-cell>
          <table:table-cell office:value-type="float" office:value="4096" calcext:value-type="float">
            <text:p>4096</text:p>
          </table:table-cell>
          <table:table-cell table:formula="of:=[.B117]-[.B$1]" office:value-type="float" office:value="9.21878552436829" calcext:value-type="float">
            <text:p>9.2187855244</text:p>
          </table:table-cell>
          <table:table-cell table:formula="of:=[.C117]/([.D117]-[.D116])" office:value-type="float" office:value="104725.287167702" calcext:value-type="float">
            <text:p>104725.287167702</text:p>
          </table:table-cell>
          <table:table-cell/>
          <table:table-cell office:value-type="float" office:value="1443067936.97633" calcext:value-type="float">
            <text:p>1443067936.97633</text:p>
          </table:table-cell>
          <table:table-cell table:formula="of:=[.G117]-[.$B$1]" office:value-type="float" office:value="21.1116328239441" calcext:value-type="float">
            <text:p>21.1116328239</text:p>
          </table:table-cell>
          <table:table-cell table:formula="of:=[.$C117]/([.H117]-[.H116])" office:value-type="float" office:value="110769.260225925" calcext:value-type="float">
            <text:p>110769.260225925</text:p>
          </table:table-cell>
          <table:table-cell table:formula="of:=[.G117]-[.$B117]" office:value-type="float" office:value="11.8928472995758" calcext:value-type="float">
            <text:p>11.8928472996</text:p>
          </table:table-cell>
          <table:table-cell/>
          <table:table-cell office:value-type="float" office:value="1443067936.97633" calcext:value-type="float">
            <text:p>1443067936.97633</text:p>
          </table:table-cell>
          <table:table-cell table:formula="of:=[.L117]-[.$B117]" office:value-type="float" office:value="11.8928472995758" calcext:value-type="float">
            <text:p>11.8928472996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3067925.12263" calcext:value-type="float">
            <text:p>1443067925.12263</text:p>
          </table:table-cell>
          <table:table-cell office:value-type="float" office:value="4096" calcext:value-type="float">
            <text:p>4096</text:p>
          </table:table-cell>
          <table:table-cell table:formula="of:=[.B118]-[.B$1]" office:value-type="float" office:value="9.25793933868408" calcext:value-type="float">
            <text:p>9.2579393387</text:p>
          </table:table-cell>
          <table:table-cell table:formula="of:=[.C118]/([.D118]-[.D117])" office:value-type="float" office:value="104613.05166755" calcext:value-type="float">
            <text:p>104613.05166755</text:p>
          </table:table-cell>
          <table:table-cell/>
          <table:table-cell office:value-type="float" office:value="1443067953.32563" calcext:value-type="float">
            <text:p>1443067953.32563</text:p>
          </table:table-cell>
          <table:table-cell table:formula="of:=[.G118]-[.$B$1]" office:value-type="float" office:value="37.4609327316284" calcext:value-type="float">
            <text:p>37.4609327316</text:p>
          </table:table-cell>
          <table:table-cell table:formula="of:=[.$C118]/([.H118]-[.H117])" office:value-type="float" office:value="250.530605171347" calcext:value-type="float">
            <text:p>250.5306051713</text:p>
          </table:table-cell>
          <table:table-cell table:formula="of:=[.G118]-[.$B118]" office:value-type="float" office:value="28.2029933929443" calcext:value-type="float">
            <text:p>28.2029933929</text:p>
          </table:table-cell>
          <table:table-cell/>
          <table:table-cell office:value-type="float" office:value="1443067953.32563" calcext:value-type="float">
            <text:p>1443067953.32563</text:p>
          </table:table-cell>
          <table:table-cell table:formula="of:=[.L118]-[.$B118]" office:value-type="float" office:value="28.2029933929443" calcext:value-type="float">
            <text:p>28.2029933929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3067925.16178" calcext:value-type="float">
            <text:p>1443067925.16178</text:p>
          </table:table-cell>
          <table:table-cell office:value-type="float" office:value="4096" calcext:value-type="float">
            <text:p>4096</text:p>
          </table:table-cell>
          <table:table-cell table:formula="of:=[.B119]-[.B$1]" office:value-type="float" office:value="9.29708600044251" calcext:value-type="float">
            <text:p>9.2970860004</text:p>
          </table:table-cell>
          <table:table-cell table:formula="of:=[.C119]/([.D119]-[.D118])" office:value-type="float" office:value="104632.16570743" calcext:value-type="float">
            <text:p>104632.16570743</text:p>
          </table:table-cell>
          <table:table-cell/>
          <table:table-cell office:value-type="float" office:value="1443067953.36995" calcext:value-type="float">
            <text:p>1443067953.36995</text:p>
          </table:table-cell>
          <table:table-cell table:formula="of:=[.G119]-[.$B$1]" office:value-type="float" office:value="37.5052578449249" calcext:value-type="float">
            <text:p>37.5052578449</text:p>
          </table:table-cell>
          <table:table-cell table:formula="of:=[.$C119]/([.H119]-[.H118])" office:value-type="float" office:value="92408.1112348249" calcext:value-type="float">
            <text:p>92408.1112348249</text:p>
          </table:table-cell>
          <table:table-cell table:formula="of:=[.G119]-[.$B119]" office:value-type="float" office:value="28.2081718444824" calcext:value-type="float">
            <text:p>28.2081718445</text:p>
          </table:table-cell>
          <table:table-cell/>
          <table:table-cell office:value-type="float" office:value="1443067953.36995" calcext:value-type="float">
            <text:p>1443067953.36995</text:p>
          </table:table-cell>
          <table:table-cell table:formula="of:=[.L119]-[.$B119]" office:value-type="float" office:value="28.2081718444824" calcext:value-type="float">
            <text:p>28.2081718445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3067925.20093" calcext:value-type="float">
            <text:p>1443067925.20093</text:p>
          </table:table-cell>
          <table:table-cell office:value-type="float" office:value="4096" calcext:value-type="float">
            <text:p>4096</text:p>
          </table:table-cell>
          <table:table-cell table:formula="of:=[.B120]-[.B$1]" office:value-type="float" office:value="9.33623194694519" calcext:value-type="float">
            <text:p>9.3362319469</text:p>
          </table:table-cell>
          <table:table-cell table:formula="of:=[.C120]/([.D120]-[.D119])" office:value-type="float" office:value="104634.077495584" calcext:value-type="float">
            <text:p>104634.077495584</text:p>
          </table:table-cell>
          <table:table-cell/>
          <table:table-cell office:value-type="float" office:value="1443067953.41426" calcext:value-type="float">
            <text:p>1443067953.41426</text:p>
          </table:table-cell>
          <table:table-cell table:formula="of:=[.G120]-[.$B$1]" office:value-type="float" office:value="37.5495681762695" calcext:value-type="float">
            <text:p>37.5495681763</text:p>
          </table:table-cell>
          <table:table-cell table:formula="of:=[.$C120]/([.H120]-[.H119])" office:value-type="float" office:value="92438.9386336366" calcext:value-type="float">
            <text:p>92438.9386336366</text:p>
          </table:table-cell>
          <table:table-cell table:formula="of:=[.G120]-[.$B120]" office:value-type="float" office:value="28.2133362293243" calcext:value-type="float">
            <text:p>28.2133362293</text:p>
          </table:table-cell>
          <table:table-cell/>
          <table:table-cell office:value-type="float" office:value="1443067953.41426" calcext:value-type="float">
            <text:p>1443067953.41426</text:p>
          </table:table-cell>
          <table:table-cell table:formula="of:=[.L120]-[.$B120]" office:value-type="float" office:value="28.2133362293243" calcext:value-type="float">
            <text:p>28.2133362293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3067925.24007" calcext:value-type="float">
            <text:p>1443067925.24007</text:p>
          </table:table-cell>
          <table:table-cell office:value-type="float" office:value="4096" calcext:value-type="float">
            <text:p>4096</text:p>
          </table:table-cell>
          <table:table-cell table:formula="of:=[.B121]-[.B$1]" office:value-type="float" office:value="9.37537789344788" calcext:value-type="float">
            <text:p>9.3753778934</text:p>
          </table:table-cell>
          <table:table-cell table:formula="of:=[.C121]/([.D121]-[.D120])" office:value-type="float" office:value="104634.077495584" calcext:value-type="float">
            <text:p>104634.077495584</text:p>
          </table:table-cell>
          <table:table-cell/>
          <table:table-cell office:value-type="float" office:value="1443067953.45856" calcext:value-type="float">
            <text:p>1443067953.45856</text:p>
          </table:table-cell>
          <table:table-cell table:formula="of:=[.G121]-[.$B$1]" office:value-type="float" office:value="37.5938639640808" calcext:value-type="float">
            <text:p>37.5938639641</text:p>
          </table:table-cell>
          <table:table-cell table:formula="of:=[.$C121]/([.H121]-[.H120])" office:value-type="float" office:value="92469.2888960655" calcext:value-type="float">
            <text:p>92469.2888960655</text:p>
          </table:table-cell>
          <table:table-cell table:formula="of:=[.G121]-[.$B121]" office:value-type="float" office:value="28.2184860706329" calcext:value-type="float">
            <text:p>28.2184860706</text:p>
          </table:table-cell>
          <table:table-cell/>
          <table:table-cell office:value-type="float" office:value="1443067953.45856" calcext:value-type="float">
            <text:p>1443067953.45856</text:p>
          </table:table-cell>
          <table:table-cell table:formula="of:=[.L121]-[.$B121]" office:value-type="float" office:value="28.2184860706329" calcext:value-type="float">
            <text:p>28.2184860706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3067925.27923" calcext:value-type="float">
            <text:p>1443067925.27923</text:p>
          </table:table-cell>
          <table:table-cell office:value-type="float" office:value="4096" calcext:value-type="float">
            <text:p>4096</text:p>
          </table:table-cell>
          <table:table-cell table:formula="of:=[.B122]-[.B$1]" office:value-type="float" office:value="9.41452980041504" calcext:value-type="float">
            <text:p>9.4145298004</text:p>
          </table:table-cell>
          <table:table-cell table:formula="of:=[.C122]/([.D122]-[.D121])" office:value-type="float" office:value="104618.148061992" calcext:value-type="float">
            <text:p>104618.148061992</text:p>
          </table:table-cell>
          <table:table-cell/>
          <table:table-cell office:value-type="float" office:value="1443067953.50287" calcext:value-type="float">
            <text:p>1443067953.50287</text:p>
          </table:table-cell>
          <table:table-cell table:formula="of:=[.G122]-[.$B$1]" office:value-type="float" office:value="37.6381778717041" calcext:value-type="float">
            <text:p>37.6381778717</text:p>
          </table:table-cell>
          <table:table-cell table:formula="of:=[.$C122]/([.H122]-[.H121])" office:value-type="float" office:value="92431.4785060205" calcext:value-type="float">
            <text:p>92431.4785060205</text:p>
          </table:table-cell>
          <table:table-cell table:formula="of:=[.G122]-[.$B122]" office:value-type="float" office:value="28.2236480712891" calcext:value-type="float">
            <text:p>28.2236480713</text:p>
          </table:table-cell>
          <table:table-cell/>
          <table:table-cell office:value-type="float" office:value="1443067953.50287" calcext:value-type="float">
            <text:p>1443067953.50287</text:p>
          </table:table-cell>
          <table:table-cell table:formula="of:=[.L122]-[.$B122]" office:value-type="float" office:value="28.2236480712891" calcext:value-type="float">
            <text:p>28.2236480713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3067925.31837" calcext:value-type="float">
            <text:p>1443067925.31837</text:p>
          </table:table-cell>
          <table:table-cell office:value-type="float" office:value="4096" calcext:value-type="float">
            <text:p>4096</text:p>
          </table:table-cell>
          <table:table-cell table:formula="of:=[.B123]-[.B$1]" office:value-type="float" office:value="9.45367884635925" calcext:value-type="float">
            <text:p>9.4536788464</text:p>
          </table:table-cell>
          <table:table-cell table:formula="of:=[.C123]/([.D123]-[.D122])" office:value-type="float" office:value="104625.79358477" calcext:value-type="float">
            <text:p>104625.79358477</text:p>
          </table:table-cell>
          <table:table-cell/>
          <table:table-cell office:value-type="float" office:value="1443067953.54726" calcext:value-type="float">
            <text:p>1443067953.54726</text:p>
          </table:table-cell>
          <table:table-cell table:formula="of:=[.G123]-[.$B$1]" office:value-type="float" office:value="37.6825640201569" calcext:value-type="float">
            <text:p>37.6825640202</text:p>
          </table:table-cell>
          <table:table-cell table:formula="of:=[.$C123]/([.H123]-[.H122])" office:value-type="float" office:value="92281.0413334121" calcext:value-type="float">
            <text:p>92281.0413334121</text:p>
          </table:table-cell>
          <table:table-cell table:formula="of:=[.G123]-[.$B123]" office:value-type="float" office:value="28.2288851737976" calcext:value-type="float">
            <text:p>28.2288851738</text:p>
          </table:table-cell>
          <table:table-cell/>
          <table:table-cell office:value-type="float" office:value="1443067953.54726" calcext:value-type="float">
            <text:p>1443067953.54726</text:p>
          </table:table-cell>
          <table:table-cell table:formula="of:=[.L123]-[.$B123]" office:value-type="float" office:value="28.2288851737976" calcext:value-type="float">
            <text:p>28.2288851738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3067925.3575" calcext:value-type="float">
            <text:p>1443067925.3575</text:p>
          </table:table-cell>
          <table:table-cell office:value-type="float" office:value="4096" calcext:value-type="float">
            <text:p>4096</text:p>
          </table:table-cell>
          <table:table-cell table:formula="of:=[.B124]-[.B$1]" office:value-type="float" office:value="9.49280261993408" calcext:value-type="float">
            <text:p>9.4928026199</text:p>
          </table:table-cell>
          <table:table-cell table:formula="of:=[.C124]/([.D124]-[.D123])" office:value-type="float" office:value="104693.377599834" calcext:value-type="float">
            <text:p>104693.377599834</text:p>
          </table:table-cell>
          <table:table-cell/>
          <table:table-cell office:value-type="float" office:value="1443067953.59154" calcext:value-type="float">
            <text:p>1443067953.59154</text:p>
          </table:table-cell>
          <table:table-cell table:formula="of:=[.G124]-[.$B$1]" office:value-type="float" office:value="37.7268455028534" calcext:value-type="float">
            <text:p>37.7268455029</text:p>
          </table:table-cell>
          <table:table-cell table:formula="of:=[.$C124]/([.H124]-[.H123])" office:value-type="float" office:value="92499.1610617563" calcext:value-type="float">
            <text:p>92499.1610617563</text:p>
          </table:table-cell>
          <table:table-cell table:formula="of:=[.G124]-[.$B124]" office:value-type="float" office:value="28.2340428829193" calcext:value-type="float">
            <text:p>28.2340428829</text:p>
          </table:table-cell>
          <table:table-cell/>
          <table:table-cell office:value-type="float" office:value="1443067953.59154" calcext:value-type="float">
            <text:p>1443067953.59154</text:p>
          </table:table-cell>
          <table:table-cell table:formula="of:=[.L124]-[.$B124]" office:value-type="float" office:value="28.2340428829193" calcext:value-type="float">
            <text:p>28.2340428829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3067925.39664" calcext:value-type="float">
            <text:p>1443067925.39664</text:p>
          </table:table-cell>
          <table:table-cell office:value-type="float" office:value="4096" calcext:value-type="float">
            <text:p>4096</text:p>
          </table:table-cell>
          <table:table-cell table:formula="of:=[.B125]-[.B$1]" office:value-type="float" office:value="9.5319447517395" calcext:value-type="float">
            <text:p>9.5319447517</text:p>
          </table:table-cell>
          <table:table-cell table:formula="of:=[.C125]/([.D125]-[.D124])" office:value-type="float" office:value="104644.274879092" calcext:value-type="float">
            <text:p>104644.274879092</text:p>
          </table:table-cell>
          <table:table-cell/>
          <table:table-cell office:value-type="float" office:value="1443067953.63586" calcext:value-type="float">
            <text:p>1443067953.63586</text:p>
          </table:table-cell>
          <table:table-cell table:formula="of:=[.G125]-[.$B$1]" office:value-type="float" office:value="37.7711613178253" calcext:value-type="float">
            <text:p>37.7711613178</text:p>
          </table:table-cell>
          <table:table-cell table:formula="of:=[.$C125]/([.H125]-[.H124])" office:value-type="float" office:value="92427.5002636194" calcext:value-type="float">
            <text:p>92427.5002636194</text:p>
          </table:table-cell>
          <table:table-cell table:formula="of:=[.G125]-[.$B125]" office:value-type="float" office:value="28.2392165660858" calcext:value-type="float">
            <text:p>28.2392165661</text:p>
          </table:table-cell>
          <table:table-cell/>
          <table:table-cell office:value-type="float" office:value="1443067953.63586" calcext:value-type="float">
            <text:p>1443067953.63586</text:p>
          </table:table-cell>
          <table:table-cell table:formula="of:=[.L125]-[.$B125]" office:value-type="float" office:value="28.2392165660858" calcext:value-type="float">
            <text:p>28.239216566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3067925.43583" calcext:value-type="float">
            <text:p>1443067925.43583</text:p>
          </table:table-cell>
          <table:table-cell office:value-type="float" office:value="4096" calcext:value-type="float">
            <text:p>4096</text:p>
          </table:table-cell>
          <table:table-cell table:formula="of:=[.B126]-[.B$1]" office:value-type="float" office:value="9.57113718986511" calcext:value-type="float">
            <text:p>9.5711371899</text:p>
          </table:table-cell>
          <table:table-cell table:formula="of:=[.C126]/([.D126]-[.D125])" office:value-type="float" office:value="104509.956407215" calcext:value-type="float">
            <text:p>104509.956407215</text:p>
          </table:table-cell>
          <table:table-cell/>
          <table:table-cell office:value-type="float" office:value="1443067953.68018" calcext:value-type="float">
            <text:p>1443067953.68018</text:p>
          </table:table-cell>
          <table:table-cell table:formula="of:=[.G126]-[.$B$1]" office:value-type="float" office:value="37.8154809474945" calcext:value-type="float">
            <text:p>37.8154809475</text:p>
          </table:table-cell>
          <table:table-cell table:formula="of:=[.$C126]/([.H126]-[.H125])" office:value-type="float" office:value="92419.5448060681" calcext:value-type="float">
            <text:p>92419.5448060681</text:p>
          </table:table-cell>
          <table:table-cell table:formula="of:=[.G126]-[.$B126]" office:value-type="float" office:value="28.2443437576294" calcext:value-type="float">
            <text:p>28.2443437576</text:p>
          </table:table-cell>
          <table:table-cell/>
          <table:table-cell office:value-type="float" office:value="1443067953.68018" calcext:value-type="float">
            <text:p>1443067953.68018</text:p>
          </table:table-cell>
          <table:table-cell table:formula="of:=[.L126]-[.$B126]" office:value-type="float" office:value="28.2443437576294" calcext:value-type="float">
            <text:p>28.2443437576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3067925.47495" calcext:value-type="float">
            <text:p>1443067925.47495</text:p>
          </table:table-cell>
          <table:table-cell office:value-type="float" office:value="4096" calcext:value-type="float">
            <text:p>4096</text:p>
          </table:table-cell>
          <table:table-cell table:formula="of:=[.B127]-[.B$1]" office:value-type="float" office:value="9.61025381088257" calcext:value-type="float">
            <text:p>9.6102538109</text:p>
          </table:table-cell>
          <table:table-cell table:formula="of:=[.C127]/([.D127]-[.D126])" office:value-type="float" office:value="104712.521006662" calcext:value-type="float">
            <text:p>104712.521006662</text:p>
          </table:table-cell>
          <table:table-cell/>
          <table:table-cell office:value-type="float" office:value="1443067953.72447" calcext:value-type="float">
            <text:p>1443067953.72447</text:p>
          </table:table-cell>
          <table:table-cell table:formula="of:=[.G127]-[.$B$1]" office:value-type="float" office:value="37.8597748279572" calcext:value-type="float">
            <text:p>37.859774828</text:p>
          </table:table-cell>
          <table:table-cell table:formula="of:=[.$C127]/([.H127]-[.H126])" office:value-type="float" office:value="92473.2707366699" calcext:value-type="float">
            <text:p>92473.2707366699</text:p>
          </table:table-cell>
          <table:table-cell table:formula="of:=[.G127]-[.$B127]" office:value-type="float" office:value="28.2495210170746" calcext:value-type="float">
            <text:p>28.2495210171</text:p>
          </table:table-cell>
          <table:table-cell/>
          <table:table-cell office:value-type="float" office:value="1443067953.72447" calcext:value-type="float">
            <text:p>1443067953.72447</text:p>
          </table:table-cell>
          <table:table-cell table:formula="of:=[.L127]-[.$B127]" office:value-type="float" office:value="28.2495210170746" calcext:value-type="float">
            <text:p>28.2495210171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3067925.51411" calcext:value-type="float">
            <text:p>1443067925.51411</text:p>
          </table:table-cell>
          <table:table-cell office:value-type="float" office:value="4096" calcext:value-type="float">
            <text:p>4096</text:p>
          </table:table-cell>
          <table:table-cell table:formula="of:=[.B128]-[.B$1]" office:value-type="float" office:value="9.64941048622131" calcext:value-type="float">
            <text:p>9.6494104862</text:p>
          </table:table-cell>
          <table:table-cell table:formula="of:=[.C128]/([.D128]-[.D127])" office:value-type="float" office:value="104605.40800682" calcext:value-type="float">
            <text:p>104605.40800682</text:p>
          </table:table-cell>
          <table:table-cell/>
          <table:table-cell office:value-type="float" office:value="1443067953.76879" calcext:value-type="float">
            <text:p>1443067953.76879</text:p>
          </table:table-cell>
          <table:table-cell table:formula="of:=[.G128]-[.$B$1]" office:value-type="float" office:value="37.9040994644165" calcext:value-type="float">
            <text:p>37.9040994644</text:p>
          </table:table-cell>
          <table:table-cell table:formula="of:=[.$C128]/([.H128]-[.H127])" office:value-type="float" office:value="92409.1053461065" calcext:value-type="float">
            <text:p>92409.1053461065</text:p>
          </table:table-cell>
          <table:table-cell table:formula="of:=[.G128]-[.$B128]" office:value-type="float" office:value="28.2546889781952" calcext:value-type="float">
            <text:p>28.2546889782</text:p>
          </table:table-cell>
          <table:table-cell/>
          <table:table-cell office:value-type="float" office:value="1443067953.76879" calcext:value-type="float">
            <text:p>1443067953.76879</text:p>
          </table:table-cell>
          <table:table-cell table:formula="of:=[.L128]-[.$B128]" office:value-type="float" office:value="28.2546889781952" calcext:value-type="float">
            <text:p>28.2546889782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3067925.55325" calcext:value-type="float">
            <text:p>1443067925.55325</text:p>
          </table:table-cell>
          <table:table-cell office:value-type="float" office:value="4096" calcext:value-type="float">
            <text:p>4096</text:p>
          </table:table-cell>
          <table:table-cell table:formula="of:=[.B129]-[.B$1]" office:value-type="float" office:value="9.68855857849121" calcext:value-type="float">
            <text:p>9.6885585785</text:p>
          </table:table-cell>
          <table:table-cell table:formula="of:=[.C129]/([.D129]-[.D128])" office:value-type="float" office:value="104628.342340696" calcext:value-type="float">
            <text:p>104628.342340696</text:p>
          </table:table-cell>
          <table:table-cell/>
          <table:table-cell office:value-type="float" office:value="1443067953.81309" calcext:value-type="float">
            <text:p>1443067953.81309</text:p>
          </table:table-cell>
          <table:table-cell table:formula="of:=[.G129]-[.$B$1]" office:value-type="float" office:value="37.948390007019" calcext:value-type="float">
            <text:p>37.948390007</text:p>
          </table:table-cell>
          <table:table-cell table:formula="of:=[.$C129]/([.H129]-[.H128])" office:value-type="float" office:value="92480.2397829551" calcext:value-type="float">
            <text:p>92480.2397829551</text:p>
          </table:table-cell>
          <table:table-cell table:formula="of:=[.G129]-[.$B129]" office:value-type="float" office:value="28.2598314285278" calcext:value-type="float">
            <text:p>28.2598314285</text:p>
          </table:table-cell>
          <table:table-cell/>
          <table:table-cell office:value-type="float" office:value="1443067953.81309" calcext:value-type="float">
            <text:p>1443067953.81309</text:p>
          </table:table-cell>
          <table:table-cell table:formula="of:=[.L129]-[.$B129]" office:value-type="float" office:value="28.2598314285278" calcext:value-type="float">
            <text:p>28.2598314285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3067925.59238" calcext:value-type="float">
            <text:p>1443067925.59238</text:p>
          </table:table-cell>
          <table:table-cell office:value-type="float" office:value="4096" calcext:value-type="float">
            <text:p>4096</text:p>
          </table:table-cell>
          <table:table-cell table:formula="of:=[.B130]-[.B$1]" office:value-type="float" office:value="9.72768020629883" calcext:value-type="float">
            <text:p>9.7276802063</text:p>
          </table:table-cell>
          <table:table-cell table:formula="of:=[.C130]/([.D130]-[.D129])" office:value-type="float" office:value="104699.11988689" calcext:value-type="float">
            <text:p>104699.11988689</text:p>
          </table:table-cell>
          <table:table-cell/>
          <table:table-cell office:value-type="float" office:value="1443067953.85742" calcext:value-type="float">
            <text:p>1443067953.85742</text:p>
          </table:table-cell>
          <table:table-cell table:formula="of:=[.G130]-[.$B$1]" office:value-type="float" office:value="37.9927248954773" calcext:value-type="float">
            <text:p>37.9927248955</text:p>
          </table:table-cell>
          <table:table-cell table:formula="of:=[.$C130]/([.H130]-[.H129])" office:value-type="float" office:value="92387.7366660572" calcext:value-type="float">
            <text:p>92387.7366660572</text:p>
          </table:table-cell>
          <table:table-cell table:formula="of:=[.G130]-[.$B130]" office:value-type="float" office:value="28.2650446891785" calcext:value-type="float">
            <text:p>28.2650446892</text:p>
          </table:table-cell>
          <table:table-cell/>
          <table:table-cell office:value-type="float" office:value="1443067953.85742" calcext:value-type="float">
            <text:p>1443067953.85742</text:p>
          </table:table-cell>
          <table:table-cell table:formula="of:=[.L130]-[.$B130]" office:value-type="float" office:value="28.2650446891785" calcext:value-type="float">
            <text:p>28.2650446892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3067925.63152" calcext:value-type="float">
            <text:p>1443067925.63152</text:p>
          </table:table-cell>
          <table:table-cell office:value-type="float" office:value="4096" calcext:value-type="float">
            <text:p>4096</text:p>
          </table:table-cell>
          <table:table-cell table:formula="of:=[.B131]-[.B$1]" office:value-type="float" office:value="9.76682424545288" calcext:value-type="float">
            <text:p>9.7668242455</text:p>
          </table:table-cell>
          <table:table-cell table:formula="of:=[.C131]/([.D131]-[.D130])" office:value-type="float" office:value="104639.175938897" calcext:value-type="float">
            <text:p>104639.175938897</text:p>
          </table:table-cell>
          <table:table-cell/>
          <table:table-cell office:value-type="float" office:value="1443067953.90175" calcext:value-type="float">
            <text:p>1443067953.90175</text:p>
          </table:table-cell>
          <table:table-cell table:formula="of:=[.G131]-[.$B$1]" office:value-type="float" office:value="38.0370557308197" calcext:value-type="float">
            <text:p>38.0370557308</text:p>
          </table:table-cell>
          <table:table-cell table:formula="of:=[.$C131]/([.H131]-[.H130])" office:value-type="float" office:value="92396.1835675524" calcext:value-type="float">
            <text:p>92396.1835675524</text:p>
          </table:table-cell>
          <table:table-cell table:formula="of:=[.G131]-[.$B131]" office:value-type="float" office:value="28.2702314853668" calcext:value-type="float">
            <text:p>28.2702314854</text:p>
          </table:table-cell>
          <table:table-cell/>
          <table:table-cell office:value-type="float" office:value="1443067953.90175" calcext:value-type="float">
            <text:p>1443067953.90175</text:p>
          </table:table-cell>
          <table:table-cell table:formula="of:=[.L131]-[.$B131]" office:value-type="float" office:value="28.2702314853668" calcext:value-type="float">
            <text:p>28.2702314854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3067925.67069" calcext:value-type="float">
            <text:p>1443067925.67069</text:p>
          </table:table-cell>
          <table:table-cell office:value-type="float" office:value="4096" calcext:value-type="float">
            <text:p>4096</text:p>
          </table:table-cell>
          <table:table-cell table:formula="of:=[.B132]-[.B$1]" office:value-type="float" office:value="9.80599236488342" calcext:value-type="float">
            <text:p>9.8059923649</text:p>
          </table:table-cell>
          <table:table-cell table:formula="of:=[.C132]/([.D132]-[.D131])" office:value-type="float" office:value="104574.844530475" calcext:value-type="float">
            <text:p>104574.844530475</text:p>
          </table:table-cell>
          <table:table-cell/>
          <table:table-cell office:value-type="float" office:value="1443067953.94605" calcext:value-type="float">
            <text:p>1443067953.94605</text:p>
          </table:table-cell>
          <table:table-cell table:formula="of:=[.G132]-[.$B$1]" office:value-type="float" office:value="38.081353187561" calcext:value-type="float">
            <text:p>38.0813531876</text:p>
          </table:table-cell>
          <table:table-cell table:formula="of:=[.$C132]/([.H132]-[.H131])" office:value-type="float" office:value="92465.8050668202" calcext:value-type="float">
            <text:p>92465.8050668202</text:p>
          </table:table-cell>
          <table:table-cell table:formula="of:=[.G132]-[.$B132]" office:value-type="float" office:value="28.2753608226776" calcext:value-type="float">
            <text:p>28.2753608227</text:p>
          </table:table-cell>
          <table:table-cell/>
          <table:table-cell office:value-type="float" office:value="1443067953.94605" calcext:value-type="float">
            <text:p>1443067953.94605</text:p>
          </table:table-cell>
          <table:table-cell table:formula="of:=[.L132]-[.$B132]" office:value-type="float" office:value="28.2753608226776" calcext:value-type="float">
            <text:p>28.2753608227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3067925.70983" calcext:value-type="float">
            <text:p>1443067925.70983</text:p>
          </table:table-cell>
          <table:table-cell office:value-type="float" office:value="4096" calcext:value-type="float">
            <text:p>4096</text:p>
          </table:table-cell>
          <table:table-cell table:formula="of:=[.B133]-[.B$1]" office:value-type="float" office:value="9.84513640403748" calcext:value-type="float">
            <text:p>9.845136404</text:p>
          </table:table-cell>
          <table:table-cell table:formula="of:=[.C133]/([.D133]-[.D132])" office:value-type="float" office:value="104639.175938897" calcext:value-type="float">
            <text:p>104639.175938897</text:p>
          </table:table-cell>
          <table:table-cell/>
          <table:table-cell office:value-type="float" office:value="1443067953.99056" calcext:value-type="float">
            <text:p>1443067953.99056</text:p>
          </table:table-cell>
          <table:table-cell table:formula="of:=[.G133]-[.$B$1]" office:value-type="float" office:value="38.1258606910706" calcext:value-type="float">
            <text:p>38.1258606911</text:p>
          </table:table-cell>
          <table:table-cell table:formula="of:=[.$C133]/([.H133]-[.H132])" office:value-type="float" office:value="92029.4259848509" calcext:value-type="float">
            <text:p>92029.4259848509</text:p>
          </table:table-cell>
          <table:table-cell table:formula="of:=[.G133]-[.$B133]" office:value-type="float" office:value="28.2807242870331" calcext:value-type="float">
            <text:p>28.280724287</text:p>
          </table:table-cell>
          <table:table-cell/>
          <table:table-cell office:value-type="float" office:value="1443067953.99056" calcext:value-type="float">
            <text:p>1443067953.99056</text:p>
          </table:table-cell>
          <table:table-cell table:formula="of:=[.L133]-[.$B133]" office:value-type="float" office:value="28.2807242870331" calcext:value-type="float">
            <text:p>28.280724287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3067925.74899" calcext:value-type="float">
            <text:p>1443067925.74899</text:p>
          </table:table-cell>
          <table:table-cell office:value-type="float" office:value="4096" calcext:value-type="float">
            <text:p>4096</text:p>
          </table:table-cell>
          <table:table-cell table:formula="of:=[.B134]-[.B$1]" office:value-type="float" office:value="9.88429379463196" calcext:value-type="float">
            <text:p>9.8842937946</text:p>
          </table:table-cell>
          <table:table-cell table:formula="of:=[.C134]/([.D134]-[.D133])" office:value-type="float" office:value="104603.497266163" calcext:value-type="float">
            <text:p>104603.497266163</text:p>
          </table:table-cell>
          <table:table-cell/>
          <table:table-cell office:value-type="float" office:value="1443067954.03977" calcext:value-type="float">
            <text:p>1443067954.03977</text:p>
          </table:table-cell>
          <table:table-cell table:formula="of:=[.G134]-[.$B$1]" office:value-type="float" office:value="38.1750750541687" calcext:value-type="float">
            <text:p>38.1750750542</text:p>
          </table:table-cell>
          <table:table-cell table:formula="of:=[.$C134]/([.H134]-[.H133])" office:value-type="float" office:value="83227.7356070148" calcext:value-type="float">
            <text:p>83227.7356070148</text:p>
          </table:table-cell>
          <table:table-cell table:formula="of:=[.G134]-[.$B134]" office:value-type="float" office:value="28.2907812595367" calcext:value-type="float">
            <text:p>28.2907812595</text:p>
          </table:table-cell>
          <table:table-cell/>
          <table:table-cell office:value-type="float" office:value="1443067954.03977" calcext:value-type="float">
            <text:p>1443067954.03977</text:p>
          </table:table-cell>
          <table:table-cell table:formula="of:=[.L134]-[.$B134]" office:value-type="float" office:value="28.2907812595367" calcext:value-type="float">
            <text:p>28.2907812595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3067925.78814" calcext:value-type="float">
            <text:p>1443067925.78814</text:p>
          </table:table-cell>
          <table:table-cell office:value-type="float" office:value="4096" calcext:value-type="float">
            <text:p>4096</text:p>
          </table:table-cell>
          <table:table-cell table:formula="of:=[.B135]-[.B$1]" office:value-type="float" office:value="9.9234402179718" calcext:value-type="float">
            <text:p>9.923440218</text:p>
          </table:table-cell>
          <table:table-cell table:formula="of:=[.C135]/([.D135]-[.D134])" office:value-type="float" office:value="104632.802962386" calcext:value-type="float">
            <text:p>104632.802962386</text:p>
          </table:table-cell>
          <table:table-cell/>
          <table:table-cell office:value-type="float" office:value="1443067954.0889" calcext:value-type="float">
            <text:p>1443067954.0889</text:p>
          </table:table-cell>
          <table:table-cell table:formula="of:=[.G135]-[.$B$1]" office:value-type="float" office:value="38.2242081165314" calcext:value-type="float">
            <text:p>38.2242081165</text:p>
          </table:table-cell>
          <table:table-cell table:formula="of:=[.$C135]/([.H135]-[.H134])" office:value-type="float" office:value="83365.4529767711" calcext:value-type="float">
            <text:p>83365.4529767711</text:p>
          </table:table-cell>
          <table:table-cell table:formula="of:=[.G135]-[.$B135]" office:value-type="float" office:value="28.3007678985596" calcext:value-type="float">
            <text:p>28.3007678986</text:p>
          </table:table-cell>
          <table:table-cell/>
          <table:table-cell office:value-type="float" office:value="1443067954.0889" calcext:value-type="float">
            <text:p>1443067954.0889</text:p>
          </table:table-cell>
          <table:table-cell table:formula="of:=[.L135]-[.$B135]" office:value-type="float" office:value="28.3007678985596" calcext:value-type="float">
            <text:p>28.3007678986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3067925.82728" calcext:value-type="float">
            <text:p>1443067925.82728</text:p>
          </table:table-cell>
          <table:table-cell office:value-type="float" office:value="4096" calcext:value-type="float">
            <text:p>4096</text:p>
          </table:table-cell>
          <table:table-cell table:formula="of:=[.B136]-[.B$1]" office:value-type="float" office:value="9.96258616447449" calcext:value-type="float">
            <text:p>9.9625861645</text:p>
          </table:table-cell>
          <table:table-cell table:formula="of:=[.C136]/([.D136]-[.D135])" office:value-type="float" office:value="104634.077495584" calcext:value-type="float">
            <text:p>104634.077495584</text:p>
          </table:table-cell>
          <table:table-cell/>
          <table:table-cell office:value-type="float" office:value="1443067954.13815" calcext:value-type="float">
            <text:p>1443067954.13815</text:p>
          </table:table-cell>
          <table:table-cell table:formula="of:=[.G136]-[.$B$1]" office:value-type="float" office:value="38.273451089859" calcext:value-type="float">
            <text:p>38.2734510899</text:p>
          </table:table-cell>
          <table:table-cell table:formula="of:=[.$C136]/([.H136]-[.H135])" office:value-type="float" office:value="83179.3801878571" calcext:value-type="float">
            <text:p>83179.3801878571</text:p>
          </table:table-cell>
          <table:table-cell table:formula="of:=[.G136]-[.$B136]" office:value-type="float" office:value="28.3108649253845" calcext:value-type="float">
            <text:p>28.3108649254</text:p>
          </table:table-cell>
          <table:table-cell/>
          <table:table-cell office:value-type="float" office:value="1443067954.13815" calcext:value-type="float">
            <text:p>1443067954.13815</text:p>
          </table:table-cell>
          <table:table-cell table:formula="of:=[.L136]-[.$B136]" office:value-type="float" office:value="28.3108649253845" calcext:value-type="float">
            <text:p>28.3108649254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3067925.86642" calcext:value-type="float">
            <text:p>1443067925.86642</text:p>
          </table:table-cell>
          <table:table-cell office:value-type="float" office:value="4096" calcext:value-type="float">
            <text:p>4096</text:p>
          </table:table-cell>
          <table:table-cell table:formula="of:=[.B137]-[.B$1]" office:value-type="float" office:value="10.0017294883728" calcext:value-type="float">
            <text:p>10.0017294884</text:p>
          </table:table-cell>
          <table:table-cell table:formula="of:=[.C137]/([.D137]-[.D136])" office:value-type="float" office:value="104641.087983238" calcext:value-type="float">
            <text:p>104641.087983238</text:p>
          </table:table-cell>
          <table:table-cell/>
          <table:table-cell office:value-type="float" office:value="1443067954.18739" calcext:value-type="float">
            <text:p>1443067954.18739</text:p>
          </table:table-cell>
          <table:table-cell table:formula="of:=[.G137]-[.$B$1]" office:value-type="float" office:value="38.3226947784424" calcext:value-type="float">
            <text:p>38.3226947784</text:p>
          </table:table-cell>
          <table:table-cell table:formula="of:=[.$C137]/([.H137]-[.H136])" office:value-type="float" office:value="83178.1720222908" calcext:value-type="float">
            <text:p>83178.1720222908</text:p>
          </table:table-cell>
          <table:table-cell table:formula="of:=[.G137]-[.$B137]" office:value-type="float" office:value="28.3209652900696" calcext:value-type="float">
            <text:p>28.3209652901</text:p>
          </table:table-cell>
          <table:table-cell/>
          <table:table-cell office:value-type="float" office:value="1443067954.18739" calcext:value-type="float">
            <text:p>1443067954.18739</text:p>
          </table:table-cell>
          <table:table-cell table:formula="of:=[.L137]-[.$B137]" office:value-type="float" office:value="28.3209652900696" calcext:value-type="float">
            <text:p>28.3209652901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3067925.90557" calcext:value-type="float">
            <text:p>1443067925.90557</text:p>
          </table:table-cell>
          <table:table-cell office:value-type="float" office:value="4096" calcext:value-type="float">
            <text:p>4096</text:p>
          </table:table-cell>
          <table:table-cell table:formula="of:=[.B138]-[.B$1]" office:value-type="float" office:value="10.0408725738525" calcext:value-type="float">
            <text:p>10.0408725739</text:p>
          </table:table-cell>
          <table:table-cell table:formula="of:=[.C138]/([.D138]-[.D137])" office:value-type="float" office:value="104641.72534688" calcext:value-type="float">
            <text:p>104641.72534688</text:p>
          </table:table-cell>
          <table:table-cell/>
          <table:table-cell office:value-type="float" office:value="1443067954.23666" calcext:value-type="float">
            <text:p>1443067954.23666</text:p>
          </table:table-cell>
          <table:table-cell table:formula="of:=[.G138]-[.$B$1]" office:value-type="float" office:value="38.3719682693481" calcext:value-type="float">
            <text:p>38.3719682693</text:p>
          </table:table-cell>
          <table:table-cell table:formula="of:=[.$C138]/([.H138]-[.H137])" office:value-type="float" office:value="83127.862968626" calcext:value-type="float">
            <text:p>83127.862968626</text:p>
          </table:table-cell>
          <table:table-cell table:formula="of:=[.G138]-[.$B138]" office:value-type="float" office:value="28.3310956954956" calcext:value-type="float">
            <text:p>28.3310956955</text:p>
          </table:table-cell>
          <table:table-cell/>
          <table:table-cell office:value-type="float" office:value="1443067954.23666" calcext:value-type="float">
            <text:p>1443067954.23666</text:p>
          </table:table-cell>
          <table:table-cell table:formula="of:=[.L138]-[.$B138]" office:value-type="float" office:value="28.3310956954956" calcext:value-type="float">
            <text:p>28.3310956955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3067925.94471" calcext:value-type="float">
            <text:p>1443067925.94471</text:p>
          </table:table-cell>
          <table:table-cell office:value-type="float" office:value="4096" calcext:value-type="float">
            <text:p>4096</text:p>
          </table:table-cell>
          <table:table-cell table:formula="of:=[.B139]-[.B$1]" office:value-type="float" office:value="10.0800158977509" calcext:value-type="float">
            <text:p>10.0800158978</text:p>
          </table:table-cell>
          <table:table-cell table:formula="of:=[.C139]/([.D139]-[.D138])" office:value-type="float" office:value="104641.087983238" calcext:value-type="float">
            <text:p>104641.087983238</text:p>
          </table:table-cell>
          <table:table-cell/>
          <table:table-cell office:value-type="float" office:value="1443067954.28592" calcext:value-type="float">
            <text:p>1443067954.28592</text:p>
          </table:table-cell>
          <table:table-cell table:formula="of:=[.G139]-[.$B$1]" office:value-type="float" office:value="38.4212250709534" calcext:value-type="float">
            <text:p>38.421225071</text:p>
          </table:table-cell>
          <table:table-cell table:formula="of:=[.$C139]/([.H139]-[.H138])" office:value-type="float" office:value="83156.0285385144" calcext:value-type="float">
            <text:p>83156.0285385144</text:p>
          </table:table-cell>
          <table:table-cell table:formula="of:=[.G139]-[.$B139]" office:value-type="float" office:value="28.3412091732025" calcext:value-type="float">
            <text:p>28.3412091732</text:p>
          </table:table-cell>
          <table:table-cell/>
          <table:table-cell office:value-type="float" office:value="1443067954.28592" calcext:value-type="float">
            <text:p>1443067954.28592</text:p>
          </table:table-cell>
          <table:table-cell table:formula="of:=[.L139]-[.$B139]" office:value-type="float" office:value="28.3412091732025" calcext:value-type="float">
            <text:p>28.3412091732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3067925.98387" calcext:value-type="float">
            <text:p>1443067925.98387</text:p>
          </table:table-cell>
          <table:table-cell office:value-type="float" office:value="4096" calcext:value-type="float">
            <text:p>4096</text:p>
          </table:table-cell>
          <table:table-cell table:formula="of:=[.B140]-[.B$1]" office:value-type="float" office:value="10.1191732883453" calcext:value-type="float">
            <text:p>10.1191732883</text:p>
          </table:table-cell>
          <table:table-cell table:formula="of:=[.C140]/([.D140]-[.D139])" office:value-type="float" office:value="104603.497266163" calcext:value-type="float">
            <text:p>104603.497266163</text:p>
          </table:table-cell>
          <table:table-cell/>
          <table:table-cell office:value-type="float" office:value="1443067954.33515" calcext:value-type="float">
            <text:p>1443067954.33515</text:p>
          </table:table-cell>
          <table:table-cell table:formula="of:=[.G140]-[.$B$1]" office:value-type="float" office:value="38.470458984375" calcext:value-type="float">
            <text:p>38.4704589844</text:p>
          </table:table-cell>
          <table:table-cell table:formula="of:=[.$C140]/([.H140]-[.H139])" office:value-type="float" office:value="83194.6866567878" calcext:value-type="float">
            <text:p>83194.6866567878</text:p>
          </table:table-cell>
          <table:table-cell table:formula="of:=[.G140]-[.$B140]" office:value-type="float" office:value="28.3512856960297" calcext:value-type="float">
            <text:p>28.351285696</text:p>
          </table:table-cell>
          <table:table-cell/>
          <table:table-cell office:value-type="float" office:value="1443067954.33515" calcext:value-type="float">
            <text:p>1443067954.33515</text:p>
          </table:table-cell>
          <table:table-cell table:formula="of:=[.L140]-[.$B140]" office:value-type="float" office:value="28.3512856960297" calcext:value-type="float">
            <text:p>28.351285696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3067926.02198" calcext:value-type="float">
            <text:p>1443067926.02198</text:p>
          </table:table-cell>
          <table:table-cell office:value-type="float" office:value="4096" calcext:value-type="float">
            <text:p>4096</text:p>
          </table:table-cell>
          <table:table-cell table:formula="of:=[.B141]-[.B$1]" office:value-type="float" office:value="10.1572859287262" calcext:value-type="float">
            <text:p>10.1572859287</text:p>
          </table:table-cell>
          <table:table-cell table:formula="of:=[.C141]/([.D141]-[.D140])" office:value-type="float" office:value="107470.906215594" calcext:value-type="float">
            <text:p>107470.906215594</text:p>
          </table:table-cell>
          <table:table-cell/>
          <table:table-cell office:value-type="float" office:value="1443067954.3844" calcext:value-type="float">
            <text:p>1443067954.3844</text:p>
          </table:table-cell>
          <table:table-cell table:formula="of:=[.G141]-[.$B$1]" office:value-type="float" office:value="38.5197024345398" calcext:value-type="float">
            <text:p>38.5197024345</text:p>
          </table:table-cell>
          <table:table-cell table:formula="of:=[.$C141]/([.H141]-[.H140])" office:value-type="float" office:value="83178.5747402465" calcext:value-type="float">
            <text:p>83178.5747402465</text:p>
          </table:table-cell>
          <table:table-cell table:formula="of:=[.G141]-[.$B141]" office:value-type="float" office:value="28.3624165058136" calcext:value-type="float">
            <text:p>28.3624165058</text:p>
          </table:table-cell>
          <table:table-cell/>
          <table:table-cell office:value-type="float" office:value="1443067954.3844" calcext:value-type="float">
            <text:p>1443067954.3844</text:p>
          </table:table-cell>
          <table:table-cell table:formula="of:=[.L141]-[.$B141]" office:value-type="float" office:value="28.3624165058136" calcext:value-type="float">
            <text:p>28.3624165058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3067926.05936" calcext:value-type="float">
            <text:p>1443067926.05936</text:p>
          </table:table-cell>
          <table:table-cell office:value-type="float" office:value="4096" calcext:value-type="float">
            <text:p>4096</text:p>
          </table:table-cell>
          <table:table-cell table:formula="of:=[.B142]-[.B$1]" office:value-type="float" office:value="10.1946620941162" calcext:value-type="float">
            <text:p>10.1946620941</text:p>
          </table:table-cell>
          <table:table-cell table:formula="of:=[.C142]/([.D142]-[.D141])" office:value-type="float" office:value="109588.556162968" calcext:value-type="float">
            <text:p>109588.556162968</text:p>
          </table:table-cell>
          <table:table-cell/>
          <table:table-cell office:value-type="float" office:value="1443067954.43364" calcext:value-type="float">
            <text:p>1443067954.43364</text:p>
          </table:table-cell>
          <table:table-cell table:formula="of:=[.G142]-[.$B$1]" office:value-type="float" office:value="38.5689465999603" calcext:value-type="float">
            <text:p>38.5689466</text:p>
          </table:table-cell>
          <table:table-cell table:formula="of:=[.$C142]/([.H142]-[.H141])" office:value-type="float" office:value="83177.3665980779" calcext:value-type="float">
            <text:p>83177.3665980779</text:p>
          </table:table-cell>
          <table:table-cell table:formula="of:=[.G142]-[.$B142]" office:value-type="float" office:value="28.3742845058441" calcext:value-type="float">
            <text:p>28.3742845058</text:p>
          </table:table-cell>
          <table:table-cell/>
          <table:table-cell office:value-type="float" office:value="1443067954.43364" calcext:value-type="float">
            <text:p>1443067954.43364</text:p>
          </table:table-cell>
          <table:table-cell table:formula="of:=[.L142]-[.$B142]" office:value-type="float" office:value="28.3742845058441" calcext:value-type="float">
            <text:p>28.3742845058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3067926.09674" calcext:value-type="float">
            <text:p>1443067926.09674</text:p>
          </table:table-cell>
          <table:table-cell office:value-type="float" office:value="4096" calcext:value-type="float">
            <text:p>4096</text:p>
          </table:table-cell>
          <table:table-cell table:formula="of:=[.B143]-[.B$1]" office:value-type="float" office:value="10.2320432662964" calcext:value-type="float">
            <text:p>10.2320432663</text:p>
          </table:table-cell>
          <table:table-cell table:formula="of:=[.C143]/([.D143]-[.D142])" office:value-type="float" office:value="109573.878000867" calcext:value-type="float">
            <text:p>109573.878000867</text:p>
          </table:table-cell>
          <table:table-cell/>
          <table:table-cell office:value-type="float" office:value="1443067954.48284" calcext:value-type="float">
            <text:p>1443067954.48284</text:p>
          </table:table-cell>
          <table:table-cell table:formula="of:=[.G143]-[.$B$1]" office:value-type="float" office:value="38.6181452274322" calcext:value-type="float">
            <text:p>38.6181452274</text:p>
          </table:table-cell>
          <table:table-cell table:formula="of:=[.$C143]/([.H143]-[.H142])" office:value-type="float" office:value="83254.3550597517" calcext:value-type="float">
            <text:p>83254.3550597517</text:p>
          </table:table-cell>
          <table:table-cell table:formula="of:=[.G143]-[.$B143]" office:value-type="float" office:value="28.3861019611359" calcext:value-type="float">
            <text:p>28.3861019611</text:p>
          </table:table-cell>
          <table:table-cell/>
          <table:table-cell office:value-type="float" office:value="1443067954.48284" calcext:value-type="float">
            <text:p>1443067954.48284</text:p>
          </table:table-cell>
          <table:table-cell table:formula="of:=[.L143]-[.$B143]" office:value-type="float" office:value="28.3861019611359" calcext:value-type="float">
            <text:p>28.3861019611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3067926.13409" calcext:value-type="float">
            <text:p>1443067926.13409</text:p>
          </table:table-cell>
          <table:table-cell office:value-type="float" office:value="4096" calcext:value-type="float">
            <text:p>4096</text:p>
          </table:table-cell>
          <table:table-cell table:formula="of:=[.B144]-[.B$1]" office:value-type="float" office:value="10.2693915367126" calcext:value-type="float">
            <text:p>10.2693915367</text:p>
          </table:table-cell>
          <table:table-cell table:formula="of:=[.C144]/([.D144]-[.D143])" office:value-type="float" office:value="109670.406536866" calcext:value-type="float">
            <text:p>109670.406536866</text:p>
          </table:table-cell>
          <table:table-cell/>
          <table:table-cell office:value-type="float" office:value="1443067954.53207" calcext:value-type="float">
            <text:p>1443067954.53207</text:p>
          </table:table-cell>
          <table:table-cell table:formula="of:=[.G144]-[.$B$1]" office:value-type="float" office:value="38.6673765182495" calcext:value-type="float">
            <text:p>38.6673765182</text:p>
          </table:table-cell>
          <table:table-cell table:formula="of:=[.$C144]/([.H144]-[.H143])" office:value-type="float" office:value="83199.1185281683" calcext:value-type="float">
            <text:p>83199.1185281683</text:p>
          </table:table-cell>
          <table:table-cell table:formula="of:=[.G144]-[.$B144]" office:value-type="float" office:value="28.3979849815369" calcext:value-type="float">
            <text:p>28.3979849815</text:p>
          </table:table-cell>
          <table:table-cell/>
          <table:table-cell office:value-type="float" office:value="1443067954.53207" calcext:value-type="float">
            <text:p>1443067954.53207</text:p>
          </table:table-cell>
          <table:table-cell table:formula="of:=[.L144]-[.$B144]" office:value-type="float" office:value="28.3979849815369" calcext:value-type="float">
            <text:p>28.3979849815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3067926.17146" calcext:value-type="float">
            <text:p>1443067926.17146</text:p>
          </table:table-cell>
          <table:table-cell office:value-type="float" office:value="4096" calcext:value-type="float">
            <text:p>4096</text:p>
          </table:table-cell>
          <table:table-cell table:formula="of:=[.B145]-[.B$1]" office:value-type="float" office:value="10.3067669868469" calcext:value-type="float">
            <text:p>10.3067669868</text:p>
          </table:table-cell>
          <table:table-cell table:formula="of:=[.C145]/([.D145]-[.D144])" office:value-type="float" office:value="109590.653364293" calcext:value-type="float">
            <text:p>109590.653364293</text:p>
          </table:table-cell>
          <table:table-cell/>
          <table:table-cell office:value-type="float" office:value="1443067954.58134" calcext:value-type="float">
            <text:p>1443067954.58134</text:p>
          </table:table-cell>
          <table:table-cell table:formula="of:=[.G145]-[.$B$1]" office:value-type="float" office:value="38.7166414260864" calcext:value-type="float">
            <text:p>38.7166414261</text:p>
          </table:table-cell>
          <table:table-cell table:formula="of:=[.$C145]/([.H145]-[.H144])" office:value-type="float" office:value="83142.3457354137" calcext:value-type="float">
            <text:p>83142.3457354137</text:p>
          </table:table-cell>
          <table:table-cell table:formula="of:=[.G145]-[.$B145]" office:value-type="float" office:value="28.4098744392395" calcext:value-type="float">
            <text:p>28.4098744392</text:p>
          </table:table-cell>
          <table:table-cell/>
          <table:table-cell office:value-type="float" office:value="1443067954.58134" calcext:value-type="float">
            <text:p>1443067954.58134</text:p>
          </table:table-cell>
          <table:table-cell table:formula="of:=[.L145]-[.$B145]" office:value-type="float" office:value="28.4098744392395" calcext:value-type="float">
            <text:p>28.4098744392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3067926.20884" calcext:value-type="float">
            <text:p>1443067926.20884</text:p>
          </table:table-cell>
          <table:table-cell office:value-type="float" office:value="4096" calcext:value-type="float">
            <text:p>4096</text:p>
          </table:table-cell>
          <table:table-cell table:formula="of:=[.B146]-[.B$1]" office:value-type="float" office:value="10.3441421985626" calcext:value-type="float">
            <text:p>10.3441421986</text:p>
          </table:table-cell>
          <table:table-cell table:formula="of:=[.C146]/([.D146]-[.D145])" office:value-type="float" office:value="109591.352449239" calcext:value-type="float">
            <text:p>109591.352449239</text:p>
          </table:table-cell>
          <table:table-cell/>
          <table:table-cell office:value-type="float" office:value="1443067954.63057" calcext:value-type="float">
            <text:p>1443067954.63057</text:p>
          </table:table-cell>
          <table:table-cell table:formula="of:=[.G146]-[.$B$1]" office:value-type="float" office:value="38.7658751010895" calcext:value-type="float">
            <text:p>38.7658751011</text:p>
          </table:table-cell>
          <table:table-cell table:formula="of:=[.$C146]/([.H146]-[.H145])" office:value-type="float" office:value="83195.0895346754" calcext:value-type="float">
            <text:p>83195.0895346754</text:p>
          </table:table-cell>
          <table:table-cell table:formula="of:=[.G146]-[.$B146]" office:value-type="float" office:value="28.4217329025269" calcext:value-type="float">
            <text:p>28.4217329025</text:p>
          </table:table-cell>
          <table:table-cell/>
          <table:table-cell office:value-type="float" office:value="1443067954.63057" calcext:value-type="float">
            <text:p>1443067954.63057</text:p>
          </table:table-cell>
          <table:table-cell table:formula="of:=[.L146]-[.$B146]" office:value-type="float" office:value="28.4217329025269" calcext:value-type="float">
            <text:p>28.4217329025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3067926.24622" calcext:value-type="float">
            <text:p>1443067926.24622</text:p>
          </table:table-cell>
          <table:table-cell office:value-type="float" office:value="4096" calcext:value-type="float">
            <text:p>4096</text:p>
          </table:table-cell>
          <table:table-cell table:formula="of:=[.B147]-[.B$1]" office:value-type="float" office:value="10.3815231323242" calcext:value-type="float">
            <text:p>10.3815231323</text:p>
          </table:table-cell>
          <table:table-cell table:formula="of:=[.C147]/([.D147]-[.D146])" office:value-type="float" office:value="109574.576871807" calcext:value-type="float">
            <text:p>109574.576871807</text:p>
          </table:table-cell>
          <table:table-cell/>
          <table:table-cell office:value-type="float" office:value="1443067954.67981" calcext:value-type="float">
            <text:p>1443067954.67981</text:p>
          </table:table-cell>
          <table:table-cell table:formula="of:=[.G147]-[.$B$1]" office:value-type="float" office:value="38.8151180744171" calcext:value-type="float">
            <text:p>38.8151180744</text:p>
          </table:table-cell>
          <table:table-cell table:formula="of:=[.$C147]/([.H147]-[.H146])" office:value-type="float" office:value="83179.3801878571" calcext:value-type="float">
            <text:p>83179.3801878571</text:p>
          </table:table-cell>
          <table:table-cell table:formula="of:=[.G147]-[.$B147]" office:value-type="float" office:value="28.4335949420929" calcext:value-type="float">
            <text:p>28.4335949421</text:p>
          </table:table-cell>
          <table:table-cell/>
          <table:table-cell office:value-type="float" office:value="1443067954.67981" calcext:value-type="float">
            <text:p>1443067954.67981</text:p>
          </table:table-cell>
          <table:table-cell table:formula="of:=[.L147]-[.$B147]" office:value-type="float" office:value="28.4335949420929" calcext:value-type="float">
            <text:p>28.4335949421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3067926.2836" calcext:value-type="float">
            <text:p>1443067926.2836</text:p>
          </table:table-cell>
          <table:table-cell office:value-type="float" office:value="4096" calcext:value-type="float">
            <text:p>4096</text:p>
          </table:table-cell>
          <table:table-cell table:formula="of:=[.B148]-[.B$1]" office:value-type="float" office:value="10.4189009666443" calcext:value-type="float">
            <text:p>10.4189009666</text:p>
          </table:table-cell>
          <table:table-cell table:formula="of:=[.C148]/([.D148]-[.D147])" office:value-type="float" office:value="109583.663005345" calcext:value-type="float">
            <text:p>109583.663005345</text:p>
          </table:table-cell>
          <table:table-cell/>
          <table:table-cell office:value-type="float" office:value="1443067954.72906" calcext:value-type="float">
            <text:p>1443067954.72906</text:p>
          </table:table-cell>
          <table:table-cell table:formula="of:=[.G148]-[.$B$1]" office:value-type="float" office:value="38.8643639087677" calcext:value-type="float">
            <text:p>38.8643639088</text:p>
          </table:table-cell>
          <table:table-cell table:formula="of:=[.$C148]/([.H148]-[.H147])" office:value-type="float" office:value="83174.5477361633" calcext:value-type="float">
            <text:p>83174.5477361633</text:p>
          </table:table-cell>
          <table:table-cell table:formula="of:=[.G148]-[.$B148]" office:value-type="float" office:value="28.4454629421234" calcext:value-type="float">
            <text:p>28.4454629421</text:p>
          </table:table-cell>
          <table:table-cell/>
          <table:table-cell office:value-type="float" office:value="1443067954.72906" calcext:value-type="float">
            <text:p>1443067954.72906</text:p>
          </table:table-cell>
          <table:table-cell table:formula="of:=[.L148]-[.$B148]" office:value-type="float" office:value="28.4454629421234" calcext:value-type="float">
            <text:p>28.4454629421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3067926.32098" calcext:value-type="float">
            <text:p>1443067926.32098</text:p>
          </table:table-cell>
          <table:table-cell office:value-type="float" office:value="4096" calcext:value-type="float">
            <text:p>4096</text:p>
          </table:table-cell>
          <table:table-cell table:formula="of:=[.B149]-[.B$1]" office:value-type="float" office:value="10.4562804698944" calcext:value-type="float">
            <text:p>10.4562804699</text:p>
          </table:table-cell>
          <table:table-cell table:formula="of:=[.C149]/([.D149]-[.D148])" office:value-type="float" office:value="109578.770284665" calcext:value-type="float">
            <text:p>109578.770284665</text:p>
          </table:table-cell>
          <table:table-cell/>
          <table:table-cell office:value-type="float" office:value="1443067954.7783" calcext:value-type="float">
            <text:p>1443067954.7783</text:p>
          </table:table-cell>
          <table:table-cell table:formula="of:=[.G149]-[.$B$1]" office:value-type="float" office:value="38.913605928421" calcext:value-type="float">
            <text:p>38.9136059284</text:p>
          </table:table-cell>
          <table:table-cell table:formula="of:=[.$C149]/([.H149]-[.H148])" office:value-type="float" office:value="83180.9911298757" calcext:value-type="float">
            <text:p>83180.9911298757</text:p>
          </table:table-cell>
          <table:table-cell table:formula="of:=[.G149]-[.$B149]" office:value-type="float" office:value="28.4573254585266" calcext:value-type="float">
            <text:p>28.4573254585</text:p>
          </table:table-cell>
          <table:table-cell/>
          <table:table-cell office:value-type="float" office:value="1443067954.7783" calcext:value-type="float">
            <text:p>1443067954.7783</text:p>
          </table:table-cell>
          <table:table-cell table:formula="of:=[.L149]-[.$B149]" office:value-type="float" office:value="28.4573254585266" calcext:value-type="float">
            <text:p>28.4573254585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3067926.35835" calcext:value-type="float">
            <text:p>1443067926.35835</text:p>
          </table:table-cell>
          <table:table-cell office:value-type="float" office:value="4096" calcext:value-type="float">
            <text:p>4096</text:p>
          </table:table-cell>
          <table:table-cell table:formula="of:=[.B150]-[.B$1]" office:value-type="float" office:value="10.4936594963074" calcext:value-type="float">
            <text:p>10.4936594963</text:p>
          </table:table-cell>
          <table:table-cell table:formula="of:=[.C150]/([.D150]-[.D149])" office:value-type="float" office:value="109580.168160277" calcext:value-type="float">
            <text:p>109580.168160277</text:p>
          </table:table-cell>
          <table:table-cell/>
          <table:table-cell office:value-type="float" office:value="1443067954.82755" calcext:value-type="float">
            <text:p>1443067954.82755</text:p>
          </table:table-cell>
          <table:table-cell table:formula="of:=[.G150]-[.$B$1]" office:value-type="float" office:value="38.962851524353" calcext:value-type="float">
            <text:p>38.9628515244</text:p>
          </table:table-cell>
          <table:table-cell table:formula="of:=[.$C150]/([.H150]-[.H149])" office:value-type="float" office:value="83174.9504190248" calcext:value-type="float">
            <text:p>83174.9504190248</text:p>
          </table:table-cell>
          <table:table-cell table:formula="of:=[.G150]-[.$B150]" office:value-type="float" office:value="28.4691920280457" calcext:value-type="float">
            <text:p>28.469192028</text:p>
          </table:table-cell>
          <table:table-cell/>
          <table:table-cell office:value-type="float" office:value="1443067954.82755" calcext:value-type="float">
            <text:p>1443067954.82755</text:p>
          </table:table-cell>
          <table:table-cell table:formula="of:=[.L150]-[.$B150]" office:value-type="float" office:value="28.4691920280457" calcext:value-type="float">
            <text:p>28.46919202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3067926.39574" calcext:value-type="float">
            <text:p>1443067926.39574</text:p>
          </table:table-cell>
          <table:table-cell office:value-type="float" office:value="4096" calcext:value-type="float">
            <text:p>4096</text:p>
          </table:table-cell>
          <table:table-cell table:formula="of:=[.B151]-[.B$1]" office:value-type="float" office:value="10.5310428142548" calcext:value-type="float">
            <text:p>10.5310428143</text:p>
          </table:table-cell>
          <table:table-cell table:formula="of:=[.C151]/([.D151]-[.D150])" office:value-type="float" office:value="109567.588563557" calcext:value-type="float">
            <text:p>109567.588563557</text:p>
          </table:table-cell>
          <table:table-cell/>
          <table:table-cell office:value-type="float" office:value="1443067954.87679" calcext:value-type="float">
            <text:p>1443067954.87679</text:p>
          </table:table-cell>
          <table:table-cell table:formula="of:=[.G151]-[.$B$1]" office:value-type="float" office:value="39.0120987892151" calcext:value-type="float">
            <text:p>39.0120987892</text:p>
          </table:table-cell>
          <table:table-cell table:formula="of:=[.$C151]/([.H151]-[.H150])" office:value-type="float" office:value="83172.1317208726" calcext:value-type="float">
            <text:p>83172.1317208726</text:p>
          </table:table-cell>
          <table:table-cell table:formula="of:=[.G151]-[.$B151]" office:value-type="float" office:value="28.4810559749603" calcext:value-type="float">
            <text:p>28.481055975</text:p>
          </table:table-cell>
          <table:table-cell/>
          <table:table-cell office:value-type="float" office:value="1443067954.87679" calcext:value-type="float">
            <text:p>1443067954.87679</text:p>
          </table:table-cell>
          <table:table-cell table:formula="of:=[.L151]-[.$B151]" office:value-type="float" office:value="28.4810559749603" calcext:value-type="float">
            <text:p>28.481055975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3067926.43312" calcext:value-type="float">
            <text:p>1443067926.43312</text:p>
          </table:table-cell>
          <table:table-cell office:value-type="float" office:value="4096" calcext:value-type="float">
            <text:p>4096</text:p>
          </table:table-cell>
          <table:table-cell table:formula="of:=[.B152]-[.B$1]" office:value-type="float" office:value="10.5684220790863" calcext:value-type="float">
            <text:p>10.5684220791</text:p>
          </table:table-cell>
          <table:table-cell table:formula="of:=[.C152]/([.D152]-[.D151])" office:value-type="float" office:value="109579.469218013" calcext:value-type="float">
            <text:p>109579.469218013</text:p>
          </table:table-cell>
          <table:table-cell/>
          <table:table-cell office:value-type="float" office:value="1443067954.92602" calcext:value-type="float">
            <text:p>1443067954.92602</text:p>
          </table:table-cell>
          <table:table-cell table:formula="of:=[.G152]-[.$B$1]" office:value-type="float" office:value="39.0613284111023" calcext:value-type="float">
            <text:p>39.0613284111</text:p>
          </table:table-cell>
          <table:table-cell table:formula="of:=[.$C152]/([.H152]-[.H151])" office:value-type="float" office:value="83201.9390558106" calcext:value-type="float">
            <text:p>83201.9390558106</text:p>
          </table:table-cell>
          <table:table-cell table:formula="of:=[.G152]-[.$B152]" office:value-type="float" office:value="28.492906332016" calcext:value-type="float">
            <text:p>28.492906332</text:p>
          </table:table-cell>
          <table:table-cell/>
          <table:table-cell office:value-type="float" office:value="1443067954.92602" calcext:value-type="float">
            <text:p>1443067954.92602</text:p>
          </table:table-cell>
          <table:table-cell table:formula="of:=[.L152]-[.$B152]" office:value-type="float" office:value="28.492906332016" calcext:value-type="float">
            <text:p>28.492906332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3067926.4705" calcext:value-type="float">
            <text:p>1443067926.4705</text:p>
          </table:table-cell>
          <table:table-cell office:value-type="float" office:value="4096" calcext:value-type="float">
            <text:p>4096</text:p>
          </table:table-cell>
          <table:table-cell table:formula="of:=[.B153]-[.B$1]" office:value-type="float" office:value="10.6057996749878" calcext:value-type="float">
            <text:p>10.605799675</text:p>
          </table:table-cell>
          <table:table-cell table:formula="of:=[.C153]/([.D153]-[.D152])" office:value-type="float" office:value="109584.36200111" calcext:value-type="float">
            <text:p>109584.36200111</text:p>
          </table:table-cell>
          <table:table-cell/>
          <table:table-cell office:value-type="float" office:value="1443067954.97533" calcext:value-type="float">
            <text:p>1443067954.97533</text:p>
          </table:table-cell>
          <table:table-cell table:formula="of:=[.G153]-[.$B$1]" office:value-type="float" office:value="39.1106326580048" calcext:value-type="float">
            <text:p>39.110632658</text:p>
          </table:table-cell>
          <table:table-cell table:formula="of:=[.$C153]/([.H153]-[.H152])" office:value-type="float" office:value="83076.0077950841" calcext:value-type="float">
            <text:p>83076.0077950841</text:p>
          </table:table-cell>
          <table:table-cell table:formula="of:=[.G153]-[.$B153]" office:value-type="float" office:value="28.504832983017" calcext:value-type="float">
            <text:p>28.504832983</text:p>
          </table:table-cell>
          <table:table-cell/>
          <table:table-cell office:value-type="float" office:value="1443067954.97533" calcext:value-type="float">
            <text:p>1443067954.97533</text:p>
          </table:table-cell>
          <table:table-cell table:formula="of:=[.L153]-[.$B153]" office:value-type="float" office:value="28.504832983017" calcext:value-type="float">
            <text:p>28.504832983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3067926.50787" calcext:value-type="float">
            <text:p>1443067926.50787</text:p>
          </table:table-cell>
          <table:table-cell office:value-type="float" office:value="4096" calcext:value-type="float">
            <text:p>4096</text:p>
          </table:table-cell>
          <table:table-cell table:formula="of:=[.B154]-[.B$1]" office:value-type="float" office:value="10.6431777477264" calcext:value-type="float">
            <text:p>10.6431777477</text:p>
          </table:table-cell>
          <table:table-cell table:formula="of:=[.C154]/([.D154]-[.D153])" office:value-type="float" office:value="109582.964018498" calcext:value-type="float">
            <text:p>109582.964018498</text:p>
          </table:table-cell>
          <table:table-cell/>
          <table:table-cell office:value-type="float" office:value="1443067955.01567" calcext:value-type="float">
            <text:p>1443067955.01567</text:p>
          </table:table-cell>
          <table:table-cell table:formula="of:=[.G154]-[.$B$1]" office:value-type="float" office:value="39.1509735584259" calcext:value-type="float">
            <text:p>39.1509735584</text:p>
          </table:table-cell>
          <table:table-cell table:formula="of:=[.$C154]/([.H154]-[.H153])" office:value-type="float" office:value="101534.669708396" calcext:value-type="float">
            <text:p>101534.669708396</text:p>
          </table:table-cell>
          <table:table-cell table:formula="of:=[.G154]-[.$B154]" office:value-type="float" office:value="28.5077958106995" calcext:value-type="float">
            <text:p>28.5077958107</text:p>
          </table:table-cell>
          <table:table-cell/>
          <table:table-cell office:value-type="float" office:value="1443067955.01567" calcext:value-type="float">
            <text:p>1443067955.01567</text:p>
          </table:table-cell>
          <table:table-cell table:formula="of:=[.L154]-[.$B154]" office:value-type="float" office:value="28.5077958106995" calcext:value-type="float">
            <text:p>28.5077958107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3067926.54525" calcext:value-type="float">
            <text:p>1443067926.54525</text:p>
          </table:table-cell>
          <table:table-cell office:value-type="float" office:value="4096" calcext:value-type="float">
            <text:p>4096</text:p>
          </table:table-cell>
          <table:table-cell table:formula="of:=[.B155]-[.B$1]" office:value-type="float" office:value="10.6805577278137" calcext:value-type="float">
            <text:p>10.6805577278</text:p>
          </table:table-cell>
          <table:table-cell table:formula="of:=[.C155]/([.D155]-[.D154])" office:value-type="float" office:value="109577.372444717" calcext:value-type="float">
            <text:p>109577.372444717</text:p>
          </table:table-cell>
          <table:table-cell/>
          <table:table-cell office:value-type="float" office:value="1443067955.05585" calcext:value-type="float">
            <text:p>1443067955.05585</text:p>
          </table:table-cell>
          <table:table-cell table:formula="of:=[.G155]-[.$B$1]" office:value-type="float" office:value="39.1911561489105" calcext:value-type="float">
            <text:p>39.1911561489</text:p>
          </table:table-cell>
          <table:table-cell table:formula="of:=[.$C155]/([.H155]-[.H154])" office:value-type="float" office:value="101934.69237798" calcext:value-type="float">
            <text:p>101934.69237798</text:p>
          </table:table-cell>
          <table:table-cell table:formula="of:=[.G155]-[.$B155]" office:value-type="float" office:value="28.5105984210968" calcext:value-type="float">
            <text:p>28.5105984211</text:p>
          </table:table-cell>
          <table:table-cell/>
          <table:table-cell office:value-type="float" office:value="1443067955.05585" calcext:value-type="float">
            <text:p>1443067955.05585</text:p>
          </table:table-cell>
          <table:table-cell table:formula="of:=[.L155]-[.$B155]" office:value-type="float" office:value="28.5105984210968" calcext:value-type="float">
            <text:p>28.5105984211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3067926.58263" calcext:value-type="float">
            <text:p>1443067926.58263</text:p>
          </table:table-cell>
          <table:table-cell office:value-type="float" office:value="4096" calcext:value-type="float">
            <text:p>4096</text:p>
          </table:table-cell>
          <table:table-cell table:formula="of:=[.B156]-[.B$1]" office:value-type="float" office:value="10.7179298400879" calcext:value-type="float">
            <text:p>10.7179298401</text:p>
          </table:table-cell>
          <table:table-cell table:formula="of:=[.C156]/([.D156]-[.D155])" office:value-type="float" office:value="109600.441365231" calcext:value-type="float">
            <text:p>109600.441365231</text:p>
          </table:table-cell>
          <table:table-cell/>
          <table:table-cell office:value-type="float" office:value="1443067955.09615" calcext:value-type="float">
            <text:p>1443067955.09615</text:p>
          </table:table-cell>
          <table:table-cell table:formula="of:=[.G156]-[.$B$1]" office:value-type="float" office:value="39.2314565181732" calcext:value-type="float">
            <text:p>39.2314565182</text:p>
          </table:table-cell>
          <table:table-cell table:formula="of:=[.$C156]/([.H156]-[.H155])" office:value-type="float" office:value="101636.785839368" calcext:value-type="float">
            <text:p>101636.785839368</text:p>
          </table:table-cell>
          <table:table-cell table:formula="of:=[.G156]-[.$B156]" office:value-type="float" office:value="28.5135266780853" calcext:value-type="float">
            <text:p>28.5135266781</text:p>
          </table:table-cell>
          <table:table-cell/>
          <table:table-cell office:value-type="float" office:value="1443067955.09615" calcext:value-type="float">
            <text:p>1443067955.09615</text:p>
          </table:table-cell>
          <table:table-cell table:formula="of:=[.L156]-[.$B156]" office:value-type="float" office:value="28.5135266780853" calcext:value-type="float">
            <text:p>28.5135266781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3067926.62" calcext:value-type="float">
            <text:p>1443067926.62</text:p>
          </table:table-cell>
          <table:table-cell office:value-type="float" office:value="4096" calcext:value-type="float">
            <text:p>4096</text:p>
          </table:table-cell>
          <table:table-cell table:formula="of:=[.B157]-[.B$1]" office:value-type="float" office:value="10.7553086280823" calcext:value-type="float">
            <text:p>10.7553086281</text:p>
          </table:table-cell>
          <table:table-cell table:formula="of:=[.C157]/([.D157]-[.D156])" office:value-type="float" office:value="109580.867111457" calcext:value-type="float">
            <text:p>109580.867111457</text:p>
          </table:table-cell>
          <table:table-cell/>
          <table:table-cell office:value-type="float" office:value="1443067955.13644" calcext:value-type="float">
            <text:p>1443067955.13644</text:p>
          </table:table-cell>
          <table:table-cell table:formula="of:=[.G157]-[.$B$1]" office:value-type="float" office:value="39.2717483043671" calcext:value-type="float">
            <text:p>39.2717483044</text:p>
          </table:table-cell>
          <table:table-cell table:formula="of:=[.$C157]/([.H157]-[.H156])" office:value-type="float" office:value="101658.436791403" calcext:value-type="float">
            <text:p>101658.436791403</text:p>
          </table:table-cell>
          <table:table-cell table:formula="of:=[.G157]-[.$B157]" office:value-type="float" office:value="28.5164396762848" calcext:value-type="float">
            <text:p>28.5164396763</text:p>
          </table:table-cell>
          <table:table-cell/>
          <table:table-cell office:value-type="float" office:value="1443067955.13644" calcext:value-type="float">
            <text:p>1443067955.13644</text:p>
          </table:table-cell>
          <table:table-cell table:formula="of:=[.L157]-[.$B157]" office:value-type="float" office:value="28.5164396762848" calcext:value-type="float">
            <text:p>28.5164396763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3067926.65738" calcext:value-type="float">
            <text:p>1443067926.65738</text:p>
          </table:table-cell>
          <table:table-cell office:value-type="float" office:value="4096" calcext:value-type="float">
            <text:p>4096</text:p>
          </table:table-cell>
          <table:table-cell table:formula="of:=[.B158]-[.B$1]" office:value-type="float" office:value="10.792680978775" calcext:value-type="float">
            <text:p>10.7926809788</text:p>
          </table:table-cell>
          <table:table-cell table:formula="of:=[.C158]/([.D158]-[.D157])" office:value-type="float" office:value="109599.742164324" calcext:value-type="float">
            <text:p>109599.742164324</text:p>
          </table:table-cell>
          <table:table-cell/>
          <table:table-cell office:value-type="float" office:value="1443067955.17673" calcext:value-type="float">
            <text:p>1443067955.17673</text:p>
          </table:table-cell>
          <table:table-cell table:formula="of:=[.G158]-[.$B$1]" office:value-type="float" office:value="39.3120379447937" calcext:value-type="float">
            <text:p>39.3120379448</text:p>
          </table:table-cell>
          <table:table-cell table:formula="of:=[.$C158]/([.H158]-[.H157])" office:value-type="float" office:value="101663.850970785" calcext:value-type="float">
            <text:p>101663.850970785</text:p>
          </table:table-cell>
          <table:table-cell table:formula="of:=[.G158]-[.$B158]" office:value-type="float" office:value="28.5193569660187" calcext:value-type="float">
            <text:p>28.519356966</text:p>
          </table:table-cell>
          <table:table-cell/>
          <table:table-cell office:value-type="float" office:value="1443067955.17673" calcext:value-type="float">
            <text:p>1443067955.17673</text:p>
          </table:table-cell>
          <table:table-cell table:formula="of:=[.L158]-[.$B158]" office:value-type="float" office:value="28.5193569660187" calcext:value-type="float">
            <text:p>28.519356966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3067926.69476" calcext:value-type="float">
            <text:p>1443067926.69476</text:p>
          </table:table-cell>
          <table:table-cell office:value-type="float" office:value="4096" calcext:value-type="float">
            <text:p>4096</text:p>
          </table:table-cell>
          <table:table-cell table:formula="of:=[.B159]-[.B$1]" office:value-type="float" office:value="10.8300685882568" calcext:value-type="float">
            <text:p>10.8300685883</text:p>
          </table:table-cell>
          <table:table-cell table:formula="of:=[.C159]/([.D159]-[.D158])" office:value-type="float" office:value="109555.011854733" calcext:value-type="float">
            <text:p>109555.011854733</text:p>
          </table:table-cell>
          <table:table-cell/>
          <table:table-cell office:value-type="float" office:value="1443067955.21705" calcext:value-type="float">
            <text:p>1443067955.21705</text:p>
          </table:table-cell>
          <table:table-cell table:formula="of:=[.G159]-[.$B$1]" office:value-type="float" office:value="39.3523547649384" calcext:value-type="float">
            <text:p>39.3523547649</text:p>
          </table:table-cell>
          <table:table-cell table:formula="of:=[.$C159]/([.H159]-[.H158])" office:value-type="float" office:value="101595.313948469" calcext:value-type="float">
            <text:p>101595.313948469</text:p>
          </table:table-cell>
          <table:table-cell table:formula="of:=[.G159]-[.$B159]" office:value-type="float" office:value="28.5222861766815" calcext:value-type="float">
            <text:p>28.5222861767</text:p>
          </table:table-cell>
          <table:table-cell/>
          <table:table-cell office:value-type="float" office:value="1443067955.21705" calcext:value-type="float">
            <text:p>1443067955.21705</text:p>
          </table:table-cell>
          <table:table-cell table:formula="of:=[.L159]-[.$B159]" office:value-type="float" office:value="28.5222861766815" calcext:value-type="float">
            <text:p>28.5222861767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3067926.73212" calcext:value-type="float">
            <text:p>1443067926.73212</text:p>
          </table:table-cell>
          <table:table-cell office:value-type="float" office:value="4096" calcext:value-type="float">
            <text:p>4096</text:p>
          </table:table-cell>
          <table:table-cell table:formula="of:=[.B160]-[.B$1]" office:value-type="float" office:value="10.8674275875092" calcext:value-type="float">
            <text:p>10.8674275875</text:p>
          </table:table-cell>
          <table:table-cell table:formula="of:=[.C160]/([.D160]-[.D159])" office:value-type="float" office:value="109638.91115862" calcext:value-type="float">
            <text:p>109638.91115862</text:p>
          </table:table-cell>
          <table:table-cell/>
          <table:table-cell office:value-type="float" office:value="1443067955.25729" calcext:value-type="float">
            <text:p>1443067955.25729</text:p>
          </table:table-cell>
          <table:table-cell table:formula="of:=[.G160]-[.$B$1]" office:value-type="float" office:value="39.3925950527191" calcext:value-type="float">
            <text:p>39.3925950527</text:p>
          </table:table-cell>
          <table:table-cell table:formula="of:=[.$C160]/([.H160]-[.H159])" office:value-type="float" office:value="101788.536461666" calcext:value-type="float">
            <text:p>101788.536461666</text:p>
          </table:table-cell>
          <table:table-cell table:formula="of:=[.G160]-[.$B160]" office:value-type="float" office:value="28.52516746521" calcext:value-type="float">
            <text:p>28.5251674652</text:p>
          </table:table-cell>
          <table:table-cell/>
          <table:table-cell office:value-type="float" office:value="1443067955.25729" calcext:value-type="float">
            <text:p>1443067955.25729</text:p>
          </table:table-cell>
          <table:table-cell table:formula="of:=[.L160]-[.$B160]" office:value-type="float" office:value="28.52516746521" calcext:value-type="float">
            <text:p>28.5251674652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3067926.7695" calcext:value-type="float">
            <text:p>1443067926.7695</text:p>
          </table:table-cell>
          <table:table-cell office:value-type="float" office:value="4096" calcext:value-type="float">
            <text:p>4096</text:p>
          </table:table-cell>
          <table:table-cell table:formula="of:=[.B161]-[.B$1]" office:value-type="float" office:value="10.9048018455505" calcext:value-type="float">
            <text:p>10.9048018456</text:p>
          </table:table-cell>
          <table:table-cell table:formula="of:=[.C161]/([.D161]-[.D160])" office:value-type="float" office:value="109594.148878214" calcext:value-type="float">
            <text:p>109594.148878214</text:p>
          </table:table-cell>
          <table:table-cell/>
          <table:table-cell office:value-type="float" office:value="1443067955.29764" calcext:value-type="float">
            <text:p>1443067955.29764</text:p>
          </table:table-cell>
          <table:table-cell table:formula="of:=[.G161]-[.$B$1]" office:value-type="float" office:value="39.4329445362091" calcext:value-type="float">
            <text:p>39.4329445362</text:p>
          </table:table-cell>
          <table:table-cell table:formula="of:=[.$C161]/([.H161]-[.H160])" office:value-type="float" office:value="101513.071437857" calcext:value-type="float">
            <text:p>101513.071437857</text:p>
          </table:table-cell>
          <table:table-cell table:formula="of:=[.G161]-[.$B161]" office:value-type="float" office:value="28.5281426906586" calcext:value-type="float">
            <text:p>28.5281426907</text:p>
          </table:table-cell>
          <table:table-cell/>
          <table:table-cell office:value-type="float" office:value="1443067955.29764" calcext:value-type="float">
            <text:p>1443067955.29764</text:p>
          </table:table-cell>
          <table:table-cell table:formula="of:=[.L161]-[.$B161]" office:value-type="float" office:value="28.5281426906586" calcext:value-type="float">
            <text:p>28.5281426907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3067926.80686" calcext:value-type="float">
            <text:p>1443067926.80686</text:p>
          </table:table-cell>
          <table:table-cell office:value-type="float" office:value="4096" calcext:value-type="float">
            <text:p>4096</text:p>
          </table:table-cell>
          <table:table-cell table:formula="of:=[.B162]-[.B$1]" office:value-type="float" office:value="10.9421629905701" calcext:value-type="float">
            <text:p>10.9421629906</text:p>
          </table:table-cell>
          <table:table-cell table:formula="of:=[.C162]/([.D162]-[.D161])" office:value-type="float" office:value="109632.614253625" calcext:value-type="float">
            <text:p>109632.614253625</text:p>
          </table:table-cell>
          <table:table-cell/>
          <table:table-cell office:value-type="float" office:value="1443067955.33791" calcext:value-type="float">
            <text:p>1443067955.33791</text:p>
          </table:table-cell>
          <table:table-cell table:formula="of:=[.G162]-[.$B$1]" office:value-type="float" office:value="39.4732143878937" calcext:value-type="float">
            <text:p>39.4732143879</text:p>
          </table:table-cell>
          <table:table-cell table:formula="of:=[.$C162]/([.H162]-[.H161])" office:value-type="float" office:value="101713.808932885" calcext:value-type="float">
            <text:p>101713.808932885</text:p>
          </table:table-cell>
          <table:table-cell table:formula="of:=[.G162]-[.$B162]" office:value-type="float" office:value="28.5310513973236" calcext:value-type="float">
            <text:p>28.5310513973</text:p>
          </table:table-cell>
          <table:table-cell/>
          <table:table-cell office:value-type="float" office:value="1443067955.33791" calcext:value-type="float">
            <text:p>1443067955.33791</text:p>
          </table:table-cell>
          <table:table-cell table:formula="of:=[.L162]-[.$B162]" office:value-type="float" office:value="28.5310513973236" calcext:value-type="float">
            <text:p>28.5310513973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3067926.84423" calcext:value-type="float">
            <text:p>1443067926.84423</text:p>
          </table:table-cell>
          <table:table-cell office:value-type="float" office:value="4096" calcext:value-type="float">
            <text:p>4096</text:p>
          </table:table-cell>
          <table:table-cell table:formula="of:=[.B163]-[.B$1]" office:value-type="float" office:value="10.9795339107513" calcext:value-type="float">
            <text:p>10.9795339108</text:p>
          </table:table-cell>
          <table:table-cell table:formula="of:=[.C163]/([.D163]-[.D162])" office:value-type="float" office:value="109603.937503589" calcext:value-type="float">
            <text:p>109603.937503589</text:p>
          </table:table-cell>
          <table:table-cell/>
          <table:table-cell office:value-type="float" office:value="1443067955.37828" calcext:value-type="float">
            <text:p>1443067955.37828</text:p>
          </table:table-cell>
          <table:table-cell table:formula="of:=[.G163]-[.$B$1]" office:value-type="float" office:value="39.5135850906372" calcext:value-type="float">
            <text:p>39.5135850906</text:p>
          </table:table-cell>
          <table:table-cell table:formula="of:=[.$C163]/([.H163]-[.H162])" office:value-type="float" office:value="101459.715131078" calcext:value-type="float">
            <text:p>101459.715131078</text:p>
          </table:table-cell>
          <table:table-cell table:formula="of:=[.G163]-[.$B163]" office:value-type="float" office:value="28.5340511798859" calcext:value-type="float">
            <text:p>28.5340511799</text:p>
          </table:table-cell>
          <table:table-cell/>
          <table:table-cell office:value-type="float" office:value="1443067955.37828" calcext:value-type="float">
            <text:p>1443067955.37828</text:p>
          </table:table-cell>
          <table:table-cell table:formula="of:=[.L163]-[.$B163]" office:value-type="float" office:value="28.5340511798859" calcext:value-type="float">
            <text:p>28.5340511799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3067926.8816" calcext:value-type="float">
            <text:p>1443067926.8816</text:p>
          </table:table-cell>
          <table:table-cell office:value-type="float" office:value="4096" calcext:value-type="float">
            <text:p>4096</text:p>
          </table:table-cell>
          <table:table-cell table:formula="of:=[.B164]-[.B$1]" office:value-type="float" office:value="11.0169072151184" calcext:value-type="float">
            <text:p>11.0169072151</text:p>
          </table:table-cell>
          <table:table-cell table:formula="of:=[.C164]/([.D164]-[.D163])" office:value-type="float" office:value="109596.945449906" calcext:value-type="float">
            <text:p>109596.945449906</text:p>
          </table:table-cell>
          <table:table-cell/>
          <table:table-cell office:value-type="float" office:value="1443067955.41847" calcext:value-type="float">
            <text:p>1443067955.41847</text:p>
          </table:table-cell>
          <table:table-cell table:formula="of:=[.G164]-[.$B$1]" office:value-type="float" office:value="39.553778886795" calcext:value-type="float">
            <text:p>39.5537788868</text:p>
          </table:table-cell>
          <table:table-cell table:formula="of:=[.$C164]/([.H164]-[.H163])" office:value-type="float" office:value="101906.273891509" calcext:value-type="float">
            <text:p>101906.273891509</text:p>
          </table:table-cell>
          <table:table-cell table:formula="of:=[.G164]-[.$B164]" office:value-type="float" office:value="28.5368716716766" calcext:value-type="float">
            <text:p>28.5368716717</text:p>
          </table:table-cell>
          <table:table-cell/>
          <table:table-cell office:value-type="float" office:value="1443067955.41847" calcext:value-type="float">
            <text:p>1443067955.41847</text:p>
          </table:table-cell>
          <table:table-cell table:formula="of:=[.L164]-[.$B164]" office:value-type="float" office:value="28.5368716716766" calcext:value-type="float">
            <text:p>28.5368716717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3067926.91898" calcext:value-type="float">
            <text:p>1443067926.91898</text:p>
          </table:table-cell>
          <table:table-cell office:value-type="float" office:value="4096" calcext:value-type="float">
            <text:p>4096</text:p>
          </table:table-cell>
          <table:table-cell table:formula="of:=[.B165]-[.B$1]" office:value-type="float" office:value="11.0542833805084" calcext:value-type="float">
            <text:p>11.0542833805</text:p>
          </table:table-cell>
          <table:table-cell table:formula="of:=[.C165]/([.D165]-[.D164])" office:value-type="float" office:value="109588.556162968" calcext:value-type="float">
            <text:p>109588.556162968</text:p>
          </table:table-cell>
          <table:table-cell/>
          <table:table-cell office:value-type="float" office:value="1443067955.45879" calcext:value-type="float">
            <text:p>1443067955.45879</text:p>
          </table:table-cell>
          <table:table-cell table:formula="of:=[.G165]-[.$B$1]" office:value-type="float" office:value="39.5940942764282" calcext:value-type="float">
            <text:p>39.5940942764</text:p>
          </table:table-cell>
          <table:table-cell table:formula="of:=[.$C165]/([.H165]-[.H164])" office:value-type="float" office:value="101598.918856264" calcext:value-type="float">
            <text:p>101598.918856264</text:p>
          </table:table-cell>
          <table:table-cell table:formula="of:=[.G165]-[.$B165]" office:value-type="float" office:value="28.5398108959198" calcext:value-type="float">
            <text:p>28.5398108959</text:p>
          </table:table-cell>
          <table:table-cell/>
          <table:table-cell office:value-type="float" office:value="1443067955.45879" calcext:value-type="float">
            <text:p>1443067955.45879</text:p>
          </table:table-cell>
          <table:table-cell table:formula="of:=[.L165]-[.$B165]" office:value-type="float" office:value="28.5398108959198" calcext:value-type="float">
            <text:p>28.5398108959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3067926.95635" calcext:value-type="float">
            <text:p>1443067926.95635</text:p>
          </table:table-cell>
          <table:table-cell office:value-type="float" office:value="4096" calcext:value-type="float">
            <text:p>4096</text:p>
          </table:table-cell>
          <table:table-cell table:formula="of:=[.B166]-[.B$1]" office:value-type="float" office:value="11.0916519165039" calcext:value-type="float">
            <text:p>11.0916519165</text:p>
          </table:table-cell>
          <table:table-cell table:formula="of:=[.C166]/([.D166]-[.D165])" office:value-type="float" office:value="109610.930449485" calcext:value-type="float">
            <text:p>109610.930449485</text:p>
          </table:table-cell>
          <table:table-cell/>
          <table:table-cell office:value-type="float" office:value="1443067955.49902" calcext:value-type="float">
            <text:p>1443067955.49902</text:p>
          </table:table-cell>
          <table:table-cell table:formula="of:=[.G166]-[.$B$1]" office:value-type="float" office:value="39.6343257427216" calcext:value-type="float">
            <text:p>39.6343257427</text:p>
          </table:table-cell>
          <table:table-cell table:formula="of:=[.$C166]/([.H166]-[.H165])" office:value-type="float" office:value="101810.855466597" calcext:value-type="float">
            <text:p>101810.855466597</text:p>
          </table:table-cell>
          <table:table-cell table:formula="of:=[.G166]-[.$B166]" office:value-type="float" office:value="28.5426738262176" calcext:value-type="float">
            <text:p>28.5426738262</text:p>
          </table:table-cell>
          <table:table-cell/>
          <table:table-cell office:value-type="float" office:value="1443067955.49902" calcext:value-type="float">
            <text:p>1443067955.49902</text:p>
          </table:table-cell>
          <table:table-cell table:formula="of:=[.L166]-[.$B166]" office:value-type="float" office:value="28.5426738262176" calcext:value-type="float">
            <text:p>28.5426738262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3067926.99374" calcext:value-type="float">
            <text:p>1443067926.99374</text:p>
          </table:table-cell>
          <table:table-cell office:value-type="float" office:value="4096" calcext:value-type="float">
            <text:p>4096</text:p>
          </table:table-cell>
          <table:table-cell table:formula="of:=[.B167]-[.B$1]" office:value-type="float" office:value="11.1290426254272" calcext:value-type="float">
            <text:p>11.1290426254</text:p>
          </table:table-cell>
          <table:table-cell table:formula="of:=[.C167]/([.D167]-[.D166])" office:value-type="float" office:value="109545.930471599" calcext:value-type="float">
            <text:p>109545.930471599</text:p>
          </table:table-cell>
          <table:table-cell/>
          <table:table-cell office:value-type="float" office:value="1443067955.53934" calcext:value-type="float">
            <text:p>1443067955.53934</text:p>
          </table:table-cell>
          <table:table-cell table:formula="of:=[.G167]-[.$B$1]" office:value-type="float" office:value="39.6746430397034" calcext:value-type="float">
            <text:p>39.6746430397</text:p>
          </table:table-cell>
          <table:table-cell table:formula="of:=[.$C167]/([.H167]-[.H166])" office:value-type="float" office:value="101594.112369384" calcext:value-type="float">
            <text:p>101594.112369384</text:p>
          </table:table-cell>
          <table:table-cell table:formula="of:=[.G167]-[.$B167]" office:value-type="float" office:value="28.5456004142761" calcext:value-type="float">
            <text:p>28.5456004143</text:p>
          </table:table-cell>
          <table:table-cell/>
          <table:table-cell office:value-type="float" office:value="1443067955.53934" calcext:value-type="float">
            <text:p>1443067955.53934</text:p>
          </table:table-cell>
          <table:table-cell table:formula="of:=[.L167]-[.$B167]" office:value-type="float" office:value="28.5456004142761" calcext:value-type="float">
            <text:p>28.5456004143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3067940.04274" calcext:value-type="float">
            <text:p>1443067940.04274</text:p>
          </table:table-cell>
          <table:table-cell office:value-type="float" office:value="4096" calcext:value-type="float">
            <text:p>4096</text:p>
          </table:table-cell>
          <table:table-cell table:formula="of:=[.B168]-[.B$1]" office:value-type="float" office:value="24.1780450344086" calcext:value-type="float">
            <text:p>24.1780450344</text:p>
          </table:table-cell>
          <table:table-cell table:formula="of:=[.C168]/([.D168]-[.D167])" office:value-type="float" office:value="313.893727016313" calcext:value-type="float">
            <text:p>313.8937270163</text:p>
          </table:table-cell>
          <table:table-cell/>
          <table:table-cell office:value-type="float" office:value="1443067955.57965" calcext:value-type="float">
            <text:p>1443067955.57965</text:p>
          </table:table-cell>
          <table:table-cell table:formula="of:=[.G168]-[.$B$1]" office:value-type="float" office:value="39.7149529457092" calcext:value-type="float">
            <text:p>39.7149529457</text:p>
          </table:table-cell>
          <table:table-cell table:formula="of:=[.$C168]/([.H168]-[.H167])" office:value-type="float" office:value="101612.740039746" calcext:value-type="float">
            <text:p>101612.740039746</text:p>
          </table:table-cell>
          <table:table-cell table:formula="of:=[.G168]-[.$B168]" office:value-type="float" office:value="15.5369079113007" calcext:value-type="float">
            <text:p>15.5369079113</text:p>
          </table:table-cell>
          <table:table-cell/>
          <table:table-cell office:value-type="float" office:value="1443067955.57965" calcext:value-type="float">
            <text:p>1443067955.57965</text:p>
          </table:table-cell>
          <table:table-cell table:formula="of:=[.L168]-[.$B168]" office:value-type="float" office:value="15.5369079113007" calcext:value-type="float">
            <text:p>15.5369079113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3067940.09408" calcext:value-type="float">
            <text:p>1443067940.09408</text:p>
          </table:table-cell>
          <table:table-cell office:value-type="float" office:value="4096" calcext:value-type="float">
            <text:p>4096</text:p>
          </table:table-cell>
          <table:table-cell table:formula="of:=[.B169]-[.B$1]" office:value-type="float" office:value="24.2293796539307" calcext:value-type="float">
            <text:p>24.2293796539</text:p>
          </table:table-cell>
          <table:table-cell table:formula="of:=[.C169]/([.D169]-[.D168])" office:value-type="float" office:value="79790.2085986448" calcext:value-type="float">
            <text:p>79790.2085986448</text:p>
          </table:table-cell>
          <table:table-cell/>
          <table:table-cell office:value-type="float" office:value="1443067955.61998" calcext:value-type="float">
            <text:p>1443067955.61998</text:p>
          </table:table-cell>
          <table:table-cell table:formula="of:=[.G169]-[.$B$1]" office:value-type="float" office:value="39.7552809715271" calcext:value-type="float">
            <text:p>39.7552809715</text:p>
          </table:table-cell>
          <table:table-cell table:formula="of:=[.$C169]/([.H169]-[.H168])" office:value-type="float" office:value="101567.084352165" calcext:value-type="float">
            <text:p>101567.084352165</text:p>
          </table:table-cell>
          <table:table-cell table:formula="of:=[.G169]-[.$B169]" office:value-type="float" office:value="15.5259013175964" calcext:value-type="float">
            <text:p>15.5259013176</text:p>
          </table:table-cell>
          <table:table-cell/>
          <table:table-cell office:value-type="float" office:value="1443067955.61998" calcext:value-type="float">
            <text:p>1443067955.61998</text:p>
          </table:table-cell>
          <table:table-cell table:formula="of:=[.L169]-[.$B169]" office:value-type="float" office:value="15.5259013175964" calcext:value-type="float">
            <text:p>15.5259013176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43067940.14541" calcext:value-type="float">
            <text:p>1443067940.14541</text:p>
          </table:table-cell>
          <table:table-cell office:value-type="float" office:value="4096" calcext:value-type="float">
            <text:p>4096</text:p>
          </table:table-cell>
          <table:table-cell table:formula="of:=[.B170]-[.B$1]" office:value-type="float" office:value="24.28071808815" calcext:value-type="float">
            <text:p>24.2807180882</text:p>
          </table:table-cell>
          <table:table-cell table:formula="of:=[.C170]/([.D170]-[.D169])" office:value-type="float" office:value="79784.2797951042" calcext:value-type="float">
            <text:p>79784.2797951042</text:p>
          </table:table-cell>
          <table:table-cell/>
          <table:table-cell office:value-type="float" office:value="1443067955.66023" calcext:value-type="float">
            <text:p>1443067955.66023</text:p>
          </table:table-cell>
          <table:table-cell table:formula="of:=[.G170]-[.$B$1]" office:value-type="float" office:value="39.7955379486084" calcext:value-type="float">
            <text:p>39.7955379486</text:p>
          </table:table-cell>
          <table:table-cell table:formula="of:=[.$C170]/([.H170]-[.H169])" office:value-type="float" office:value="101746.338075215" calcext:value-type="float">
            <text:p>101746.338075215</text:p>
          </table:table-cell>
          <table:table-cell table:formula="of:=[.G170]-[.$B170]" office:value-type="float" office:value="15.5148198604584" calcext:value-type="float">
            <text:p>15.5148198605</text:p>
          </table:table-cell>
          <table:table-cell/>
          <table:table-cell office:value-type="float" office:value="1443067955.66023" calcext:value-type="float">
            <text:p>1443067955.66023</text:p>
          </table:table-cell>
          <table:table-cell table:formula="of:=[.L170]-[.$B170]" office:value-type="float" office:value="15.5148198604584" calcext:value-type="float">
            <text:p>15.5148198605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3067940.19675" calcext:value-type="float">
            <text:p>1443067940.19675</text:p>
          </table:table-cell>
          <table:table-cell office:value-type="float" office:value="4096" calcext:value-type="float">
            <text:p>4096</text:p>
          </table:table-cell>
          <table:table-cell table:formula="of:=[.B171]-[.B$1]" office:value-type="float" office:value="24.3320536613464" calcext:value-type="float">
            <text:p>24.3320536613</text:p>
          </table:table-cell>
          <table:table-cell table:formula="of:=[.C171]/([.D171]-[.D170])" office:value-type="float" office:value="79788.7263151539" calcext:value-type="float">
            <text:p>79788.7263151539</text:p>
          </table:table-cell>
          <table:table-cell/>
          <table:table-cell office:value-type="float" office:value="1443067955.70052" calcext:value-type="float">
            <text:p>1443067955.70052</text:p>
          </table:table-cell>
          <table:table-cell table:formula="of:=[.G171]-[.$B$1]" office:value-type="float" office:value="39.8358225822449" calcext:value-type="float">
            <text:p>39.8358225822</text:p>
          </table:table-cell>
          <table:table-cell table:formula="of:=[.$C171]/([.H171]-[.H170])" office:value-type="float" office:value="101676.486299019" calcext:value-type="float">
            <text:p>101676.486299019</text:p>
          </table:table-cell>
          <table:table-cell table:formula="of:=[.G171]-[.$B171]" office:value-type="float" office:value="15.5037689208984" calcext:value-type="float">
            <text:p>15.5037689209</text:p>
          </table:table-cell>
          <table:table-cell/>
          <table:table-cell office:value-type="float" office:value="1443067955.70052" calcext:value-type="float">
            <text:p>1443067955.70052</text:p>
          </table:table-cell>
          <table:table-cell table:formula="of:=[.L171]-[.$B171]" office:value-type="float" office:value="15.5037689208984" calcext:value-type="float">
            <text:p>15.5037689209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3067940.24809" calcext:value-type="float">
            <text:p>1443067940.24809</text:p>
          </table:table-cell>
          <table:table-cell office:value-type="float" office:value="4096" calcext:value-type="float">
            <text:p>4096</text:p>
          </table:table-cell>
          <table:table-cell table:formula="of:=[.B172]-[.B$1]" office:value-type="float" office:value="24.3833916187286" calcext:value-type="float">
            <text:p>24.3833916187</text:p>
          </table:table-cell>
          <table:table-cell table:formula="of:=[.C172]/([.D172]-[.D171])" office:value-type="float" office:value="79785.0208473624" calcext:value-type="float">
            <text:p>79785.0208473624</text:p>
          </table:table-cell>
          <table:table-cell/>
          <table:table-cell office:value-type="float" office:value="1443067955.74079" calcext:value-type="float">
            <text:p>1443067955.74079</text:p>
          </table:table-cell>
          <table:table-cell table:formula="of:=[.G172]-[.$B$1]" office:value-type="float" office:value="39.8760986328125" calcext:value-type="float">
            <text:p>39.8760986328</text:p>
          </table:table-cell>
          <table:table-cell table:formula="of:=[.$C172]/([.H172]-[.H171])" office:value-type="float" office:value="101698.154170366" calcext:value-type="float">
            <text:p>101698.154170366</text:p>
          </table:table-cell>
          <table:table-cell table:formula="of:=[.G172]-[.$B172]" office:value-type="float" office:value="15.4927070140839" calcext:value-type="float">
            <text:p>15.4927070141</text:p>
          </table:table-cell>
          <table:table-cell/>
          <table:table-cell office:value-type="float" office:value="1443067955.74079" calcext:value-type="float">
            <text:p>1443067955.74079</text:p>
          </table:table-cell>
          <table:table-cell table:formula="of:=[.L172]-[.$B172]" office:value-type="float" office:value="15.4927070140839" calcext:value-type="float">
            <text:p>15.4927070141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43067940.29941" calcext:value-type="float">
            <text:p>1443067940.29941</text:p>
          </table:table-cell>
          <table:table-cell office:value-type="float" office:value="4096" calcext:value-type="float">
            <text:p>4096</text:p>
          </table:table-cell>
          <table:table-cell table:formula="of:=[.B173]-[.B$1]" office:value-type="float" office:value="24.4347100257874" calcext:value-type="float">
            <text:p>24.4347100258</text:p>
          </table:table-cell>
          <table:table-cell table:formula="of:=[.C173]/([.D173]-[.D172])" office:value-type="float" office:value="79815.415847058" calcext:value-type="float">
            <text:p>79815.415847058</text:p>
          </table:table-cell>
          <table:table-cell/>
          <table:table-cell office:value-type="float" office:value="1443067955.78109" calcext:value-type="float">
            <text:p>1443067955.78109</text:p>
          </table:table-cell>
          <table:table-cell table:formula="of:=[.G173]-[.$B$1]" office:value-type="float" office:value="39.9163954257965" calcext:value-type="float">
            <text:p>39.9163954258</text:p>
          </table:table-cell>
          <table:table-cell table:formula="of:=[.$C173]/([.H173]-[.H172])" office:value-type="float" office:value="101645.805948514" calcext:value-type="float">
            <text:p>101645.805948514</text:p>
          </table:table-cell>
          <table:table-cell table:formula="of:=[.G173]-[.$B173]" office:value-type="float" office:value="15.4816854000092" calcext:value-type="float">
            <text:p>15.4816854</text:p>
          </table:table-cell>
          <table:table-cell/>
          <table:table-cell office:value-type="float" office:value="1443067955.78109" calcext:value-type="float">
            <text:p>1443067955.78109</text:p>
          </table:table-cell>
          <table:table-cell table:formula="of:=[.L173]-[.$B173]" office:value-type="float" office:value="15.4816854000092" calcext:value-type="float">
            <text:p>15.4816854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43067940.35075" calcext:value-type="float">
            <text:p>1443067940.35075</text:p>
          </table:table-cell>
          <table:table-cell office:value-type="float" office:value="4096" calcext:value-type="float">
            <text:p>4096</text:p>
          </table:table-cell>
          <table:table-cell table:formula="of:=[.B174]-[.B$1]" office:value-type="float" office:value="24.4860537052155" calcext:value-type="float">
            <text:p>24.4860537052</text:p>
          </table:table-cell>
          <table:table-cell table:formula="of:=[.C174]/([.D174]-[.D173])" office:value-type="float" office:value="79776.1291287247" calcext:value-type="float">
            <text:p>79776.1291287247</text:p>
          </table:table-cell>
          <table:table-cell/>
          <table:table-cell office:value-type="float" office:value="1443067955.82139" calcext:value-type="float">
            <text:p>1443067955.82139</text:p>
          </table:table-cell>
          <table:table-cell table:formula="of:=[.G174]-[.$B$1]" office:value-type="float" office:value="39.9566900730133" calcext:value-type="float">
            <text:p>39.956690073</text:p>
          </table:table-cell>
          <table:table-cell table:formula="of:=[.$C174]/([.H174]-[.H173])" office:value-type="float" office:value="101651.218782543" calcext:value-type="float">
            <text:p>101651.218782543</text:p>
          </table:table-cell>
          <table:table-cell table:formula="of:=[.G174]-[.$B174]" office:value-type="float" office:value="15.4706363677979" calcext:value-type="float">
            <text:p>15.4706363678</text:p>
          </table:table-cell>
          <table:table-cell/>
          <table:table-cell office:value-type="float" office:value="1443067955.82139" calcext:value-type="float">
            <text:p>1443067955.82139</text:p>
          </table:table-cell>
          <table:table-cell table:formula="of:=[.L174]-[.$B174]" office:value-type="float" office:value="15.4706363677979" calcext:value-type="float">
            <text:p>15.4706363678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43067940.40207" calcext:value-type="float">
            <text:p>1443067940.40207</text:p>
          </table:table-cell>
          <table:table-cell office:value-type="float" office:value="4096" calcext:value-type="float">
            <text:p>4096</text:p>
          </table:table-cell>
          <table:table-cell table:formula="of:=[.B175]-[.B$1]" office:value-type="float" office:value="24.5373756885529" calcext:value-type="float">
            <text:p>24.5373756886</text:p>
          </table:table-cell>
          <table:table-cell table:formula="of:=[.C175]/([.D175]-[.D174])" office:value-type="float" office:value="79809.8540555607" calcext:value-type="float">
            <text:p>79809.8540555607</text:p>
          </table:table-cell>
          <table:table-cell/>
          <table:table-cell office:value-type="float" office:value="1443067955.86168" calcext:value-type="float">
            <text:p>1443067955.86168</text:p>
          </table:table-cell>
          <table:table-cell table:formula="of:=[.G175]-[.$B$1]" office:value-type="float" office:value="39.9969878196716" calcext:value-type="float">
            <text:p>39.9969878197</text:p>
          </table:table-cell>
          <table:table-cell table:formula="of:=[.$C175]/([.H175]-[.H174])" office:value-type="float" office:value="101643.400429532" calcext:value-type="float">
            <text:p>101643.400429532</text:p>
          </table:table-cell>
          <table:table-cell table:formula="of:=[.G175]-[.$B175]" office:value-type="float" office:value="15.4596121311188" calcext:value-type="float">
            <text:p>15.4596121311</text:p>
          </table:table-cell>
          <table:table-cell/>
          <table:table-cell office:value-type="float" office:value="1443067955.86168" calcext:value-type="float">
            <text:p>1443067955.86168</text:p>
          </table:table-cell>
          <table:table-cell table:formula="of:=[.L175]-[.$B175]" office:value-type="float" office:value="15.4596121311188" calcext:value-type="float">
            <text:p>15.4596121311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43067940.4534" calcext:value-type="float">
            <text:p>1443067940.4534</text:p>
          </table:table-cell>
          <table:table-cell office:value-type="float" office:value="4096" calcext:value-type="float">
            <text:p>4096</text:p>
          </table:table-cell>
          <table:table-cell table:formula="of:=[.B176]-[.B$1]" office:value-type="float" office:value="24.5887031555176" calcext:value-type="float">
            <text:p>24.5887031555</text:p>
          </table:table-cell>
          <table:table-cell table:formula="of:=[.C176]/([.D176]-[.D175])" office:value-type="float" office:value="79801.3274805721" calcext:value-type="float">
            <text:p>79801.3274805721</text:p>
          </table:table-cell>
          <table:table-cell/>
          <table:table-cell office:value-type="float" office:value="1443067955.90195" calcext:value-type="float">
            <text:p>1443067955.90195</text:p>
          </table:table-cell>
          <table:table-cell table:formula="of:=[.G176]-[.$B$1]" office:value-type="float" office:value="40.0372536182404" calcext:value-type="float">
            <text:p>40.0372536182</text:p>
          </table:table-cell>
          <table:table-cell table:formula="of:=[.$C176]/([.H176]-[.H175])" office:value-type="float" office:value="101724.047345266" calcext:value-type="float">
            <text:p>101724.047345266</text:p>
          </table:table-cell>
          <table:table-cell table:formula="of:=[.G176]-[.$B176]" office:value-type="float" office:value="15.4485504627228" calcext:value-type="float">
            <text:p>15.4485504627</text:p>
          </table:table-cell>
          <table:table-cell/>
          <table:table-cell office:value-type="float" office:value="1443067955.90195" calcext:value-type="float">
            <text:p>1443067955.90195</text:p>
          </table:table-cell>
          <table:table-cell table:formula="of:=[.L176]-[.$B176]" office:value-type="float" office:value="15.4485504627228" calcext:value-type="float">
            <text:p>15.4485504627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43067940.50473" calcext:value-type="float">
            <text:p>1443067940.50473</text:p>
          </table:table-cell>
          <table:table-cell office:value-type="float" office:value="4096" calcext:value-type="float">
            <text:p>4096</text:p>
          </table:table-cell>
          <table:table-cell table:formula="of:=[.B177]-[.B$1]" office:value-type="float" office:value="24.640038728714" calcext:value-type="float">
            <text:p>24.6400387287</text:p>
          </table:table-cell>
          <table:table-cell table:formula="of:=[.C177]/([.D177]-[.D176])" office:value-type="float" office:value="79788.7263151539" calcext:value-type="float">
            <text:p>79788.7263151539</text:p>
          </table:table-cell>
          <table:table-cell/>
          <table:table-cell office:value-type="float" office:value="1443067955.94226" calcext:value-type="float">
            <text:p>1443067955.94226</text:p>
          </table:table-cell>
          <table:table-cell table:formula="of:=[.G177]-[.$B$1]" office:value-type="float" office:value="40.0775690078735" calcext:value-type="float">
            <text:p>40.0775690079</text:p>
          </table:table-cell>
          <table:table-cell table:formula="of:=[.$C177]/([.H177]-[.H176])" office:value-type="float" office:value="101598.918856264" calcext:value-type="float">
            <text:p>101598.918856264</text:p>
          </table:table-cell>
          <table:table-cell table:formula="of:=[.G177]-[.$B177]" office:value-type="float" office:value="15.4375302791595" calcext:value-type="float">
            <text:p>15.4375302792</text:p>
          </table:table-cell>
          <table:table-cell/>
          <table:table-cell office:value-type="float" office:value="1443067955.94226" calcext:value-type="float">
            <text:p>1443067955.94226</text:p>
          </table:table-cell>
          <table:table-cell table:formula="of:=[.L177]-[.$B177]" office:value-type="float" office:value="15.4375302791595" calcext:value-type="float">
            <text:p>15.4375302792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43067940.55607" calcext:value-type="float">
            <text:p>1443067940.55607</text:p>
          </table:table-cell>
          <table:table-cell office:value-type="float" office:value="4096" calcext:value-type="float">
            <text:p>4096</text:p>
          </table:table-cell>
          <table:table-cell table:formula="of:=[.B178]-[.B$1]" office:value-type="float" office:value="24.6913719177246" calcext:value-type="float">
            <text:p>24.6913719177</text:p>
          </table:table-cell>
          <table:table-cell table:formula="of:=[.C178]/([.D178]-[.D177])" office:value-type="float" office:value="79792.4321271487" calcext:value-type="float">
            <text:p>79792.4321271487</text:p>
          </table:table-cell>
          <table:table-cell/>
          <table:table-cell office:value-type="float" office:value="1443067955.98261" calcext:value-type="float">
            <text:p>1443067955.98261</text:p>
          </table:table-cell>
          <table:table-cell table:formula="of:=[.G178]-[.$B$1]" office:value-type="float" office:value="40.1179180145264" calcext:value-type="float">
            <text:p>40.1179180145</text:p>
          </table:table-cell>
          <table:table-cell table:formula="of:=[.$C178]/([.H178]-[.H177])" office:value-type="float" office:value="101514.271100711" calcext:value-type="float">
            <text:p>101514.271100711</text:p>
          </table:table-cell>
          <table:table-cell table:formula="of:=[.G178]-[.$B178]" office:value-type="float" office:value="15.4265460968018" calcext:value-type="float">
            <text:p>15.4265460968</text:p>
          </table:table-cell>
          <table:table-cell/>
          <table:table-cell office:value-type="float" office:value="1443067955.98261" calcext:value-type="float">
            <text:p>1443067955.98261</text:p>
          </table:table-cell>
          <table:table-cell table:formula="of:=[.L178]-[.$B178]" office:value-type="float" office:value="15.4265460968018" calcext:value-type="float">
            <text:p>15.4265460968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43067940.6074" calcext:value-type="float">
            <text:p>1443067940.6074</text:p>
          </table:table-cell>
          <table:table-cell office:value-type="float" office:value="4096" calcext:value-type="float">
            <text:p>4096</text:p>
          </table:table-cell>
          <table:table-cell table:formula="of:=[.B179]-[.B$1]" office:value-type="float" office:value="24.7427082061768" calcext:value-type="float">
            <text:p>24.7427082062</text:p>
          </table:table-cell>
          <table:table-cell table:formula="of:=[.C179]/([.D179]-[.D178])" office:value-type="float" office:value="79787.6146386773" calcext:value-type="float">
            <text:p>79787.6146386773</text:p>
          </table:table-cell>
          <table:table-cell/>
          <table:table-cell office:value-type="float" office:value="1443067956.01962" calcext:value-type="float">
            <text:p>1443067956.01962</text:p>
          </table:table-cell>
          <table:table-cell table:formula="of:=[.G179]-[.$B$1]" office:value-type="float" office:value="40.1549212932587" calcext:value-type="float">
            <text:p>40.1549212933</text:p>
          </table:table-cell>
          <table:table-cell table:formula="of:=[.$C179]/([.H179]-[.H178])" office:value-type="float" office:value="110692.893719838" calcext:value-type="float">
            <text:p>110692.893719838</text:p>
          </table:table-cell>
          <table:table-cell table:formula="of:=[.G179]-[.$B179]" office:value-type="float" office:value="15.4122130870819" calcext:value-type="float">
            <text:p>15.4122130871</text:p>
          </table:table-cell>
          <table:table-cell/>
          <table:table-cell office:value-type="float" office:value="1443067956.01962" calcext:value-type="float">
            <text:p>1443067956.01962</text:p>
          </table:table-cell>
          <table:table-cell table:formula="of:=[.L179]-[.$B179]" office:value-type="float" office:value="15.4122130870819" calcext:value-type="float">
            <text:p>15.4122130871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43067940.65876" calcext:value-type="float">
            <text:p>1443067940.65876</text:p>
          </table:table-cell>
          <table:table-cell office:value-type="float" office:value="4096" calcext:value-type="float">
            <text:p>4096</text:p>
          </table:table-cell>
          <table:table-cell table:formula="of:=[.B180]-[.B$1]" office:value-type="float" office:value="24.7940690517426" calcext:value-type="float">
            <text:p>24.7940690517</text:p>
          </table:table-cell>
          <table:table-cell table:formula="of:=[.C180]/([.D180]-[.D179])" office:value-type="float" office:value="79749.4658601913" calcext:value-type="float">
            <text:p>79749.4658601913</text:p>
          </table:table-cell>
          <table:table-cell/>
          <table:table-cell office:value-type="float" office:value="1443067956.05643" calcext:value-type="float">
            <text:p>1443067956.05643</text:p>
          </table:table-cell>
          <table:table-cell table:formula="of:=[.G180]-[.$B$1]" office:value-type="float" office:value="40.1917324066162" calcext:value-type="float">
            <text:p>40.1917324066</text:p>
          </table:table-cell>
          <table:table-cell table:formula="of:=[.$C180]/([.H180]-[.H179])" office:value-type="float" office:value="111270.744794264" calcext:value-type="float">
            <text:p>111270.744794264</text:p>
          </table:table-cell>
          <table:table-cell table:formula="of:=[.G180]-[.$B180]" office:value-type="float" office:value="15.3976633548737" calcext:value-type="float">
            <text:p>15.3976633549</text:p>
          </table:table-cell>
          <table:table-cell/>
          <table:table-cell office:value-type="float" office:value="1443067956.05643" calcext:value-type="float">
            <text:p>1443067956.05643</text:p>
          </table:table-cell>
          <table:table-cell table:formula="of:=[.L180]-[.$B180]" office:value-type="float" office:value="15.3976633548737" calcext:value-type="float">
            <text:p>15.3976633549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43067940.71008" calcext:value-type="float">
            <text:p>1443067940.71008</text:p>
          </table:table-cell>
          <table:table-cell office:value-type="float" office:value="4096" calcext:value-type="float">
            <text:p>4096</text:p>
          </table:table-cell>
          <table:table-cell table:formula="of:=[.B181]-[.B$1]" office:value-type="float" office:value="24.8453834056854" calcext:value-type="float">
            <text:p>24.8453834057</text:p>
          </table:table-cell>
          <table:table-cell table:formula="of:=[.C181]/([.D181]-[.D180])" office:value-type="float" office:value="79821.7201479361" calcext:value-type="float">
            <text:p>79821.7201479361</text:p>
          </table:table-cell>
          <table:table-cell/>
          <table:table-cell office:value-type="float" office:value="1443067956.09334" calcext:value-type="float">
            <text:p>1443067956.09334</text:p>
          </table:table-cell>
          <table:table-cell table:formula="of:=[.G181]-[.$B$1]" office:value-type="float" office:value="40.2286441326141" calcext:value-type="float">
            <text:p>40.2286441326</text:p>
          </table:table-cell>
          <table:table-cell table:formula="of:=[.$C181]/([.H181]-[.H180])" office:value-type="float" office:value="110967.447044613" calcext:value-type="float">
            <text:p>110967.447044613</text:p>
          </table:table-cell>
          <table:table-cell table:formula="of:=[.G181]-[.$B181]" office:value-type="float" office:value="15.3832607269287" calcext:value-type="float">
            <text:p>15.3832607269</text:p>
          </table:table-cell>
          <table:table-cell/>
          <table:table-cell office:value-type="float" office:value="1443067956.09334" calcext:value-type="float">
            <text:p>1443067956.09334</text:p>
          </table:table-cell>
          <table:table-cell table:formula="of:=[.L181]-[.$B181]" office:value-type="float" office:value="15.3832607269287" calcext:value-type="float">
            <text:p>15.3832607269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43067940.76147" calcext:value-type="float">
            <text:p>1443067940.76147</text:p>
          </table:table-cell>
          <table:table-cell office:value-type="float" office:value="4096" calcext:value-type="float">
            <text:p>4096</text:p>
          </table:table-cell>
          <table:table-cell table:formula="of:=[.B182]-[.B$1]" office:value-type="float" office:value="24.8967771530151" calcext:value-type="float">
            <text:p>24.896777153</text:p>
          </table:table-cell>
          <table:table-cell table:formula="of:=[.C182]/([.D182]-[.D181])" office:value-type="float" office:value="79698.4110483807" calcext:value-type="float">
            <text:p>79698.4110483807</text:p>
          </table:table-cell>
          <table:table-cell/>
          <table:table-cell office:value-type="float" office:value="1443067956.13026" calcext:value-type="float">
            <text:p>1443067956.13026</text:p>
          </table:table-cell>
          <table:table-cell table:formula="of:=[.G182]-[.$B$1]" office:value-type="float" office:value="40.2655665874481" calcext:value-type="float">
            <text:p>40.2655665874</text:p>
          </table:table-cell>
          <table:table-cell table:formula="of:=[.$C182]/([.H182]-[.H181])" office:value-type="float" office:value="110935.202396942" calcext:value-type="float">
            <text:p>110935.202396942</text:p>
          </table:table-cell>
          <table:table-cell table:formula="of:=[.G182]-[.$B182]" office:value-type="float" office:value="15.368789434433" calcext:value-type="float">
            <text:p>15.3687894344</text:p>
          </table:table-cell>
          <table:table-cell/>
          <table:table-cell office:value-type="float" office:value="1443067956.13026" calcext:value-type="float">
            <text:p>1443067956.13026</text:p>
          </table:table-cell>
          <table:table-cell table:formula="of:=[.L182]-[.$B182]" office:value-type="float" office:value="15.368789434433" calcext:value-type="float">
            <text:p>15.3687894344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43067940.81286" calcext:value-type="float">
            <text:p>1443067940.81286</text:p>
          </table:table-cell>
          <table:table-cell office:value-type="float" office:value="4096" calcext:value-type="float">
            <text:p>4096</text:p>
          </table:table-cell>
          <table:table-cell table:formula="of:=[.B183]-[.B$1]" office:value-type="float" office:value="24.9481620788574" calcext:value-type="float">
            <text:p>24.9481620789</text:p>
          </table:table-cell>
          <table:table-cell table:formula="of:=[.C183]/([.D183]-[.D182])" office:value-type="float" office:value="79712.0932425159" calcext:value-type="float">
            <text:p>79712.0932425159</text:p>
          </table:table-cell>
          <table:table-cell/>
          <table:table-cell office:value-type="float" office:value="1443067956.16719" calcext:value-type="float">
            <text:p>1443067956.16719</text:p>
          </table:table-cell>
          <table:table-cell table:formula="of:=[.G183]-[.$B$1]" office:value-type="float" office:value="40.3024978637695" calcext:value-type="float">
            <text:p>40.3024978638</text:p>
          </table:table-cell>
          <table:table-cell table:formula="of:=[.$C183]/([.H183]-[.H182])" office:value-type="float" office:value="110908.704165887" calcext:value-type="float">
            <text:p>110908.704165887</text:p>
          </table:table-cell>
          <table:table-cell table:formula="of:=[.G183]-[.$B183]" office:value-type="float" office:value="15.3543357849121" calcext:value-type="float">
            <text:p>15.3543357849</text:p>
          </table:table-cell>
          <table:table-cell/>
          <table:table-cell office:value-type="float" office:value="1443067956.16719" calcext:value-type="float">
            <text:p>1443067956.16719</text:p>
          </table:table-cell>
          <table:table-cell table:formula="of:=[.L183]-[.$B183]" office:value-type="float" office:value="15.3543357849121" calcext:value-type="float">
            <text:p>15.3543357849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43067940.86417" calcext:value-type="float">
            <text:p>1443067940.86417</text:p>
          </table:table-cell>
          <table:table-cell office:value-type="float" office:value="4096" calcext:value-type="float">
            <text:p>4096</text:p>
          </table:table-cell>
          <table:table-cell table:formula="of:=[.B184]-[.B$1]" office:value-type="float" office:value="24.9994747638702" calcext:value-type="float">
            <text:p>24.9994747639</text:p>
          </table:table-cell>
          <table:table-cell table:formula="of:=[.C184]/([.D184]-[.D183])" office:value-type="float" office:value="79824.3163260091" calcext:value-type="float">
            <text:p>79824.3163260091</text:p>
          </table:table-cell>
          <table:table-cell/>
          <table:table-cell office:value-type="float" office:value="1443067956.2041" calcext:value-type="float">
            <text:p>1443067956.2041</text:p>
          </table:table-cell>
          <table:table-cell table:formula="of:=[.G184]-[.$B$1]" office:value-type="float" office:value="40.3394093513489" calcext:value-type="float">
            <text:p>40.3394093513</text:p>
          </table:table-cell>
          <table:table-cell table:formula="of:=[.$C184]/([.H184]-[.H183])" office:value-type="float" office:value="110968.163805242" calcext:value-type="float">
            <text:p>110968.163805242</text:p>
          </table:table-cell>
          <table:table-cell table:formula="of:=[.G184]-[.$B184]" office:value-type="float" office:value="15.3399345874786" calcext:value-type="float">
            <text:p>15.3399345875</text:p>
          </table:table-cell>
          <table:table-cell/>
          <table:table-cell office:value-type="float" office:value="1443067956.2041" calcext:value-type="float">
            <text:p>1443067956.2041</text:p>
          </table:table-cell>
          <table:table-cell table:formula="of:=[.L184]-[.$B184]" office:value-type="float" office:value="15.3399345874786" calcext:value-type="float">
            <text:p>15.3399345875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43067940.9155" calcext:value-type="float">
            <text:p>1443067940.9155</text:p>
          </table:table-cell>
          <table:table-cell office:value-type="float" office:value="4096" calcext:value-type="float">
            <text:p>4096</text:p>
          </table:table-cell>
          <table:table-cell table:formula="of:=[.B185]-[.B$1]" office:value-type="float" office:value="25.0508091449738" calcext:value-type="float">
            <text:p>25.050809145</text:p>
          </table:table-cell>
          <table:table-cell table:formula="of:=[.C185]/([.D185]-[.D184])" office:value-type="float" office:value="79790.5791781229" calcext:value-type="float">
            <text:p>79790.5791781229</text:p>
          </table:table-cell>
          <table:table-cell/>
          <table:table-cell office:value-type="float" office:value="1443067956.24108" calcext:value-type="float">
            <text:p>1443067956.24108</text:p>
          </table:table-cell>
          <table:table-cell table:formula="of:=[.G185]-[.$B$1]" office:value-type="float" office:value="40.3763890266418" calcext:value-type="float">
            <text:p>40.3763890266</text:p>
          </table:table-cell>
          <table:table-cell table:formula="of:=[.$C185]/([.H185]-[.H184])" office:value-type="float" office:value="110763.546936249" calcext:value-type="float">
            <text:p>110763.546936249</text:p>
          </table:table-cell>
          <table:table-cell table:formula="of:=[.G185]-[.$B185]" office:value-type="float" office:value="15.3255798816681" calcext:value-type="float">
            <text:p>15.3255798817</text:p>
          </table:table-cell>
          <table:table-cell/>
          <table:table-cell office:value-type="float" office:value="1443067956.24108" calcext:value-type="float">
            <text:p>1443067956.24108</text:p>
          </table:table-cell>
          <table:table-cell table:formula="of:=[.L185]-[.$B185]" office:value-type="float" office:value="15.3255798816681" calcext:value-type="float">
            <text:p>15.3255798817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43067940.96685" calcext:value-type="float">
            <text:p>1443067940.96685</text:p>
          </table:table-cell>
          <table:table-cell office:value-type="float" office:value="4096" calcext:value-type="float">
            <text:p>4096</text:p>
          </table:table-cell>
          <table:table-cell table:formula="of:=[.B186]-[.B$1]" office:value-type="float" office:value="25.1021502017975" calcext:value-type="float">
            <text:p>25.1021502018</text:p>
          </table:table-cell>
          <table:table-cell table:formula="of:=[.C186]/([.D186]-[.D185])" office:value-type="float" office:value="79780.2042537383" calcext:value-type="float">
            <text:p>79780.2042537383</text:p>
          </table:table-cell>
          <table:table-cell/>
          <table:table-cell office:value-type="float" office:value="1443067956.27801" calcext:value-type="float">
            <text:p>1443067956.27801</text:p>
          </table:table-cell>
          <table:table-cell table:formula="of:=[.G186]-[.$B$1]" office:value-type="float" office:value="40.4133183956146" calcext:value-type="float">
            <text:p>40.4133183956</text:p>
          </table:table-cell>
          <table:table-cell table:formula="of:=[.$C186]/([.H186]-[.H185])" office:value-type="float" office:value="110914.432440459" calcext:value-type="float">
            <text:p>110914.432440459</text:p>
          </table:table-cell>
          <table:table-cell table:formula="of:=[.G186]-[.$B186]" office:value-type="float" office:value="15.3111681938171" calcext:value-type="float">
            <text:p>15.3111681938</text:p>
          </table:table-cell>
          <table:table-cell/>
          <table:table-cell office:value-type="float" office:value="1443067956.27801" calcext:value-type="float">
            <text:p>1443067956.27801</text:p>
          </table:table-cell>
          <table:table-cell table:formula="of:=[.L186]-[.$B186]" office:value-type="float" office:value="15.3111681938171" calcext:value-type="float">
            <text:p>15.3111681938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43067941.01714" calcext:value-type="float">
            <text:p>1443067941.01714</text:p>
          </table:table-cell>
          <table:table-cell office:value-type="float" office:value="4096" calcext:value-type="float">
            <text:p>4096</text:p>
          </table:table-cell>
          <table:table-cell table:formula="of:=[.B187]-[.B$1]" office:value-type="float" office:value="25.1524410247803" calcext:value-type="float">
            <text:p>25.1524410248</text:p>
          </table:table-cell>
          <table:table-cell table:formula="of:=[.C187]/([.D187]-[.D186])" office:value-type="float" office:value="81446.2710503236" calcext:value-type="float">
            <text:p>81446.2710503236</text:p>
          </table:table-cell>
          <table:table-cell/>
          <table:table-cell office:value-type="float" office:value="1443067956.31495" calcext:value-type="float">
            <text:p>1443067956.31495</text:p>
          </table:table-cell>
          <table:table-cell table:formula="of:=[.G187]-[.$B$1]" office:value-type="float" office:value="40.4502501487732" calcext:value-type="float">
            <text:p>40.4502501488</text:p>
          </table:table-cell>
          <table:table-cell table:formula="of:=[.$C187]/([.H187]-[.H186])" office:value-type="float" office:value="110907.272189693" calcext:value-type="float">
            <text:p>110907.272189693</text:p>
          </table:table-cell>
          <table:table-cell table:formula="of:=[.G187]-[.$B187]" office:value-type="float" office:value="15.2978091239929" calcext:value-type="float">
            <text:p>15.297809124</text:p>
          </table:table-cell>
          <table:table-cell/>
          <table:table-cell office:value-type="float" office:value="1443067956.31495" calcext:value-type="float">
            <text:p>1443067956.31495</text:p>
          </table:table-cell>
          <table:table-cell table:formula="of:=[.L187]-[.$B187]" office:value-type="float" office:value="15.2978091239929" calcext:value-type="float">
            <text:p>15.297809124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43067941.06547" calcext:value-type="float">
            <text:p>1443067941.06547</text:p>
          </table:table-cell>
          <table:table-cell office:value-type="float" office:value="4096" calcext:value-type="float">
            <text:p>4096</text:p>
          </table:table-cell>
          <table:table-cell table:formula="of:=[.B188]-[.B$1]" office:value-type="float" office:value="25.2007703781128" calcext:value-type="float">
            <text:p>25.2007703781</text:p>
          </table:table-cell>
          <table:table-cell table:formula="of:=[.C188]/([.D188]-[.D187])" office:value-type="float" office:value="84751.8064605245" calcext:value-type="float">
            <text:p>84751.8064605245</text:p>
          </table:table-cell>
          <table:table-cell/>
          <table:table-cell office:value-type="float" office:value="1443067956.35188" calcext:value-type="float">
            <text:p>1443067956.35188</text:p>
          </table:table-cell>
          <table:table-cell table:formula="of:=[.G188]-[.$B$1]" office:value-type="float" office:value="40.4871826171875" calcext:value-type="float">
            <text:p>40.4871826172</text:p>
          </table:table-cell>
          <table:table-cell table:formula="of:=[.$C188]/([.H188]-[.H187])" office:value-type="float" office:value="110905.124294734" calcext:value-type="float">
            <text:p>110905.124294734</text:p>
          </table:table-cell>
          <table:table-cell table:formula="of:=[.G188]-[.$B188]" office:value-type="float" office:value="15.2864122390747" calcext:value-type="float">
            <text:p>15.2864122391</text:p>
          </table:table-cell>
          <table:table-cell/>
          <table:table-cell office:value-type="float" office:value="1443067956.35188" calcext:value-type="float">
            <text:p>1443067956.35188</text:p>
          </table:table-cell>
          <table:table-cell table:formula="of:=[.L188]-[.$B188]" office:value-type="float" office:value="15.2864122390747" calcext:value-type="float">
            <text:p>15.2864122391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43067941.11376" calcext:value-type="float">
            <text:p>1443067941.11376</text:p>
          </table:table-cell>
          <table:table-cell office:value-type="float" office:value="4096" calcext:value-type="float">
            <text:p>4096</text:p>
          </table:table-cell>
          <table:table-cell table:formula="of:=[.B189]-[.B$1]" office:value-type="float" office:value="25.2490613460541" calcext:value-type="float">
            <text:p>25.2490613461</text:p>
          </table:table-cell>
          <table:table-cell table:formula="of:=[.C189]/([.D189]-[.D188])" office:value-type="float" office:value="84819.1737423907" calcext:value-type="float">
            <text:p>84819.1737423907</text:p>
          </table:table-cell>
          <table:table-cell/>
          <table:table-cell office:value-type="float" office:value="1443067956.38881" calcext:value-type="float">
            <text:p>1443067956.38881</text:p>
          </table:table-cell>
          <table:table-cell table:formula="of:=[.G189]-[.$B$1]" office:value-type="float" office:value="40.5241191387177" calcext:value-type="float">
            <text:p>40.5241191387</text:p>
          </table:table-cell>
          <table:table-cell table:formula="of:=[.$C189]/([.H189]-[.H188])" office:value-type="float" office:value="110892.954461249" calcext:value-type="float">
            <text:p>110892.954461249</text:p>
          </table:table-cell>
          <table:table-cell table:formula="of:=[.G189]-[.$B189]" office:value-type="float" office:value="15.2750577926636" calcext:value-type="float">
            <text:p>15.2750577927</text:p>
          </table:table-cell>
          <table:table-cell/>
          <table:table-cell office:value-type="float" office:value="1443067956.38881" calcext:value-type="float">
            <text:p>1443067956.38881</text:p>
          </table:table-cell>
          <table:table-cell table:formula="of:=[.L189]-[.$B189]" office:value-type="float" office:value="15.2750577926636" calcext:value-type="float">
            <text:p>15.2750577927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43067941.16204" calcext:value-type="float">
            <text:p>1443067941.16204</text:p>
          </table:table-cell>
          <table:table-cell office:value-type="float" office:value="4096" calcext:value-type="float">
            <text:p>4096</text:p>
          </table:table-cell>
          <table:table-cell table:formula="of:=[.B190]-[.B$1]" office:value-type="float" office:value="25.2973425388336" calcext:value-type="float">
            <text:p>25.2973425388</text:p>
          </table:table-cell>
          <table:table-cell table:formula="of:=[.C190]/([.D190]-[.D189])" office:value-type="float" office:value="84836.3464983754" calcext:value-type="float">
            <text:p>84836.3464983754</text:p>
          </table:table-cell>
          <table:table-cell/>
          <table:table-cell office:value-type="float" office:value="1443067956.42576" calcext:value-type="float">
            <text:p>1443067956.42576</text:p>
          </table:table-cell>
          <table:table-cell table:formula="of:=[.G190]-[.$B$1]" office:value-type="float" office:value="40.5610618591309" calcext:value-type="float">
            <text:p>40.5610618591</text:p>
          </table:table-cell>
          <table:table-cell table:formula="of:=[.$C190]/([.H190]-[.H189])" office:value-type="float" office:value="110874.346939961" calcext:value-type="float">
            <text:p>110874.346939961</text:p>
          </table:table-cell>
          <table:table-cell table:formula="of:=[.G190]-[.$B190]" office:value-type="float" office:value="15.2637193202972" calcext:value-type="float">
            <text:p>15.2637193203</text:p>
          </table:table-cell>
          <table:table-cell/>
          <table:table-cell office:value-type="float" office:value="1443067956.42576" calcext:value-type="float">
            <text:p>1443067956.42576</text:p>
          </table:table-cell>
          <table:table-cell table:formula="of:=[.L190]-[.$B190]" office:value-type="float" office:value="15.2637193202972" calcext:value-type="float">
            <text:p>15.2637193203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43067941.21033" calcext:value-type="float">
            <text:p>1443067941.21033</text:p>
          </table:table-cell>
          <table:table-cell office:value-type="float" office:value="4096" calcext:value-type="float">
            <text:p>4096</text:p>
          </table:table-cell>
          <table:table-cell table:formula="of:=[.B191]-[.B$1]" office:value-type="float" office:value="25.3456370830536" calcext:value-type="float">
            <text:p>25.3456370831</text:p>
          </table:table-cell>
          <table:table-cell table:formula="of:=[.C191]/([.D191]-[.D190])" office:value-type="float" office:value="84812.892763697" calcext:value-type="float">
            <text:p>84812.892763697</text:p>
          </table:table-cell>
          <table:table-cell/>
          <table:table-cell office:value-type="float" office:value="1443067956.46266" calcext:value-type="float">
            <text:p>1443067956.46266</text:p>
          </table:table-cell>
          <table:table-cell table:formula="of:=[.G191]-[.$B$1]" office:value-type="float" office:value="40.5979623794556" calcext:value-type="float">
            <text:p>40.5979623795</text:p>
          </table:table-cell>
          <table:table-cell table:formula="of:=[.$C191]/([.H191]-[.H190])" office:value-type="float" office:value="111001.144806554" calcext:value-type="float">
            <text:p>111001.144806554</text:p>
          </table:table-cell>
          <table:table-cell table:formula="of:=[.G191]-[.$B191]" office:value-type="float" office:value="15.252325296402" calcext:value-type="float">
            <text:p>15.2523252964</text:p>
          </table:table-cell>
          <table:table-cell/>
          <table:table-cell office:value-type="float" office:value="1443067956.46266" calcext:value-type="float">
            <text:p>1443067956.46266</text:p>
          </table:table-cell>
          <table:table-cell table:formula="of:=[.L191]-[.$B191]" office:value-type="float" office:value="15.252325296402" calcext:value-type="float">
            <text:p>15.2523252964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43067941.25862" calcext:value-type="float">
            <text:p>1443067941.25862</text:p>
          </table:table-cell>
          <table:table-cell office:value-type="float" office:value="4096" calcext:value-type="float">
            <text:p>4096</text:p>
          </table:table-cell>
          <table:table-cell table:formula="of:=[.B192]-[.B$1]" office:value-type="float" office:value="25.3939270973206" calcext:value-type="float">
            <text:p>25.3939270973</text:p>
          </table:table-cell>
          <table:table-cell table:formula="of:=[.C192]/([.D192]-[.D191])" office:value-type="float" office:value="84820.8488271626" calcext:value-type="float">
            <text:p>84820.8488271626</text:p>
          </table:table-cell>
          <table:table-cell/>
          <table:table-cell office:value-type="float" office:value="1443067956.49963" calcext:value-type="float">
            <text:p>1443067956.49963</text:p>
          </table:table-cell>
          <table:table-cell table:formula="of:=[.G192]-[.$B$1]" office:value-type="float" office:value="40.634929895401" calcext:value-type="float">
            <text:p>40.6349298954</text:p>
          </table:table-cell>
          <table:table-cell table:formula="of:=[.$C192]/([.H192]-[.H191])" office:value-type="float" office:value="110799.979258705" calcext:value-type="float">
            <text:p>110799.979258705</text:p>
          </table:table-cell>
          <table:table-cell table:formula="of:=[.G192]-[.$B192]" office:value-type="float" office:value="15.2410027980804" calcext:value-type="float">
            <text:p>15.2410027981</text:p>
          </table:table-cell>
          <table:table-cell/>
          <table:table-cell office:value-type="float" office:value="1443067956.49963" calcext:value-type="float">
            <text:p>1443067956.49963</text:p>
          </table:table-cell>
          <table:table-cell table:formula="of:=[.L192]-[.$B192]" office:value-type="float" office:value="15.2410027980804" calcext:value-type="float">
            <text:p>15.2410027981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43067941.30695" calcext:value-type="float">
            <text:p>1443067941.30695</text:p>
          </table:table-cell>
          <table:table-cell office:value-type="float" office:value="4096" calcext:value-type="float">
            <text:p>4096</text:p>
          </table:table-cell>
          <table:table-cell table:formula="of:=[.B193]-[.B$1]" office:value-type="float" office:value="25.442259311676" calcext:value-type="float">
            <text:p>25.4422593117</text:p>
          </table:table-cell>
          <table:table-cell table:formula="of:=[.C193]/([.D193]-[.D192])" office:value-type="float" office:value="84746.789581689" calcext:value-type="float">
            <text:p>84746.789581689</text:p>
          </table:table-cell>
          <table:table-cell/>
          <table:table-cell office:value-type="float" office:value="1443067956.53655" calcext:value-type="float">
            <text:p>1443067956.53655</text:p>
          </table:table-cell>
          <table:table-cell table:formula="of:=[.G193]-[.$B$1]" office:value-type="float" office:value="40.6718537807465" calcext:value-type="float">
            <text:p>40.6718537807</text:p>
          </table:table-cell>
          <table:table-cell table:formula="of:=[.$C193]/([.H193]-[.H192])" office:value-type="float" office:value="110930.904526377" calcext:value-type="float">
            <text:p>110930.904526377</text:p>
          </table:table-cell>
          <table:table-cell table:formula="of:=[.G193]-[.$B193]" office:value-type="float" office:value="15.2295944690704" calcext:value-type="float">
            <text:p>15.2295944691</text:p>
          </table:table-cell>
          <table:table-cell/>
          <table:table-cell office:value-type="float" office:value="1443067956.53655" calcext:value-type="float">
            <text:p>1443067956.53655</text:p>
          </table:table-cell>
          <table:table-cell table:formula="of:=[.L193]-[.$B193]" office:value-type="float" office:value="15.2295944690704" calcext:value-type="float">
            <text:p>15.2295944691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43067941.35529" calcext:value-type="float">
            <text:p>1443067941.35529</text:p>
          </table:table-cell>
          <table:table-cell office:value-type="float" office:value="4096" calcext:value-type="float">
            <text:p>4096</text:p>
          </table:table-cell>
          <table:table-cell table:formula="of:=[.B194]-[.B$1]" office:value-type="float" office:value="25.4905915260315" calcext:value-type="float">
            <text:p>25.490591526</text:p>
          </table:table-cell>
          <table:table-cell table:formula="of:=[.C194]/([.D194]-[.D193])" office:value-type="float" office:value="84746.789581689" calcext:value-type="float">
            <text:p>84746.789581689</text:p>
          </table:table-cell>
          <table:table-cell/>
          <table:table-cell office:value-type="float" office:value="1443067956.57348" calcext:value-type="float">
            <text:p>1443067956.57348</text:p>
          </table:table-cell>
          <table:table-cell table:formula="of:=[.G194]-[.$B$1]" office:value-type="float" office:value="40.7087864875794" calcext:value-type="float">
            <text:p>40.7087864876</text:p>
          </table:table-cell>
          <table:table-cell table:formula="of:=[.$C194]/([.H194]-[.H193])" office:value-type="float" office:value="110904.408348235" calcext:value-type="float">
            <text:p>110904.408348235</text:p>
          </table:table-cell>
          <table:table-cell table:formula="of:=[.G194]-[.$B194]" office:value-type="float" office:value="15.2181949615479" calcext:value-type="float">
            <text:p>15.2181949615</text:p>
          </table:table-cell>
          <table:table-cell/>
          <table:table-cell office:value-type="float" office:value="1443067956.57348" calcext:value-type="float">
            <text:p>1443067956.57348</text:p>
          </table:table-cell>
          <table:table-cell table:formula="of:=[.L194]-[.$B194]" office:value-type="float" office:value="15.2181949615479" calcext:value-type="float">
            <text:p>15.2181949615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43067941.40361" calcext:value-type="float">
            <text:p>1443067941.40361</text:p>
          </table:table-cell>
          <table:table-cell office:value-type="float" office:value="4096" calcext:value-type="float">
            <text:p>4096</text:p>
          </table:table-cell>
          <table:table-cell table:formula="of:=[.B195]-[.B$1]" office:value-type="float" office:value="25.5389137268066" calcext:value-type="float">
            <text:p>25.5389137268</text:p>
          </table:table-cell>
          <table:table-cell table:formula="of:=[.C195]/([.D195]-[.D194])" office:value-type="float" office:value="84764.3512566732" calcext:value-type="float">
            <text:p>84764.3512566732</text:p>
          </table:table-cell>
          <table:table-cell/>
          <table:table-cell office:value-type="float" office:value="1443067956.61039" calcext:value-type="float">
            <text:p>1443067956.61039</text:p>
          </table:table-cell>
          <table:table-cell table:formula="of:=[.G195]-[.$B$1]" office:value-type="float" office:value="40.7456977367401" calcext:value-type="float">
            <text:p>40.7456977367</text:p>
          </table:table-cell>
          <table:table-cell table:formula="of:=[.$C195]/([.H195]-[.H194])" office:value-type="float" office:value="110968.880575131" calcext:value-type="float">
            <text:p>110968.880575131</text:p>
          </table:table-cell>
          <table:table-cell table:formula="of:=[.G195]-[.$B195]" office:value-type="float" office:value="15.2067840099335" calcext:value-type="float">
            <text:p>15.2067840099</text:p>
          </table:table-cell>
          <table:table-cell/>
          <table:table-cell office:value-type="float" office:value="1443067956.61039" calcext:value-type="float">
            <text:p>1443067956.61039</text:p>
          </table:table-cell>
          <table:table-cell table:formula="of:=[.L195]-[.$B195]" office:value-type="float" office:value="15.2067840099335" calcext:value-type="float">
            <text:p>15.2067840099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43067941.45193" calcext:value-type="float">
            <text:p>1443067941.45193</text:p>
          </table:table-cell>
          <table:table-cell office:value-type="float" office:value="4096" calcext:value-type="float">
            <text:p>4096</text:p>
          </table:table-cell>
          <table:table-cell table:formula="of:=[.B196]-[.B$1]" office:value-type="float" office:value="25.5872356891632" calcext:value-type="float">
            <text:p>25.5872356892</text:p>
          </table:table-cell>
          <table:table-cell table:formula="of:=[.C196]/([.D196]-[.D195])" office:value-type="float" office:value="84764.7694805035" calcext:value-type="float">
            <text:p>84764.7694805035</text:p>
          </table:table-cell>
          <table:table-cell/>
          <table:table-cell office:value-type="float" office:value="1443067956.64731" calcext:value-type="float">
            <text:p>1443067956.64731</text:p>
          </table:table-cell>
          <table:table-cell table:formula="of:=[.G196]-[.$B$1]" office:value-type="float" office:value="40.7826097011566" calcext:value-type="float">
            <text:p>40.7826097012</text:p>
          </table:table-cell>
          <table:table-cell table:formula="of:=[.$C196]/([.H196]-[.H195])" office:value-type="float" office:value="110966.730293244" calcext:value-type="float">
            <text:p>110966.730293244</text:p>
          </table:table-cell>
          <table:table-cell table:formula="of:=[.G196]-[.$B196]" office:value-type="float" office:value="15.1953740119934" calcext:value-type="float">
            <text:p>15.195374012</text:p>
          </table:table-cell>
          <table:table-cell/>
          <table:table-cell office:value-type="float" office:value="1443067956.64731" calcext:value-type="float">
            <text:p>1443067956.64731</text:p>
          </table:table-cell>
          <table:table-cell table:formula="of:=[.L196]-[.$B196]" office:value-type="float" office:value="15.1953740119934" calcext:value-type="float">
            <text:p>15.195374012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43067941.50025" calcext:value-type="float">
            <text:p>1443067941.50025</text:p>
          </table:table-cell>
          <table:table-cell office:value-type="float" office:value="4096" calcext:value-type="float">
            <text:p>4096</text:p>
          </table:table-cell>
          <table:table-cell table:formula="of:=[.B197]-[.B$1]" office:value-type="float" office:value="25.6355586051941" calcext:value-type="float">
            <text:p>25.6355586052</text:p>
          </table:table-cell>
          <table:table-cell table:formula="of:=[.C197]/([.D197]-[.D196])" office:value-type="float" office:value="84763.0966099437" calcext:value-type="float">
            <text:p>84763.0966099437</text:p>
          </table:table-cell>
          <table:table-cell/>
          <table:table-cell office:value-type="float" office:value="1443067956.68426" calcext:value-type="float">
            <text:p>1443067956.68426</text:p>
          </table:table-cell>
          <table:table-cell table:formula="of:=[.G197]-[.$B$1]" office:value-type="float" office:value="40.8195657730103" calcext:value-type="float">
            <text:p>40.819565773</text:p>
          </table:table-cell>
          <table:table-cell table:formula="of:=[.$C197]/([.H197]-[.H196])" office:value-type="float" office:value="110834.290403535" calcext:value-type="float">
            <text:p>110834.290403535</text:p>
          </table:table-cell>
          <table:table-cell table:formula="of:=[.G197]-[.$B197]" office:value-type="float" office:value="15.1840071678162" calcext:value-type="float">
            <text:p>15.1840071678</text:p>
          </table:table-cell>
          <table:table-cell/>
          <table:table-cell office:value-type="float" office:value="1443067956.68426" calcext:value-type="float">
            <text:p>1443067956.68426</text:p>
          </table:table-cell>
          <table:table-cell table:formula="of:=[.L197]-[.$B197]" office:value-type="float" office:value="15.1840071678162" calcext:value-type="float">
            <text:p>15.1840071678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43067941.54855" calcext:value-type="float">
            <text:p>1443067941.54855</text:p>
          </table:table-cell>
          <table:table-cell office:value-type="float" office:value="4096" calcext:value-type="float">
            <text:p>4096</text:p>
          </table:table-cell>
          <table:table-cell table:formula="of:=[.B198]-[.B$1]" office:value-type="float" office:value="25.6838586330414" calcext:value-type="float">
            <text:p>25.683858633</text:p>
          </table:table-cell>
          <table:table-cell table:formula="of:=[.C198]/([.D198]-[.D197])" office:value-type="float" office:value="84803.2637362095" calcext:value-type="float">
            <text:p>84803.2637362095</text:p>
          </table:table-cell>
          <table:table-cell/>
          <table:table-cell office:value-type="float" office:value="1443067956.72118" calcext:value-type="float">
            <text:p>1443067956.72118</text:p>
          </table:table-cell>
          <table:table-cell table:formula="of:=[.G198]-[.$B$1]" office:value-type="float" office:value="40.8564822673798" calcext:value-type="float">
            <text:p>40.8564822674</text:p>
          </table:table-cell>
          <table:table-cell table:formula="of:=[.$C198]/([.H198]-[.H197])" office:value-type="float" office:value="110953.113776245" calcext:value-type="float">
            <text:p>110953.113776245</text:p>
          </table:table-cell>
          <table:table-cell table:formula="of:=[.G198]-[.$B198]" office:value-type="float" office:value="15.1726236343384" calcext:value-type="float">
            <text:p>15.1726236343</text:p>
          </table:table-cell>
          <table:table-cell/>
          <table:table-cell office:value-type="float" office:value="1443067956.72118" calcext:value-type="float">
            <text:p>1443067956.72118</text:p>
          </table:table-cell>
          <table:table-cell table:formula="of:=[.L198]-[.$B198]" office:value-type="float" office:value="15.1726236343384" calcext:value-type="float">
            <text:p>15.1726236343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43067941.59696" calcext:value-type="float">
            <text:p>1443067941.59696</text:p>
          </table:table-cell>
          <table:table-cell office:value-type="float" office:value="4096" calcext:value-type="float">
            <text:p>4096</text:p>
          </table:table-cell>
          <table:table-cell table:formula="of:=[.B199]-[.B$1]" office:value-type="float" office:value="25.7322638034821" calcext:value-type="float">
            <text:p>25.7322638035</text:p>
          </table:table-cell>
          <table:table-cell table:formula="of:=[.C199]/([.D199]-[.D198])" office:value-type="float" office:value="84619.0595490233" calcext:value-type="float">
            <text:p>84619.0595490233</text:p>
          </table:table-cell>
          <table:table-cell/>
          <table:table-cell office:value-type="float" office:value="1443067956.75813" calcext:value-type="float">
            <text:p>1443067956.75813</text:p>
          </table:table-cell>
          <table:table-cell table:formula="of:=[.G199]-[.$B$1]" office:value-type="float" office:value="40.8934376239777" calcext:value-type="float">
            <text:p>40.893437624</text:p>
          </table:table-cell>
          <table:table-cell table:formula="of:=[.$C199]/([.H199]-[.H198])" office:value-type="float" office:value="110836.43555567" calcext:value-type="float">
            <text:p>110836.43555567</text:p>
          </table:table-cell>
          <table:table-cell table:formula="of:=[.G199]-[.$B199]" office:value-type="float" office:value="15.1611738204956" calcext:value-type="float">
            <text:p>15.1611738205</text:p>
          </table:table-cell>
          <table:table-cell/>
          <table:table-cell office:value-type="float" office:value="1443067956.75813" calcext:value-type="float">
            <text:p>1443067956.75813</text:p>
          </table:table-cell>
          <table:table-cell table:formula="of:=[.L199]-[.$B199]" office:value-type="float" office:value="15.1611738204956" calcext:value-type="float">
            <text:p>15.1611738205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43067941.64529" calcext:value-type="float">
            <text:p>1443067941.64529</text:p>
          </table:table-cell>
          <table:table-cell office:value-type="float" office:value="4096" calcext:value-type="float">
            <text:p>4096</text:p>
          </table:table-cell>
          <table:table-cell table:formula="of:=[.B200]-[.B$1]" office:value-type="float" office:value="25.7805953025818" calcext:value-type="float">
            <text:p>25.7805953026</text:p>
          </table:table-cell>
          <table:table-cell table:formula="of:=[.C200]/([.D200]-[.D199])" office:value-type="float" office:value="84748.0437457145" calcext:value-type="float">
            <text:p>84748.0437457145</text:p>
          </table:table-cell>
          <table:table-cell/>
          <table:table-cell office:value-type="float" office:value="1443067956.79506" calcext:value-type="float">
            <text:p>1443067956.79506</text:p>
          </table:table-cell>
          <table:table-cell table:formula="of:=[.G200]-[.$B$1]" office:value-type="float" office:value="40.9303689002991" calcext:value-type="float">
            <text:p>40.9303689003</text:p>
          </table:table-cell>
          <table:table-cell table:formula="of:=[.$C200]/([.H200]-[.H199])" office:value-type="float" office:value="110908.704165887" calcext:value-type="float">
            <text:p>110908.704165887</text:p>
          </table:table-cell>
          <table:table-cell table:formula="of:=[.G200]-[.$B200]" office:value-type="float" office:value="15.1497735977173" calcext:value-type="float">
            <text:p>15.1497735977</text:p>
          </table:table-cell>
          <table:table-cell/>
          <table:table-cell office:value-type="float" office:value="1443067956.79506" calcext:value-type="float">
            <text:p>1443067956.79506</text:p>
          </table:table-cell>
          <table:table-cell table:formula="of:=[.L200]-[.$B200]" office:value-type="float" office:value="15.1497735977173" calcext:value-type="float">
            <text:p>15.1497735977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43067941.69362" calcext:value-type="float">
            <text:p>1443067941.69362</text:p>
          </table:table-cell>
          <table:table-cell office:value-type="float" office:value="4096" calcext:value-type="float">
            <text:p>4096</text:p>
          </table:table-cell>
          <table:table-cell table:formula="of:=[.B201]-[.B$1]" office:value-type="float" office:value="25.828928232193" calcext:value-type="float">
            <text:p>25.8289282322</text:p>
          </table:table-cell>
          <table:table-cell table:formula="of:=[.C201]/([.D201]-[.D200])" office:value-type="float" office:value="84745.5354547831" calcext:value-type="float">
            <text:p>84745.5354547831</text:p>
          </table:table-cell>
          <table:table-cell/>
          <table:table-cell office:value-type="float" office:value="1443067956.83201" calcext:value-type="float">
            <text:p>1443067956.83201</text:p>
          </table:table-cell>
          <table:table-cell table:formula="of:=[.G201]-[.$B$1]" office:value-type="float" office:value="40.9673130512238" calcext:value-type="float">
            <text:p>40.9673130512</text:p>
          </table:table-cell>
          <table:table-cell table:formula="of:=[.$C201]/([.H201]-[.H200])" office:value-type="float" office:value="110870.053783356" calcext:value-type="float">
            <text:p>110870.053783356</text:p>
          </table:table-cell>
          <table:table-cell table:formula="of:=[.G201]-[.$B201]" office:value-type="float" office:value="15.1383848190308" calcext:value-type="float">
            <text:p>15.138384819</text:p>
          </table:table-cell>
          <table:table-cell/>
          <table:table-cell office:value-type="float" office:value="1443067956.83201" calcext:value-type="float">
            <text:p>1443067956.83201</text:p>
          </table:table-cell>
          <table:table-cell table:formula="of:=[.L201]-[.$B201]" office:value-type="float" office:value="15.1383848190308" calcext:value-type="float">
            <text:p>15.138384819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43067941.74195" calcext:value-type="float">
            <text:p>1443067941.74195</text:p>
          </table:table-cell>
          <table:table-cell office:value-type="float" office:value="4096" calcext:value-type="float">
            <text:p>4096</text:p>
          </table:table-cell>
          <table:table-cell table:formula="of:=[.B202]-[.B$1]" office:value-type="float" office:value="25.8772580623627" calcext:value-type="float">
            <text:p>25.8772580624</text:p>
          </table:table-cell>
          <table:table-cell table:formula="of:=[.C202]/([.D202]-[.D201])" office:value-type="float" office:value="84750.9702728035" calcext:value-type="float">
            <text:p>84750.9702728035</text:p>
          </table:table-cell>
          <table:table-cell/>
          <table:table-cell office:value-type="float" office:value="1443067956.86894" calcext:value-type="float">
            <text:p>1443067956.86894</text:p>
          </table:table-cell>
          <table:table-cell table:formula="of:=[.G202]-[.$B$1]" office:value-type="float" office:value="41.0042424201965" calcext:value-type="float">
            <text:p>41.0042424202</text:p>
          </table:table-cell>
          <table:table-cell table:formula="of:=[.$C202]/([.H202]-[.H201])" office:value-type="float" office:value="110914.432440459" calcext:value-type="float">
            <text:p>110914.432440459</text:p>
          </table:table-cell>
          <table:table-cell table:formula="of:=[.G202]-[.$B202]" office:value-type="float" office:value="15.1269843578339" calcext:value-type="float">
            <text:p>15.1269843578</text:p>
          </table:table-cell>
          <table:table-cell/>
          <table:table-cell office:value-type="float" office:value="1443067956.86894" calcext:value-type="float">
            <text:p>1443067956.86894</text:p>
          </table:table-cell>
          <table:table-cell table:formula="of:=[.L202]-[.$B202]" office:value-type="float" office:value="15.1269843578339" calcext:value-type="float">
            <text:p>15.1269843578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43067941.79028" calcext:value-type="float">
            <text:p>1443067941.79028</text:p>
          </table:table-cell>
          <table:table-cell office:value-type="float" office:value="4096" calcext:value-type="float">
            <text:p>4096</text:p>
          </table:table-cell>
          <table:table-cell table:formula="of:=[.B203]-[.B$1]" office:value-type="float" office:value="25.9255797863007" calcext:value-type="float">
            <text:p>25.9255797863</text:p>
          </table:table-cell>
          <table:table-cell table:formula="of:=[.C203]/([.D203]-[.D202])" office:value-type="float" office:value="84765.1877084608" calcext:value-type="float">
            <text:p>84765.1877084608</text:p>
          </table:table-cell>
          <table:table-cell/>
          <table:table-cell office:value-type="float" office:value="1443067956.90592" calcext:value-type="float">
            <text:p>1443067956.90592</text:p>
          </table:table-cell>
          <table:table-cell table:formula="of:=[.G203]-[.$B$1]" office:value-type="float" office:value="41.0412211418152" calcext:value-type="float">
            <text:p>41.0412211418</text:p>
          </table:table-cell>
          <table:table-cell table:formula="of:=[.$C203]/([.H203]-[.H202])" office:value-type="float" office:value="110766.403507415" calcext:value-type="float">
            <text:p>110766.403507415</text:p>
          </table:table-cell>
          <table:table-cell table:formula="of:=[.G203]-[.$B203]" office:value-type="float" office:value="15.1156413555145" calcext:value-type="float">
            <text:p>15.1156413555</text:p>
          </table:table-cell>
          <table:table-cell/>
          <table:table-cell office:value-type="float" office:value="1443067956.90592" calcext:value-type="float">
            <text:p>1443067956.90592</text:p>
          </table:table-cell>
          <table:table-cell table:formula="of:=[.L203]-[.$B203]" office:value-type="float" office:value="15.1156413555145" calcext:value-type="float">
            <text:p>15.1156413555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43067941.83857" calcext:value-type="float">
            <text:p>1443067941.83857</text:p>
          </table:table-cell>
          <table:table-cell office:value-type="float" office:value="4096" calcext:value-type="float">
            <text:p>4096</text:p>
          </table:table-cell>
          <table:table-cell table:formula="of:=[.B204]-[.B$1]" office:value-type="float" office:value="25.9738783836365" calcext:value-type="float">
            <text:p>25.9738783836</text:p>
          </table:table-cell>
          <table:table-cell table:formula="of:=[.C204]/([.D204]-[.D203])" office:value-type="float" office:value="84805.7754456286" calcext:value-type="float">
            <text:p>84805.7754456286</text:p>
          </table:table-cell>
          <table:table-cell/>
          <table:table-cell office:value-type="float" office:value="1443067956.94279" calcext:value-type="float">
            <text:p>1443067956.94279</text:p>
          </table:table-cell>
          <table:table-cell table:formula="of:=[.G204]-[.$B$1]" office:value-type="float" office:value="41.0780906677246" calcext:value-type="float">
            <text:p>41.0780906677</text:p>
          </table:table-cell>
          <table:table-cell table:formula="of:=[.$C204]/([.H204]-[.H203])" office:value-type="float" office:value="111094.458064433" calcext:value-type="float">
            <text:p>111094.458064433</text:p>
          </table:table-cell>
          <table:table-cell table:formula="of:=[.G204]-[.$B204]" office:value-type="float" office:value="15.1042122840881" calcext:value-type="float">
            <text:p>15.1042122841</text:p>
          </table:table-cell>
          <table:table-cell/>
          <table:table-cell office:value-type="float" office:value="1443067956.94279" calcext:value-type="float">
            <text:p>1443067956.94279</text:p>
          </table:table-cell>
          <table:table-cell table:formula="of:=[.L204]-[.$B204]" office:value-type="float" office:value="15.1042122840881" calcext:value-type="float">
            <text:p>15.1042122841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43067941.8869" calcext:value-type="float">
            <text:p>1443067941.8869</text:p>
          </table:table-cell>
          <table:table-cell office:value-type="float" office:value="4096" calcext:value-type="float">
            <text:p>4096</text:p>
          </table:table-cell>
          <table:table-cell table:formula="of:=[.B205]-[.B$1]" office:value-type="float" office:value="26.0222063064575" calcext:value-type="float">
            <text:p>26.0222063065</text:p>
          </table:table-cell>
          <table:table-cell table:formula="of:=[.C205]/([.D205]-[.D204])" office:value-type="float" office:value="84754.3151226924" calcext:value-type="float">
            <text:p>84754.3151226924</text:p>
          </table:table-cell>
          <table:table-cell/>
          <table:table-cell office:value-type="float" office:value="1443067956.97981" calcext:value-type="float">
            <text:p>1443067956.97981</text:p>
          </table:table-cell>
          <table:table-cell table:formula="of:=[.G205]-[.$B$1]" office:value-type="float" office:value="41.1151120662689" calcext:value-type="float">
            <text:p>41.1151120663</text:p>
          </table:table-cell>
          <table:table-cell table:formula="of:=[.$C205]/([.H205]-[.H204])" office:value-type="float" office:value="110638.7160144" calcext:value-type="float">
            <text:p>110638.7160144</text:p>
          </table:table-cell>
          <table:table-cell table:formula="of:=[.G205]-[.$B205]" office:value-type="float" office:value="15.0929057598114" calcext:value-type="float">
            <text:p>15.0929057598</text:p>
          </table:table-cell>
          <table:table-cell/>
          <table:table-cell office:value-type="float" office:value="1443067956.97981" calcext:value-type="float">
            <text:p>1443067956.97981</text:p>
          </table:table-cell>
          <table:table-cell table:formula="of:=[.L205]-[.$B205]" office:value-type="float" office:value="15.0929057598114" calcext:value-type="float">
            <text:p>15.0929057598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43067941.93522" calcext:value-type="float">
            <text:p>1443067941.93522</text:p>
          </table:table-cell>
          <table:table-cell office:value-type="float" office:value="4096" calcext:value-type="float">
            <text:p>4096</text:p>
          </table:table-cell>
          <table:table-cell table:formula="of:=[.B206]-[.B$1]" office:value-type="float" office:value="26.0705211162567" calcext:value-type="float">
            <text:p>26.0705211163</text:p>
          </table:table-cell>
          <table:table-cell table:formula="of:=[.C206]/([.D206]-[.D205])" office:value-type="float" office:value="84777.3181147513" calcext:value-type="float">
            <text:p>84777.3181147513</text:p>
          </table:table-cell>
          <table:table-cell/>
          <table:table-cell office:value-type="float" office:value="1443067961.30501" calcext:value-type="float">
            <text:p>1443067961.30501</text:p>
          </table:table-cell>
          <table:table-cell table:formula="of:=[.G206]-[.$B$1]" office:value-type="float" office:value="45.4403142929077" calcext:value-type="float">
            <text:p>45.4403142929</text:p>
          </table:table-cell>
          <table:table-cell table:formula="of:=[.$C206]/([.H206]-[.H205])" office:value-type="float" office:value="947.007743308014" calcext:value-type="float">
            <text:p>947.007743308</text:p>
          </table:table-cell>
          <table:table-cell table:formula="of:=[.G206]-[.$B206]" office:value-type="float" office:value="19.369793176651" calcext:value-type="float">
            <text:p>19.3697931767</text:p>
          </table:table-cell>
          <table:table-cell/>
          <table:table-cell office:value-type="float" office:value="1443067961.30501" calcext:value-type="float">
            <text:p>1443067961.30501</text:p>
          </table:table-cell>
          <table:table-cell table:formula="of:=[.L206]-[.$B206]" office:value-type="float" office:value="19.369793176651" calcext:value-type="float">
            <text:p>19.3697931767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43067941.98355" calcext:value-type="float">
            <text:p>1443067941.98355</text:p>
          </table:table-cell>
          <table:table-cell office:value-type="float" office:value="4096" calcext:value-type="float">
            <text:p>4096</text:p>
          </table:table-cell>
          <table:table-cell table:formula="of:=[.B207]-[.B$1]" office:value-type="float" office:value="26.1188571453094" calcext:value-type="float">
            <text:p>26.1188571453</text:p>
          </table:table-cell>
          <table:table-cell table:formula="of:=[.C207]/([.D207]-[.D206])" office:value-type="float" office:value="84740.1013337542" calcext:value-type="float">
            <text:p>84740.1013337542</text:p>
          </table:table-cell>
          <table:table-cell/>
          <table:table-cell office:value-type="float" office:value="1443067961.5118" calcext:value-type="float">
            <text:p>1443067961.5118</text:p>
          </table:table-cell>
          <table:table-cell table:formula="of:=[.G207]-[.$B$1]" office:value-type="float" office:value="45.6471080780029" calcext:value-type="float">
            <text:p>45.647108078</text:p>
          </table:table-cell>
          <table:table-cell table:formula="of:=[.$C207]/([.H207]-[.H206])" office:value-type="float" office:value="19807.1716619243" calcext:value-type="float">
            <text:p>19807.1716619243</text:p>
          </table:table-cell>
          <table:table-cell table:formula="of:=[.G207]-[.$B207]" office:value-type="float" office:value="19.5282509326935" calcext:value-type="float">
            <text:p>19.5282509327</text:p>
          </table:table-cell>
          <table:table-cell/>
          <table:table-cell office:value-type="float" office:value="1443067961.5118" calcext:value-type="float">
            <text:p>1443067961.5118</text:p>
          </table:table-cell>
          <table:table-cell table:formula="of:=[.L207]-[.$B207]" office:value-type="float" office:value="19.5282509326935" calcext:value-type="float">
            <text:p>19.5282509327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43067942.02646" calcext:value-type="float">
            <text:p>1443067942.02646</text:p>
          </table:table-cell>
          <table:table-cell office:value-type="float" office:value="4096" calcext:value-type="float">
            <text:p>4096</text:p>
          </table:table-cell>
          <table:table-cell table:formula="of:=[.B208]-[.B$1]" office:value-type="float" office:value="26.1617634296417" calcext:value-type="float">
            <text:p>26.1617634296</text:p>
          </table:table-cell>
          <table:table-cell table:formula="of:=[.C208]/([.D208]-[.D207])" office:value-type="float" office:value="95463.8711728031" calcext:value-type="float">
            <text:p>95463.8711728031</text:p>
          </table:table-cell>
          <table:table-cell/>
          <table:table-cell office:value-type="float" office:value="1443067961.56273" calcext:value-type="float">
            <text:p>1443067961.56273</text:p>
          </table:table-cell>
          <table:table-cell table:formula="of:=[.G208]-[.$B$1]" office:value-type="float" office:value="45.6980333328247" calcext:value-type="float">
            <text:p>45.6980333328</text:p>
          </table:table-cell>
          <table:table-cell table:formula="of:=[.$C208]/([.H208]-[.H207])" office:value-type="float" office:value="80431.6053858686" calcext:value-type="float">
            <text:p>80431.6053858686</text:p>
          </table:table-cell>
          <table:table-cell table:formula="of:=[.G208]-[.$B208]" office:value-type="float" office:value="19.536269903183" calcext:value-type="float">
            <text:p>19.5362699032</text:p>
          </table:table-cell>
          <table:table-cell/>
          <table:table-cell office:value-type="float" office:value="1443067961.56273" calcext:value-type="float">
            <text:p>1443067961.56273</text:p>
          </table:table-cell>
          <table:table-cell table:formula="of:=[.L208]-[.$B208]" office:value-type="float" office:value="19.536269903183" calcext:value-type="float">
            <text:p>19.5362699032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43067942.0666" calcext:value-type="float">
            <text:p>1443067942.0666</text:p>
          </table:table-cell>
          <table:table-cell office:value-type="float" office:value="4096" calcext:value-type="float">
            <text:p>4096</text:p>
          </table:table-cell>
          <table:table-cell table:formula="of:=[.B209]-[.B$1]" office:value-type="float" office:value="26.2019002437592" calcext:value-type="float">
            <text:p>26.2019002438</text:p>
          </table:table-cell>
          <table:table-cell table:formula="of:=[.C209]/([.D209]-[.D208])" office:value-type="float" office:value="102050.949734475" calcext:value-type="float">
            <text:p>102050.949734475</text:p>
          </table:table-cell>
          <table:table-cell/>
          <table:table-cell office:value-type="float" office:value="1443067961.61366" calcext:value-type="float">
            <text:p>1443067961.61366</text:p>
          </table:table-cell>
          <table:table-cell table:formula="of:=[.G209]-[.$B$1]" office:value-type="float" office:value="45.7489614486694" calcext:value-type="float">
            <text:p>45.7489614487</text:p>
          </table:table-cell>
          <table:table-cell table:formula="of:=[.$C209]/([.H209]-[.H208])" office:value-type="float" office:value="80427.0869255833" calcext:value-type="float">
            <text:p>80427.0869255833</text:p>
          </table:table-cell>
          <table:table-cell table:formula="of:=[.G209]-[.$B209]" office:value-type="float" office:value="19.5470612049103" calcext:value-type="float">
            <text:p>19.5470612049</text:p>
          </table:table-cell>
          <table:table-cell/>
          <table:table-cell office:value-type="float" office:value="1443067961.61366" calcext:value-type="float">
            <text:p>1443067961.61366</text:p>
          </table:table-cell>
          <table:table-cell table:formula="of:=[.L209]-[.$B209]" office:value-type="float" office:value="19.5470612049103" calcext:value-type="float">
            <text:p>19.5470612049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43067942.10676" calcext:value-type="float">
            <text:p>1443067942.10676</text:p>
          </table:table-cell>
          <table:table-cell office:value-type="float" office:value="4096" calcext:value-type="float">
            <text:p>4096</text:p>
          </table:table-cell>
          <table:table-cell table:formula="of:=[.B210]-[.B$1]" office:value-type="float" office:value="26.2420680522919" calcext:value-type="float">
            <text:p>26.2420680523</text:p>
          </table:table-cell>
          <table:table-cell table:formula="of:=[.C210]/([.D210]-[.D209])" office:value-type="float" office:value="101972.204848168" calcext:value-type="float">
            <text:p>101972.204848168</text:p>
          </table:table-cell>
          <table:table-cell/>
          <table:table-cell office:value-type="float" office:value="1443067961.6646" calcext:value-type="float">
            <text:p>1443067961.6646</text:p>
          </table:table-cell>
          <table:table-cell table:formula="of:=[.G210]-[.$B$1]" office:value-type="float" office:value="45.7999033927918" calcext:value-type="float">
            <text:p>45.7999033928</text:p>
          </table:table-cell>
          <table:table-cell table:formula="of:=[.$C210]/([.H210]-[.H209])" office:value-type="float" office:value="80405.2548557094" calcext:value-type="float">
            <text:p>80405.2548557094</text:p>
          </table:table-cell>
          <table:table-cell table:formula="of:=[.G210]-[.$B210]" office:value-type="float" office:value="19.5578353404999" calcext:value-type="float">
            <text:p>19.5578353405</text:p>
          </table:table-cell>
          <table:table-cell/>
          <table:table-cell office:value-type="float" office:value="1443067961.6646" calcext:value-type="float">
            <text:p>1443067961.6646</text:p>
          </table:table-cell>
          <table:table-cell table:formula="of:=[.L210]-[.$B210]" office:value-type="float" office:value="19.5578353404999" calcext:value-type="float">
            <text:p>19.5578353405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43067942.1469" calcext:value-type="float">
            <text:p>1443067942.1469</text:p>
          </table:table-cell>
          <table:table-cell office:value-type="float" office:value="4096" calcext:value-type="float">
            <text:p>4096</text:p>
          </table:table-cell>
          <table:table-cell table:formula="of:=[.B211]-[.B$1]" office:value-type="float" office:value="26.2822046279907" calcext:value-type="float">
            <text:p>26.282204628</text:p>
          </table:table-cell>
          <table:table-cell table:formula="of:=[.C211]/([.D211]-[.D210])" office:value-type="float" office:value="102051.555935727" calcext:value-type="float">
            <text:p>102051.555935727</text:p>
          </table:table-cell>
          <table:table-cell/>
          <table:table-cell office:value-type="float" office:value="1443067961.71558" calcext:value-type="float">
            <text:p>1443067961.71558</text:p>
          </table:table-cell>
          <table:table-cell table:formula="of:=[.G211]-[.$B$1]" office:value-type="float" office:value="45.8508853912354" calcext:value-type="float">
            <text:p>45.8508853912</text:p>
          </table:table-cell>
          <table:table-cell table:formula="of:=[.$C211]/([.H211]-[.H210])" office:value-type="float" office:value="80342.083971679" calcext:value-type="float">
            <text:p>80342.083971679</text:p>
          </table:table-cell>
          <table:table-cell table:formula="of:=[.G211]-[.$B211]" office:value-type="float" office:value="19.5686807632446" calcext:value-type="float">
            <text:p>19.5686807632</text:p>
          </table:table-cell>
          <table:table-cell/>
          <table:table-cell office:value-type="float" office:value="1443067961.71558" calcext:value-type="float">
            <text:p>1443067961.71558</text:p>
          </table:table-cell>
          <table:table-cell table:formula="of:=[.L211]-[.$B211]" office:value-type="float" office:value="19.5686807632446" calcext:value-type="float">
            <text:p>19.5686807632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43067942.18705" calcext:value-type="float">
            <text:p>1443067942.18705</text:p>
          </table:table-cell>
          <table:table-cell office:value-type="float" office:value="4096" calcext:value-type="float">
            <text:p>4096</text:p>
          </table:table-cell>
          <table:table-cell table:formula="of:=[.B212]-[.B$1]" office:value-type="float" office:value="26.3223555088043" calcext:value-type="float">
            <text:p>26.3223555088</text:p>
          </table:table-cell>
          <table:table-cell table:formula="of:=[.C212]/([.D212]-[.D211])" office:value-type="float" office:value="102015.196603426" calcext:value-type="float">
            <text:p>102015.196603426</text:p>
          </table:table-cell>
          <table:table-cell/>
          <table:table-cell office:value-type="float" office:value="1443067961.76651" calcext:value-type="float">
            <text:p>1443067961.76651</text:p>
          </table:table-cell>
          <table:table-cell table:formula="of:=[.G212]-[.$B$1]" office:value-type="float" office:value="45.9018137454987" calcext:value-type="float">
            <text:p>45.9018137455</text:p>
          </table:table-cell>
          <table:table-cell table:formula="of:=[.$C212]/([.H212]-[.H211])" office:value-type="float" office:value="80426.7104101419" calcext:value-type="float">
            <text:p>80426.7104101419</text:p>
          </table:table-cell>
          <table:table-cell table:formula="of:=[.G212]-[.$B212]" office:value-type="float" office:value="19.5794582366943" calcext:value-type="float">
            <text:p>19.5794582367</text:p>
          </table:table-cell>
          <table:table-cell/>
          <table:table-cell office:value-type="float" office:value="1443067961.76651" calcext:value-type="float">
            <text:p>1443067961.76651</text:p>
          </table:table-cell>
          <table:table-cell table:formula="of:=[.L212]-[.$B212]" office:value-type="float" office:value="19.5794582366943" calcext:value-type="float">
            <text:p>19.5794582367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43067942.22719" calcext:value-type="float">
            <text:p>1443067942.22719</text:p>
          </table:table-cell>
          <table:table-cell office:value-type="float" office:value="4096" calcext:value-type="float">
            <text:p>4096</text:p>
          </table:table-cell>
          <table:table-cell table:formula="of:=[.B213]-[.B$1]" office:value-type="float" office:value="26.3624904155731" calcext:value-type="float">
            <text:p>26.3624904156</text:p>
          </table:table-cell>
          <table:table-cell table:formula="of:=[.C213]/([.D213]-[.D212])" office:value-type="float" office:value="102055.799546151" calcext:value-type="float">
            <text:p>102055.799546151</text:p>
          </table:table-cell>
          <table:table-cell/>
          <table:table-cell office:value-type="float" office:value="1443067961.81743" calcext:value-type="float">
            <text:p>1443067961.81743</text:p>
          </table:table-cell>
          <table:table-cell table:formula="of:=[.G213]-[.$B$1]" office:value-type="float" office:value="45.9527323246002" calcext:value-type="float">
            <text:p>45.9527323246</text:p>
          </table:table-cell>
          <table:table-cell table:formula="of:=[.$C213]/([.H213]-[.H212])" office:value-type="float" office:value="80442.150434522" calcext:value-type="float">
            <text:p>80442.150434522</text:p>
          </table:table-cell>
          <table:table-cell table:formula="of:=[.G213]-[.$B213]" office:value-type="float" office:value="19.5902419090271" calcext:value-type="float">
            <text:p>19.590241909</text:p>
          </table:table-cell>
          <table:table-cell/>
          <table:table-cell office:value-type="float" office:value="1443067961.81743" calcext:value-type="float">
            <text:p>1443067961.81743</text:p>
          </table:table-cell>
          <table:table-cell table:formula="of:=[.L213]-[.$B213]" office:value-type="float" office:value="19.5902419090271" calcext:value-type="float">
            <text:p>19.590241909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43067942.26733" calcext:value-type="float">
            <text:p>1443067942.26733</text:p>
          </table:table-cell>
          <table:table-cell office:value-type="float" office:value="4096" calcext:value-type="float">
            <text:p>4096</text:p>
          </table:table-cell>
          <table:table-cell table:formula="of:=[.B214]-[.B$1]" office:value-type="float" office:value="26.4026343822479" calcext:value-type="float">
            <text:p>26.4026343822</text:p>
          </table:table-cell>
          <table:table-cell table:formula="of:=[.C214]/([.D214]-[.D213])" office:value-type="float" office:value="102032.767045185" calcext:value-type="float">
            <text:p>102032.767045185</text:p>
          </table:table-cell>
          <table:table-cell/>
          <table:table-cell office:value-type="float" office:value="1443067961.8684" calcext:value-type="float">
            <text:p>1443067961.8684</text:p>
          </table:table-cell>
          <table:table-cell table:formula="of:=[.G214]-[.$B$1]" office:value-type="float" office:value="46.0037000179291" calcext:value-type="float">
            <text:p>46.0037000179</text:p>
          </table:table-cell>
          <table:table-cell table:formula="of:=[.$C214]/([.H214]-[.H213])" office:value-type="float" office:value="80364.6336037123" calcext:value-type="float">
            <text:p>80364.6336037123</text:p>
          </table:table-cell>
          <table:table-cell table:formula="of:=[.G214]-[.$B214]" office:value-type="float" office:value="19.6010656356812" calcext:value-type="float">
            <text:p>19.6010656357</text:p>
          </table:table-cell>
          <table:table-cell/>
          <table:table-cell office:value-type="float" office:value="1443067961.8684" calcext:value-type="float">
            <text:p>1443067961.8684</text:p>
          </table:table-cell>
          <table:table-cell table:formula="of:=[.L214]-[.$B214]" office:value-type="float" office:value="19.6010656356812" calcext:value-type="float">
            <text:p>19.6010656357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43067942.30747" calcext:value-type="float">
            <text:p>1443067942.30747</text:p>
          </table:table-cell>
          <table:table-cell office:value-type="float" office:value="4096" calcext:value-type="float">
            <text:p>4096</text:p>
          </table:table-cell>
          <table:table-cell table:formula="of:=[.B215]-[.B$1]" office:value-type="float" office:value="26.4427766799927" calcext:value-type="float">
            <text:p>26.44277668</text:p>
          </table:table-cell>
          <table:table-cell table:formula="of:=[.C215]/([.D215]-[.D214])" office:value-type="float" office:value="102037.009093123" calcext:value-type="float">
            <text:p>102037.009093123</text:p>
          </table:table-cell>
          <table:table-cell/>
          <table:table-cell office:value-type="float" office:value="1443067961.91933" calcext:value-type="float">
            <text:p>1443067961.91933</text:p>
          </table:table-cell>
          <table:table-cell table:formula="of:=[.G215]-[.$B$1]" office:value-type="float" office:value="46.054639339447" calcext:value-type="float">
            <text:p>46.0546393394</text:p>
          </table:table-cell>
          <table:table-cell table:formula="of:=[.$C215]/([.H215]-[.H214])" office:value-type="float" office:value="80409.3945098406" calcext:value-type="float">
            <text:p>80409.3945098406</text:p>
          </table:table-cell>
          <table:table-cell table:formula="of:=[.G215]-[.$B215]" office:value-type="float" office:value="19.6118626594543" calcext:value-type="float">
            <text:p>19.6118626595</text:p>
          </table:table-cell>
          <table:table-cell/>
          <table:table-cell office:value-type="float" office:value="1443067961.91933" calcext:value-type="float">
            <text:p>1443067961.91933</text:p>
          </table:table-cell>
          <table:table-cell table:formula="of:=[.L215]-[.$B215]" office:value-type="float" office:value="19.6118626594543" calcext:value-type="float">
            <text:p>19.6118626595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43067942.34761" calcext:value-type="float">
            <text:p>1443067942.34761</text:p>
          </table:table-cell>
          <table:table-cell office:value-type="float" office:value="4096" calcext:value-type="float">
            <text:p>4096</text:p>
          </table:table-cell>
          <table:table-cell table:formula="of:=[.B216]-[.B$1]" office:value-type="float" office:value="26.4829108715057" calcext:value-type="float">
            <text:p>26.4829108715</text:p>
          </table:table-cell>
          <table:table-cell table:formula="of:=[.C216]/([.D216]-[.D215])" office:value-type="float" office:value="102057.618344373" calcext:value-type="float">
            <text:p>102057.618344373</text:p>
          </table:table-cell>
          <table:table-cell/>
          <table:table-cell office:value-type="float" office:value="1443067961.97031" calcext:value-type="float">
            <text:p>1443067961.97031</text:p>
          </table:table-cell>
          <table:table-cell table:formula="of:=[.G216]-[.$B$1]" office:value-type="float" office:value="46.1056141853333" calcext:value-type="float">
            <text:p>46.1056141853</text:p>
          </table:table-cell>
          <table:table-cell table:formula="of:=[.$C216]/([.H216]-[.H215])" office:value-type="float" office:value="80353.357205665" calcext:value-type="float">
            <text:p>80353.357205665</text:p>
          </table:table-cell>
          <table:table-cell table:formula="of:=[.G216]-[.$B216]" office:value-type="float" office:value="19.6227033138275" calcext:value-type="float">
            <text:p>19.6227033138</text:p>
          </table:table-cell>
          <table:table-cell/>
          <table:table-cell office:value-type="float" office:value="1443067961.97031" calcext:value-type="float">
            <text:p>1443067961.97031</text:p>
          </table:table-cell>
          <table:table-cell table:formula="of:=[.L216]-[.$B216]" office:value-type="float" office:value="19.6227033138275" calcext:value-type="float">
            <text:p>19.6227033138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43067942.38771" calcext:value-type="float">
            <text:p>1443067942.38771</text:p>
          </table:table-cell>
          <table:table-cell office:value-type="float" office:value="4096" calcext:value-type="float">
            <text:p>4096</text:p>
          </table:table-cell>
          <table:table-cell table:formula="of:=[.B217]-[.B$1]" office:value-type="float" office:value="26.5230128765106" calcext:value-type="float">
            <text:p>26.5230128765</text:p>
          </table:table-cell>
          <table:table-cell table:formula="of:=[.C217]/([.D217]-[.D216])" office:value-type="float" office:value="102139.531414982" calcext:value-type="float">
            <text:p>102139.531414982</text:p>
          </table:table-cell>
          <table:table-cell/>
          <table:table-cell office:value-type="float" office:value="1443067962.0175" calcext:value-type="float">
            <text:p>1443067962.0175</text:p>
          </table:table-cell>
          <table:table-cell table:formula="of:=[.G217]-[.$B$1]" office:value-type="float" office:value="46.1528038978577" calcext:value-type="float">
            <text:p>46.1528038979</text:p>
          </table:table-cell>
          <table:table-cell table:formula="of:=[.$C217]/([.H217]-[.H216])" office:value-type="float" office:value="86798.5792005174" calcext:value-type="float">
            <text:p>86798.5792005174</text:p>
          </table:table-cell>
          <table:table-cell table:formula="of:=[.G217]-[.$B217]" office:value-type="float" office:value="19.629791021347" calcext:value-type="float">
            <text:p>19.6297910213</text:p>
          </table:table-cell>
          <table:table-cell/>
          <table:table-cell office:value-type="float" office:value="1443067962.0175" calcext:value-type="float">
            <text:p>1443067962.0175</text:p>
          </table:table-cell>
          <table:table-cell table:formula="of:=[.L217]-[.$B217]" office:value-type="float" office:value="19.629791021347" calcext:value-type="float">
            <text:p>19.6297910213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43067942.42785" calcext:value-type="float">
            <text:p>1443067942.42785</text:p>
          </table:table-cell>
          <table:table-cell office:value-type="float" office:value="4096" calcext:value-type="float">
            <text:p>4096</text:p>
          </table:table-cell>
          <table:table-cell table:formula="of:=[.B218]-[.B$1]" office:value-type="float" office:value="26.5631518363953" calcext:value-type="float">
            <text:p>26.5631518364</text:p>
          </table:table-cell>
          <table:table-cell table:formula="of:=[.C218]/([.D218]-[.D217])" office:value-type="float" office:value="102045.494247275" calcext:value-type="float">
            <text:p>102045.494247275</text:p>
          </table:table-cell>
          <table:table-cell/>
          <table:table-cell office:value-type="float" office:value="1443067962.0646" calcext:value-type="float">
            <text:p>1443067962.0646</text:p>
          </table:table-cell>
          <table:table-cell table:formula="of:=[.G218]-[.$B$1]" office:value-type="float" office:value="46.1999015808105" calcext:value-type="float">
            <text:p>46.1999015808</text:p>
          </table:table-cell>
          <table:table-cell table:formula="of:=[.$C218]/([.H218]-[.H217])" office:value-type="float" office:value="86968.1849125756" calcext:value-type="float">
            <text:p>86968.1849125756</text:p>
          </table:table-cell>
          <table:table-cell table:formula="of:=[.G218]-[.$B218]" office:value-type="float" office:value="19.6367497444153" calcext:value-type="float">
            <text:p>19.6367497444</text:p>
          </table:table-cell>
          <table:table-cell/>
          <table:table-cell office:value-type="float" office:value="1443067962.0646" calcext:value-type="float">
            <text:p>1443067962.0646</text:p>
          </table:table-cell>
          <table:table-cell table:formula="of:=[.L218]-[.$B218]" office:value-type="float" office:value="19.6367497444153" calcext:value-type="float">
            <text:p>19.6367497444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43067942.46803" calcext:value-type="float">
            <text:p>1443067942.46803</text:p>
          </table:table-cell>
          <table:table-cell office:value-type="float" office:value="4096" calcext:value-type="float">
            <text:p>4096</text:p>
          </table:table-cell>
          <table:table-cell table:formula="of:=[.B219]-[.B$1]" office:value-type="float" office:value="26.6033375263214" calcext:value-type="float">
            <text:p>26.6033375263</text:p>
          </table:table-cell>
          <table:table-cell table:formula="of:=[.C219]/([.D219]-[.D218])" office:value-type="float" office:value="101926.83035995" calcext:value-type="float">
            <text:p>101926.83035995</text:p>
          </table:table-cell>
          <table:table-cell/>
          <table:table-cell office:value-type="float" office:value="1443067962.11175" calcext:value-type="float">
            <text:p>1443067962.11175</text:p>
          </table:table-cell>
          <table:table-cell table:formula="of:=[.G219]-[.$B$1]" office:value-type="float" office:value="46.2470519542694" calcext:value-type="float">
            <text:p>46.2470519543</text:p>
          </table:table-cell>
          <table:table-cell table:formula="of:=[.$C219]/([.H219]-[.H218])" office:value-type="float" office:value="86870.9980329991" calcext:value-type="float">
            <text:p>86870.9980329991</text:p>
          </table:table-cell>
          <table:table-cell table:formula="of:=[.G219]-[.$B219]" office:value-type="float" office:value="19.643714427948" calcext:value-type="float">
            <text:p>19.6437144279</text:p>
          </table:table-cell>
          <table:table-cell/>
          <table:table-cell office:value-type="float" office:value="1443067962.11175" calcext:value-type="float">
            <text:p>1443067962.11175</text:p>
          </table:table-cell>
          <table:table-cell table:formula="of:=[.L219]-[.$B219]" office:value-type="float" office:value="19.643714427948" calcext:value-type="float">
            <text:p>19.6437144279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43067942.50818" calcext:value-type="float">
            <text:p>1443067942.50818</text:p>
          </table:table-cell>
          <table:table-cell office:value-type="float" office:value="4096" calcext:value-type="float">
            <text:p>4096</text:p>
          </table:table-cell>
          <table:table-cell table:formula="of:=[.B220]-[.B$1]" office:value-type="float" office:value="26.6434824466705" calcext:value-type="float">
            <text:p>26.6434824467</text:p>
          </table:table-cell>
          <table:table-cell table:formula="of:=[.C220]/([.D220]-[.D219])" office:value-type="float" office:value="102030.343176149" calcext:value-type="float">
            <text:p>102030.343176149</text:p>
          </table:table-cell>
          <table:table-cell/>
          <table:table-cell office:value-type="float" office:value="1443067962.15889" calcext:value-type="float">
            <text:p>1443067962.15889</text:p>
          </table:table-cell>
          <table:table-cell table:formula="of:=[.G220]-[.$B$1]" office:value-type="float" office:value="46.294192314148" calcext:value-type="float">
            <text:p>46.2941923141</text:p>
          </table:table-cell>
          <table:table-cell table:formula="of:=[.$C220]/([.H220]-[.H219])" office:value-type="float" office:value="86889.4512166133" calcext:value-type="float">
            <text:p>86889.4512166133</text:p>
          </table:table-cell>
          <table:table-cell table:formula="of:=[.G220]-[.$B220]" office:value-type="float" office:value="19.6507098674774" calcext:value-type="float">
            <text:p>19.6507098675</text:p>
          </table:table-cell>
          <table:table-cell/>
          <table:table-cell office:value-type="float" office:value="1443067962.15889" calcext:value-type="float">
            <text:p>1443067962.15889</text:p>
          </table:table-cell>
          <table:table-cell table:formula="of:=[.L220]-[.$B220]" office:value-type="float" office:value="19.6507098674774" calcext:value-type="float">
            <text:p>19.6507098675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43067942.54832" calcext:value-type="float">
            <text:p>1443067942.54832</text:p>
          </table:table-cell>
          <table:table-cell office:value-type="float" office:value="4096" calcext:value-type="float">
            <text:p>4096</text:p>
          </table:table-cell>
          <table:table-cell table:formula="of:=[.B221]-[.B$1]" office:value-type="float" office:value="26.6836249828339" calcext:value-type="float">
            <text:p>26.6836249828</text:p>
          </table:table-cell>
          <table:table-cell table:formula="of:=[.C221]/([.D221]-[.D220])" office:value-type="float" office:value="102036.403064679" calcext:value-type="float">
            <text:p>102036.403064679</text:p>
          </table:table-cell>
          <table:table-cell/>
          <table:table-cell office:value-type="float" office:value="1443067962.20603" calcext:value-type="float">
            <text:p>1443067962.20603</text:p>
          </table:table-cell>
          <table:table-cell table:formula="of:=[.G221]-[.$B$1]" office:value-type="float" office:value="46.3413360118866" calcext:value-type="float">
            <text:p>46.3413360119</text:p>
          </table:table-cell>
          <table:table-cell table:formula="of:=[.$C221]/([.H221]-[.H220])" office:value-type="float" office:value="86883.2992843958" calcext:value-type="float">
            <text:p>86883.2992843958</text:p>
          </table:table-cell>
          <table:table-cell table:formula="of:=[.G221]-[.$B221]" office:value-type="float" office:value="19.6577110290527" calcext:value-type="float">
            <text:p>19.6577110291</text:p>
          </table:table-cell>
          <table:table-cell/>
          <table:table-cell office:value-type="float" office:value="1443067962.20603" calcext:value-type="float">
            <text:p>1443067962.20603</text:p>
          </table:table-cell>
          <table:table-cell table:formula="of:=[.L221]-[.$B221]" office:value-type="float" office:value="19.6577110290527" calcext:value-type="float">
            <text:p>19.6577110291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43067942.58847" calcext:value-type="float">
            <text:p>1443067942.58847</text:p>
          </table:table-cell>
          <table:table-cell office:value-type="float" office:value="4096" calcext:value-type="float">
            <text:p>4096</text:p>
          </table:table-cell>
          <table:table-cell table:formula="of:=[.B222]-[.B$1]" office:value-type="float" office:value="26.723778963089" calcext:value-type="float">
            <text:p>26.7237789631</text:p>
          </table:table-cell>
          <table:table-cell table:formula="of:=[.C222]/([.D222]-[.D221])" office:value-type="float" office:value="102007.322162714" calcext:value-type="float">
            <text:p>102007.322162714</text:p>
          </table:table-cell>
          <table:table-cell/>
          <table:table-cell office:value-type="float" office:value="1443067962.25318" calcext:value-type="float">
            <text:p>1443067962.25318</text:p>
          </table:table-cell>
          <table:table-cell table:formula="of:=[.G222]-[.$B$1]" office:value-type="float" office:value="46.3884799480438" calcext:value-type="float">
            <text:p>46.388479948</text:p>
          </table:table-cell>
          <table:table-cell table:formula="of:=[.$C222]/([.H222]-[.H221])" office:value-type="float" office:value="86882.8598940001" calcext:value-type="float">
            <text:p>86882.8598940001</text:p>
          </table:table-cell>
          <table:table-cell table:formula="of:=[.G222]-[.$B222]" office:value-type="float" office:value="19.6647009849548" calcext:value-type="float">
            <text:p>19.664700985</text:p>
          </table:table-cell>
          <table:table-cell/>
          <table:table-cell office:value-type="float" office:value="1443067962.25318" calcext:value-type="float">
            <text:p>1443067962.25318</text:p>
          </table:table-cell>
          <table:table-cell table:formula="of:=[.L222]-[.$B222]" office:value-type="float" office:value="19.6647009849548" calcext:value-type="float">
            <text:p>19.664700985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43067942.62862" calcext:value-type="float">
            <text:p>1443067942.62862</text:p>
          </table:table-cell>
          <table:table-cell office:value-type="float" office:value="4096" calcext:value-type="float">
            <text:p>4096</text:p>
          </table:table-cell>
          <table:table-cell table:formula="of:=[.B223]-[.B$1]" office:value-type="float" office:value="26.763920545578" calcext:value-type="float">
            <text:p>26.7639205456</text:p>
          </table:table-cell>
          <table:table-cell table:formula="of:=[.C223]/([.D223]-[.D222])" office:value-type="float" office:value="102038.827221648" calcext:value-type="float">
            <text:p>102038.827221648</text:p>
          </table:table-cell>
          <table:table-cell/>
          <table:table-cell office:value-type="float" office:value="1443067962.30031" calcext:value-type="float">
            <text:p>1443067962.30031</text:p>
          </table:table-cell>
          <table:table-cell table:formula="of:=[.G223]-[.$B$1]" office:value-type="float" office:value="46.4356179237366" calcext:value-type="float">
            <text:p>46.4356179237</text:p>
          </table:table-cell>
          <table:table-cell table:formula="of:=[.$C223]/([.H223]-[.H222])" office:value-type="float" office:value="86893.8459873249" calcext:value-type="float">
            <text:p>86893.8459873249</text:p>
          </table:table-cell>
          <table:table-cell table:formula="of:=[.G223]-[.$B223]" office:value-type="float" office:value="19.6716973781586" calcext:value-type="float">
            <text:p>19.6716973782</text:p>
          </table:table-cell>
          <table:table-cell/>
          <table:table-cell office:value-type="float" office:value="1443067962.30031" calcext:value-type="float">
            <text:p>1443067962.30031</text:p>
          </table:table-cell>
          <table:table-cell table:formula="of:=[.L223]-[.$B223]" office:value-type="float" office:value="19.6716973781586" calcext:value-type="float">
            <text:p>19.6716973782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43067942.66875" calcext:value-type="float">
            <text:p>1443067942.66875</text:p>
          </table:table-cell>
          <table:table-cell office:value-type="float" office:value="4096" calcext:value-type="float">
            <text:p>4096</text:p>
          </table:table-cell>
          <table:table-cell table:formula="of:=[.B224]-[.B$1]" office:value-type="float" office:value="26.8040544986725" calcext:value-type="float">
            <text:p>26.8040544987</text:p>
          </table:table-cell>
          <table:table-cell table:formula="of:=[.C224]/([.D224]-[.D223])" office:value-type="float" office:value="102058.224624853" calcext:value-type="float">
            <text:p>102058.224624853</text:p>
          </table:table-cell>
          <table:table-cell/>
          <table:table-cell office:value-type="float" office:value="1443067962.34746" calcext:value-type="float">
            <text:p>1443067962.34746</text:p>
          </table:table-cell>
          <table:table-cell table:formula="of:=[.G224]-[.$B$1]" office:value-type="float" office:value="46.4827647209168" calcext:value-type="float">
            <text:p>46.4827647209</text:p>
          </table:table-cell>
          <table:table-cell table:formula="of:=[.$C224]/([.H224]-[.H223])" office:value-type="float" office:value="86877.5875558792" calcext:value-type="float">
            <text:p>86877.5875558792</text:p>
          </table:table-cell>
          <table:table-cell table:formula="of:=[.G224]-[.$B224]" office:value-type="float" office:value="19.6787102222443" calcext:value-type="float">
            <text:p>19.6787102222</text:p>
          </table:table-cell>
          <table:table-cell/>
          <table:table-cell office:value-type="float" office:value="1443067962.34746" calcext:value-type="float">
            <text:p>1443067962.34746</text:p>
          </table:table-cell>
          <table:table-cell table:formula="of:=[.L224]-[.$B224]" office:value-type="float" office:value="19.6787102222443" calcext:value-type="float">
            <text:p>19.6787102222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43067942.70889" calcext:value-type="float">
            <text:p>1443067942.70889</text:p>
          </table:table-cell>
          <table:table-cell office:value-type="float" office:value="4096" calcext:value-type="float">
            <text:p>4096</text:p>
          </table:table-cell>
          <table:table-cell table:formula="of:=[.B225]-[.B$1]" office:value-type="float" office:value="26.8441910743713" calcext:value-type="float">
            <text:p>26.8441910744</text:p>
          </table:table-cell>
          <table:table-cell table:formula="of:=[.C225]/([.D225]-[.D224])" office:value-type="float" office:value="102051.555935727" calcext:value-type="float">
            <text:p>102051.555935727</text:p>
          </table:table-cell>
          <table:table-cell/>
          <table:table-cell office:value-type="float" office:value="1443067962.39461" calcext:value-type="float">
            <text:p>1443067962.39461</text:p>
          </table:table-cell>
          <table:table-cell table:formula="of:=[.G225]-[.$B$1]" office:value-type="float" office:value="46.5299170017242" calcext:value-type="float">
            <text:p>46.5299170017</text:p>
          </table:table-cell>
          <table:table-cell table:formula="of:=[.$C225]/([.H225]-[.H224])" office:value-type="float" office:value="86867.4840295089" calcext:value-type="float">
            <text:p>86867.4840295089</text:p>
          </table:table-cell>
          <table:table-cell table:formula="of:=[.G225]-[.$B225]" office:value-type="float" office:value="19.6857259273529" calcext:value-type="float">
            <text:p>19.6857259274</text:p>
          </table:table-cell>
          <table:table-cell/>
          <table:table-cell office:value-type="float" office:value="1443067962.39461" calcext:value-type="float">
            <text:p>1443067962.39461</text:p>
          </table:table-cell>
          <table:table-cell table:formula="of:=[.L225]-[.$B225]" office:value-type="float" office:value="19.6857259273529" calcext:value-type="float">
            <text:p>19.6857259274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43067942.74902" calcext:value-type="float">
            <text:p>1443067942.74902</text:p>
          </table:table-cell>
          <table:table-cell office:value-type="float" office:value="4096" calcext:value-type="float">
            <text:p>4096</text:p>
          </table:table-cell>
          <table:table-cell table:formula="of:=[.B226]-[.B$1]" office:value-type="float" office:value="26.8843278884888" calcext:value-type="float">
            <text:p>26.8843278885</text:p>
          </table:table-cell>
          <table:table-cell table:formula="of:=[.C226]/([.D226]-[.D225])" office:value-type="float" office:value="102050.949734475" calcext:value-type="float">
            <text:p>102050.949734475</text:p>
          </table:table-cell>
          <table:table-cell/>
          <table:table-cell office:value-type="float" office:value="1443067962.44177" calcext:value-type="float">
            <text:p>1443067962.44177</text:p>
          </table:table-cell>
          <table:table-cell table:formula="of:=[.G226]-[.$B$1]" office:value-type="float" office:value="46.5770735740662" calcext:value-type="float">
            <text:p>46.5770735741</text:p>
          </table:table-cell>
          <table:table-cell table:formula="of:=[.$C226]/([.H226]-[.H225])" office:value-type="float" office:value="86859.5785609918" calcext:value-type="float">
            <text:p>86859.5785609918</text:p>
          </table:table-cell>
          <table:table-cell table:formula="of:=[.G226]-[.$B226]" office:value-type="float" office:value="19.6927456855774" calcext:value-type="float">
            <text:p>19.6927456856</text:p>
          </table:table-cell>
          <table:table-cell/>
          <table:table-cell office:value-type="float" office:value="1443067962.44177" calcext:value-type="float">
            <text:p>1443067962.44177</text:p>
          </table:table-cell>
          <table:table-cell table:formula="of:=[.L226]-[.$B226]" office:value-type="float" office:value="19.6927456855774" calcext:value-type="float">
            <text:p>19.6927456856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43067942.78916" calcext:value-type="float">
            <text:p>1443067942.78916</text:p>
          </table:table-cell>
          <table:table-cell office:value-type="float" office:value="4096" calcext:value-type="float">
            <text:p>4096</text:p>
          </table:table-cell>
          <table:table-cell table:formula="of:=[.B227]-[.B$1]" office:value-type="float" office:value="26.9244616031647" calcext:value-type="float">
            <text:p>26.9244616032</text:p>
          </table:table-cell>
          <table:table-cell table:formula="of:=[.C227]/([.D227]-[.D226])" office:value-type="float" office:value="102058.830912536" calcext:value-type="float">
            <text:p>102058.830912536</text:p>
          </table:table-cell>
          <table:table-cell/>
          <table:table-cell office:value-type="float" office:value="1443067962.48888" calcext:value-type="float">
            <text:p>1443067962.48888</text:p>
          </table:table-cell>
          <table:table-cell table:formula="of:=[.G227]-[.$B$1]" office:value-type="float" office:value="46.6241834163666" calcext:value-type="float">
            <text:p>46.6241834164</text:p>
          </table:table-cell>
          <table:table-cell table:formula="of:=[.$C227]/([.H227]-[.H226])" office:value-type="float" office:value="86945.7378753296" calcext:value-type="float">
            <text:p>86945.7378753296</text:p>
          </table:table-cell>
          <table:table-cell table:formula="of:=[.G227]-[.$B227]" office:value-type="float" office:value="19.6997218132019" calcext:value-type="float">
            <text:p>19.6997218132</text:p>
          </table:table-cell>
          <table:table-cell/>
          <table:table-cell office:value-type="float" office:value="1443067962.48888" calcext:value-type="float">
            <text:p>1443067962.48888</text:p>
          </table:table-cell>
          <table:table-cell table:formula="of:=[.L227]-[.$B227]" office:value-type="float" office:value="19.6997218132019" calcext:value-type="float">
            <text:p>19.6997218132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43067942.82929" calcext:value-type="float">
            <text:p>1443067942.82929</text:p>
          </table:table-cell>
          <table:table-cell office:value-type="float" office:value="4096" calcext:value-type="float">
            <text:p>4096</text:p>
          </table:table-cell>
          <table:table-cell table:formula="of:=[.B228]-[.B$1]" office:value-type="float" office:value="26.9645965099335" calcext:value-type="float">
            <text:p>26.9645965099</text:p>
          </table:table-cell>
          <table:table-cell table:formula="of:=[.C228]/([.D228]-[.D227])" office:value-type="float" office:value="102055.799546151" calcext:value-type="float">
            <text:p>102055.799546151</text:p>
          </table:table-cell>
          <table:table-cell/>
          <table:table-cell office:value-type="float" office:value="1443067962.53606" calcext:value-type="float">
            <text:p>1443067962.53606</text:p>
          </table:table-cell>
          <table:table-cell table:formula="of:=[.G228]-[.$B$1]" office:value-type="float" office:value="46.6713597774506" calcext:value-type="float">
            <text:p>46.6713597775</text:p>
          </table:table-cell>
          <table:table-cell table:formula="of:=[.$C228]/([.H228]-[.H227])" office:value-type="float" office:value="86823.1441740115" calcext:value-type="float">
            <text:p>86823.1441740115</text:p>
          </table:table-cell>
          <table:table-cell table:formula="of:=[.G228]-[.$B228]" office:value-type="float" office:value="19.7067632675171" calcext:value-type="float">
            <text:p>19.7067632675</text:p>
          </table:table-cell>
          <table:table-cell/>
          <table:table-cell office:value-type="float" office:value="1443067962.53606" calcext:value-type="float">
            <text:p>1443067962.53606</text:p>
          </table:table-cell>
          <table:table-cell table:formula="of:=[.L228]-[.$B228]" office:value-type="float" office:value="19.7067632675171" calcext:value-type="float">
            <text:p>19.7067632675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43067942.86943" calcext:value-type="float">
            <text:p>1443067942.86943</text:p>
          </table:table-cell>
          <table:table-cell office:value-type="float" office:value="4096" calcext:value-type="float">
            <text:p>4096</text:p>
          </table:table-cell>
          <table:table-cell table:formula="of:=[.B229]-[.B$1]" office:value-type="float" office:value="27.0047335624695" calcext:value-type="float">
            <text:p>27.0047335625</text:p>
          </table:table-cell>
          <table:table-cell table:formula="of:=[.C229]/([.D229]-[.D228])" office:value-type="float" office:value="102050.343540425" calcext:value-type="float">
            <text:p>102050.343540425</text:p>
          </table:table-cell>
          <table:table-cell/>
          <table:table-cell office:value-type="float" office:value="1443067962.58317" calcext:value-type="float">
            <text:p>1443067962.58317</text:p>
          </table:table-cell>
          <table:table-cell table:formula="of:=[.G229]-[.$B$1]" office:value-type="float" office:value="46.7184755802155" calcext:value-type="float">
            <text:p>46.7184755802</text:p>
          </table:table-cell>
          <table:table-cell table:formula="of:=[.$C229]/([.H229]-[.H228])" office:value-type="float" office:value="86934.7386574098" calcext:value-type="float">
            <text:p>86934.7386574098</text:p>
          </table:table-cell>
          <table:table-cell table:formula="of:=[.G229]-[.$B229]" office:value-type="float" office:value="19.713742017746" calcext:value-type="float">
            <text:p>19.7137420177</text:p>
          </table:table-cell>
          <table:table-cell/>
          <table:table-cell office:value-type="float" office:value="1443067962.58317" calcext:value-type="float">
            <text:p>1443067962.58317</text:p>
          </table:table-cell>
          <table:table-cell table:formula="of:=[.L229]-[.$B229]" office:value-type="float" office:value="19.713742017746" calcext:value-type="float">
            <text:p>19.7137420177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43067942.90957" calcext:value-type="float">
            <text:p>1443067942.90957</text:p>
          </table:table-cell>
          <table:table-cell office:value-type="float" office:value="4096" calcext:value-type="float">
            <text:p>4096</text:p>
          </table:table-cell>
          <table:table-cell table:formula="of:=[.B230]-[.B$1]" office:value-type="float" office:value="27.0448698997498" calcext:value-type="float">
            <text:p>27.0448698997</text:p>
          </table:table-cell>
          <table:table-cell table:formula="of:=[.C230]/([.D230]-[.D229])" office:value-type="float" office:value="102052.162144181" calcext:value-type="float">
            <text:p>102052.162144181</text:p>
          </table:table-cell>
          <table:table-cell/>
          <table:table-cell office:value-type="float" office:value="1443067962.63033" calcext:value-type="float">
            <text:p>1443067962.63033</text:p>
          </table:table-cell>
          <table:table-cell table:formula="of:=[.G230]-[.$B$1]" office:value-type="float" office:value="46.7656393051148" calcext:value-type="float">
            <text:p>46.7656393051</text:p>
          </table:table-cell>
          <table:table-cell table:formula="of:=[.$C230]/([.H230]-[.H229])" office:value-type="float" office:value="86846.4059771812" calcext:value-type="float">
            <text:p>86846.4059771812</text:p>
          </table:table-cell>
          <table:table-cell table:formula="of:=[.G230]-[.$B230]" office:value-type="float" office:value="19.720769405365" calcext:value-type="float">
            <text:p>19.7207694054</text:p>
          </table:table-cell>
          <table:table-cell/>
          <table:table-cell office:value-type="float" office:value="1443067962.63033" calcext:value-type="float">
            <text:p>1443067962.63033</text:p>
          </table:table-cell>
          <table:table-cell table:formula="of:=[.L230]-[.$B230]" office:value-type="float" office:value="19.720769405365" calcext:value-type="float">
            <text:p>19.7207694054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43067942.9497" calcext:value-type="float">
            <text:p>1443067942.9497</text:p>
          </table:table-cell>
          <table:table-cell office:value-type="float" office:value="4096" calcext:value-type="float">
            <text:p>4096</text:p>
          </table:table-cell>
          <table:table-cell table:formula="of:=[.B231]-[.B$1]" office:value-type="float" office:value="27.0850067138672" calcext:value-type="float">
            <text:p>27.0850067139</text:p>
          </table:table-cell>
          <table:table-cell table:formula="of:=[.C231]/([.D231]-[.D230])" office:value-type="float" office:value="102050.949734475" calcext:value-type="float">
            <text:p>102050.949734475</text:p>
          </table:table-cell>
          <table:table-cell/>
          <table:table-cell office:value-type="float" office:value="1443067962.6775" calcext:value-type="float">
            <text:p>1443067962.6775</text:p>
          </table:table-cell>
          <table:table-cell table:formula="of:=[.G231]-[.$B$1]" office:value-type="float" office:value="46.8128018379211" calcext:value-type="float">
            <text:p>46.8128018379</text:p>
          </table:table-cell>
          <table:table-cell table:formula="of:=[.$C231]/([.H231]-[.H230])" office:value-type="float" office:value="86848.6011303548" calcext:value-type="float">
            <text:p>86848.6011303548</text:p>
          </table:table-cell>
          <table:table-cell table:formula="of:=[.G231]-[.$B231]" office:value-type="float" office:value="19.727795124054" calcext:value-type="float">
            <text:p>19.7277951241</text:p>
          </table:table-cell>
          <table:table-cell/>
          <table:table-cell office:value-type="float" office:value="1443067962.6775" calcext:value-type="float">
            <text:p>1443067962.6775</text:p>
          </table:table-cell>
          <table:table-cell table:formula="of:=[.L231]-[.$B231]" office:value-type="float" office:value="19.727795124054" calcext:value-type="float">
            <text:p>19.7277951241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43067942.98985" calcext:value-type="float">
            <text:p>1443067942.98985</text:p>
          </table:table-cell>
          <table:table-cell office:value-type="float" office:value="4096" calcext:value-type="float">
            <text:p>4096</text:p>
          </table:table-cell>
          <table:table-cell table:formula="of:=[.B232]-[.B$1]" office:value-type="float" office:value="27.1251537799835" calcext:value-type="float">
            <text:p>27.12515378</text:p>
          </table:table-cell>
          <table:table-cell table:formula="of:=[.C232]/([.D232]-[.D231])" office:value-type="float" office:value="102024.889891858" calcext:value-type="float">
            <text:p>102024.889891858</text:p>
          </table:table-cell>
          <table:table-cell/>
          <table:table-cell office:value-type="float" office:value="1443067962.72464" calcext:value-type="float">
            <text:p>1443067962.72464</text:p>
          </table:table-cell>
          <table:table-cell table:formula="of:=[.G232]-[.$B$1]" office:value-type="float" office:value="46.8599479198456" calcext:value-type="float">
            <text:p>46.8599479198</text:p>
          </table:table-cell>
          <table:table-cell table:formula="of:=[.$C232]/([.H232]-[.H231])" office:value-type="float" office:value="86878.9055804192" calcext:value-type="float">
            <text:p>86878.9055804192</text:p>
          </table:table-cell>
          <table:table-cell table:formula="of:=[.G232]-[.$B232]" office:value-type="float" office:value="19.7347941398621" calcext:value-type="float">
            <text:p>19.7347941399</text:p>
          </table:table-cell>
          <table:table-cell/>
          <table:table-cell office:value-type="float" office:value="1443067962.72464" calcext:value-type="float">
            <text:p>1443067962.72464</text:p>
          </table:table-cell>
          <table:table-cell table:formula="of:=[.L232]-[.$B232]" office:value-type="float" office:value="19.7347941398621" calcext:value-type="float">
            <text:p>19.7347941399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43067943.03074" calcext:value-type="float">
            <text:p>1443067943.03074</text:p>
          </table:table-cell>
          <table:table-cell office:value-type="float" office:value="4096" calcext:value-type="float">
            <text:p>4096</text:p>
          </table:table-cell>
          <table:table-cell table:formula="of:=[.B233]-[.B$1]" office:value-type="float" office:value="27.1660449504852" calcext:value-type="float">
            <text:p>27.1660449505</text:p>
          </table:table-cell>
          <table:table-cell table:formula="of:=[.C233]/([.D233]-[.D232])" office:value-type="float" office:value="100168.323619614" calcext:value-type="float">
            <text:p>100168.323619614</text:p>
          </table:table-cell>
          <table:table-cell/>
          <table:table-cell office:value-type="float" office:value="1443067962.7718" calcext:value-type="float">
            <text:p>1443067962.7718</text:p>
          </table:table-cell>
          <table:table-cell table:formula="of:=[.G233]-[.$B$1]" office:value-type="float" office:value="46.9071018695831" calcext:value-type="float">
            <text:p>46.9071018696</text:p>
          </table:table-cell>
          <table:table-cell table:formula="of:=[.$C233]/([.H233]-[.H232])" office:value-type="float" office:value="86864.4095096522" calcext:value-type="float">
            <text:p>86864.4095096522</text:p>
          </table:table-cell>
          <table:table-cell table:formula="of:=[.G233]-[.$B233]" office:value-type="float" office:value="19.7410569190979" calcext:value-type="float">
            <text:p>19.7410569191</text:p>
          </table:table-cell>
          <table:table-cell/>
          <table:table-cell office:value-type="float" office:value="1443067962.7718" calcext:value-type="float">
            <text:p>1443067962.7718</text:p>
          </table:table-cell>
          <table:table-cell table:formula="of:=[.L233]-[.$B233]" office:value-type="float" office:value="19.7410569190979" calcext:value-type="float">
            <text:p>19.7410569191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43067943.07183" calcext:value-type="float">
            <text:p>1443067943.07183</text:p>
          </table:table-cell>
          <table:table-cell office:value-type="float" office:value="4096" calcext:value-type="float">
            <text:p>4096</text:p>
          </table:table-cell>
          <table:table-cell table:formula="of:=[.B234]-[.B$1]" office:value-type="float" office:value="27.207138299942" calcext:value-type="float">
            <text:p>27.2071382999</text:p>
          </table:table-cell>
          <table:table-cell table:formula="of:=[.C234]/([.D234]-[.D233])" office:value-type="float" office:value="99675.496257789" calcext:value-type="float">
            <text:p>99675.496257789</text:p>
          </table:table-cell>
          <table:table-cell/>
          <table:table-cell office:value-type="float" office:value="1443067962.81894" calcext:value-type="float">
            <text:p>1443067962.81894</text:p>
          </table:table-cell>
          <table:table-cell table:formula="of:=[.G234]-[.$B$1]" office:value-type="float" office:value="46.954240322113" calcext:value-type="float">
            <text:p>46.9542403221</text:p>
          </table:table-cell>
          <table:table-cell table:formula="of:=[.$C234]/([.H234]-[.H233])" office:value-type="float" office:value="86892.9669976178" calcext:value-type="float">
            <text:p>86892.9669976178</text:p>
          </table:table-cell>
          <table:table-cell table:formula="of:=[.G234]-[.$B234]" office:value-type="float" office:value="19.747102022171" calcext:value-type="float">
            <text:p>19.7471020222</text:p>
          </table:table-cell>
          <table:table-cell/>
          <table:table-cell office:value-type="float" office:value="1443067962.81894" calcext:value-type="float">
            <text:p>1443067962.81894</text:p>
          </table:table-cell>
          <table:table-cell table:formula="of:=[.L234]-[.$B234]" office:value-type="float" office:value="19.747102022171" calcext:value-type="float">
            <text:p>19.7471020222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43067943.11291" calcext:value-type="float">
            <text:p>1443067943.11291</text:p>
          </table:table-cell>
          <table:table-cell office:value-type="float" office:value="4096" calcext:value-type="float">
            <text:p>4096</text:p>
          </table:table-cell>
          <table:table-cell table:formula="of:=[.B235]-[.B$1]" office:value-type="float" office:value="27.2482173442841" calcext:value-type="float">
            <text:p>27.2482173443</text:p>
          </table:table-cell>
          <table:table-cell table:formula="of:=[.C235]/([.D235]-[.D234])" office:value-type="float" office:value="99710.2066419808" calcext:value-type="float">
            <text:p>99710.2066419808</text:p>
          </table:table-cell>
          <table:table-cell/>
          <table:table-cell office:value-type="float" office:value="1443067962.86605" calcext:value-type="float">
            <text:p>1443067962.86605</text:p>
          </table:table-cell>
          <table:table-cell table:formula="of:=[.G235]-[.$B$1]" office:value-type="float" office:value="47.0013525485993" calcext:value-type="float">
            <text:p>47.0013525486</text:p>
          </table:table-cell>
          <table:table-cell table:formula="of:=[.$C235]/([.H235]-[.H234])" office:value-type="float" office:value="86941.3378541824" calcext:value-type="float">
            <text:p>86941.3378541824</text:p>
          </table:table-cell>
          <table:table-cell table:formula="of:=[.G235]-[.$B235]" office:value-type="float" office:value="19.7531352043152" calcext:value-type="float">
            <text:p>19.7531352043</text:p>
          </table:table-cell>
          <table:table-cell/>
          <table:table-cell office:value-type="float" office:value="1443067962.86605" calcext:value-type="float">
            <text:p>1443067962.86605</text:p>
          </table:table-cell>
          <table:table-cell table:formula="of:=[.L235]-[.$B235]" office:value-type="float" office:value="19.7531352043152" calcext:value-type="float">
            <text:p>19.7531352043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43067943.15398" calcext:value-type="float">
            <text:p>1443067943.15398</text:p>
          </table:table-cell>
          <table:table-cell office:value-type="float" office:value="4096" calcext:value-type="float">
            <text:p>4096</text:p>
          </table:table-cell>
          <table:table-cell table:formula="of:=[.B236]-[.B$1]" office:value-type="float" office:value="27.2892806529999" calcext:value-type="float">
            <text:p>27.289280653</text:p>
          </table:table-cell>
          <table:table-cell table:formula="of:=[.C236]/([.D236]-[.D235])" office:value-type="float" office:value="99748.4159970273" calcext:value-type="float">
            <text:p>99748.4159970273</text:p>
          </table:table-cell>
          <table:table-cell/>
          <table:table-cell office:value-type="float" office:value="1443067962.91324" calcext:value-type="float">
            <text:p>1443067962.91324</text:p>
          </table:table-cell>
          <table:table-cell table:formula="of:=[.G236]-[.$B$1]" office:value-type="float" office:value="47.0485451221466" calcext:value-type="float">
            <text:p>47.0485451221</text:p>
          </table:table-cell>
          <table:table-cell table:formula="of:=[.$C236]/([.H236]-[.H235])" office:value-type="float" office:value="86793.3170859856" calcext:value-type="float">
            <text:p>86793.3170859856</text:p>
          </table:table-cell>
          <table:table-cell table:formula="of:=[.G236]-[.$B236]" office:value-type="float" office:value="19.7592644691467" calcext:value-type="float">
            <text:p>19.7592644691</text:p>
          </table:table-cell>
          <table:table-cell/>
          <table:table-cell office:value-type="float" office:value="1443067962.91324" calcext:value-type="float">
            <text:p>1443067962.91324</text:p>
          </table:table-cell>
          <table:table-cell table:formula="of:=[.L236]-[.$B236]" office:value-type="float" office:value="19.7592644691467" calcext:value-type="float">
            <text:p>19.7592644691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43067943.19507" calcext:value-type="float">
            <text:p>1443067943.19507</text:p>
          </table:table-cell>
          <table:table-cell office:value-type="float" office:value="4096" calcext:value-type="float">
            <text:p>4096</text:p>
          </table:table-cell>
          <table:table-cell table:formula="of:=[.B237]-[.B$1]" office:value-type="float" office:value="27.3303761482239" calcext:value-type="float">
            <text:p>27.3303761482</text:p>
          </table:table-cell>
          <table:table-cell table:formula="of:=[.C237]/([.D237]-[.D236])" office:value-type="float" office:value="99670.2917843903" calcext:value-type="float">
            <text:p>99670.2917843903</text:p>
          </table:table-cell>
          <table:table-cell/>
          <table:table-cell office:value-type="float" office:value="1443067962.96045" calcext:value-type="float">
            <text:p>1443067962.96045</text:p>
          </table:table-cell>
          <table:table-cell table:formula="of:=[.G237]-[.$B$1]" office:value-type="float" office:value="47.0957527160645" calcext:value-type="float">
            <text:p>47.0957527161</text:p>
          </table:table-cell>
          <table:table-cell table:formula="of:=[.$C237]/([.H237]-[.H236])" office:value-type="float" office:value="86765.701448968" calcext:value-type="float">
            <text:p>86765.701448968</text:p>
          </table:table-cell>
          <table:table-cell table:formula="of:=[.G237]-[.$B237]" office:value-type="float" office:value="19.7653765678406" calcext:value-type="float">
            <text:p>19.7653765678</text:p>
          </table:table-cell>
          <table:table-cell/>
          <table:table-cell office:value-type="float" office:value="1443067962.96045" calcext:value-type="float">
            <text:p>1443067962.96045</text:p>
          </table:table-cell>
          <table:table-cell table:formula="of:=[.L237]-[.$B237]" office:value-type="float" office:value="19.7653765678406" calcext:value-type="float">
            <text:p>19.7653765678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43067943.23615" calcext:value-type="float">
            <text:p>1443067943.23615</text:p>
          </table:table-cell>
          <table:table-cell office:value-type="float" office:value="4096" calcext:value-type="float">
            <text:p>4096</text:p>
          </table:table-cell>
          <table:table-cell table:formula="of:=[.B238]-[.B$1]" office:value-type="float" office:value="27.3714573383331" calcext:value-type="float">
            <text:p>27.3714573383</text:p>
          </table:table-cell>
          <table:table-cell table:formula="of:=[.C238]/([.D238]-[.D237])" office:value-type="float" office:value="99704.9985432977" calcext:value-type="float">
            <text:p>99704.9985432977</text:p>
          </table:table-cell>
          <table:table-cell/>
          <table:table-cell office:value-type="float" office:value="1443067963.00477" calcext:value-type="float">
            <text:p>1443067963.00477</text:p>
          </table:table-cell>
          <table:table-cell table:formula="of:=[.G238]-[.$B$1]" office:value-type="float" office:value="47.1400756835938" calcext:value-type="float">
            <text:p>47.1400756836</text:p>
          </table:table-cell>
          <table:table-cell table:formula="of:=[.$C238]/([.H238]-[.H237])" office:value-type="float" office:value="92412.5849040365" calcext:value-type="float">
            <text:p>92412.5849040365</text:p>
          </table:table-cell>
          <table:table-cell table:formula="of:=[.G238]-[.$B238]" office:value-type="float" office:value="19.7686183452606" calcext:value-type="float">
            <text:p>19.7686183453</text:p>
          </table:table-cell>
          <table:table-cell/>
          <table:table-cell office:value-type="float" office:value="1443067963.00477" calcext:value-type="float">
            <text:p>1443067963.00477</text:p>
          </table:table-cell>
          <table:table-cell table:formula="of:=[.L238]-[.$B238]" office:value-type="float" office:value="19.7686183452606" calcext:value-type="float">
            <text:p>19.7686183453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43067943.27724" calcext:value-type="float">
            <text:p>1443067943.27724</text:p>
          </table:table-cell>
          <table:table-cell office:value-type="float" office:value="4096" calcext:value-type="float">
            <text:p>4096</text:p>
          </table:table-cell>
          <table:table-cell table:formula="of:=[.B239]-[.B$1]" office:value-type="float" office:value="27.4125397205353" calcext:value-type="float">
            <text:p>27.4125397205</text:p>
          </table:table-cell>
          <table:table-cell table:formula="of:=[.C239]/([.D239]-[.D238])" office:value-type="float" office:value="99702.1053902224" calcext:value-type="float">
            <text:p>99702.1053902224</text:p>
          </table:table-cell>
          <table:table-cell/>
          <table:table-cell office:value-type="float" office:value="1443067963.04905" calcext:value-type="float">
            <text:p>1443067963.04905</text:p>
          </table:table-cell>
          <table:table-cell table:formula="of:=[.G239]-[.$B$1]" office:value-type="float" office:value="47.1843588352203" calcext:value-type="float">
            <text:p>47.1843588352</text:p>
          </table:table-cell>
          <table:table-cell table:formula="of:=[.$C239]/([.H239]-[.H238])" office:value-type="float" office:value="92495.6749812908" calcext:value-type="float">
            <text:p>92495.6749812908</text:p>
          </table:table-cell>
          <table:table-cell table:formula="of:=[.G239]-[.$B239]" office:value-type="float" office:value="19.7718191146851" calcext:value-type="float">
            <text:p>19.7718191147</text:p>
          </table:table-cell>
          <table:table-cell/>
          <table:table-cell office:value-type="float" office:value="1443067963.04905" calcext:value-type="float">
            <text:p>1443067963.04905</text:p>
          </table:table-cell>
          <table:table-cell table:formula="of:=[.L239]-[.$B239]" office:value-type="float" office:value="19.7718191146851" calcext:value-type="float">
            <text:p>19.7718191147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43067943.31832" calcext:value-type="float">
            <text:p>1443067943.31832</text:p>
          </table:table-cell>
          <table:table-cell office:value-type="float" office:value="4096" calcext:value-type="float">
            <text:p>4096</text:p>
          </table:table-cell>
          <table:table-cell table:formula="of:=[.B240]-[.B$1]" office:value-type="float" office:value="27.4536256790161" calcext:value-type="float">
            <text:p>27.453625679</text:p>
          </table:table-cell>
          <table:table-cell table:formula="of:=[.C240]/([.D240]-[.D239])" office:value-type="float" office:value="99693.4269383208" calcext:value-type="float">
            <text:p>99693.4269383208</text:p>
          </table:table-cell>
          <table:table-cell/>
          <table:table-cell office:value-type="float" office:value="1443067963.09335" calcext:value-type="float">
            <text:p>1443067963.09335</text:p>
          </table:table-cell>
          <table:table-cell table:formula="of:=[.G240]-[.$B$1]" office:value-type="float" office:value="47.2286512851715" calcext:value-type="float">
            <text:p>47.2286512852</text:p>
          </table:table-cell>
          <table:table-cell table:formula="of:=[.$C240]/([.H240]-[.H239])" office:value-type="float" office:value="92476.2573421755" calcext:value-type="float">
            <text:p>92476.2573421755</text:p>
          </table:table-cell>
          <table:table-cell table:formula="of:=[.G240]-[.$B240]" office:value-type="float" office:value="19.7750256061554" calcext:value-type="float">
            <text:p>19.7750256062</text:p>
          </table:table-cell>
          <table:table-cell/>
          <table:table-cell office:value-type="float" office:value="1443067963.09335" calcext:value-type="float">
            <text:p>1443067963.09335</text:p>
          </table:table-cell>
          <table:table-cell table:formula="of:=[.L240]-[.$B240]" office:value-type="float" office:value="19.7750256061554" calcext:value-type="float">
            <text:p>19.7750256062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43067943.35943" calcext:value-type="float">
            <text:p>1443067943.35943</text:p>
          </table:table-cell>
          <table:table-cell office:value-type="float" office:value="4096" calcext:value-type="float">
            <text:p>4096</text:p>
          </table:table-cell>
          <table:table-cell table:formula="of:=[.B241]-[.B$1]" office:value-type="float" office:value="27.494731426239" calcext:value-type="float">
            <text:p>27.4947314262</text:p>
          </table:table-cell>
          <table:table-cell table:formula="of:=[.C241]/([.D241]-[.D240])" office:value-type="float" office:value="99645.4334667363" calcext:value-type="float">
            <text:p>99645.4334667363</text:p>
          </table:table-cell>
          <table:table-cell/>
          <table:table-cell office:value-type="float" office:value="1443067963.13766" calcext:value-type="float">
            <text:p>1443067963.13766</text:p>
          </table:table-cell>
          <table:table-cell table:formula="of:=[.G241]-[.$B$1]" office:value-type="float" office:value="47.2729682922363" calcext:value-type="float">
            <text:p>47.2729682922</text:p>
          </table:table-cell>
          <table:table-cell table:formula="of:=[.$C241]/([.H241]-[.H240])" office:value-type="float" office:value="92425.0140360127" calcext:value-type="float">
            <text:p>92425.0140360127</text:p>
          </table:table-cell>
          <table:table-cell table:formula="of:=[.G241]-[.$B241]" office:value-type="float" office:value="19.7782368659973" calcext:value-type="float">
            <text:p>19.778236866</text:p>
          </table:table-cell>
          <table:table-cell/>
          <table:table-cell office:value-type="float" office:value="1443067963.13766" calcext:value-type="float">
            <text:p>1443067963.13766</text:p>
          </table:table-cell>
          <table:table-cell table:formula="of:=[.L241]-[.$B241]" office:value-type="float" office:value="19.7782368659973" calcext:value-type="float">
            <text:p>19.778236866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43067943.40053" calcext:value-type="float">
            <text:p>1443067943.40053</text:p>
          </table:table-cell>
          <table:table-cell office:value-type="float" office:value="4096" calcext:value-type="float">
            <text:p>4096</text:p>
          </table:table-cell>
          <table:table-cell table:formula="of:=[.B242]-[.B$1]" office:value-type="float" office:value="27.5358352661133" calcext:value-type="float">
            <text:p>27.5358352661</text:p>
          </table:table-cell>
          <table:table-cell table:formula="of:=[.C242]/([.D242]-[.D241])" office:value-type="float" office:value="99650.0573311215" calcext:value-type="float">
            <text:p>99650.0573311215</text:p>
          </table:table-cell>
          <table:table-cell/>
          <table:table-cell office:value-type="float" office:value="1443067963.18199" calcext:value-type="float">
            <text:p>1443067963.18199</text:p>
          </table:table-cell>
          <table:table-cell table:formula="of:=[.G242]-[.$B$1]" office:value-type="float" office:value="47.3172903060913" calcext:value-type="float">
            <text:p>47.3172903061</text:p>
          </table:table-cell>
          <table:table-cell table:formula="of:=[.$C242]/([.H242]-[.H241])" office:value-type="float" office:value="92414.5733405057" calcext:value-type="float">
            <text:p>92414.5733405057</text:p>
          </table:table-cell>
          <table:table-cell table:formula="of:=[.G242]-[.$B242]" office:value-type="float" office:value="19.781455039978" calcext:value-type="float">
            <text:p>19.78145504</text:p>
          </table:table-cell>
          <table:table-cell/>
          <table:table-cell office:value-type="float" office:value="1443067963.18199" calcext:value-type="float">
            <text:p>1443067963.18199</text:p>
          </table:table-cell>
          <table:table-cell table:formula="of:=[.L242]-[.$B242]" office:value-type="float" office:value="19.781455039978" calcext:value-type="float">
            <text:p>19.78145504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43067943.44167" calcext:value-type="float">
            <text:p>1443067943.44167</text:p>
          </table:table-cell>
          <table:table-cell office:value-type="float" office:value="4096" calcext:value-type="float">
            <text:p>4096</text:p>
          </table:table-cell>
          <table:table-cell table:formula="of:=[.B243]-[.B$1]" office:value-type="float" office:value="27.5769729614258" calcext:value-type="float">
            <text:p>27.5769729614</text:p>
          </table:table-cell>
          <table:table-cell table:formula="of:=[.C243]/([.D243]-[.D242])" office:value-type="float" office:value="99568.0474777448" calcext:value-type="float">
            <text:p>99568.0474777448</text:p>
          </table:table-cell>
          <table:table-cell/>
          <table:table-cell office:value-type="float" office:value="1443067963.2263" calcext:value-type="float">
            <text:p>1443067963.2263</text:p>
          </table:table-cell>
          <table:table-cell table:formula="of:=[.G243]-[.$B$1]" office:value-type="float" office:value="47.3616001605988" calcext:value-type="float">
            <text:p>47.3616001606</text:p>
          </table:table-cell>
          <table:table-cell table:formula="of:=[.$C243]/([.H243]-[.H242])" office:value-type="float" office:value="92439.9334083046" calcext:value-type="float">
            <text:p>92439.9334083046</text:p>
          </table:table-cell>
          <table:table-cell table:formula="of:=[.G243]-[.$B243]" office:value-type="float" office:value="19.784627199173" calcext:value-type="float">
            <text:p>19.7846271992</text:p>
          </table:table-cell>
          <table:table-cell/>
          <table:table-cell office:value-type="float" office:value="1443067963.2263" calcext:value-type="float">
            <text:p>1443067963.2263</text:p>
          </table:table-cell>
          <table:table-cell table:formula="of:=[.L243]-[.$B243]" office:value-type="float" office:value="19.784627199173" calcext:value-type="float">
            <text:p>19.7846271992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43067943.48276" calcext:value-type="float">
            <text:p>1443067943.48276</text:p>
          </table:table-cell>
          <table:table-cell office:value-type="float" office:value="4096" calcext:value-type="float">
            <text:p>4096</text:p>
          </table:table-cell>
          <table:table-cell table:formula="of:=[.B244]-[.B$1]" office:value-type="float" office:value="27.618067741394" calcext:value-type="float">
            <text:p>27.6180677414</text:p>
          </table:table-cell>
          <table:table-cell table:formula="of:=[.C244]/([.D244]-[.D243])" office:value-type="float" office:value="99672.0265484672" calcext:value-type="float">
            <text:p>99672.0265484672</text:p>
          </table:table-cell>
          <table:table-cell/>
          <table:table-cell office:value-type="float" office:value="1443067963.27061" calcext:value-type="float">
            <text:p>1443067963.27061</text:p>
          </table:table-cell>
          <table:table-cell table:formula="of:=[.G244]-[.$B$1]" office:value-type="float" office:value="47.405914068222" calcext:value-type="float">
            <text:p>47.4059140682</text:p>
          </table:table-cell>
          <table:table-cell table:formula="of:=[.$C244]/([.H244]-[.H243])" office:value-type="float" office:value="92431.4785060205" calcext:value-type="float">
            <text:p>92431.4785060205</text:p>
          </table:table-cell>
          <table:table-cell table:formula="of:=[.G244]-[.$B244]" office:value-type="float" office:value="19.787846326828" calcext:value-type="float">
            <text:p>19.7878463268</text:p>
          </table:table-cell>
          <table:table-cell/>
          <table:table-cell office:value-type="float" office:value="1443067963.27061" calcext:value-type="float">
            <text:p>1443067963.27061</text:p>
          </table:table-cell>
          <table:table-cell table:formula="of:=[.L244]-[.$B244]" office:value-type="float" office:value="19.787846326828" calcext:value-type="float">
            <text:p>19.7878463268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43067943.52386" calcext:value-type="float">
            <text:p>1443067943.52386</text:p>
          </table:table-cell>
          <table:table-cell office:value-type="float" office:value="4096" calcext:value-type="float">
            <text:p>4096</text:p>
          </table:table-cell>
          <table:table-cell table:formula="of:=[.B245]-[.B$1]" office:value-type="float" office:value="27.6591603755951" calcext:value-type="float">
            <text:p>27.6591603756</text:p>
          </table:table-cell>
          <table:table-cell table:formula="of:=[.C245]/([.D245]-[.D244])" office:value-type="float" office:value="99677.2312030402" calcext:value-type="float">
            <text:p>99677.2312030402</text:p>
          </table:table-cell>
          <table:table-cell/>
          <table:table-cell office:value-type="float" office:value="1443067963.31493" calcext:value-type="float">
            <text:p>1443067963.31493</text:p>
          </table:table-cell>
          <table:table-cell table:formula="of:=[.G245]-[.$B$1]" office:value-type="float" office:value="47.4502334594727" calcext:value-type="float">
            <text:p>47.4502334595</text:p>
          </table:table-cell>
          <table:table-cell table:formula="of:=[.$C245]/([.H245]-[.H244])" office:value-type="float" office:value="92420.0419820431" calcext:value-type="float">
            <text:p>92420.0419820431</text:p>
          </table:table-cell>
          <table:table-cell table:formula="of:=[.G245]-[.$B245]" office:value-type="float" office:value="19.7910730838776" calcext:value-type="float">
            <text:p>19.7910730839</text:p>
          </table:table-cell>
          <table:table-cell/>
          <table:table-cell office:value-type="float" office:value="1443067963.31493" calcext:value-type="float">
            <text:p>1443067963.31493</text:p>
          </table:table-cell>
          <table:table-cell table:formula="of:=[.L245]-[.$B245]" office:value-type="float" office:value="19.7910730838776" calcext:value-type="float">
            <text:p>19.7910730839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43067943.56495" calcext:value-type="float">
            <text:p>1443067943.56495</text:p>
          </table:table-cell>
          <table:table-cell office:value-type="float" office:value="4096" calcext:value-type="float">
            <text:p>4096</text:p>
          </table:table-cell>
          <table:table-cell table:formula="of:=[.B246]-[.B$1]" office:value-type="float" office:value="27.7002532482147" calcext:value-type="float">
            <text:p>27.7002532482</text:p>
          </table:table-cell>
          <table:table-cell table:formula="of:=[.C246]/([.D246]-[.D245])" office:value-type="float" office:value="99676.6528812458" calcext:value-type="float">
            <text:p>99676.6528812458</text:p>
          </table:table-cell>
          <table:table-cell/>
          <table:table-cell office:value-type="float" office:value="1443067963.35925" calcext:value-type="float">
            <text:p>1443067963.35925</text:p>
          </table:table-cell>
          <table:table-cell table:formula="of:=[.G246]-[.$B$1]" office:value-type="float" office:value="47.4945509433746" calcext:value-type="float">
            <text:p>47.4945509434</text:p>
          </table:table-cell>
          <table:table-cell table:formula="of:=[.$C246]/([.H246]-[.H245])" office:value-type="float" office:value="92424.019582421" calcext:value-type="float">
            <text:p>92424.019582421</text:p>
          </table:table-cell>
          <table:table-cell table:formula="of:=[.G246]-[.$B246]" office:value-type="float" office:value="19.7942976951599" calcext:value-type="float">
            <text:p>19.7942976952</text:p>
          </table:table-cell>
          <table:table-cell/>
          <table:table-cell office:value-type="float" office:value="1443067963.35925" calcext:value-type="float">
            <text:p>1443067963.35925</text:p>
          </table:table-cell>
          <table:table-cell table:formula="of:=[.L246]-[.$B246]" office:value-type="float" office:value="19.7942976951599" calcext:value-type="float">
            <text:p>19.7942976952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43067943.60604" calcext:value-type="float">
            <text:p>1443067943.60604</text:p>
          </table:table-cell>
          <table:table-cell office:value-type="float" office:value="4096" calcext:value-type="float">
            <text:p>4096</text:p>
          </table:table-cell>
          <table:table-cell table:formula="of:=[.B247]-[.B$1]" office:value-type="float" office:value="27.7413468360901" calcext:value-type="float">
            <text:p>27.7413468361</text:p>
          </table:table-cell>
          <table:table-cell table:formula="of:=[.C247]/([.D247]-[.D246])" office:value-type="float" office:value="99674.9179561265" calcext:value-type="float">
            <text:p>99674.9179561265</text:p>
          </table:table-cell>
          <table:table-cell/>
          <table:table-cell office:value-type="float" office:value="1443067963.40361" calcext:value-type="float">
            <text:p>1443067963.40361</text:p>
          </table:table-cell>
          <table:table-cell table:formula="of:=[.G247]-[.$B$1]" office:value-type="float" office:value="47.5389130115509" calcext:value-type="float">
            <text:p>47.5389130116</text:p>
          </table:table-cell>
          <table:table-cell table:formula="of:=[.$C247]/([.H247]-[.H246])" office:value-type="float" office:value="92331.1326181826" calcext:value-type="float">
            <text:p>92331.1326181826</text:p>
          </table:table-cell>
          <table:table-cell table:formula="of:=[.G247]-[.$B247]" office:value-type="float" office:value="19.7975661754608" calcext:value-type="float">
            <text:p>19.7975661755</text:p>
          </table:table-cell>
          <table:table-cell/>
          <table:table-cell office:value-type="float" office:value="1443067963.40361" calcext:value-type="float">
            <text:p>1443067963.40361</text:p>
          </table:table-cell>
          <table:table-cell table:formula="of:=[.L247]-[.$B247]" office:value-type="float" office:value="19.7975661754608" calcext:value-type="float">
            <text:p>19.7975661755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43067943.64714" calcext:value-type="float">
            <text:p>1443067943.64714</text:p>
          </table:table-cell>
          <table:table-cell office:value-type="float" office:value="4096" calcext:value-type="float">
            <text:p>4096</text:p>
          </table:table-cell>
          <table:table-cell table:formula="of:=[.B248]-[.B$1]" office:value-type="float" office:value="27.7824425697327" calcext:value-type="float">
            <text:p>27.7824425697</text:p>
          </table:table-cell>
          <table:table-cell table:formula="of:=[.C248]/([.D248]-[.D247])" office:value-type="float" office:value="99669.713543117" calcext:value-type="float">
            <text:p>99669.713543117</text:p>
          </table:table-cell>
          <table:table-cell/>
          <table:table-cell office:value-type="float" office:value="1443067963.44787" calcext:value-type="float">
            <text:p>1443067963.44787</text:p>
          </table:table-cell>
          <table:table-cell table:formula="of:=[.G248]-[.$B$1]" office:value-type="float" office:value="47.583172082901" calcext:value-type="float">
            <text:p>47.5831720829</text:p>
          </table:table-cell>
          <table:table-cell table:formula="of:=[.$C248]/([.H248]-[.H247])" office:value-type="float" office:value="92545.9996121442" calcext:value-type="float">
            <text:p>92545.9996121442</text:p>
          </table:table-cell>
          <table:table-cell table:formula="of:=[.G248]-[.$B248]" office:value-type="float" office:value="19.8007295131683" calcext:value-type="float">
            <text:p>19.8007295132</text:p>
          </table:table-cell>
          <table:table-cell/>
          <table:table-cell office:value-type="float" office:value="1443067963.44787" calcext:value-type="float">
            <text:p>1443067963.44787</text:p>
          </table:table-cell>
          <table:table-cell table:formula="of:=[.L248]-[.$B248]" office:value-type="float" office:value="19.8007295131683" calcext:value-type="float">
            <text:p>19.8007295132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43067943.68823" calcext:value-type="float">
            <text:p>1443067943.68823</text:p>
          </table:table-cell>
          <table:table-cell office:value-type="float" office:value="4096" calcext:value-type="float">
            <text:p>4096</text:p>
          </table:table-cell>
          <table:table-cell table:formula="of:=[.B249]-[.B$1]" office:value-type="float" office:value="27.8235328197479" calcext:value-type="float">
            <text:p>27.8235328197</text:p>
          </table:table-cell>
          <table:table-cell table:formula="of:=[.C249]/([.D249]-[.D248])" office:value-type="float" office:value="99683.0147901013" calcext:value-type="float">
            <text:p>99683.0147901013</text:p>
          </table:table-cell>
          <table:table-cell/>
          <table:table-cell office:value-type="float" office:value="1443067963.4922" calcext:value-type="float">
            <text:p>1443067963.4922</text:p>
          </table:table-cell>
          <table:table-cell table:formula="of:=[.G249]-[.$B$1]" office:value-type="float" office:value="47.6275017261505" calcext:value-type="float">
            <text:p>47.6275017262</text:p>
          </table:table-cell>
          <table:table-cell table:formula="of:=[.$C249]/([.H249]-[.H248])" office:value-type="float" office:value="92398.6682443044" calcext:value-type="float">
            <text:p>92398.6682443044</text:p>
          </table:table-cell>
          <table:table-cell table:formula="of:=[.G249]-[.$B249]" office:value-type="float" office:value="19.8039689064026" calcext:value-type="float">
            <text:p>19.8039689064</text:p>
          </table:table-cell>
          <table:table-cell/>
          <table:table-cell office:value-type="float" office:value="1443067963.4922" calcext:value-type="float">
            <text:p>1443067963.4922</text:p>
          </table:table-cell>
          <table:table-cell table:formula="of:=[.L249]-[.$B249]" office:value-type="float" office:value="19.8039689064026" calcext:value-type="float">
            <text:p>19.8039689064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43067943.72933" calcext:value-type="float">
            <text:p>1443067943.72933</text:p>
          </table:table-cell>
          <table:table-cell office:value-type="float" office:value="4096" calcext:value-type="float">
            <text:p>4096</text:p>
          </table:table-cell>
          <table:table-cell table:formula="of:=[.B250]-[.B$1]" office:value-type="float" office:value="27.8646306991577" calcext:value-type="float">
            <text:p>27.8646306992</text:p>
          </table:table-cell>
          <table:table-cell table:formula="of:=[.C250]/([.D250]-[.D249])" office:value-type="float" office:value="99664.5096735644" calcext:value-type="float">
            <text:p>99664.5096735644</text:p>
          </table:table-cell>
          <table:table-cell/>
          <table:table-cell office:value-type="float" office:value="1443067963.5365" calcext:value-type="float">
            <text:p>1443067963.5365</text:p>
          </table:table-cell>
          <table:table-cell table:formula="of:=[.G250]-[.$B$1]" office:value-type="float" office:value="47.6718084812164" calcext:value-type="float">
            <text:p>47.6718084812</text:p>
          </table:table-cell>
          <table:table-cell table:formula="of:=[.$C250]/([.H250]-[.H249])" office:value-type="float" office:value="92446.399965561" calcext:value-type="float">
            <text:p>92446.399965561</text:p>
          </table:table-cell>
          <table:table-cell table:formula="of:=[.G250]-[.$B250]" office:value-type="float" office:value="19.8071777820587" calcext:value-type="float">
            <text:p>19.8071777821</text:p>
          </table:table-cell>
          <table:table-cell/>
          <table:table-cell office:value-type="float" office:value="1443067963.5365" calcext:value-type="float">
            <text:p>1443067963.5365</text:p>
          </table:table-cell>
          <table:table-cell table:formula="of:=[.L250]-[.$B250]" office:value-type="float" office:value="19.8071777820587" calcext:value-type="float">
            <text:p>19.807177782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43067943.77042" calcext:value-type="float">
            <text:p>1443067943.77042</text:p>
          </table:table-cell>
          <table:table-cell office:value-type="float" office:value="4096" calcext:value-type="float">
            <text:p>4096</text:p>
          </table:table-cell>
          <table:table-cell table:formula="of:=[.B251]-[.B$1]" office:value-type="float" office:value="27.905727148056" calcext:value-type="float">
            <text:p>27.9057271481</text:p>
          </table:table-cell>
          <table:table-cell table:formula="of:=[.C251]/([.D251]-[.D250])" office:value-type="float" office:value="99667.9788595529" calcext:value-type="float">
            <text:p>99667.9788595529</text:p>
          </table:table-cell>
          <table:table-cell/>
          <table:table-cell office:value-type="float" office:value="1443067963.58082" calcext:value-type="float">
            <text:p>1443067963.58082</text:p>
          </table:table-cell>
          <table:table-cell table:formula="of:=[.G251]-[.$B$1]" office:value-type="float" office:value="47.7161276340485" calcext:value-type="float">
            <text:p>47.716127634</text:p>
          </table:table-cell>
          <table:table-cell table:formula="of:=[.$C251]/([.H251]-[.H250])" office:value-type="float" office:value="92420.5391633672" calcext:value-type="float">
            <text:p>92420.5391633672</text:p>
          </table:table-cell>
          <table:table-cell table:formula="of:=[.G251]-[.$B251]" office:value-type="float" office:value="19.8104004859924" calcext:value-type="float">
            <text:p>19.810400486</text:p>
          </table:table-cell>
          <table:table-cell/>
          <table:table-cell office:value-type="float" office:value="1443067963.58082" calcext:value-type="float">
            <text:p>1443067963.58082</text:p>
          </table:table-cell>
          <table:table-cell table:formula="of:=[.L251]-[.$B251]" office:value-type="float" office:value="19.8104004859924" calcext:value-type="float">
            <text:p>19.810400486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43067943.81152" calcext:value-type="float">
            <text:p>1443067943.81152</text:p>
          </table:table-cell>
          <table:table-cell office:value-type="float" office:value="4096" calcext:value-type="float">
            <text:p>4096</text:p>
          </table:table-cell>
          <table:table-cell table:formula="of:=[.B252]-[.B$1]" office:value-type="float" office:value="27.9468243122101" calcext:value-type="float">
            <text:p>27.9468243122</text:p>
          </table:table-cell>
          <table:table-cell table:formula="of:=[.C252]/([.D252]-[.D251])" office:value-type="float" office:value="99666.2442363698" calcext:value-type="float">
            <text:p>99666.2442363698</text:p>
          </table:table-cell>
          <table:table-cell/>
          <table:table-cell office:value-type="float" office:value="1443067963.62516" calcext:value-type="float">
            <text:p>1443067963.62516</text:p>
          </table:table-cell>
          <table:table-cell table:formula="of:=[.G252]-[.$B$1]" office:value-type="float" office:value="47.7604694366455" calcext:value-type="float">
            <text:p>47.7604694366</text:p>
          </table:table-cell>
          <table:table-cell table:formula="of:=[.$C252]/([.H252]-[.H251])" office:value-type="float" office:value="92373.3308098052" calcext:value-type="float">
            <text:p>92373.3308098052</text:p>
          </table:table-cell>
          <table:table-cell table:formula="of:=[.G252]-[.$B252]" office:value-type="float" office:value="19.8136451244354" calcext:value-type="float">
            <text:p>19.8136451244</text:p>
          </table:table-cell>
          <table:table-cell/>
          <table:table-cell office:value-type="float" office:value="1443067963.62516" calcext:value-type="float">
            <text:p>1443067963.62516</text:p>
          </table:table-cell>
          <table:table-cell table:formula="of:=[.L252]-[.$B252]" office:value-type="float" office:value="19.8136451244354" calcext:value-type="float">
            <text:p>19.8136451244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43067943.85261" calcext:value-type="float">
            <text:p>1443067943.85261</text:p>
          </table:table-cell>
          <table:table-cell office:value-type="float" office:value="4096" calcext:value-type="float">
            <text:p>4096</text:p>
          </table:table-cell>
          <table:table-cell table:formula="of:=[.B253]-[.B$1]" office:value-type="float" office:value="27.987918138504" calcext:value-type="float">
            <text:p>27.9879181385</text:p>
          </table:table-cell>
          <table:table-cell table:formula="of:=[.C253]/([.D253]-[.D252])" office:value-type="float" office:value="99674.3396611743" calcext:value-type="float">
            <text:p>99674.3396611743</text:p>
          </table:table-cell>
          <table:table-cell/>
          <table:table-cell office:value-type="float" office:value="1443067963.66946" calcext:value-type="float">
            <text:p>1443067963.66946</text:p>
          </table:table-cell>
          <table:table-cell table:formula="of:=[.G253]-[.$B$1]" office:value-type="float" office:value="47.8047654628754" calcext:value-type="float">
            <text:p>47.8047654629</text:p>
          </table:table-cell>
          <table:table-cell table:formula="of:=[.$C253]/([.H253]-[.H252])" office:value-type="float" office:value="92468.7911901007" calcext:value-type="float">
            <text:p>92468.7911901007</text:p>
          </table:table-cell>
          <table:table-cell table:formula="of:=[.G253]-[.$B253]" office:value-type="float" office:value="19.8168473243713" calcext:value-type="float">
            <text:p>19.8168473244</text:p>
          </table:table-cell>
          <table:table-cell/>
          <table:table-cell office:value-type="float" office:value="1443067963.66946" calcext:value-type="float">
            <text:p>1443067963.66946</text:p>
          </table:table-cell>
          <table:table-cell table:formula="of:=[.L253]-[.$B253]" office:value-type="float" office:value="19.8168473243713" calcext:value-type="float">
            <text:p>19.8168473244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43067943.89367" calcext:value-type="float">
            <text:p>1443067943.89367</text:p>
          </table:table-cell>
          <table:table-cell office:value-type="float" office:value="4096" calcext:value-type="float">
            <text:p>4096</text:p>
          </table:table-cell>
          <table:table-cell table:formula="of:=[.B254]-[.B$1]" office:value-type="float" office:value="28.0289754867554" calcext:value-type="float">
            <text:p>28.0289754868</text:p>
          </table:table-cell>
          <table:table-cell table:formula="of:=[.C254]/([.D254]-[.D253])" office:value-type="float" office:value="99762.8968857247" calcext:value-type="float">
            <text:p>99762.8968857247</text:p>
          </table:table-cell>
          <table:table-cell/>
          <table:table-cell office:value-type="float" office:value="1443067963.71378" calcext:value-type="float">
            <text:p>1443067963.71378</text:p>
          </table:table-cell>
          <table:table-cell table:formula="of:=[.G254]-[.$B$1]" office:value-type="float" office:value="47.8490810394287" calcext:value-type="float">
            <text:p>47.8490810394</text:p>
          </table:table-cell>
          <table:table-cell table:formula="of:=[.$C254]/([.H254]-[.H253])" office:value-type="float" office:value="92427.9975251919" calcext:value-type="float">
            <text:p>92427.9975251919</text:p>
          </table:table-cell>
          <table:table-cell table:formula="of:=[.G254]-[.$B254]" office:value-type="float" office:value="19.8201055526733" calcext:value-type="float">
            <text:p>19.8201055527</text:p>
          </table:table-cell>
          <table:table-cell/>
          <table:table-cell office:value-type="float" office:value="1443067963.71378" calcext:value-type="float">
            <text:p>1443067963.71378</text:p>
          </table:table-cell>
          <table:table-cell table:formula="of:=[.L254]-[.$B254]" office:value-type="float" office:value="19.8201055526733" calcext:value-type="float">
            <text:p>19.8201055527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43067943.93475" calcext:value-type="float">
            <text:p>1443067943.93475</text:p>
          </table:table-cell>
          <table:table-cell office:value-type="float" office:value="4096" calcext:value-type="float">
            <text:p>4096</text:p>
          </table:table-cell>
          <table:table-cell table:formula="of:=[.B255]-[.B$1]" office:value-type="float" office:value="28.0700526237488" calcext:value-type="float">
            <text:p>28.0700526237</text:p>
          </table:table-cell>
          <table:table-cell table:formula="of:=[.C255]/([.D255]-[.D254])" office:value-type="float" office:value="99714.8365198212" calcext:value-type="float">
            <text:p>99714.8365198212</text:p>
          </table:table-cell>
          <table:table-cell/>
          <table:table-cell office:value-type="float" office:value="1443067963.7581" calcext:value-type="float">
            <text:p>1443067963.7581</text:p>
          </table:table-cell>
          <table:table-cell table:formula="of:=[.G255]-[.$B$1]" office:value-type="float" office:value="47.8934066295624" calcext:value-type="float">
            <text:p>47.8934066296</text:p>
          </table:table-cell>
          <table:table-cell table:formula="of:=[.$C255]/([.H255]-[.H254])" office:value-type="float" office:value="92407.1171449318" calcext:value-type="float">
            <text:p>92407.1171449318</text:p>
          </table:table-cell>
          <table:table-cell table:formula="of:=[.G255]-[.$B255]" office:value-type="float" office:value="19.8233540058136" calcext:value-type="float">
            <text:p>19.8233540058</text:p>
          </table:table-cell>
          <table:table-cell/>
          <table:table-cell office:value-type="float" office:value="1443067963.7581" calcext:value-type="float">
            <text:p>1443067963.7581</text:p>
          </table:table-cell>
          <table:table-cell table:formula="of:=[.L255]-[.$B255]" office:value-type="float" office:value="19.8233540058136" calcext:value-type="float">
            <text:p>19.8233540058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43067943.97586" calcext:value-type="float">
            <text:p>1443067943.97586</text:p>
          </table:table-cell>
          <table:table-cell office:value-type="float" office:value="4096" calcext:value-type="float">
            <text:p>4096</text:p>
          </table:table-cell>
          <table:table-cell table:formula="of:=[.B256]-[.B$1]" office:value-type="float" office:value="28.1111607551575" calcext:value-type="float">
            <text:p>28.1111607552</text:p>
          </table:table-cell>
          <table:table-cell table:formula="of:=[.C256]/([.D256]-[.D255])" office:value-type="float" office:value="99639.6542396474" calcext:value-type="float">
            <text:p>99639.6542396474</text:p>
          </table:table-cell>
          <table:table-cell/>
          <table:table-cell office:value-type="float" office:value="1443067963.80242" calcext:value-type="float">
            <text:p>1443067963.80242</text:p>
          </table:table-cell>
          <table:table-cell table:formula="of:=[.G256]-[.$B$1]" office:value-type="float" office:value="47.9377241134644" calcext:value-type="float">
            <text:p>47.9377241135</text:p>
          </table:table-cell>
          <table:table-cell table:formula="of:=[.$C256]/([.H256]-[.H255])" office:value-type="float" office:value="92424.019582421" calcext:value-type="float">
            <text:p>92424.019582421</text:p>
          </table:table-cell>
          <table:table-cell table:formula="of:=[.G256]-[.$B256]" office:value-type="float" office:value="19.8265633583069" calcext:value-type="float">
            <text:p>19.8265633583</text:p>
          </table:table-cell>
          <table:table-cell/>
          <table:table-cell office:value-type="float" office:value="1443067963.80242" calcext:value-type="float">
            <text:p>1443067963.80242</text:p>
          </table:table-cell>
          <table:table-cell table:formula="of:=[.L256]-[.$B256]" office:value-type="float" office:value="19.8265633583069" calcext:value-type="float">
            <text:p>19.8265633583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43067944.0169" calcext:value-type="float">
            <text:p>1443067944.0169</text:p>
          </table:table-cell>
          <table:table-cell office:value-type="float" office:value="4096" calcext:value-type="float">
            <text:p>4096</text:p>
          </table:table-cell>
          <table:table-cell table:formula="of:=[.B257]-[.B$1]" office:value-type="float" office:value="28.152202129364" calcext:value-type="float">
            <text:p>28.1522021294</text:p>
          </table:table-cell>
          <table:table-cell table:formula="of:=[.C257]/([.D257]-[.D256])" office:value-type="float" office:value="99801.7264087371" calcext:value-type="float">
            <text:p>99801.7264087371</text:p>
          </table:table-cell>
          <table:table-cell/>
          <table:table-cell office:value-type="float" office:value="1443067963.84674" calcext:value-type="float">
            <text:p>1443067963.84674</text:p>
          </table:table-cell>
          <table:table-cell table:formula="of:=[.G257]-[.$B$1]" office:value-type="float" office:value="47.9820439815521" calcext:value-type="float">
            <text:p>47.9820439816</text:p>
          </table:table-cell>
          <table:table-cell table:formula="of:=[.$C257]/([.H257]-[.H256])" office:value-type="float" office:value="92419.0476354423" calcext:value-type="float">
            <text:p>92419.0476354423</text:p>
          </table:table-cell>
          <table:table-cell table:formula="of:=[.G257]-[.$B257]" office:value-type="float" office:value="19.8298418521881" calcext:value-type="float">
            <text:p>19.8298418522</text:p>
          </table:table-cell>
          <table:table-cell/>
          <table:table-cell office:value-type="float" office:value="1443067963.84674" calcext:value-type="float">
            <text:p>1443067963.84674</text:p>
          </table:table-cell>
          <table:table-cell table:formula="of:=[.L257]-[.$B257]" office:value-type="float" office:value="19.8298418521881" calcext:value-type="float">
            <text:p>19.8298418522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43067944.05779" calcext:value-type="float">
            <text:p>1443067944.05779</text:p>
          </table:table-cell>
          <table:table-cell office:value-type="float" office:value="4096" calcext:value-type="float">
            <text:p>4096</text:p>
          </table:table-cell>
          <table:table-cell table:formula="of:=[.B258]-[.B$1]" office:value-type="float" office:value="28.1930959224701" calcext:value-type="float">
            <text:p>28.1930959225</text:p>
          </table:table-cell>
          <table:table-cell table:formula="of:=[.C258]/([.D258]-[.D257])" office:value-type="float" office:value="100161.899615791" calcext:value-type="float">
            <text:p>100161.899615791</text:p>
          </table:table-cell>
          <table:table-cell/>
          <table:table-cell office:value-type="float" office:value="1443067963.89106" calcext:value-type="float">
            <text:p>1443067963.89106</text:p>
          </table:table-cell>
          <table:table-cell table:formula="of:=[.G258]-[.$B$1]" office:value-type="float" office:value="48.0263612270355" calcext:value-type="float">
            <text:p>48.026361227</text:p>
          </table:table-cell>
          <table:table-cell table:formula="of:=[.$C258]/([.H258]-[.H257])" office:value-type="float" office:value="92424.5168065419" calcext:value-type="float">
            <text:p>92424.5168065419</text:p>
          </table:table-cell>
          <table:table-cell table:formula="of:=[.G258]-[.$B258]" office:value-type="float" office:value="19.8332653045654" calcext:value-type="float">
            <text:p>19.8332653046</text:p>
          </table:table-cell>
          <table:table-cell/>
          <table:table-cell office:value-type="float" office:value="1443067963.89106" calcext:value-type="float">
            <text:p>1443067963.89106</text:p>
          </table:table-cell>
          <table:table-cell table:formula="of:=[.L258]-[.$B258]" office:value-type="float" office:value="19.8332653045654" calcext:value-type="float">
            <text:p>19.8332653046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43067944.09869" calcext:value-type="float">
            <text:p>1443067944.09869</text:p>
          </table:table-cell>
          <table:table-cell office:value-type="float" office:value="4096" calcext:value-type="float">
            <text:p>4096</text:p>
          </table:table-cell>
          <table:table-cell table:formula="of:=[.B259]-[.B$1]" office:value-type="float" office:value="28.2339930534363" calcext:value-type="float">
            <text:p>28.2339930534</text:p>
          </table:table-cell>
          <table:table-cell table:formula="of:=[.C259]/([.D259]-[.D258])" office:value-type="float" office:value="100153.724802518" calcext:value-type="float">
            <text:p>100153.724802518</text:p>
          </table:table-cell>
          <table:table-cell/>
          <table:table-cell office:value-type="float" office:value="1443067963.93537" calcext:value-type="float">
            <text:p>1443067963.93537</text:p>
          </table:table-cell>
          <table:table-cell table:formula="of:=[.G259]-[.$B$1]" office:value-type="float" office:value="48.0706779956818" calcext:value-type="float">
            <text:p>48.0706779957</text:p>
          </table:table-cell>
          <table:table-cell table:formula="of:=[.$C259]/([.H259]-[.H258])" office:value-type="float" office:value="92425.5112708335" calcext:value-type="float">
            <text:p>92425.5112708335</text:p>
          </table:table-cell>
          <table:table-cell table:formula="of:=[.G259]-[.$B259]" office:value-type="float" office:value="19.8366849422455" calcext:value-type="float">
            <text:p>19.8366849422</text:p>
          </table:table-cell>
          <table:table-cell/>
          <table:table-cell office:value-type="float" office:value="1443067963.93537" calcext:value-type="float">
            <text:p>1443067963.93537</text:p>
          </table:table-cell>
          <table:table-cell table:formula="of:=[.L259]-[.$B259]" office:value-type="float" office:value="19.8366849422455" calcext:value-type="float">
            <text:p>19.8366849422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43067944.13959" calcext:value-type="float">
            <text:p>1443067944.13959</text:p>
          </table:table-cell>
          <table:table-cell office:value-type="float" office:value="4096" calcext:value-type="float">
            <text:p>4096</text:p>
          </table:table-cell>
          <table:table-cell table:formula="of:=[.B260]-[.B$1]" office:value-type="float" office:value="28.2748985290527" calcext:value-type="float">
            <text:p>28.2748985291</text:p>
          </table:table-cell>
          <table:table-cell table:formula="of:=[.C260]/([.D260]-[.D259])" office:value-type="float" office:value="100133.293606108" calcext:value-type="float">
            <text:p>100133.293606108</text:p>
          </table:table-cell>
          <table:table-cell/>
          <table:table-cell office:value-type="float" office:value="1443067963.97978" calcext:value-type="float">
            <text:p>1443067963.97978</text:p>
          </table:table-cell>
          <table:table-cell table:formula="of:=[.G260]-[.$B$1]" office:value-type="float" office:value="48.1150894165039" calcext:value-type="float">
            <text:p>48.1150894165</text:p>
          </table:table-cell>
          <table:table-cell table:formula="of:=[.$C260]/([.H260]-[.H259])" office:value-type="float" office:value="92228.5287021876" calcext:value-type="float">
            <text:p>92228.5287021876</text:p>
          </table:table-cell>
          <table:table-cell table:formula="of:=[.G260]-[.$B260]" office:value-type="float" office:value="19.8401908874512" calcext:value-type="float">
            <text:p>19.8401908875</text:p>
          </table:table-cell>
          <table:table-cell/>
          <table:table-cell office:value-type="float" office:value="1443067963.97978" calcext:value-type="float">
            <text:p>1443067963.97978</text:p>
          </table:table-cell>
          <table:table-cell table:formula="of:=[.L260]-[.$B260]" office:value-type="float" office:value="19.8401908874512" calcext:value-type="float">
            <text:p>19.8401908875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43067944.18049" calcext:value-type="float">
            <text:p>1443067944.18049</text:p>
          </table:table-cell>
          <table:table-cell office:value-type="float" office:value="4096" calcext:value-type="float">
            <text:p>4096</text:p>
          </table:table-cell>
          <table:table-cell table:formula="of:=[.B261]-[.B$1]" office:value-type="float" office:value="28.3157911300659" calcext:value-type="float">
            <text:p>28.3157911301</text:p>
          </table:table-cell>
          <table:table-cell table:formula="of:=[.C261]/([.D261]-[.D260])" office:value-type="float" office:value="100164.81951538" calcext:value-type="float">
            <text:p>100164.81951538</text:p>
          </table:table-cell>
          <table:table-cell/>
          <table:table-cell office:value-type="float" office:value="1443067964.02901" calcext:value-type="float">
            <text:p>1443067964.02901</text:p>
          </table:table-cell>
          <table:table-cell table:formula="of:=[.G261]-[.$B$1]" office:value-type="float" office:value="48.164318561554" calcext:value-type="float">
            <text:p>48.1643185616</text:p>
          </table:table-cell>
          <table:table-cell table:formula="of:=[.$C261]/([.H261]-[.H260])" office:value-type="float" office:value="83202.7449559768" calcext:value-type="float">
            <text:p>83202.7449559768</text:p>
          </table:table-cell>
          <table:table-cell table:formula="of:=[.G261]-[.$B261]" office:value-type="float" office:value="19.848527431488" calcext:value-type="float">
            <text:p>19.8485274315</text:p>
          </table:table-cell>
          <table:table-cell/>
          <table:table-cell office:value-type="float" office:value="1443067964.02901" calcext:value-type="float">
            <text:p>1443067964.02901</text:p>
          </table:table-cell>
          <table:table-cell table:formula="of:=[.L261]-[.$B261]" office:value-type="float" office:value="19.848527431488" calcext:value-type="float">
            <text:p>19.8485274315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43067944.22138" calcext:value-type="float">
            <text:p>1443067944.22138</text:p>
          </table:table-cell>
          <table:table-cell office:value-type="float" office:value="4096" calcext:value-type="float">
            <text:p>4096</text:p>
          </table:table-cell>
          <table:table-cell table:formula="of:=[.B262]-[.B$1]" office:value-type="float" office:value="28.3566854000092" calcext:value-type="float">
            <text:p>28.3566854</text:p>
          </table:table-cell>
          <table:table-cell table:formula="of:=[.C262]/([.D262]-[.D261])" office:value-type="float" office:value="100160.73170362" calcext:value-type="float">
            <text:p>100160.73170362</text:p>
          </table:table-cell>
          <table:table-cell/>
          <table:table-cell office:value-type="float" office:value="1443067964.07821" calcext:value-type="float">
            <text:p>1443067964.07821</text:p>
          </table:table-cell>
          <table:table-cell table:formula="of:=[.G262]-[.$B$1]" office:value-type="float" office:value="48.2135095596314" calcext:value-type="float">
            <text:p>48.2135095596</text:p>
          </table:table-cell>
          <table:table-cell table:formula="of:=[.$C262]/([.H262]-[.H261])" office:value-type="float" office:value="83267.2675914347" calcext:value-type="float">
            <text:p>83267.2675914347</text:p>
          </table:table-cell>
          <table:table-cell table:formula="of:=[.G262]-[.$B262]" office:value-type="float" office:value="19.8568241596222" calcext:value-type="float">
            <text:p>19.8568241596</text:p>
          </table:table-cell>
          <table:table-cell/>
          <table:table-cell office:value-type="float" office:value="1443067964.07821" calcext:value-type="float">
            <text:p>1443067964.07821</text:p>
          </table:table-cell>
          <table:table-cell table:formula="of:=[.L262]-[.$B262]" office:value-type="float" office:value="19.8568241596222" calcext:value-type="float">
            <text:p>19.8568241596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43067944.26228" calcext:value-type="float">
            <text:p>1443067944.26228</text:p>
          </table:table-cell>
          <table:table-cell office:value-type="float" office:value="4096" calcext:value-type="float">
            <text:p>4096</text:p>
          </table:table-cell>
          <table:table-cell table:formula="of:=[.B263]-[.B$1]" office:value-type="float" office:value="28.3975846767426" calcext:value-type="float">
            <text:p>28.3975846767</text:p>
          </table:table-cell>
          <table:table-cell table:formula="of:=[.C263]/([.D263]-[.D262])" office:value-type="float" office:value="100148.470270018" calcext:value-type="float">
            <text:p>100148.470270018</text:p>
          </table:table-cell>
          <table:table-cell/>
          <table:table-cell office:value-type="float" office:value="1443067964.12743" calcext:value-type="float">
            <text:p>1443067964.12743</text:p>
          </table:table-cell>
          <table:table-cell table:formula="of:=[.G263]-[.$B$1]" office:value-type="float" office:value="48.2627310752869" calcext:value-type="float">
            <text:p>48.2627310753</text:p>
          </table:table-cell>
          <table:table-cell table:formula="of:=[.$C263]/([.H263]-[.H262])" office:value-type="float" office:value="83215.6414821991" calcext:value-type="float">
            <text:p>83215.6414821991</text:p>
          </table:table-cell>
          <table:table-cell table:formula="of:=[.G263]-[.$B263]" office:value-type="float" office:value="19.8651463985443" calcext:value-type="float">
            <text:p>19.8651463985</text:p>
          </table:table-cell>
          <table:table-cell/>
          <table:table-cell office:value-type="float" office:value="1443067964.12743" calcext:value-type="float">
            <text:p>1443067964.12743</text:p>
          </table:table-cell>
          <table:table-cell table:formula="of:=[.L263]-[.$B263]" office:value-type="float" office:value="19.8651463985443" calcext:value-type="float">
            <text:p>19.8651463985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43067944.30318" calcext:value-type="float">
            <text:p>1443067944.30318</text:p>
          </table:table-cell>
          <table:table-cell office:value-type="float" office:value="4096" calcext:value-type="float">
            <text:p>4096</text:p>
          </table:table-cell>
          <table:table-cell table:formula="of:=[.B264]-[.B$1]" office:value-type="float" office:value="28.4384844303131" calcext:value-type="float">
            <text:p>28.4384844303</text:p>
          </table:table-cell>
          <table:table-cell table:formula="of:=[.C264]/([.D264]-[.D263])" office:value-type="float" office:value="100147.302671004" calcext:value-type="float">
            <text:p>100147.302671004</text:p>
          </table:table-cell>
          <table:table-cell/>
          <table:table-cell office:value-type="float" office:value="1443067964.17667" calcext:value-type="float">
            <text:p>1443067964.17667</text:p>
          </table:table-cell>
          <table:table-cell table:formula="of:=[.G264]-[.$B$1]" office:value-type="float" office:value="48.3119723796844" calcext:value-type="float">
            <text:p>48.3119723797</text:p>
          </table:table-cell>
          <table:table-cell table:formula="of:=[.$C264]/([.H264]-[.H263])" office:value-type="float" office:value="83182.1993773392" calcext:value-type="float">
            <text:p>83182.1993773392</text:p>
          </table:table-cell>
          <table:table-cell table:formula="of:=[.G264]-[.$B264]" office:value-type="float" office:value="19.8734879493713" calcext:value-type="float">
            <text:p>19.8734879494</text:p>
          </table:table-cell>
          <table:table-cell/>
          <table:table-cell office:value-type="float" office:value="1443067964.17667" calcext:value-type="float">
            <text:p>1443067964.17667</text:p>
          </table:table-cell>
          <table:table-cell table:formula="of:=[.L264]-[.$B264]" office:value-type="float" office:value="19.8734879493713" calcext:value-type="float">
            <text:p>19.8734879494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43067944.34407" calcext:value-type="float">
            <text:p>1443067944.34407</text:p>
          </table:table-cell>
          <table:table-cell office:value-type="float" office:value="4096" calcext:value-type="float">
            <text:p>4096</text:p>
          </table:table-cell>
          <table:table-cell table:formula="of:=[.B265]-[.B$1]" office:value-type="float" office:value="28.4793698787689" calcext:value-type="float">
            <text:p>28.4793698788</text:p>
          </table:table-cell>
          <table:table-cell table:formula="of:=[.C265]/([.D265]-[.D264])" office:value-type="float" office:value="100182.3424886" calcext:value-type="float">
            <text:p>100182.3424886</text:p>
          </table:table-cell>
          <table:table-cell/>
          <table:table-cell office:value-type="float" office:value="1443067964.22591" calcext:value-type="float">
            <text:p>1443067964.22591</text:p>
          </table:table-cell>
          <table:table-cell table:formula="of:=[.G265]-[.$B$1]" office:value-type="float" office:value="48.3612191677094" calcext:value-type="float">
            <text:p>48.3612191677</text:p>
          </table:table-cell>
          <table:table-cell table:formula="of:=[.$C265]/([.H265]-[.H264])" office:value-type="float" office:value="83172.9370437073" calcext:value-type="float">
            <text:p>83172.9370437073</text:p>
          </table:table-cell>
          <table:table-cell table:formula="of:=[.G265]-[.$B265]" office:value-type="float" office:value="19.8818492889404" calcext:value-type="float">
            <text:p>19.8818492889</text:p>
          </table:table-cell>
          <table:table-cell/>
          <table:table-cell office:value-type="float" office:value="1443067964.22591" calcext:value-type="float">
            <text:p>1443067964.22591</text:p>
          </table:table-cell>
          <table:table-cell table:formula="of:=[.L265]-[.$B265]" office:value-type="float" office:value="19.8818492889404" calcext:value-type="float">
            <text:p>19.8818492889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43067944.38498" calcext:value-type="float">
            <text:p>1443067944.38498</text:p>
          </table:table-cell>
          <table:table-cell office:value-type="float" office:value="4096" calcext:value-type="float">
            <text:p>4096</text:p>
          </table:table-cell>
          <table:table-cell table:formula="of:=[.B266]-[.B$1]" office:value-type="float" office:value="28.5202810764313" calcext:value-type="float">
            <text:p>28.5202810764</text:p>
          </table:table-cell>
          <table:table-cell table:formula="of:=[.C266]/([.D266]-[.D265])" office:value-type="float" office:value="100119.288459969" calcext:value-type="float">
            <text:p>100119.288459969</text:p>
          </table:table-cell>
          <table:table-cell/>
          <table:table-cell office:value-type="float" office:value="1443067964.27529" calcext:value-type="float">
            <text:p>1443067964.27529</text:p>
          </table:table-cell>
          <table:table-cell table:formula="of:=[.G266]-[.$B$1]" office:value-type="float" office:value="48.4105916023254" calcext:value-type="float">
            <text:p>48.4105916023</text:p>
          </table:table-cell>
          <table:table-cell table:formula="of:=[.$C266]/([.H266]-[.H265])" office:value-type="float" office:value="82961.2724559718" calcext:value-type="float">
            <text:p>82961.2724559718</text:p>
          </table:table-cell>
          <table:table-cell table:formula="of:=[.G266]-[.$B266]" office:value-type="float" office:value="19.8903105258942" calcext:value-type="float">
            <text:p>19.8903105259</text:p>
          </table:table-cell>
          <table:table-cell/>
          <table:table-cell office:value-type="float" office:value="1443067964.27529" calcext:value-type="float">
            <text:p>1443067964.27529</text:p>
          </table:table-cell>
          <table:table-cell table:formula="of:=[.L266]-[.$B266]" office:value-type="float" office:value="19.8903105258942" calcext:value-type="float">
            <text:p>19.8903105259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43067944.42586" calcext:value-type="float">
            <text:p>1443067944.42586</text:p>
          </table:table-cell>
          <table:table-cell office:value-type="float" office:value="4096" calcext:value-type="float">
            <text:p>4096</text:p>
          </table:table-cell>
          <table:table-cell table:formula="of:=[.B267]-[.B$1]" office:value-type="float" office:value="28.561163187027" calcext:value-type="float">
            <text:p>28.561163187</text:p>
          </table:table-cell>
          <table:table-cell table:formula="of:=[.C267]/([.D267]-[.D266])" office:value-type="float" office:value="100190.521974433" calcext:value-type="float">
            <text:p>100190.521974433</text:p>
          </table:table-cell>
          <table:table-cell/>
          <table:table-cell office:value-type="float" office:value="1443067964.32438" calcext:value-type="float">
            <text:p>1443067964.32438</text:p>
          </table:table-cell>
          <table:table-cell table:formula="of:=[.G267]-[.$B$1]" office:value-type="float" office:value="48.4596853256226" calcext:value-type="float">
            <text:p>48.4596853256</text:p>
          </table:table-cell>
          <table:table-cell table:formula="of:=[.$C267]/([.H267]-[.H266])" office:value-type="float" office:value="83432.2541643599" calcext:value-type="float">
            <text:p>83432.2541643599</text:p>
          </table:table-cell>
          <table:table-cell table:formula="of:=[.G267]-[.$B267]" office:value-type="float" office:value="19.8985221385956" calcext:value-type="float">
            <text:p>19.8985221386</text:p>
          </table:table-cell>
          <table:table-cell/>
          <table:table-cell office:value-type="float" office:value="1443067964.32438" calcext:value-type="float">
            <text:p>1443067964.32438</text:p>
          </table:table-cell>
          <table:table-cell table:formula="of:=[.L267]-[.$B267]" office:value-type="float" office:value="19.8985221385956" calcext:value-type="float">
            <text:p>19.8985221386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43067944.46677" calcext:value-type="float">
            <text:p>1443067944.46677</text:p>
          </table:table-cell>
          <table:table-cell office:value-type="float" office:value="4096" calcext:value-type="float">
            <text:p>4096</text:p>
          </table:table-cell>
          <table:table-cell table:formula="of:=[.B268]-[.B$1]" office:value-type="float" office:value="28.6020748615265" calcext:value-type="float">
            <text:p>28.6020748615</text:p>
          </table:table-cell>
          <table:table-cell table:formula="of:=[.C268]/([.D268]-[.D267])" office:value-type="float" office:value="100118.121541295" calcext:value-type="float">
            <text:p>100118.121541295</text:p>
          </table:table-cell>
          <table:table-cell/>
          <table:table-cell office:value-type="float" office:value="1443067964.37359" calcext:value-type="float">
            <text:p>1443067964.37359</text:p>
          </table:table-cell>
          <table:table-cell table:formula="of:=[.G268]-[.$B$1]" office:value-type="float" office:value="48.508891582489" calcext:value-type="float">
            <text:p>48.5088915825</text:p>
          </table:table-cell>
          <table:table-cell table:formula="of:=[.$C268]/([.H268]-[.H267])" office:value-type="float" office:value="83241.446532226" calcext:value-type="float">
            <text:p>83241.446532226</text:p>
          </table:table-cell>
          <table:table-cell table:formula="of:=[.G268]-[.$B268]" office:value-type="float" office:value="19.9068167209625" calcext:value-type="float">
            <text:p>19.906816721</text:p>
          </table:table-cell>
          <table:table-cell/>
          <table:table-cell office:value-type="float" office:value="1443067964.37359" calcext:value-type="float">
            <text:p>1443067964.37359</text:p>
          </table:table-cell>
          <table:table-cell table:formula="of:=[.L268]-[.$B268]" office:value-type="float" office:value="19.9068167209625" calcext:value-type="float">
            <text:p>19.906816721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43067944.50766" calcext:value-type="float">
            <text:p>1443067944.50766</text:p>
          </table:table-cell>
          <table:table-cell office:value-type="float" office:value="4096" calcext:value-type="float">
            <text:p>4096</text:p>
          </table:table-cell>
          <table:table-cell table:formula="of:=[.B269]-[.B$1]" office:value-type="float" office:value="28.642965555191" calcext:value-type="float">
            <text:p>28.6429655552</text:p>
          </table:table-cell>
          <table:table-cell table:formula="of:=[.C269]/([.D269]-[.D268])" office:value-type="float" office:value="100169.491708842" calcext:value-type="float">
            <text:p>100169.491708842</text:p>
          </table:table-cell>
          <table:table-cell/>
          <table:table-cell office:value-type="float" office:value="1443067964.42282" calcext:value-type="float">
            <text:p>1443067964.42282</text:p>
          </table:table-cell>
          <table:table-cell table:formula="of:=[.G269]-[.$B$1]" office:value-type="float" office:value="48.5581254959106" calcext:value-type="float">
            <text:p>48.5581254959</text:p>
          </table:table-cell>
          <table:table-cell table:formula="of:=[.$C269]/([.H269]-[.H268])" office:value-type="float" office:value="83194.6866567878" calcext:value-type="float">
            <text:p>83194.6866567878</text:p>
          </table:table-cell>
          <table:table-cell table:formula="of:=[.G269]-[.$B269]" office:value-type="float" office:value="19.9151599407196" calcext:value-type="float">
            <text:p>19.9151599407</text:p>
          </table:table-cell>
          <table:table-cell/>
          <table:table-cell office:value-type="float" office:value="1443067964.42282" calcext:value-type="float">
            <text:p>1443067964.42282</text:p>
          </table:table-cell>
          <table:table-cell table:formula="of:=[.L269]-[.$B269]" office:value-type="float" office:value="19.9151599407196" calcext:value-type="float">
            <text:p>19.9151599407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43067944.54855" calcext:value-type="float">
            <text:p>1443067944.54855</text:p>
          </table:table-cell>
          <table:table-cell office:value-type="float" office:value="4096" calcext:value-type="float">
            <text:p>4096</text:p>
          </table:table-cell>
          <table:table-cell table:formula="of:=[.B270]-[.B$1]" office:value-type="float" office:value="28.6838576793671" calcext:value-type="float">
            <text:p>28.6838576794</text:p>
          </table:table-cell>
          <table:table-cell table:formula="of:=[.C270]/([.D270]-[.D269])" office:value-type="float" office:value="100165.987522884" calcext:value-type="float">
            <text:p>100165.987522884</text:p>
          </table:table-cell>
          <table:table-cell/>
          <table:table-cell office:value-type="float" office:value="1443067964.47207" calcext:value-type="float">
            <text:p>1443067964.47207</text:p>
          </table:table-cell>
          <table:table-cell table:formula="of:=[.G270]-[.$B$1]" office:value-type="float" office:value="48.6073713302612" calcext:value-type="float">
            <text:p>48.6073713303</text:p>
          </table:table-cell>
          <table:table-cell table:formula="of:=[.$C270]/([.H270]-[.H269])" office:value-type="float" office:value="83174.5477361633" calcext:value-type="float">
            <text:p>83174.5477361633</text:p>
          </table:table-cell>
          <table:table-cell table:formula="of:=[.G270]-[.$B270]" office:value-type="float" office:value="19.9235136508942" calcext:value-type="float">
            <text:p>19.9235136509</text:p>
          </table:table-cell>
          <table:table-cell/>
          <table:table-cell office:value-type="float" office:value="1443067964.47207" calcext:value-type="float">
            <text:p>1443067964.47207</text:p>
          </table:table-cell>
          <table:table-cell table:formula="of:=[.L270]-[.$B270]" office:value-type="float" office:value="19.9235136508942" calcext:value-type="float">
            <text:p>19.9235136509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43067944.58944" calcext:value-type="float">
            <text:p>1443067944.58944</text:p>
          </table:table-cell>
          <table:table-cell office:value-type="float" office:value="4096" calcext:value-type="float">
            <text:p>4096</text:p>
          </table:table-cell>
          <table:table-cell table:formula="of:=[.B271]-[.B$1]" office:value-type="float" office:value="28.7247452735901" calcext:value-type="float">
            <text:p>28.7247452736</text:p>
          </table:table-cell>
          <table:table-cell table:formula="of:=[.C271]/([.D271]-[.D270])" office:value-type="float" office:value="100177.084952914" calcext:value-type="float">
            <text:p>100177.084952914</text:p>
          </table:table-cell>
          <table:table-cell/>
          <table:table-cell office:value-type="float" office:value="1443067964.52132" calcext:value-type="float">
            <text:p>1443067964.52132</text:p>
          </table:table-cell>
          <table:table-cell table:formula="of:=[.G271]-[.$B$1]" office:value-type="float" office:value="48.6566205024719" calcext:value-type="float">
            <text:p>48.6566205025</text:p>
          </table:table-cell>
          <table:table-cell table:formula="of:=[.$C271]/([.H271]-[.H270])" office:value-type="float" office:value="83168.9105854787" calcext:value-type="float">
            <text:p>83168.9105854787</text:p>
          </table:table-cell>
          <table:table-cell table:formula="of:=[.G271]-[.$B271]" office:value-type="float" office:value="19.9318752288818" calcext:value-type="float">
            <text:p>19.9318752289</text:p>
          </table:table-cell>
          <table:table-cell/>
          <table:table-cell office:value-type="float" office:value="1443067964.52132" calcext:value-type="float">
            <text:p>1443067964.52132</text:p>
          </table:table-cell>
          <table:table-cell table:formula="of:=[.L271]-[.$B271]" office:value-type="float" office:value="19.9318752288818" calcext:value-type="float">
            <text:p>19.9318752289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43067944.63033" calcext:value-type="float">
            <text:p>1443067944.63033</text:p>
          </table:table-cell>
          <table:table-cell office:value-type="float" office:value="4096" calcext:value-type="float">
            <text:p>4096</text:p>
          </table:table-cell>
          <table:table-cell table:formula="of:=[.B272]-[.B$1]" office:value-type="float" office:value="28.7656350135803" calcext:value-type="float">
            <text:p>28.7656350136</text:p>
          </table:table-cell>
          <table:table-cell table:formula="of:=[.C272]/([.D272]-[.D271])" office:value-type="float" office:value="100171.827969027" calcext:value-type="float">
            <text:p>100171.827969027</text:p>
          </table:table-cell>
          <table:table-cell/>
          <table:table-cell office:value-type="float" office:value="1443067964.57055" calcext:value-type="float">
            <text:p>1443067964.57055</text:p>
          </table:table-cell>
          <table:table-cell table:formula="of:=[.G272]-[.$B$1]" office:value-type="float" office:value="48.7058563232422" calcext:value-type="float">
            <text:p>48.7058563232</text:p>
          </table:table-cell>
          <table:table-cell table:formula="of:=[.$C272]/([.H272]-[.H271])" office:value-type="float" office:value="83191.4637741514" calcext:value-type="float">
            <text:p>83191.4637741514</text:p>
          </table:table-cell>
          <table:table-cell table:formula="of:=[.G272]-[.$B272]" office:value-type="float" office:value="19.9402213096619" calcext:value-type="float">
            <text:p>19.9402213097</text:p>
          </table:table-cell>
          <table:table-cell/>
          <table:table-cell office:value-type="float" office:value="1443067964.57055" calcext:value-type="float">
            <text:p>1443067964.57055</text:p>
          </table:table-cell>
          <table:table-cell table:formula="of:=[.L272]-[.$B272]" office:value-type="float" office:value="19.9402213096619" calcext:value-type="float">
            <text:p>19.9402213097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43067944.67122" calcext:value-type="float">
            <text:p>1443067944.67122</text:p>
          </table:table-cell>
          <table:table-cell office:value-type="float" office:value="4096" calcext:value-type="float">
            <text:p>4096</text:p>
          </table:table-cell>
          <table:table-cell table:formula="of:=[.B273]-[.B$1]" office:value-type="float" office:value="28.8065266609192" calcext:value-type="float">
            <text:p>28.8065266609</text:p>
          </table:table-cell>
          <table:table-cell table:formula="of:=[.C273]/([.D273]-[.D272])" office:value-type="float" office:value="100167.155557629" calcext:value-type="float">
            <text:p>100167.155557629</text:p>
          </table:table-cell>
          <table:table-cell/>
          <table:table-cell office:value-type="float" office:value="1443067964.61979" calcext:value-type="float">
            <text:p>1443067964.61979</text:p>
          </table:table-cell>
          <table:table-cell table:formula="of:=[.G273]-[.$B$1]" office:value-type="float" office:value="48.7550985813141" calcext:value-type="float">
            <text:p>48.7550985813</text:p>
          </table:table-cell>
          <table:table-cell table:formula="of:=[.$C273]/([.H273]-[.H272])" office:value-type="float" office:value="83180.5883885212" calcext:value-type="float">
            <text:p>83180.5883885212</text:p>
          </table:table-cell>
          <table:table-cell table:formula="of:=[.G273]-[.$B273]" office:value-type="float" office:value="19.9485719203949" calcext:value-type="float">
            <text:p>19.9485719204</text:p>
          </table:table-cell>
          <table:table-cell/>
          <table:table-cell office:value-type="float" office:value="1443067964.61979" calcext:value-type="float">
            <text:p>1443067964.61979</text:p>
          </table:table-cell>
          <table:table-cell table:formula="of:=[.L273]-[.$B273]" office:value-type="float" office:value="19.9485719203949" calcext:value-type="float">
            <text:p>19.9485719204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43067944.71208" calcext:value-type="float">
            <text:p>1443067944.71208</text:p>
          </table:table-cell>
          <table:table-cell office:value-type="float" office:value="4096" calcext:value-type="float">
            <text:p>4096</text:p>
          </table:table-cell>
          <table:table-cell table:formula="of:=[.B274]-[.B$1]" office:value-type="float" office:value="28.8473863601685" calcext:value-type="float">
            <text:p>28.8473863602</text:p>
          </table:table-cell>
          <table:table-cell table:formula="of:=[.C274]/([.D274]-[.D273])" office:value-type="float" office:value="100245.47598875" calcext:value-type="float">
            <text:p>100245.47598875</text:p>
          </table:table-cell>
          <table:table-cell/>
          <table:table-cell office:value-type="float" office:value="1443067964.66904" calcext:value-type="float">
            <text:p>1443067964.66904</text:p>
          </table:table-cell>
          <table:table-cell table:formula="of:=[.G274]-[.$B$1]" office:value-type="float" office:value="48.8043437004089" calcext:value-type="float">
            <text:p>48.8043437004</text:p>
          </table:table-cell>
          <table:table-cell table:formula="of:=[.$C274]/([.H274]-[.H273])" office:value-type="float" office:value="83175.7557964454" calcext:value-type="float">
            <text:p>83175.7557964454</text:p>
          </table:table-cell>
          <table:table-cell table:formula="of:=[.G274]-[.$B274]" office:value-type="float" office:value="19.9569573402405" calcext:value-type="float">
            <text:p>19.9569573402</text:p>
          </table:table-cell>
          <table:table-cell/>
          <table:table-cell office:value-type="float" office:value="1443067964.66904" calcext:value-type="float">
            <text:p>1443067964.66904</text:p>
          </table:table-cell>
          <table:table-cell table:formula="of:=[.L274]-[.$B274]" office:value-type="float" office:value="19.9569573402405" calcext:value-type="float">
            <text:p>19.9569573402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43067944.75295" calcext:value-type="float">
            <text:p>1443067944.75295</text:p>
          </table:table-cell>
          <table:table-cell office:value-type="float" office:value="4096" calcext:value-type="float">
            <text:p>4096</text:p>
          </table:table-cell>
          <table:table-cell table:formula="of:=[.B275]-[.B$1]" office:value-type="float" office:value="28.8882510662079" calcext:value-type="float">
            <text:p>28.8882510662</text:p>
          </table:table-cell>
          <table:table-cell table:formula="of:=[.C275]/([.D275]-[.D274])" office:value-type="float" office:value="100233.193799264" calcext:value-type="float">
            <text:p>100233.193799264</text:p>
          </table:table-cell>
          <table:table-cell/>
          <table:table-cell office:value-type="float" office:value="1443067964.71828" calcext:value-type="float">
            <text:p>1443067964.71828</text:p>
          </table:table-cell>
          <table:table-cell table:formula="of:=[.G275]-[.$B$1]" office:value-type="float" office:value="48.8535838127136" calcext:value-type="float">
            <text:p>48.8535838127</text:p>
          </table:table-cell>
          <table:table-cell table:formula="of:=[.$C275]/([.H275]-[.H274])" office:value-type="float" office:value="83184.2132011156" calcext:value-type="float">
            <text:p>83184.2132011156</text:p>
          </table:table-cell>
          <table:table-cell table:formula="of:=[.G275]-[.$B275]" office:value-type="float" office:value="19.9653327465057" calcext:value-type="float">
            <text:p>19.9653327465</text:p>
          </table:table-cell>
          <table:table-cell/>
          <table:table-cell office:value-type="float" office:value="1443067964.71828" calcext:value-type="float">
            <text:p>1443067964.71828</text:p>
          </table:table-cell>
          <table:table-cell table:formula="of:=[.L275]-[.$B275]" office:value-type="float" office:value="19.9653327465057" calcext:value-type="float">
            <text:p>19.9653327465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43067944.79389" calcext:value-type="float">
            <text:p>1443067944.79389</text:p>
          </table:table-cell>
          <table:table-cell office:value-type="float" office:value="4096" calcext:value-type="float">
            <text:p>4096</text:p>
          </table:table-cell>
          <table:table-cell table:formula="of:=[.B276]-[.B$1]" office:value-type="float" office:value="28.9291930198669" calcext:value-type="float">
            <text:p>28.9291930199</text:p>
          </table:table-cell>
          <table:table-cell table:formula="of:=[.C276]/([.D276]-[.D275])" office:value-type="float" office:value="100044.077869592" calcext:value-type="float">
            <text:p>100044.077869592</text:p>
          </table:table-cell>
          <table:table-cell/>
          <table:table-cell office:value-type="float" office:value="1443067964.76752" calcext:value-type="float">
            <text:p>1443067964.76752</text:p>
          </table:table-cell>
          <table:table-cell table:formula="of:=[.G276]-[.$B$1]" office:value-type="float" office:value="48.9028267860413" calcext:value-type="float">
            <text:p>48.902826786</text:p>
          </table:table-cell>
          <table:table-cell table:formula="of:=[.$C276]/([.H276]-[.H275])" office:value-type="float" office:value="83179.3801878571" calcext:value-type="float">
            <text:p>83179.3801878571</text:p>
          </table:table-cell>
          <table:table-cell table:formula="of:=[.G276]-[.$B276]" office:value-type="float" office:value="19.9736337661743" calcext:value-type="float">
            <text:p>19.9736337662</text:p>
          </table:table-cell>
          <table:table-cell/>
          <table:table-cell office:value-type="float" office:value="1443067964.76752" calcext:value-type="float">
            <text:p>1443067964.76752</text:p>
          </table:table-cell>
          <table:table-cell table:formula="of:=[.L276]-[.$B276]" office:value-type="float" office:value="19.9736337661743" calcext:value-type="float">
            <text:p>19.9736337662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43067944.8348" calcext:value-type="float">
            <text:p>1443067944.8348</text:p>
          </table:table-cell>
          <table:table-cell office:value-type="float" office:value="4096" calcext:value-type="float">
            <text:p>4096</text:p>
          </table:table-cell>
          <table:table-cell table:formula="of:=[.B277]-[.B$1]" office:value-type="float" office:value="28.9701025485992" calcext:value-type="float">
            <text:p>28.9701025486</text:p>
          </table:table-cell>
          <table:table-cell table:formula="of:=[.C277]/([.D277]-[.D276])" office:value-type="float" office:value="100123.372889555" calcext:value-type="float">
            <text:p>100123.372889555</text:p>
          </table:table-cell>
          <table:table-cell/>
          <table:table-cell office:value-type="float" office:value="1443067964.81677" calcext:value-type="float">
            <text:p>1443067964.81677</text:p>
          </table:table-cell>
          <table:table-cell table:formula="of:=[.G277]-[.$B$1]" office:value-type="float" office:value="48.9520716667175" calcext:value-type="float">
            <text:p>48.9520716667</text:p>
          </table:table-cell>
          <table:table-cell table:formula="of:=[.$C277]/([.H277]-[.H276])" office:value-type="float" office:value="83176.1584910045" calcext:value-type="float">
            <text:p>83176.1584910045</text:p>
          </table:table-cell>
          <table:table-cell table:formula="of:=[.G277]-[.$B277]" office:value-type="float" office:value="19.9819691181183" calcext:value-type="float">
            <text:p>19.9819691181</text:p>
          </table:table-cell>
          <table:table-cell/>
          <table:table-cell office:value-type="float" office:value="1443067964.81677" calcext:value-type="float">
            <text:p>1443067964.81677</text:p>
          </table:table-cell>
          <table:table-cell table:formula="of:=[.L277]-[.$B277]" office:value-type="float" office:value="19.9819691181183" calcext:value-type="float">
            <text:p>19.9819691181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43067944.8757" calcext:value-type="float">
            <text:p>1443067944.8757</text:p>
          </table:table-cell>
          <table:table-cell office:value-type="float" office:value="4096" calcext:value-type="float">
            <text:p>4096</text:p>
          </table:table-cell>
          <table:table-cell table:formula="of:=[.B278]-[.B$1]" office:value-type="float" office:value="29.0110025405884" calcext:value-type="float">
            <text:p>29.0110025406</text:p>
          </table:table-cell>
          <table:table-cell table:formula="of:=[.C278]/([.D278]-[.D277])" office:value-type="float" office:value="100146.718881706" calcext:value-type="float">
            <text:p>100146.718881706</text:p>
          </table:table-cell>
          <table:table-cell/>
          <table:table-cell office:value-type="float" office:value="1443067964.86601" calcext:value-type="float">
            <text:p>1443067964.86601</text:p>
          </table:table-cell>
          <table:table-cell table:formula="of:=[.G278]-[.$B$1]" office:value-type="float" office:value="49.0013167858124" calcext:value-type="float">
            <text:p>49.0013167858</text:p>
          </table:table-cell>
          <table:table-cell table:formula="of:=[.$C278]/([.H278]-[.H277])" office:value-type="float" office:value="83175.7557964454" calcext:value-type="float">
            <text:p>83175.7557964454</text:p>
          </table:table-cell>
          <table:table-cell table:formula="of:=[.G278]-[.$B278]" office:value-type="float" office:value="19.990314245224" calcext:value-type="float">
            <text:p>19.9903142452</text:p>
          </table:table-cell>
          <table:table-cell/>
          <table:table-cell office:value-type="float" office:value="1443067964.86601" calcext:value-type="float">
            <text:p>1443067964.86601</text:p>
          </table:table-cell>
          <table:table-cell table:formula="of:=[.L278]-[.$B278]" office:value-type="float" office:value="19.990314245224" calcext:value-type="float">
            <text:p>19.9903142452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43067944.9166" calcext:value-type="float">
            <text:p>1443067944.9166</text:p>
          </table:table-cell>
          <table:table-cell office:value-type="float" office:value="4096" calcext:value-type="float">
            <text:p>4096</text:p>
          </table:table-cell>
          <table:table-cell table:formula="of:=[.B279]-[.B$1]" office:value-type="float" office:value="29.0519022941589" calcext:value-type="float">
            <text:p>29.0519022942</text:p>
          </table:table-cell>
          <table:table-cell table:formula="of:=[.C279]/([.D279]-[.D278])" office:value-type="float" office:value="100147.302671004" calcext:value-type="float">
            <text:p>100147.302671004</text:p>
          </table:table-cell>
          <table:table-cell/>
          <table:table-cell office:value-type="float" office:value="1443067964.91532" calcext:value-type="float">
            <text:p>1443067964.91532</text:p>
          </table:table-cell>
          <table:table-cell table:formula="of:=[.G279]-[.$B$1]" office:value-type="float" office:value="49.0506250858307" calcext:value-type="float">
            <text:p>49.0506250858</text:p>
          </table:table-cell>
          <table:table-cell table:formula="of:=[.$C279]/([.H279]-[.H278])" office:value-type="float" office:value="83069.178991751" calcext:value-type="float">
            <text:p>83069.178991751</text:p>
          </table:table-cell>
          <table:table-cell table:formula="of:=[.G279]-[.$B279]" office:value-type="float" office:value="19.9987227916718" calcext:value-type="float">
            <text:p>19.9987227917</text:p>
          </table:table-cell>
          <table:table-cell/>
          <table:table-cell office:value-type="float" office:value="1443067964.91532" calcext:value-type="float">
            <text:p>1443067964.91532</text:p>
          </table:table-cell>
          <table:table-cell table:formula="of:=[.L279]-[.$B279]" office:value-type="float" office:value="19.9987227916718" calcext:value-type="float">
            <text:p>19.9987227917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43067944.9575" calcext:value-type="float">
            <text:p>1443067944.9575</text:p>
          </table:table-cell>
          <table:table-cell office:value-type="float" office:value="4096" calcext:value-type="float">
            <text:p>4096</text:p>
          </table:table-cell>
          <table:table-cell table:formula="of:=[.B280]-[.B$1]" office:value-type="float" office:value="29.0928008556366" calcext:value-type="float">
            <text:p>29.0928008556</text:p>
          </table:table-cell>
          <table:table-cell table:formula="of:=[.C280]/([.D280]-[.D279])" office:value-type="float" office:value="100150.221719589" calcext:value-type="float">
            <text:p>100150.221719589</text:p>
          </table:table-cell>
          <table:table-cell/>
          <table:table-cell office:value-type="float" office:value="1443067964.96461" calcext:value-type="float">
            <text:p>1443067964.96461</text:p>
          </table:table-cell>
          <table:table-cell table:formula="of:=[.G280]-[.$B$1]" office:value-type="float" office:value="49.0999183654785" calcext:value-type="float">
            <text:p>49.0999183655</text:p>
          </table:table-cell>
          <table:table-cell table:formula="of:=[.$C280]/([.H280]-[.H279])" office:value-type="float" office:value="83094.4913640079" calcext:value-type="float">
            <text:p>83094.4913640079</text:p>
          </table:table-cell>
          <table:table-cell table:formula="of:=[.G280]-[.$B280]" office:value-type="float" office:value="20.0071175098419" calcext:value-type="float">
            <text:p>20.0071175098</text:p>
          </table:table-cell>
          <table:table-cell/>
          <table:table-cell office:value-type="float" office:value="1443067964.96461" calcext:value-type="float">
            <text:p>1443067964.96461</text:p>
          </table:table-cell>
          <table:table-cell table:formula="of:=[.L280]-[.$B280]" office:value-type="float" office:value="20.0071175098419" calcext:value-type="float">
            <text:p>20.0071175098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43067944.99839" calcext:value-type="float">
            <text:p>1443067944.99839</text:p>
          </table:table-cell>
          <table:table-cell office:value-type="float" office:value="4096" calcext:value-type="float">
            <text:p>4096</text:p>
          </table:table-cell>
          <table:table-cell table:formula="of:=[.B281]-[.B$1]" office:value-type="float" office:value="29.1336987018585" calcext:value-type="float">
            <text:p>29.1336987019</text:p>
          </table:table-cell>
          <table:table-cell table:formula="of:=[.C281]/([.D281]-[.D280])" office:value-type="float" office:value="100151.973230421" calcext:value-type="float">
            <text:p>100151.973230421</text:p>
          </table:table-cell>
          <table:table-cell/>
          <table:table-cell office:value-type="float" office:value="1443067965.00493" calcext:value-type="float">
            <text:p>1443067965.00493</text:p>
          </table:table-cell>
          <table:table-cell table:formula="of:=[.G281]-[.$B$1]" office:value-type="float" office:value="49.140237569809" calcext:value-type="float">
            <text:p>49.1402375698</text:p>
          </table:table-cell>
          <table:table-cell table:formula="of:=[.$C281]/([.H281]-[.H280])" office:value-type="float" office:value="101589.306337258" calcext:value-type="float">
            <text:p>101589.306337258</text:p>
          </table:table-cell>
          <table:table-cell table:formula="of:=[.G281]-[.$B281]" office:value-type="float" office:value="20.0065388679504" calcext:value-type="float">
            <text:p>20.006538868</text:p>
          </table:table-cell>
          <table:table-cell/>
          <table:table-cell office:value-type="float" office:value="1443067965.00493" calcext:value-type="float">
            <text:p>1443067965.00493</text:p>
          </table:table-cell>
          <table:table-cell table:formula="of:=[.L281]-[.$B281]" office:value-type="float" office:value="20.0065388679504" calcext:value-type="float">
            <text:p>20.006538868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43067945.03761" calcext:value-type="float">
            <text:p>1443067945.03761</text:p>
          </table:table-cell>
          <table:table-cell office:value-type="float" office:value="4096" calcext:value-type="float">
            <text:p>4096</text:p>
          </table:table-cell>
          <table:table-cell table:formula="of:=[.B282]-[.B$1]" office:value-type="float" office:value="29.172917842865" calcext:value-type="float">
            <text:p>29.1729178429</text:p>
          </table:table-cell>
          <table:table-cell table:formula="of:=[.C282]/([.D282]-[.D281])" office:value-type="float" office:value="104438.799394518" calcext:value-type="float">
            <text:p>104438.799394518</text:p>
          </table:table-cell>
          <table:table-cell/>
          <table:table-cell office:value-type="float" office:value="1443067965.04516" calcext:value-type="float">
            <text:p>1443067965.04516</text:p>
          </table:table-cell>
          <table:table-cell table:formula="of:=[.G282]-[.$B$1]" office:value-type="float" office:value="49.1804671287537" calcext:value-type="float">
            <text:p>49.1804671288</text:p>
          </table:table-cell>
          <table:table-cell table:formula="of:=[.$C282]/([.H282]-[.H281])" office:value-type="float" office:value="101815.682484369" calcext:value-type="float">
            <text:p>101815.682484369</text:p>
          </table:table-cell>
          <table:table-cell table:formula="of:=[.G282]-[.$B282]" office:value-type="float" office:value="20.0075492858887" calcext:value-type="float">
            <text:p>20.0075492859</text:p>
          </table:table-cell>
          <table:table-cell/>
          <table:table-cell office:value-type="float" office:value="1443067965.04516" calcext:value-type="float">
            <text:p>1443067965.04516</text:p>
          </table:table-cell>
          <table:table-cell table:formula="of:=[.L282]-[.$B282]" office:value-type="float" office:value="20.0075492858887" calcext:value-type="float">
            <text:p>20.0075492859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43067945.07677" calcext:value-type="float">
            <text:p>1443067945.07677</text:p>
          </table:table-cell>
          <table:table-cell office:value-type="float" office:value="4096" calcext:value-type="float">
            <text:p>4096</text:p>
          </table:table-cell>
          <table:table-cell table:formula="of:=[.B283]-[.B$1]" office:value-type="float" office:value="29.2120699882507" calcext:value-type="float">
            <text:p>29.2120699883</text:p>
          </table:table-cell>
          <table:table-cell table:formula="of:=[.C283]/([.D283]-[.D282])" office:value-type="float" office:value="104617.510985531" calcext:value-type="float">
            <text:p>104617.510985531</text:p>
          </table:table-cell>
          <table:table-cell/>
          <table:table-cell office:value-type="float" office:value="1443067965.08549" calcext:value-type="float">
            <text:p>1443067965.08549</text:p>
          </table:table-cell>
          <table:table-cell table:formula="of:=[.G283]-[.$B$1]" office:value-type="float" office:value="49.2207915782929" calcext:value-type="float">
            <text:p>49.2207915783</text:p>
          </table:table-cell>
          <table:table-cell table:formula="of:=[.$C283]/([.H283]-[.H282])" office:value-type="float" office:value="101576.092093205" calcext:value-type="float">
            <text:p>101576.092093205</text:p>
          </table:table-cell>
          <table:table-cell table:formula="of:=[.G283]-[.$B283]" office:value-type="float" office:value="20.0087215900421" calcext:value-type="float">
            <text:p>20.00872159</text:p>
          </table:table-cell>
          <table:table-cell/>
          <table:table-cell office:value-type="float" office:value="1443067965.08549" calcext:value-type="float">
            <text:p>1443067965.08549</text:p>
          </table:table-cell>
          <table:table-cell table:formula="of:=[.L283]-[.$B283]" office:value-type="float" office:value="20.0087215900421" calcext:value-type="float">
            <text:p>20.00872159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43067945.11591" calcext:value-type="float">
            <text:p>1443067945.11591</text:p>
          </table:table-cell>
          <table:table-cell office:value-type="float" office:value="4096" calcext:value-type="float">
            <text:p>4096</text:p>
          </table:table-cell>
          <table:table-cell table:formula="of:=[.B284]-[.B$1]" office:value-type="float" office:value="29.2512154579163" calcext:value-type="float">
            <text:p>29.2512154579</text:p>
          </table:table-cell>
          <table:table-cell table:formula="of:=[.C284]/([.D284]-[.D283])" office:value-type="float" office:value="104635.352059834" calcext:value-type="float">
            <text:p>104635.352059834</text:p>
          </table:table-cell>
          <table:table-cell/>
          <table:table-cell office:value-type="float" office:value="1443067965.12576" calcext:value-type="float">
            <text:p>1443067965.12576</text:p>
          </table:table-cell>
          <table:table-cell table:formula="of:=[.G284]-[.$B$1]" office:value-type="float" office:value="49.2610599994659" calcext:value-type="float">
            <text:p>49.2610599995</text:p>
          </table:table-cell>
          <table:table-cell table:formula="of:=[.$C284]/([.H284]-[.H283])" office:value-type="float" office:value="101717.422254852" calcext:value-type="float">
            <text:p>101717.422254852</text:p>
          </table:table-cell>
          <table:table-cell table:formula="of:=[.G284]-[.$B284]" office:value-type="float" office:value="20.0098445415497" calcext:value-type="float">
            <text:p>20.0098445415</text:p>
          </table:table-cell>
          <table:table-cell/>
          <table:table-cell office:value-type="float" office:value="1443067965.12576" calcext:value-type="float">
            <text:p>1443067965.12576</text:p>
          </table:table-cell>
          <table:table-cell table:formula="of:=[.L284]-[.$B284]" office:value-type="float" office:value="20.0098445415497" calcext:value-type="float">
            <text:p>20.0098445415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43067945.15504" calcext:value-type="float">
            <text:p>1443067945.15504</text:p>
          </table:table-cell>
          <table:table-cell office:value-type="float" office:value="4096" calcext:value-type="float">
            <text:p>4096</text:p>
          </table:table-cell>
          <table:table-cell table:formula="of:=[.B285]-[.B$1]" office:value-type="float" office:value="29.2903397083282" calcext:value-type="float">
            <text:p>29.2903397083</text:p>
          </table:table-cell>
          <table:table-cell table:formula="of:=[.C285]/([.D285]-[.D284])" office:value-type="float" office:value="104692.101621582" calcext:value-type="float">
            <text:p>104692.101621582</text:p>
          </table:table-cell>
          <table:table-cell/>
          <table:table-cell office:value-type="float" office:value="1443067965.16604" calcext:value-type="float">
            <text:p>1443067965.16604</text:p>
          </table:table-cell>
          <table:table-cell table:formula="of:=[.G285]-[.$B$1]" office:value-type="float" office:value="49.3013486862183" calcext:value-type="float">
            <text:p>49.3013486862</text:p>
          </table:table-cell>
          <table:table-cell table:formula="of:=[.$C285]/([.H285]-[.H284])" office:value-type="float" office:value="101666.257457851" calcext:value-type="float">
            <text:p>101666.257457851</text:p>
          </table:table-cell>
          <table:table-cell table:formula="of:=[.G285]-[.$B285]" office:value-type="float" office:value="20.01100897789" calcext:value-type="float">
            <text:p>20.0110089779</text:p>
          </table:table-cell>
          <table:table-cell/>
          <table:table-cell office:value-type="float" office:value="1443067965.16604" calcext:value-type="float">
            <text:p>1443067965.16604</text:p>
          </table:table-cell>
          <table:table-cell table:formula="of:=[.L285]-[.$B285]" office:value-type="float" office:value="20.01100897789" calcext:value-type="float">
            <text:p>20.0110089779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43067945.19418" calcext:value-type="float">
            <text:p>1443067945.19418</text:p>
          </table:table-cell>
          <table:table-cell office:value-type="float" office:value="4096" calcext:value-type="float">
            <text:p>4096</text:p>
          </table:table-cell>
          <table:table-cell table:formula="of:=[.B286]-[.B$1]" office:value-type="float" office:value="29.3294830322266" calcext:value-type="float">
            <text:p>29.3294830322</text:p>
          </table:table-cell>
          <table:table-cell table:formula="of:=[.C286]/([.D286]-[.D285])" office:value-type="float" office:value="104641.087983238" calcext:value-type="float">
            <text:p>104641.087983238</text:p>
          </table:table-cell>
          <table:table-cell/>
          <table:table-cell office:value-type="float" office:value="1443067965.20633" calcext:value-type="float">
            <text:p>1443067965.20633</text:p>
          </table:table-cell>
          <table:table-cell table:formula="of:=[.G286]-[.$B$1]" office:value-type="float" office:value="49.3416330814362" calcext:value-type="float">
            <text:p>49.3416330814</text:p>
          </table:table-cell>
          <table:table-cell table:formula="of:=[.$C286]/([.H286]-[.H285])" office:value-type="float" office:value="101677.088059657" calcext:value-type="float">
            <text:p>101677.088059657</text:p>
          </table:table-cell>
          <table:table-cell table:formula="of:=[.G286]-[.$B286]" office:value-type="float" office:value="20.0121500492096" calcext:value-type="float">
            <text:p>20.0121500492</text:p>
          </table:table-cell>
          <table:table-cell/>
          <table:table-cell office:value-type="float" office:value="1443067965.20633" calcext:value-type="float">
            <text:p>1443067965.20633</text:p>
          </table:table-cell>
          <table:table-cell table:formula="of:=[.L286]-[.$B286]" office:value-type="float" office:value="20.0121500492096" calcext:value-type="float">
            <text:p>20.0121500492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43067945.23338" calcext:value-type="float">
            <text:p>1443067945.23338</text:p>
          </table:table-cell>
          <table:table-cell office:value-type="float" office:value="4096" calcext:value-type="float">
            <text:p>4096</text:p>
          </table:table-cell>
          <table:table-cell table:formula="of:=[.B287]-[.B$1]" office:value-type="float" office:value="29.3686835765839" calcext:value-type="float">
            <text:p>29.3686835766</text:p>
          </table:table-cell>
          <table:table-cell table:formula="of:=[.C287]/([.D287]-[.D286])" office:value-type="float" office:value="104488.34492364" calcext:value-type="float">
            <text:p>104488.34492364</text:p>
          </table:table-cell>
          <table:table-cell/>
          <table:table-cell office:value-type="float" office:value="1443067965.2466" calcext:value-type="float">
            <text:p>1443067965.2466</text:p>
          </table:table-cell>
          <table:table-cell table:formula="of:=[.G287]-[.$B$1]" office:value-type="float" office:value="49.3819072246552" calcext:value-type="float">
            <text:p>49.3819072247</text:p>
          </table:table-cell>
          <table:table-cell table:formula="of:=[.$C287]/([.H287]-[.H286])" office:value-type="float" office:value="101702.970507098" calcext:value-type="float">
            <text:p>101702.970507098</text:p>
          </table:table-cell>
          <table:table-cell table:formula="of:=[.G287]-[.$B287]" office:value-type="float" office:value="20.0132236480713" calcext:value-type="float">
            <text:p>20.0132236481</text:p>
          </table:table-cell>
          <table:table-cell/>
          <table:table-cell office:value-type="float" office:value="1443067965.2466" calcext:value-type="float">
            <text:p>1443067965.2466</text:p>
          </table:table-cell>
          <table:table-cell table:formula="of:=[.L287]-[.$B287]" office:value-type="float" office:value="20.0132236480713" calcext:value-type="float">
            <text:p>20.0132236481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43067945.27253" calcext:value-type="float">
            <text:p>1443067945.27253</text:p>
          </table:table-cell>
          <table:table-cell office:value-type="float" office:value="4096" calcext:value-type="float">
            <text:p>4096</text:p>
          </table:table-cell>
          <table:table-cell table:formula="of:=[.B288]-[.B$1]" office:value-type="float" office:value="29.407830953598" calcext:value-type="float">
            <text:p>29.4078309536</text:p>
          </table:table-cell>
          <table:table-cell table:formula="of:=[.C288]/([.D288]-[.D287])" office:value-type="float" office:value="104630.253989135" calcext:value-type="float">
            <text:p>104630.253989135</text:p>
          </table:table-cell>
          <table:table-cell/>
          <table:table-cell office:value-type="float" office:value="1443067965.28691" calcext:value-type="float">
            <text:p>1443067965.28691</text:p>
          </table:table-cell>
          <table:table-cell table:formula="of:=[.G288]-[.$B$1]" office:value-type="float" office:value="49.4222128391266" calcext:value-type="float">
            <text:p>49.4222128391</text:p>
          </table:table-cell>
          <table:table-cell table:formula="of:=[.$C288]/([.H288]-[.H287])" office:value-type="float" office:value="101623.559241426" calcext:value-type="float">
            <text:p>101623.559241426</text:p>
          </table:table-cell>
          <table:table-cell table:formula="of:=[.G288]-[.$B288]" office:value-type="float" office:value="20.0143818855286" calcext:value-type="float">
            <text:p>20.0143818855</text:p>
          </table:table-cell>
          <table:table-cell/>
          <table:table-cell office:value-type="float" office:value="1443067965.28691" calcext:value-type="float">
            <text:p>1443067965.28691</text:p>
          </table:table-cell>
          <table:table-cell table:formula="of:=[.L288]-[.$B288]" office:value-type="float" office:value="20.0143818855286" calcext:value-type="float">
            <text:p>20.0143818855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43067945.31168" calcext:value-type="float">
            <text:p>1443067945.31168</text:p>
          </table:table-cell>
          <table:table-cell office:value-type="float" office:value="4096" calcext:value-type="float">
            <text:p>4096</text:p>
          </table:table-cell>
          <table:table-cell table:formula="of:=[.B289]-[.B$1]" office:value-type="float" office:value="29.4469864368439" calcext:value-type="float">
            <text:p>29.4469864368</text:p>
          </table:table-cell>
          <table:table-cell table:formula="of:=[.C289]/([.D289]-[.D288])" office:value-type="float" office:value="104608.592729708" calcext:value-type="float">
            <text:p>104608.592729708</text:p>
          </table:table-cell>
          <table:table-cell/>
          <table:table-cell office:value-type="float" office:value="1443067965.32722" calcext:value-type="float">
            <text:p>1443067965.32722</text:p>
          </table:table-cell>
          <table:table-cell table:formula="of:=[.G289]-[.$B$1]" office:value-type="float" office:value="49.4625263214111" calcext:value-type="float">
            <text:p>49.4625263214</text:p>
          </table:table-cell>
          <table:table-cell table:formula="of:=[.$C289]/([.H289]-[.H288])" office:value-type="float" office:value="101603.725797962" calcext:value-type="float">
            <text:p>101603.725797962</text:p>
          </table:table-cell>
          <table:table-cell table:formula="of:=[.G289]-[.$B289]" office:value-type="float" office:value="20.0155398845673" calcext:value-type="float">
            <text:p>20.0155398846</text:p>
          </table:table-cell>
          <table:table-cell/>
          <table:table-cell office:value-type="float" office:value="1443067965.32722" calcext:value-type="float">
            <text:p>1443067965.32722</text:p>
          </table:table-cell>
          <table:table-cell table:formula="of:=[.L289]-[.$B289]" office:value-type="float" office:value="20.0155398845673" calcext:value-type="float">
            <text:p>20.0155398846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43067945.35083" calcext:value-type="float">
            <text:p>1443067945.35083</text:p>
          </table:table-cell>
          <table:table-cell office:value-type="float" office:value="4096" calcext:value-type="float">
            <text:p>4096</text:p>
          </table:table-cell>
          <table:table-cell table:formula="of:=[.B290]-[.B$1]" office:value-type="float" office:value="29.4861392974853" calcext:value-type="float">
            <text:p>29.4861392975</text:p>
          </table:table-cell>
          <table:table-cell table:formula="of:=[.C290]/([.D290]-[.D289])" office:value-type="float" office:value="104615.599802703" calcext:value-type="float">
            <text:p>104615.599802703</text:p>
          </table:table-cell>
          <table:table-cell/>
          <table:table-cell office:value-type="float" office:value="1443067965.3675" calcext:value-type="float">
            <text:p>1443067965.3675</text:p>
          </table:table-cell>
          <table:table-cell table:formula="of:=[.G290]-[.$B$1]" office:value-type="float" office:value="49.502799987793" calcext:value-type="float">
            <text:p>49.5027999878</text:p>
          </table:table-cell>
          <table:table-cell table:formula="of:=[.$C290]/([.H290]-[.H289])" office:value-type="float" office:value="101704.174662562" calcext:value-type="float">
            <text:p>101704.174662562</text:p>
          </table:table-cell>
          <table:table-cell table:formula="of:=[.G290]-[.$B290]" office:value-type="float" office:value="20.0166606903076" calcext:value-type="float">
            <text:p>20.0166606903</text:p>
          </table:table-cell>
          <table:table-cell/>
          <table:table-cell office:value-type="float" office:value="1443067965.3675" calcext:value-type="float">
            <text:p>1443067965.3675</text:p>
          </table:table-cell>
          <table:table-cell table:formula="of:=[.L290]-[.$B290]" office:value-type="float" office:value="20.0166606903076" calcext:value-type="float">
            <text:p>20.0166606903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43067945.38999" calcext:value-type="float">
            <text:p>1443067945.38999</text:p>
          </table:table-cell>
          <table:table-cell office:value-type="float" office:value="4096" calcext:value-type="float">
            <text:p>4096</text:p>
          </table:table-cell>
          <table:table-cell table:formula="of:=[.B291]-[.B$1]" office:value-type="float" office:value="29.525289773941" calcext:value-type="float">
            <text:p>29.5252897739</text:p>
          </table:table-cell>
          <table:table-cell table:formula="of:=[.C291]/([.D291]-[.D290])" office:value-type="float" office:value="104621.970683702" calcext:value-type="float">
            <text:p>104621.970683702</text:p>
          </table:table-cell>
          <table:table-cell/>
          <table:table-cell office:value-type="float" office:value="1443067965.40779" calcext:value-type="float">
            <text:p>1443067965.40779</text:p>
          </table:table-cell>
          <table:table-cell table:formula="of:=[.G291]-[.$B$1]" office:value-type="float" office:value="49.5430929660797" calcext:value-type="float">
            <text:p>49.5430929661</text:p>
          </table:table-cell>
          <table:table-cell table:formula="of:=[.$C291]/([.H291]-[.H290])" office:value-type="float" office:value="101655.429163141" calcext:value-type="float">
            <text:p>101655.429163141</text:p>
          </table:table-cell>
          <table:table-cell table:formula="of:=[.G291]-[.$B291]" office:value-type="float" office:value="20.0178031921387" calcext:value-type="float">
            <text:p>20.0178031921</text:p>
          </table:table-cell>
          <table:table-cell/>
          <table:table-cell office:value-type="float" office:value="1443067965.40779" calcext:value-type="float">
            <text:p>1443067965.40779</text:p>
          </table:table-cell>
          <table:table-cell table:formula="of:=[.L291]-[.$B291]" office:value-type="float" office:value="20.0178031921387" calcext:value-type="float">
            <text:p>20.0178031921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43067945.42911" calcext:value-type="float">
            <text:p>1443067945.42911</text:p>
          </table:table-cell>
          <table:table-cell office:value-type="float" office:value="4096" calcext:value-type="float">
            <text:p>4096</text:p>
          </table:table-cell>
          <table:table-cell table:formula="of:=[.B292]-[.B$1]" office:value-type="float" office:value="29.5644195079803" calcext:value-type="float">
            <text:p>29.564419508</text:p>
          </table:table-cell>
          <table:table-cell table:formula="of:=[.C292]/([.D292]-[.D291])" office:value-type="float" office:value="104677.430106872" calcext:value-type="float">
            <text:p>104677.430106872</text:p>
          </table:table-cell>
          <table:table-cell/>
          <table:table-cell office:value-type="float" office:value="1443067965.4481" calcext:value-type="float">
            <text:p>1443067965.4481</text:p>
          </table:table-cell>
          <table:table-cell table:formula="of:=[.G292]-[.$B$1]" office:value-type="float" office:value="49.5833995342255" calcext:value-type="float">
            <text:p>49.5833995342</text:p>
          </table:table-cell>
          <table:table-cell table:formula="of:=[.$C292]/([.H292]-[.H291])" office:value-type="float" office:value="101621.154775284" calcext:value-type="float">
            <text:p>101621.154775284</text:p>
          </table:table-cell>
          <table:table-cell table:formula="of:=[.G292]-[.$B292]" office:value-type="float" office:value="20.0189800262451" calcext:value-type="float">
            <text:p>20.0189800262</text:p>
          </table:table-cell>
          <table:table-cell/>
          <table:table-cell office:value-type="float" office:value="1443067965.4481" calcext:value-type="float">
            <text:p>1443067965.4481</text:p>
          </table:table-cell>
          <table:table-cell table:formula="of:=[.L292]-[.$B292]" office:value-type="float" office:value="20.0189800262451" calcext:value-type="float">
            <text:p>20.0189800262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43067945.46826" calcext:value-type="float">
            <text:p>1443067945.46826</text:p>
          </table:table-cell>
          <table:table-cell office:value-type="float" office:value="4096" calcext:value-type="float">
            <text:p>4096</text:p>
          </table:table-cell>
          <table:table-cell table:formula="of:=[.B293]-[.B$1]" office:value-type="float" office:value="29.6035611629486" calcext:value-type="float">
            <text:p>29.6035611629</text:p>
          </table:table-cell>
          <table:table-cell table:formula="of:=[.C293]/([.D293]-[.D292])" office:value-type="float" office:value="104645.549691787" calcext:value-type="float">
            <text:p>104645.549691787</text:p>
          </table:table-cell>
          <table:table-cell/>
          <table:table-cell office:value-type="float" office:value="1443067965.48839" calcext:value-type="float">
            <text:p>1443067965.48839</text:p>
          </table:table-cell>
          <table:table-cell table:formula="of:=[.G293]-[.$B$1]" office:value-type="float" office:value="49.6236917972565" calcext:value-type="float">
            <text:p>49.6236917973</text:p>
          </table:table-cell>
          <table:table-cell table:formula="of:=[.$C293]/([.H293]-[.H292])" office:value-type="float" office:value="101657.233718742" calcext:value-type="float">
            <text:p>101657.233718742</text:p>
          </table:table-cell>
          <table:table-cell table:formula="of:=[.G293]-[.$B293]" office:value-type="float" office:value="20.0201306343079" calcext:value-type="float">
            <text:p>20.0201306343</text:p>
          </table:table-cell>
          <table:table-cell/>
          <table:table-cell office:value-type="float" office:value="1443067965.48839" calcext:value-type="float">
            <text:p>1443067965.48839</text:p>
          </table:table-cell>
          <table:table-cell table:formula="of:=[.L293]-[.$B293]" office:value-type="float" office:value="20.0201306343079" calcext:value-type="float">
            <text:p>20.0201306343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43067945.5074" calcext:value-type="float">
            <text:p>1443067945.5074</text:p>
          </table:table-cell>
          <table:table-cell office:value-type="float" office:value="4096" calcext:value-type="float">
            <text:p>4096</text:p>
          </table:table-cell>
          <table:table-cell table:formula="of:=[.B294]-[.B$1]" office:value-type="float" office:value="29.6427080631256" calcext:value-type="float">
            <text:p>29.6427080631</text:p>
          </table:table-cell>
          <table:table-cell table:formula="of:=[.C294]/([.D294]-[.D293])" office:value-type="float" office:value="104631.528460236" calcext:value-type="float">
            <text:p>104631.528460236</text:p>
          </table:table-cell>
          <table:table-cell/>
          <table:table-cell office:value-type="float" office:value="1443067965.52868" calcext:value-type="float">
            <text:p>1443067965.52868</text:p>
          </table:table-cell>
          <table:table-cell table:formula="of:=[.G294]-[.$B$1]" office:value-type="float" office:value="49.6639809608459" calcext:value-type="float">
            <text:p>49.6639809608</text:p>
          </table:table-cell>
          <table:table-cell table:formula="of:=[.$C294]/([.H294]-[.H293])" office:value-type="float" office:value="101665.054200077" calcext:value-type="float">
            <text:p>101665.054200077</text:p>
          </table:table-cell>
          <table:table-cell table:formula="of:=[.G294]-[.$B294]" office:value-type="float" office:value="20.0212728977203" calcext:value-type="float">
            <text:p>20.0212728977</text:p>
          </table:table-cell>
          <table:table-cell/>
          <table:table-cell office:value-type="float" office:value="1443067965.52868" calcext:value-type="float">
            <text:p>1443067965.52868</text:p>
          </table:table-cell>
          <table:table-cell table:formula="of:=[.L294]-[.$B294]" office:value-type="float" office:value="20.0212728977203" calcext:value-type="float">
            <text:p>20.0212728977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43067945.54654" calcext:value-type="float">
            <text:p>1443067945.54654</text:p>
          </table:table-cell>
          <table:table-cell office:value-type="float" office:value="4096" calcext:value-type="float">
            <text:p>4096</text:p>
          </table:table-cell>
          <table:table-cell table:formula="of:=[.B295]-[.B$1]" office:value-type="float" office:value="29.6818463802338" calcext:value-type="float">
            <text:p>29.6818463802</text:p>
          </table:table-cell>
          <table:table-cell table:formula="of:=[.C295]/([.D295]-[.D294])" office:value-type="float" office:value="104654.474250417" calcext:value-type="float">
            <text:p>104654.474250417</text:p>
          </table:table-cell>
          <table:table-cell/>
          <table:table-cell office:value-type="float" office:value="1443067965.56897" calcext:value-type="float">
            <text:p>1443067965.56897</text:p>
          </table:table-cell>
          <table:table-cell table:formula="of:=[.G295]-[.$B$1]" office:value-type="float" office:value="49.7042763233185" calcext:value-type="float">
            <text:p>49.7042763233</text:p>
          </table:table-cell>
          <table:table-cell table:formula="of:=[.$C295]/([.H295]-[.H294])" office:value-type="float" office:value="101649.41444048" calcext:value-type="float">
            <text:p>101649.41444048</text:p>
          </table:table-cell>
          <table:table-cell table:formula="of:=[.G295]-[.$B295]" office:value-type="float" office:value="20.0224299430847" calcext:value-type="float">
            <text:p>20.0224299431</text:p>
          </table:table-cell>
          <table:table-cell/>
          <table:table-cell office:value-type="float" office:value="1443067965.56897" calcext:value-type="float">
            <text:p>1443067965.56897</text:p>
          </table:table-cell>
          <table:table-cell table:formula="of:=[.L295]-[.$B295]" office:value-type="float" office:value="20.0224299430847" calcext:value-type="float">
            <text:p>20.0224299431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43067945.58568" calcext:value-type="float">
            <text:p>1443067945.58568</text:p>
          </table:table-cell>
          <table:table-cell office:value-type="float" office:value="4096" calcext:value-type="float">
            <text:p>4096</text:p>
          </table:table-cell>
          <table:table-cell table:formula="of:=[.B296]-[.B$1]" office:value-type="float" office:value="29.7209892272949" calcext:value-type="float">
            <text:p>29.7209892273</text:p>
          </table:table-cell>
          <table:table-cell table:formula="of:=[.C296]/([.D296]-[.D295])" office:value-type="float" office:value="104642.362718286" calcext:value-type="float">
            <text:p>104642.362718286</text:p>
          </table:table-cell>
          <table:table-cell/>
          <table:table-cell office:value-type="float" office:value="1443067965.60925" calcext:value-type="float">
            <text:p>1443067965.60925</text:p>
          </table:table-cell>
          <table:table-cell table:formula="of:=[.G296]-[.$B$1]" office:value-type="float" office:value="49.744558095932" calcext:value-type="float">
            <text:p>49.7445580959</text:p>
          </table:table-cell>
          <table:table-cell table:formula="of:=[.$C296]/([.H296]-[.H295])" office:value-type="float" office:value="101683.707896824" calcext:value-type="float">
            <text:p>101683.707896824</text:p>
          </table:table-cell>
          <table:table-cell table:formula="of:=[.G296]-[.$B296]" office:value-type="float" office:value="20.0235688686371" calcext:value-type="float">
            <text:p>20.0235688686</text:p>
          </table:table-cell>
          <table:table-cell/>
          <table:table-cell office:value-type="float" office:value="1443067965.60925" calcext:value-type="float">
            <text:p>1443067965.60925</text:p>
          </table:table-cell>
          <table:table-cell table:formula="of:=[.L296]-[.$B296]" office:value-type="float" office:value="20.0235688686371" calcext:value-type="float">
            <text:p>20.0235688686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43067945.62483" calcext:value-type="float">
            <text:p>1443067945.62483</text:p>
          </table:table-cell>
          <table:table-cell office:value-type="float" office:value="4096" calcext:value-type="float">
            <text:p>4096</text:p>
          </table:table-cell>
          <table:table-cell table:formula="of:=[.B297]-[.B$1]" office:value-type="float" office:value="29.7601327896118" calcext:value-type="float">
            <text:p>29.7601327896</text:p>
          </table:table-cell>
          <table:table-cell table:formula="of:=[.C297]/([.D297]-[.D296])" office:value-type="float" office:value="104640.45062736" calcext:value-type="float">
            <text:p>104640.45062736</text:p>
          </table:table-cell>
          <table:table-cell/>
          <table:table-cell office:value-type="float" office:value="1443067965.64954" calcext:value-type="float">
            <text:p>1443067965.64954</text:p>
          </table:table-cell>
          <table:table-cell table:formula="of:=[.G297]-[.$B$1]" office:value-type="float" office:value="49.7848484516144" calcext:value-type="float">
            <text:p>49.7848484516</text:p>
          </table:table-cell>
          <table:table-cell table:formula="of:=[.$C297]/([.H297]-[.H296])" office:value-type="float" office:value="101662.046180247" calcext:value-type="float">
            <text:p>101662.046180247</text:p>
          </table:table-cell>
          <table:table-cell table:formula="of:=[.G297]-[.$B297]" office:value-type="float" office:value="20.0247156620026" calcext:value-type="float">
            <text:p>20.024715662</text:p>
          </table:table-cell>
          <table:table-cell/>
          <table:table-cell office:value-type="float" office:value="1443067965.64954" calcext:value-type="float">
            <text:p>1443067965.64954</text:p>
          </table:table-cell>
          <table:table-cell table:formula="of:=[.L297]-[.$B297]" office:value-type="float" office:value="20.0247156620026" calcext:value-type="float">
            <text:p>20.024715662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43067945.66397" calcext:value-type="float">
            <text:p>1443067945.66397</text:p>
          </table:table-cell>
          <table:table-cell office:value-type="float" office:value="4096" calcext:value-type="float">
            <text:p>4096</text:p>
          </table:table-cell>
          <table:table-cell table:formula="of:=[.B298]-[.B$1]" office:value-type="float" office:value="29.7992780208588" calcext:value-type="float">
            <text:p>29.7992780209</text:p>
          </table:table-cell>
          <table:table-cell table:formula="of:=[.C298]/([.D298]-[.D297])" office:value-type="float" office:value="104635.989353603" calcext:value-type="float">
            <text:p>104635.989353603</text:p>
          </table:table-cell>
          <table:table-cell/>
          <table:table-cell office:value-type="float" office:value="1443067965.68983" calcext:value-type="float">
            <text:p>1443067965.68983</text:p>
          </table:table-cell>
          <table:table-cell table:formula="of:=[.G298]-[.$B$1]" office:value-type="float" office:value="49.8251316547394" calcext:value-type="float">
            <text:p>49.8251316547</text:p>
          </table:table-cell>
          <table:table-cell table:formula="of:=[.$C298]/([.H298]-[.H297])" office:value-type="float" office:value="101680.096969697" calcext:value-type="float">
            <text:p>101680.096969697</text:p>
          </table:table-cell>
          <table:table-cell table:formula="of:=[.G298]-[.$B298]" office:value-type="float" office:value="20.0258536338806" calcext:value-type="float">
            <text:p>20.0258536339</text:p>
          </table:table-cell>
          <table:table-cell/>
          <table:table-cell office:value-type="float" office:value="1443067965.68983" calcext:value-type="float">
            <text:p>1443067965.68983</text:p>
          </table:table-cell>
          <table:table-cell table:formula="of:=[.L298]-[.$B298]" office:value-type="float" office:value="20.0258536338806" calcext:value-type="float">
            <text:p>20.0258536339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43067945.70312" calcext:value-type="float">
            <text:p>1443067945.70312</text:p>
          </table:table-cell>
          <table:table-cell office:value-type="float" office:value="4096" calcext:value-type="float">
            <text:p>4096</text:p>
          </table:table-cell>
          <table:table-cell table:formula="of:=[.B299]-[.B$1]" office:value-type="float" office:value="29.83842253685" calcext:value-type="float">
            <text:p>29.8384225369</text:p>
          </table:table-cell>
          <table:table-cell table:formula="of:=[.C299]/([.D299]-[.D298])" office:value-type="float" office:value="104637.901281489" calcext:value-type="float">
            <text:p>104637.901281489</text:p>
          </table:table-cell>
          <table:table-cell/>
          <table:table-cell office:value-type="float" office:value="1443067965.73012" calcext:value-type="float">
            <text:p>1443067965.73012</text:p>
          </table:table-cell>
          <table:table-cell table:formula="of:=[.G299]-[.$B$1]" office:value-type="float" office:value="49.865425825119" calcext:value-type="float">
            <text:p>49.8654258251</text:p>
          </table:table-cell>
          <table:table-cell table:formula="of:=[.$C299]/([.H299]-[.H298])" office:value-type="float" office:value="101652.421712839" calcext:value-type="float">
            <text:p>101652.421712839</text:p>
          </table:table-cell>
          <table:table-cell table:formula="of:=[.G299]-[.$B299]" office:value-type="float" office:value="20.027003288269" calcext:value-type="float">
            <text:p>20.0270032883</text:p>
          </table:table-cell>
          <table:table-cell/>
          <table:table-cell office:value-type="float" office:value="1443067965.73012" calcext:value-type="float">
            <text:p>1443067965.73012</text:p>
          </table:table-cell>
          <table:table-cell table:formula="of:=[.L299]-[.$B299]" office:value-type="float" office:value="20.027003288269" calcext:value-type="float">
            <text:p>20.0270032883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43067945.74226" calcext:value-type="float">
            <text:p>1443067945.74226</text:p>
          </table:table-cell>
          <table:table-cell office:value-type="float" office:value="4096" calcext:value-type="float">
            <text:p>4096</text:p>
          </table:table-cell>
          <table:table-cell table:formula="of:=[.B300]-[.B$1]" office:value-type="float" office:value="29.8775684833527" calcext:value-type="float">
            <text:p>29.8775684834</text:p>
          </table:table-cell>
          <table:table-cell table:formula="of:=[.C300]/([.D300]-[.D299])" office:value-type="float" office:value="104634.077495584" calcext:value-type="float">
            <text:p>104634.077495584</text:p>
          </table:table-cell>
          <table:table-cell/>
          <table:table-cell office:value-type="float" office:value="1443067965.77041" calcext:value-type="float">
            <text:p>1443067965.77041</text:p>
          </table:table-cell>
          <table:table-cell table:formula="of:=[.G300]-[.$B$1]" office:value-type="float" office:value="49.90571641922" calcext:value-type="float">
            <text:p>49.9057164192</text:p>
          </table:table-cell>
          <table:table-cell table:formula="of:=[.$C300]/([.H300]-[.H299])" office:value-type="float" office:value="101661.444597641" calcext:value-type="float">
            <text:p>101661.444597641</text:p>
          </table:table-cell>
          <table:table-cell table:formula="of:=[.G300]-[.$B300]" office:value-type="float" office:value="20.0281479358673" calcext:value-type="float">
            <text:p>20.0281479359</text:p>
          </table:table-cell>
          <table:table-cell/>
          <table:table-cell office:value-type="float" office:value="1443067965.77041" calcext:value-type="float">
            <text:p>1443067965.77041</text:p>
          </table:table-cell>
          <table:table-cell table:formula="of:=[.L300]-[.$B300]" office:value-type="float" office:value="20.0281479358673" calcext:value-type="float">
            <text:p>20.0281479359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43067945.78141" calcext:value-type="float">
            <text:p>1443067945.78141</text:p>
          </table:table-cell>
          <table:table-cell office:value-type="float" office:value="4096" calcext:value-type="float">
            <text:p>4096</text:p>
          </table:table-cell>
          <table:table-cell table:formula="of:=[.B301]-[.B$1]" office:value-type="float" office:value="29.916711807251" calcext:value-type="float">
            <text:p>29.9167118073</text:p>
          </table:table-cell>
          <table:table-cell table:formula="of:=[.C301]/([.D301]-[.D300])" office:value-type="float" office:value="104641.087983238" calcext:value-type="float">
            <text:p>104641.087983238</text:p>
          </table:table-cell>
          <table:table-cell/>
          <table:table-cell office:value-type="float" office:value="1443067965.8107" calcext:value-type="float">
            <text:p>1443067965.8107</text:p>
          </table:table-cell>
          <table:table-cell table:formula="of:=[.G301]-[.$B$1]" office:value-type="float" office:value="49.9460020065308" calcext:value-type="float">
            <text:p>49.9460020065</text:p>
          </table:table-cell>
          <table:table-cell table:formula="of:=[.$C301]/([.H301]-[.H300])" office:value-type="float" office:value="101674.079327691" calcext:value-type="float">
            <text:p>101674.079327691</text:p>
          </table:table-cell>
          <table:table-cell table:formula="of:=[.G301]-[.$B301]" office:value-type="float" office:value="20.0292901992798" calcext:value-type="float">
            <text:p>20.0292901993</text:p>
          </table:table-cell>
          <table:table-cell/>
          <table:table-cell office:value-type="float" office:value="1443067965.8107" calcext:value-type="float">
            <text:p>1443067965.8107</text:p>
          </table:table-cell>
          <table:table-cell table:formula="of:=[.L301]-[.$B301]" office:value-type="float" office:value="20.0292901992798" calcext:value-type="float">
            <text:p>20.0292901993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43067945.82055" calcext:value-type="float">
            <text:p>1443067945.82055</text:p>
          </table:table-cell>
          <table:table-cell office:value-type="float" office:value="4096" calcext:value-type="float">
            <text:p>4096</text:p>
          </table:table-cell>
          <table:table-cell table:formula="of:=[.B302]-[.B$1]" office:value-type="float" office:value="29.9558570384979" calcext:value-type="float">
            <text:p>29.9558570385</text:p>
          </table:table-cell>
          <table:table-cell table:formula="of:=[.C302]/([.D302]-[.D301])" office:value-type="float" office:value="104635.989353603" calcext:value-type="float">
            <text:p>104635.989353603</text:p>
          </table:table-cell>
          <table:table-cell/>
          <table:table-cell office:value-type="float" office:value="1443067965.85098" calcext:value-type="float">
            <text:p>1443067965.85098</text:p>
          </table:table-cell>
          <table:table-cell table:formula="of:=[.G302]-[.$B$1]" office:value-type="float" office:value="49.9862844944" calcext:value-type="float">
            <text:p>49.9862844944</text:p>
          </table:table-cell>
          <table:table-cell table:formula="of:=[.$C302]/([.H302]-[.H301])" office:value-type="float" office:value="101681.902401203" calcext:value-type="float">
            <text:p>101681.902401203</text:p>
          </table:table-cell>
          <table:table-cell table:formula="of:=[.G302]-[.$B302]" office:value-type="float" office:value="20.0304274559021" calcext:value-type="float">
            <text:p>20.0304274559</text:p>
          </table:table-cell>
          <table:table-cell/>
          <table:table-cell office:value-type="float" office:value="1443067965.85098" calcext:value-type="float">
            <text:p>1443067965.85098</text:p>
          </table:table-cell>
          <table:table-cell table:formula="of:=[.L302]-[.$B302]" office:value-type="float" office:value="20.0304274559021" calcext:value-type="float">
            <text:p>20.0304274559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43067945.8597" calcext:value-type="float">
            <text:p>1443067945.8597</text:p>
          </table:table-cell>
          <table:table-cell office:value-type="float" office:value="4096" calcext:value-type="float">
            <text:p>4096</text:p>
          </table:table-cell>
          <table:table-cell table:formula="of:=[.B303]-[.B$1]" office:value-type="float" office:value="29.9950051307678" calcext:value-type="float">
            <text:p>29.9950051308</text:p>
          </table:table-cell>
          <table:table-cell table:formula="of:=[.C303]/([.D303]-[.D302])" office:value-type="float" office:value="104628.342340696" calcext:value-type="float">
            <text:p>104628.342340696</text:p>
          </table:table-cell>
          <table:table-cell/>
          <table:table-cell office:value-type="float" office:value="1443067965.89128" calcext:value-type="float">
            <text:p>1443067965.89128</text:p>
          </table:table-cell>
          <table:table-cell table:formula="of:=[.G303]-[.$B$1]" office:value-type="float" office:value="50.0265874862671" calcext:value-type="float">
            <text:p>50.0265874863</text:p>
          </table:table-cell>
          <table:table-cell table:formula="of:=[.$C303]/([.H303]-[.H302])" office:value-type="float" office:value="101630.172110055" calcext:value-type="float">
            <text:p>101630.172110055</text:p>
          </table:table-cell>
          <table:table-cell table:formula="of:=[.G303]-[.$B303]" office:value-type="float" office:value="20.0315823554993" calcext:value-type="float">
            <text:p>20.0315823555</text:p>
          </table:table-cell>
          <table:table-cell/>
          <table:table-cell office:value-type="float" office:value="1443067965.89128" calcext:value-type="float">
            <text:p>1443067965.89128</text:p>
          </table:table-cell>
          <table:table-cell table:formula="of:=[.L303]-[.$B303]" office:value-type="float" office:value="20.0315823554993" calcext:value-type="float">
            <text:p>20.0315823555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43067945.89885" calcext:value-type="float">
            <text:p>1443067945.89885</text:p>
          </table:table-cell>
          <table:table-cell office:value-type="float" office:value="4096" calcext:value-type="float">
            <text:p>4096</text:p>
          </table:table-cell>
          <table:table-cell table:formula="of:=[.B304]-[.B$1]" office:value-type="float" office:value="30.0341536998749" calcext:value-type="float">
            <text:p>30.0341536999</text:p>
          </table:table-cell>
          <table:table-cell table:formula="of:=[.C304]/([.D304]-[.D303])" office:value-type="float" office:value="104627.067947211" calcext:value-type="float">
            <text:p>104627.067947211</text:p>
          </table:table-cell>
          <table:table-cell/>
          <table:table-cell office:value-type="float" office:value="1443067965.93162" calcext:value-type="float">
            <text:p>1443067965.93162</text:p>
          </table:table-cell>
          <table:table-cell table:formula="of:=[.G304]-[.$B$1]" office:value-type="float" office:value="50.0669231414795" calcext:value-type="float">
            <text:p>50.0669231415</text:p>
          </table:table-cell>
          <table:table-cell table:formula="of:=[.$C304]/([.H304]-[.H303])" office:value-type="float" office:value="101547.873176498" calcext:value-type="float">
            <text:p>101547.873176498</text:p>
          </table:table-cell>
          <table:table-cell table:formula="of:=[.G304]-[.$B304]" office:value-type="float" office:value="20.0327694416046" calcext:value-type="float">
            <text:p>20.0327694416</text:p>
          </table:table-cell>
          <table:table-cell/>
          <table:table-cell office:value-type="float" office:value="1443067965.93162" calcext:value-type="float">
            <text:p>1443067965.93162</text:p>
          </table:table-cell>
          <table:table-cell table:formula="of:=[.L304]-[.$B304]" office:value-type="float" office:value="20.0327694416046" calcext:value-type="float">
            <text:p>20.0327694416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43067945.938" calcext:value-type="float">
            <text:p>1443067945.938</text:p>
          </table:table-cell>
          <table:table-cell office:value-type="float" office:value="4096" calcext:value-type="float">
            <text:p>4096</text:p>
          </table:table-cell>
          <table:table-cell table:formula="of:=[.B305]-[.B$1]" office:value-type="float" office:value="30.0732996463776" calcext:value-type="float">
            <text:p>30.0732996464</text:p>
          </table:table-cell>
          <table:table-cell table:formula="of:=[.C305]/([.D305]-[.D304])" office:value-type="float" office:value="104634.077495584" calcext:value-type="float">
            <text:p>104634.077495584</text:p>
          </table:table-cell>
          <table:table-cell/>
          <table:table-cell office:value-type="float" office:value="1443067965.97184" calcext:value-type="float">
            <text:p>1443067965.97184</text:p>
          </table:table-cell>
          <table:table-cell table:formula="of:=[.G305]-[.$B$1]" office:value-type="float" office:value="50.1071484088898" calcext:value-type="float">
            <text:p>50.1071484089</text:p>
          </table:table-cell>
          <table:table-cell table:formula="of:=[.$C305]/([.H305]-[.H304])" office:value-type="float" office:value="101826.544948049" calcext:value-type="float">
            <text:p>101826.544948049</text:p>
          </table:table-cell>
          <table:table-cell table:formula="of:=[.G305]-[.$B305]" office:value-type="float" office:value="20.0338487625122" calcext:value-type="float">
            <text:p>20.0338487625</text:p>
          </table:table-cell>
          <table:table-cell/>
          <table:table-cell office:value-type="float" office:value="1443067965.97184" calcext:value-type="float">
            <text:p>1443067965.97184</text:p>
          </table:table-cell>
          <table:table-cell table:formula="of:=[.L305]-[.$B305]" office:value-type="float" office:value="20.0338487625122" calcext:value-type="float">
            <text:p>20.0338487625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43067945.97715" calcext:value-type="float">
            <text:p>1443067945.97715</text:p>
          </table:table-cell>
          <table:table-cell office:value-type="float" office:value="4096" calcext:value-type="float">
            <text:p>4096</text:p>
          </table:table-cell>
          <table:table-cell table:formula="of:=[.B306]-[.B$1]" office:value-type="float" office:value="30.1124560832977" calcext:value-type="float">
            <text:p>30.1124560833</text:p>
          </table:table-cell>
          <table:table-cell table:formula="of:=[.C306]/([.D306]-[.D305])" office:value-type="float" office:value="104606.044935884" calcext:value-type="float">
            <text:p>104606.044935884</text:p>
          </table:table-cell>
          <table:table-cell/>
          <table:table-cell office:value-type="float" office:value="1443067966.00884" calcext:value-type="float">
            <text:p>1443067966.00884</text:p>
          </table:table-cell>
          <table:table-cell table:formula="of:=[.G306]-[.$B$1]" office:value-type="float" office:value="50.1441485881805" calcext:value-type="float">
            <text:p>50.1441485882</text:p>
          </table:table-cell>
          <table:table-cell table:formula="of:=[.$C306]/([.H306]-[.H305])" office:value-type="float" office:value="110702.1662736" calcext:value-type="float">
            <text:p>110702.1662736</text:p>
          </table:table-cell>
          <table:table-cell table:formula="of:=[.G306]-[.$B306]" office:value-type="float" office:value="20.0316925048828" calcext:value-type="float">
            <text:p>20.0316925049</text:p>
          </table:table-cell>
          <table:table-cell/>
          <table:table-cell office:value-type="float" office:value="1443067966.00884" calcext:value-type="float">
            <text:p>1443067966.00884</text:p>
          </table:table-cell>
          <table:table-cell table:formula="of:=[.L306]-[.$B306]" office:value-type="float" office:value="20.0316925048828" calcext:value-type="float">
            <text:p>20.0316925049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43067946.01559" calcext:value-type="float">
            <text:p>1443067946.01559</text:p>
          </table:table-cell>
          <table:table-cell office:value-type="float" office:value="4096" calcext:value-type="float">
            <text:p>4096</text:p>
          </table:table-cell>
          <table:table-cell table:formula="of:=[.B307]-[.B$1]" office:value-type="float" office:value="30.150890827179" calcext:value-type="float">
            <text:p>30.1508908272</text:p>
          </table:table-cell>
          <table:table-cell table:formula="of:=[.C307]/([.D307]-[.D306])" office:value-type="float" office:value="106570.2431284" calcext:value-type="float">
            <text:p>106570.2431284</text:p>
          </table:table-cell>
          <table:table-cell/>
          <table:table-cell office:value-type="float" office:value="1443067966.04571" calcext:value-type="float">
            <text:p>1443067966.04571</text:p>
          </table:table-cell>
          <table:table-cell table:formula="of:=[.G307]-[.$B$1]" office:value-type="float" office:value="50.18101811409" calcext:value-type="float">
            <text:p>50.1810181141</text:p>
          </table:table-cell>
          <table:table-cell table:formula="of:=[.$C307]/([.H307]-[.H306])" office:value-type="float" office:value="111094.458064433" calcext:value-type="float">
            <text:p>111094.458064433</text:p>
          </table:table-cell>
          <table:table-cell table:formula="of:=[.G307]-[.$B307]" office:value-type="float" office:value="20.030127286911" calcext:value-type="float">
            <text:p>20.0301272869</text:p>
          </table:table-cell>
          <table:table-cell/>
          <table:table-cell office:value-type="float" office:value="1443067966.04571" calcext:value-type="float">
            <text:p>1443067966.04571</text:p>
          </table:table-cell>
          <table:table-cell table:formula="of:=[.L307]-[.$B307]" office:value-type="float" office:value="20.030127286911" calcext:value-type="float">
            <text:p>20.0301272869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43067946.05297" calcext:value-type="float">
            <text:p>1443067946.05297</text:p>
          </table:table-cell>
          <table:table-cell office:value-type="float" office:value="4096" calcext:value-type="float">
            <text:p>4096</text:p>
          </table:table-cell>
          <table:table-cell table:formula="of:=[.B308]-[.B$1]" office:value-type="float" office:value="30.1882698535919" calcext:value-type="float">
            <text:p>30.1882698536</text:p>
          </table:table-cell>
          <table:table-cell table:formula="of:=[.C308]/([.D308]-[.D307])" office:value-type="float" office:value="109580.168160277" calcext:value-type="float">
            <text:p>109580.168160277</text:p>
          </table:table-cell>
          <table:table-cell/>
          <table:table-cell office:value-type="float" office:value="1443067966.08265" calcext:value-type="float">
            <text:p>1443067966.08265</text:p>
          </table:table-cell>
          <table:table-cell table:formula="of:=[.G308]-[.$B$1]" office:value-type="float" office:value="50.2179546356201" calcext:value-type="float">
            <text:p>50.2179546356</text:p>
          </table:table-cell>
          <table:table-cell table:formula="of:=[.$C308]/([.H308]-[.H307])" office:value-type="float" office:value="110892.954461249" calcext:value-type="float">
            <text:p>110892.954461249</text:p>
          </table:table-cell>
          <table:table-cell table:formula="of:=[.G308]-[.$B308]" office:value-type="float" office:value="20.0296847820282" calcext:value-type="float">
            <text:p>20.029684782</text:p>
          </table:table-cell>
          <table:table-cell/>
          <table:table-cell office:value-type="float" office:value="1443067966.08265" calcext:value-type="float">
            <text:p>1443067966.08265</text:p>
          </table:table-cell>
          <table:table-cell table:formula="of:=[.L308]-[.$B308]" office:value-type="float" office:value="20.0296847820282" calcext:value-type="float">
            <text:p>20.029684782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43067946.09035" calcext:value-type="float">
            <text:p>1443067946.09035</text:p>
          </table:table-cell>
          <table:table-cell office:value-type="float" office:value="4096" calcext:value-type="float">
            <text:p>4096</text:p>
          </table:table-cell>
          <table:table-cell table:formula="of:=[.B309]-[.B$1]" office:value-type="float" office:value="30.2256498336792" calcext:value-type="float">
            <text:p>30.2256498337</text:p>
          </table:table-cell>
          <table:table-cell table:formula="of:=[.C309]/([.D309]-[.D308])" office:value-type="float" office:value="109577.372444717" calcext:value-type="float">
            <text:p>109577.372444717</text:p>
          </table:table-cell>
          <table:table-cell/>
          <table:table-cell office:value-type="float" office:value="1443067966.1196" calcext:value-type="float">
            <text:p>1443067966.1196</text:p>
          </table:table-cell>
          <table:table-cell table:formula="of:=[.G309]-[.$B$1]" office:value-type="float" office:value="50.2549045085907" calcext:value-type="float">
            <text:p>50.2549045086</text:p>
          </table:table-cell>
          <table:table-cell table:formula="of:=[.$C309]/([.H309]-[.H308])" office:value-type="float" office:value="110852.884481123" calcext:value-type="float">
            <text:p>110852.884481123</text:p>
          </table:table-cell>
          <table:table-cell table:formula="of:=[.G309]-[.$B309]" office:value-type="float" office:value="20.0292546749115" calcext:value-type="float">
            <text:p>20.0292546749</text:p>
          </table:table-cell>
          <table:table-cell/>
          <table:table-cell office:value-type="float" office:value="1443067966.1196" calcext:value-type="float">
            <text:p>1443067966.1196</text:p>
          </table:table-cell>
          <table:table-cell table:formula="of:=[.L309]-[.$B309]" office:value-type="float" office:value="20.0292546749115" calcext:value-type="float">
            <text:p>20.0292546749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43067946.12772" calcext:value-type="float">
            <text:p>1443067946.12772</text:p>
          </table:table-cell>
          <table:table-cell office:value-type="float" office:value="4096" calcext:value-type="float">
            <text:p>4096</text:p>
          </table:table-cell>
          <table:table-cell table:formula="of:=[.B310]-[.B$1]" office:value-type="float" office:value="30.2630224227905" calcext:value-type="float">
            <text:p>30.2630224228</text:p>
          </table:table-cell>
          <table:table-cell table:formula="of:=[.C310]/([.D310]-[.D309])" office:value-type="float" office:value="109599.042972338" calcext:value-type="float">
            <text:p>109599.042972338</text:p>
          </table:table-cell>
          <table:table-cell/>
          <table:table-cell office:value-type="float" office:value="1443067966.15651" calcext:value-type="float">
            <text:p>1443067966.15651</text:p>
          </table:table-cell>
          <table:table-cell table:formula="of:=[.G310]-[.$B$1]" office:value-type="float" office:value="50.2918109893799" calcext:value-type="float">
            <text:p>50.2918109894</text:p>
          </table:table-cell>
          <table:table-cell table:formula="of:=[.$C310]/([.H310]-[.H309])" office:value-type="float" office:value="110983.21791766" calcext:value-type="float">
            <text:p>110983.21791766</text:p>
          </table:table-cell>
          <table:table-cell table:formula="of:=[.G310]-[.$B310]" office:value-type="float" office:value="20.0287885665894" calcext:value-type="float">
            <text:p>20.0287885666</text:p>
          </table:table-cell>
          <table:table-cell/>
          <table:table-cell office:value-type="float" office:value="1443067966.15651" calcext:value-type="float">
            <text:p>1443067966.15651</text:p>
          </table:table-cell>
          <table:table-cell table:formula="of:=[.L310]-[.$B310]" office:value-type="float" office:value="20.0287885665894" calcext:value-type="float">
            <text:p>20.0287885666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43067946.16507" calcext:value-type="float">
            <text:p>1443067946.16507</text:p>
          </table:table-cell>
          <table:table-cell office:value-type="float" office:value="4096" calcext:value-type="float">
            <text:p>4096</text:p>
          </table:table-cell>
          <table:table-cell table:formula="of:=[.B311]-[.B$1]" office:value-type="float" office:value="30.3003706932068" calcext:value-type="float">
            <text:p>30.3003706932</text:p>
          </table:table-cell>
          <table:table-cell table:formula="of:=[.C311]/([.D311]-[.D310])" office:value-type="float" office:value="109670.406536866" calcext:value-type="float">
            <text:p>109670.406536866</text:p>
          </table:table-cell>
          <table:table-cell/>
          <table:table-cell office:value-type="float" office:value="1443067966.19346" calcext:value-type="float">
            <text:p>1443067966.19346</text:p>
          </table:table-cell>
          <table:table-cell table:formula="of:=[.G311]-[.$B$1]" office:value-type="float" office:value="50.3287613391876" calcext:value-type="float">
            <text:p>50.3287613392</text:p>
          </table:table-cell>
          <table:table-cell table:formula="of:=[.$C311]/([.H311]-[.H310])" office:value-type="float" office:value="110851.453945968" calcext:value-type="float">
            <text:p>110851.453945968</text:p>
          </table:table-cell>
          <table:table-cell table:formula="of:=[.G311]-[.$B311]" office:value-type="float" office:value="20.0283906459808" calcext:value-type="float">
            <text:p>20.028390646</text:p>
          </table:table-cell>
          <table:table-cell/>
          <table:table-cell office:value-type="float" office:value="1443067966.19346" calcext:value-type="float">
            <text:p>1443067966.19346</text:p>
          </table:table-cell>
          <table:table-cell table:formula="of:=[.L311]-[.$B311]" office:value-type="float" office:value="20.0283906459808" calcext:value-type="float">
            <text:p>20.028390646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43067946.20244" calcext:value-type="float">
            <text:p>1443067946.20244</text:p>
          </table:table-cell>
          <table:table-cell office:value-type="float" office:value="4096" calcext:value-type="float">
            <text:p>4096</text:p>
          </table:table-cell>
          <table:table-cell table:formula="of:=[.B312]-[.B$1]" office:value-type="float" office:value="30.3377432823181" calcext:value-type="float">
            <text:p>30.3377432823</text:p>
          </table:table-cell>
          <table:table-cell table:formula="of:=[.C312]/([.D312]-[.D311])" office:value-type="float" office:value="109599.042972338" calcext:value-type="float">
            <text:p>109599.042972338</text:p>
          </table:table-cell>
          <table:table-cell/>
          <table:table-cell office:value-type="float" office:value="1443067966.23038" calcext:value-type="float">
            <text:p>1443067966.23038</text:p>
          </table:table-cell>
          <table:table-cell table:formula="of:=[.G312]-[.$B$1]" office:value-type="float" office:value="50.3656809329987" calcext:value-type="float">
            <text:p>50.365680933</text:p>
          </table:table-cell>
          <table:table-cell table:formula="of:=[.$C312]/([.H312]-[.H311])" office:value-type="float" office:value="110943.799137241" calcext:value-type="float">
            <text:p>110943.799137241</text:p>
          </table:table-cell>
          <table:table-cell table:formula="of:=[.G312]-[.$B312]" office:value-type="float" office:value="20.0279376506805" calcext:value-type="float">
            <text:p>20.0279376507</text:p>
          </table:table-cell>
          <table:table-cell/>
          <table:table-cell office:value-type="float" office:value="1443067966.23038" calcext:value-type="float">
            <text:p>1443067966.23038</text:p>
          </table:table-cell>
          <table:table-cell table:formula="of:=[.L312]-[.$B312]" office:value-type="float" office:value="20.0279376506805" calcext:value-type="float">
            <text:p>20.0279376507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43067946.23981" calcext:value-type="float">
            <text:p>1443067946.23981</text:p>
          </table:table-cell>
          <table:table-cell office:value-type="float" office:value="4096" calcext:value-type="float">
            <text:p>4096</text:p>
          </table:table-cell>
          <table:table-cell table:formula="of:=[.B313]-[.B$1]" office:value-type="float" office:value="30.3751111030579" calcext:value-type="float">
            <text:p>30.3751111031</text:p>
          </table:table-cell>
          <table:table-cell table:formula="of:=[.C313]/([.D313]-[.D312])" office:value-type="float" office:value="109613.028507261" calcext:value-type="float">
            <text:p>109613.028507261</text:p>
          </table:table-cell>
          <table:table-cell/>
          <table:table-cell office:value-type="float" office:value="1443067966.2673" calcext:value-type="float">
            <text:p>1443067966.2673</text:p>
          </table:table-cell>
          <table:table-cell table:formula="of:=[.G313]-[.$B$1]" office:value-type="float" office:value="50.4026081562042" calcext:value-type="float">
            <text:p>50.4026081562</text:p>
          </table:table-cell>
          <table:table-cell table:formula="of:=[.$C313]/([.H313]-[.H312])" office:value-type="float" office:value="110920.877456677" calcext:value-type="float">
            <text:p>110920.877456677</text:p>
          </table:table-cell>
          <table:table-cell table:formula="of:=[.G313]-[.$B313]" office:value-type="float" office:value="20.0274970531464" calcext:value-type="float">
            <text:p>20.0274970531</text:p>
          </table:table-cell>
          <table:table-cell/>
          <table:table-cell office:value-type="float" office:value="1443067966.2673" calcext:value-type="float">
            <text:p>1443067966.2673</text:p>
          </table:table-cell>
          <table:table-cell table:formula="of:=[.L313]-[.$B313]" office:value-type="float" office:value="20.0274970531464" calcext:value-type="float">
            <text:p>20.0274970531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43067946.27721" calcext:value-type="float">
            <text:p>1443067946.27721</text:p>
          </table:table-cell>
          <table:table-cell office:value-type="float" office:value="4096" calcext:value-type="float">
            <text:p>4096</text:p>
          </table:table-cell>
          <table:table-cell table:formula="of:=[.B314]-[.B$1]" office:value-type="float" office:value="30.4125130176544" calcext:value-type="float">
            <text:p>30.4125130177</text:p>
          </table:table-cell>
          <table:table-cell table:formula="of:=[.C314]/([.D314]-[.D313])" office:value-type="float" office:value="109513.110336255" calcext:value-type="float">
            <text:p>109513.110336255</text:p>
          </table:table-cell>
          <table:table-cell/>
          <table:table-cell office:value-type="float" office:value="1443067966.30424" calcext:value-type="float">
            <text:p>1443067966.30424</text:p>
          </table:table-cell>
          <table:table-cell table:formula="of:=[.G314]-[.$B$1]" office:value-type="float" office:value="50.439546585083" calcext:value-type="float">
            <text:p>50.4395465851</text:p>
          </table:table-cell>
          <table:table-cell table:formula="of:=[.$C314]/([.H314]-[.H313])" office:value-type="float" office:value="110887.228404903" calcext:value-type="float">
            <text:p>110887.228404903</text:p>
          </table:table-cell>
          <table:table-cell table:formula="of:=[.G314]-[.$B314]" office:value-type="float" office:value="20.0270335674286" calcext:value-type="float">
            <text:p>20.0270335674</text:p>
          </table:table-cell>
          <table:table-cell/>
          <table:table-cell office:value-type="float" office:value="1443067966.30424" calcext:value-type="float">
            <text:p>1443067966.30424</text:p>
          </table:table-cell>
          <table:table-cell table:formula="of:=[.L314]-[.$B314]" office:value-type="float" office:value="20.0270335674286" calcext:value-type="float">
            <text:p>20.0270335674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43067946.31458" calcext:value-type="float">
            <text:p>1443067946.31458</text:p>
          </table:table-cell>
          <table:table-cell office:value-type="float" office:value="4096" calcext:value-type="float">
            <text:p>4096</text:p>
          </table:table-cell>
          <table:table-cell table:formula="of:=[.B315]-[.B$1]" office:value-type="float" office:value="30.4498825073242" calcext:value-type="float">
            <text:p>30.4498825073</text:p>
          </table:table-cell>
          <table:table-cell table:formula="of:=[.C315]/([.D315]-[.D314])" office:value-type="float" office:value="109608.13316405" calcext:value-type="float">
            <text:p>109608.13316405</text:p>
          </table:table-cell>
          <table:table-cell/>
          <table:table-cell office:value-type="float" office:value="1443067966.34117" calcext:value-type="float">
            <text:p>1443067966.34117</text:p>
          </table:table-cell>
          <table:table-cell table:formula="of:=[.G315]-[.$B$1]" office:value-type="float" office:value="50.4764711856842" calcext:value-type="float">
            <text:p>50.4764711857</text:p>
          </table:table-cell>
          <table:table-cell table:formula="of:=[.$C315]/([.H315]-[.H314])" office:value-type="float" office:value="110928.755715974" calcext:value-type="float">
            <text:p>110928.755715974</text:p>
          </table:table-cell>
          <table:table-cell table:formula="of:=[.G315]-[.$B315]" office:value-type="float" office:value="20.02658867836" calcext:value-type="float">
            <text:p>20.0265886784</text:p>
          </table:table-cell>
          <table:table-cell/>
          <table:table-cell office:value-type="float" office:value="1443067966.34117" calcext:value-type="float">
            <text:p>1443067966.34117</text:p>
          </table:table-cell>
          <table:table-cell table:formula="of:=[.L315]-[.$B315]" office:value-type="float" office:value="20.02658867836" calcext:value-type="float">
            <text:p>20.0265886784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43067946.35196" calcext:value-type="float">
            <text:p>1443067946.35196</text:p>
          </table:table-cell>
          <table:table-cell office:value-type="float" office:value="4096" calcext:value-type="float">
            <text:p>4096</text:p>
          </table:table-cell>
          <table:table-cell table:formula="of:=[.B316]-[.B$1]" office:value-type="float" office:value="30.4872634410858" calcext:value-type="float">
            <text:p>30.4872634411</text:p>
          </table:table-cell>
          <table:table-cell table:formula="of:=[.C316]/([.D316]-[.D315])" office:value-type="float" office:value="109574.576871807" calcext:value-type="float">
            <text:p>109574.576871807</text:p>
          </table:table-cell>
          <table:table-cell/>
          <table:table-cell office:value-type="float" office:value="1443067966.3781" calcext:value-type="float">
            <text:p>1443067966.3781</text:p>
          </table:table-cell>
          <table:table-cell table:formula="of:=[.G316]-[.$B$1]" office:value-type="float" office:value="50.51340675354" calcext:value-type="float">
            <text:p>50.5134067535</text:p>
          </table:table-cell>
          <table:table-cell table:formula="of:=[.$C316]/([.H316]-[.H315])" office:value-type="float" office:value="110895.817711191" calcext:value-type="float">
            <text:p>110895.817711191</text:p>
          </table:table-cell>
          <table:table-cell table:formula="of:=[.G316]-[.$B316]" office:value-type="float" office:value="20.0261433124542" calcext:value-type="float">
            <text:p>20.0261433125</text:p>
          </table:table-cell>
          <table:table-cell/>
          <table:table-cell office:value-type="float" office:value="1443067966.3781" calcext:value-type="float">
            <text:p>1443067966.3781</text:p>
          </table:table-cell>
          <table:table-cell table:formula="of:=[.L316]-[.$B316]" office:value-type="float" office:value="20.0261433124542" calcext:value-type="float">
            <text:p>20.0261433125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43067946.38928" calcext:value-type="float">
            <text:p>1443067946.38928</text:p>
          </table:table-cell>
          <table:table-cell office:value-type="float" office:value="4096" calcext:value-type="float">
            <text:p>4096</text:p>
          </table:table-cell>
          <table:table-cell table:formula="of:=[.B317]-[.B$1]" office:value-type="float" office:value="30.5245893001556" calcext:value-type="float">
            <text:p>30.5245893002</text:p>
          </table:table-cell>
          <table:table-cell table:formula="of:=[.C317]/([.D317]-[.D316])" office:value-type="float" office:value="109736.25529523" calcext:value-type="float">
            <text:p>109736.25529523</text:p>
          </table:table-cell>
          <table:table-cell/>
          <table:table-cell office:value-type="float" office:value="1443067966.41504" calcext:value-type="float">
            <text:p>1443067966.41504</text:p>
          </table:table-cell>
          <table:table-cell table:formula="of:=[.G317]-[.$B$1]" office:value-type="float" office:value="50.5503425598145" calcext:value-type="float">
            <text:p>50.5503425598</text:p>
          </table:table-cell>
          <table:table-cell table:formula="of:=[.$C317]/([.H317]-[.H316])" office:value-type="float" office:value="110895.101884844" calcext:value-type="float">
            <text:p>110895.101884844</text:p>
          </table:table-cell>
          <table:table-cell table:formula="of:=[.G317]-[.$B317]" office:value-type="float" office:value="20.0257532596588" calcext:value-type="float">
            <text:p>20.0257532597</text:p>
          </table:table-cell>
          <table:table-cell/>
          <table:table-cell office:value-type="float" office:value="1443067966.41504" calcext:value-type="float">
            <text:p>1443067966.41504</text:p>
          </table:table-cell>
          <table:table-cell table:formula="of:=[.L317]-[.$B317]" office:value-type="float" office:value="20.0257532596588" calcext:value-type="float">
            <text:p>20.0257532597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43067946.42663" calcext:value-type="float">
            <text:p>1443067946.42663</text:p>
          </table:table-cell>
          <table:table-cell office:value-type="float" office:value="4096" calcext:value-type="float">
            <text:p>4096</text:p>
          </table:table-cell>
          <table:table-cell table:formula="of:=[.B318]-[.B$1]" office:value-type="float" office:value="30.5619349479675" calcext:value-type="float">
            <text:p>30.561934948</text:p>
          </table:table-cell>
          <table:table-cell table:formula="of:=[.C318]/([.D318]-[.D317])" office:value-type="float" office:value="109678.108159526" calcext:value-type="float">
            <text:p>109678.108159526</text:p>
          </table:table-cell>
          <table:table-cell/>
          <table:table-cell office:value-type="float" office:value="1443067966.45197" calcext:value-type="float">
            <text:p>1443067966.45197</text:p>
          </table:table-cell>
          <table:table-cell table:formula="of:=[.G318]-[.$B$1]" office:value-type="float" office:value="50.5872759819031" calcext:value-type="float">
            <text:p>50.5872759819</text:p>
          </table:table-cell>
          <table:table-cell table:formula="of:=[.$C318]/([.H318]-[.H317])" office:value-type="float" office:value="110902.260564199" calcext:value-type="float">
            <text:p>110902.260564199</text:p>
          </table:table-cell>
          <table:table-cell table:formula="of:=[.G318]-[.$B318]" office:value-type="float" office:value="20.0253410339355" calcext:value-type="float">
            <text:p>20.0253410339</text:p>
          </table:table-cell>
          <table:table-cell/>
          <table:table-cell office:value-type="float" office:value="1443067966.45197" calcext:value-type="float">
            <text:p>1443067966.45197</text:p>
          </table:table-cell>
          <table:table-cell table:formula="of:=[.L318]-[.$B318]" office:value-type="float" office:value="20.0253410339355" calcext:value-type="float">
            <text:p>20.0253410339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43067946.46401" calcext:value-type="float">
            <text:p>1443067946.46401</text:p>
          </table:table-cell>
          <table:table-cell office:value-type="float" office:value="4096" calcext:value-type="float">
            <text:p>4096</text:p>
          </table:table-cell>
          <table:table-cell table:formula="of:=[.B319]-[.B$1]" office:value-type="float" office:value="30.5993123054504" calcext:value-type="float">
            <text:p>30.5993123055</text:p>
          </table:table-cell>
          <table:table-cell table:formula="of:=[.C319]/([.D319]-[.D318])" office:value-type="float" office:value="109585.061005792" calcext:value-type="float">
            <text:p>109585.061005792</text:p>
          </table:table-cell>
          <table:table-cell/>
          <table:table-cell office:value-type="float" office:value="1443067966.48888" calcext:value-type="float">
            <text:p>1443067966.48888</text:p>
          </table:table-cell>
          <table:table-cell table:formula="of:=[.G319]-[.$B$1]" office:value-type="float" office:value="50.6241884231567" calcext:value-type="float">
            <text:p>50.6241884232</text:p>
          </table:table-cell>
          <table:table-cell table:formula="of:=[.$C319]/([.H319]-[.H318])" office:value-type="float" office:value="110965.296818282" calcext:value-type="float">
            <text:p>110965.296818282</text:p>
          </table:table-cell>
          <table:table-cell table:formula="of:=[.G319]-[.$B319]" office:value-type="float" office:value="20.0248761177063" calcext:value-type="float">
            <text:p>20.0248761177</text:p>
          </table:table-cell>
          <table:table-cell/>
          <table:table-cell office:value-type="float" office:value="1443067966.48888" calcext:value-type="float">
            <text:p>1443067966.48888</text:p>
          </table:table-cell>
          <table:table-cell table:formula="of:=[.L319]-[.$B319]" office:value-type="float" office:value="20.0248761177063" calcext:value-type="float">
            <text:p>20.0248761177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43067946.50138" calcext:value-type="float">
            <text:p>1443067946.50138</text:p>
          </table:table-cell>
          <table:table-cell office:value-type="float" office:value="4096" calcext:value-type="float">
            <text:p>4096</text:p>
          </table:table-cell>
          <table:table-cell table:formula="of:=[.B320]-[.B$1]" office:value-type="float" office:value="30.6366863250732" calcext:value-type="float">
            <text:p>30.6366863251</text:p>
          </table:table-cell>
          <table:table-cell table:formula="of:=[.C320]/([.D320]-[.D319])" office:value-type="float" office:value="109594.848007757" calcext:value-type="float">
            <text:p>109594.848007757</text:p>
          </table:table-cell>
          <table:table-cell/>
          <table:table-cell office:value-type="float" office:value="1443067966.52584" calcext:value-type="float">
            <text:p>1443067966.52584</text:p>
          </table:table-cell>
          <table:table-cell table:formula="of:=[.G320]-[.$B$1]" office:value-type="float" office:value="50.661141872406" calcext:value-type="float">
            <text:p>50.6611418724</text:p>
          </table:table-cell>
          <table:table-cell table:formula="of:=[.$C320]/([.H320]-[.H319])" office:value-type="float" office:value="110842.156367343" calcext:value-type="float">
            <text:p>110842.156367343</text:p>
          </table:table-cell>
          <table:table-cell table:formula="of:=[.G320]-[.$B320]" office:value-type="float" office:value="20.0244555473328" calcext:value-type="float">
            <text:p>20.0244555473</text:p>
          </table:table-cell>
          <table:table-cell/>
          <table:table-cell office:value-type="float" office:value="1443067966.52584" calcext:value-type="float">
            <text:p>1443067966.52584</text:p>
          </table:table-cell>
          <table:table-cell table:formula="of:=[.L320]-[.$B320]" office:value-type="float" office:value="20.0244555473328" calcext:value-type="float">
            <text:p>20.0244555473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43067946.53878" calcext:value-type="float">
            <text:p>1443067946.53878</text:p>
          </table:table-cell>
          <table:table-cell office:value-type="float" office:value="4096" calcext:value-type="float">
            <text:p>4096</text:p>
          </table:table-cell>
          <table:table-cell table:formula="of:=[.B321]-[.B$1]" office:value-type="float" office:value="30.6740865707397" calcext:value-type="float">
            <text:p>30.6740865707</text:p>
          </table:table-cell>
          <table:table-cell table:formula="of:=[.C321]/([.D321]-[.D320])" office:value-type="float" office:value="109517.997195094" calcext:value-type="float">
            <text:p>109517.997195094</text:p>
          </table:table-cell>
          <table:table-cell/>
          <table:table-cell office:value-type="float" office:value="1443067966.56282" calcext:value-type="float">
            <text:p>1443067966.56282</text:p>
          </table:table-cell>
          <table:table-cell table:formula="of:=[.G321]-[.$B$1]" office:value-type="float" office:value="50.698127746582" calcext:value-type="float">
            <text:p>50.6981277466</text:p>
          </table:table-cell>
          <table:table-cell table:formula="of:=[.$C321]/([.H321]-[.H320])" office:value-type="float" office:value="110744.982814414" calcext:value-type="float">
            <text:p>110744.982814414</text:p>
          </table:table-cell>
          <table:table-cell table:formula="of:=[.G321]-[.$B321]" office:value-type="float" office:value="20.0240411758423" calcext:value-type="float">
            <text:p>20.0240411758</text:p>
          </table:table-cell>
          <table:table-cell/>
          <table:table-cell office:value-type="float" office:value="1443067966.56282" calcext:value-type="float">
            <text:p>1443067966.56282</text:p>
          </table:table-cell>
          <table:table-cell table:formula="of:=[.L321]-[.$B321]" office:value-type="float" office:value="20.0240411758423" calcext:value-type="float">
            <text:p>20.0240411758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43067946.57615" calcext:value-type="float">
            <text:p>1443067946.57615</text:p>
          </table:table-cell>
          <table:table-cell office:value-type="float" office:value="4096" calcext:value-type="float">
            <text:p>4096</text:p>
          </table:table-cell>
          <table:table-cell table:formula="of:=[.B322]-[.B$1]" office:value-type="float" office:value="30.711455821991" calcext:value-type="float">
            <text:p>30.711455822</text:p>
          </table:table-cell>
          <table:table-cell table:formula="of:=[.C322]/([.D322]-[.D321])" office:value-type="float" office:value="109608.832472023" calcext:value-type="float">
            <text:p>109608.832472023</text:p>
          </table:table-cell>
          <table:table-cell/>
          <table:table-cell office:value-type="float" office:value="1443067966.59975" calcext:value-type="float">
            <text:p>1443067966.59975</text:p>
          </table:table-cell>
          <table:table-cell table:formula="of:=[.G322]-[.$B$1]" office:value-type="float" office:value="50.7350554466248" calcext:value-type="float">
            <text:p>50.7350554466</text:p>
          </table:table-cell>
          <table:table-cell table:formula="of:=[.$C322]/([.H322]-[.H321])" office:value-type="float" office:value="110919.445166122" calcext:value-type="float">
            <text:p>110919.445166122</text:p>
          </table:table-cell>
          <table:table-cell table:formula="of:=[.G322]-[.$B322]" office:value-type="float" office:value="20.0235996246338" calcext:value-type="float">
            <text:p>20.0235996246</text:p>
          </table:table-cell>
          <table:table-cell/>
          <table:table-cell office:value-type="float" office:value="1443067966.59975" calcext:value-type="float">
            <text:p>1443067966.59975</text:p>
          </table:table-cell>
          <table:table-cell table:formula="of:=[.L322]-[.$B322]" office:value-type="float" office:value="20.0235996246338" calcext:value-type="float">
            <text:p>20.0235996246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43067946.61353" calcext:value-type="float">
            <text:p>1443067946.61353</text:p>
          </table:table-cell>
          <table:table-cell office:value-type="float" office:value="4096" calcext:value-type="float">
            <text:p>4096</text:p>
          </table:table-cell>
          <table:table-cell table:formula="of:=[.B323]-[.B$1]" office:value-type="float" office:value="30.7488360404968" calcext:value-type="float">
            <text:p>30.7488360405</text:p>
          </table:table-cell>
          <table:table-cell table:formula="of:=[.C323]/([.D323]-[.D322])" office:value-type="float" office:value="109576.673538116" calcext:value-type="float">
            <text:p>109576.673538116</text:p>
          </table:table-cell>
          <table:table-cell/>
          <table:table-cell office:value-type="float" office:value="1443067966.63664" calcext:value-type="float">
            <text:p>1443067966.63664</text:p>
          </table:table-cell>
          <table:table-cell table:formula="of:=[.G323]-[.$B$1]" office:value-type="float" office:value="50.7719402313232" calcext:value-type="float">
            <text:p>50.7719402313</text:p>
          </table:table-cell>
          <table:table-cell table:formula="of:=[.$C323]/([.H323]-[.H322])" office:value-type="float" office:value="111048.499631559" calcext:value-type="float">
            <text:p>111048.499631559</text:p>
          </table:table-cell>
          <table:table-cell table:formula="of:=[.G323]-[.$B323]" office:value-type="float" office:value="20.0231041908264" calcext:value-type="float">
            <text:p>20.0231041908</text:p>
          </table:table-cell>
          <table:table-cell/>
          <table:table-cell office:value-type="float" office:value="1443067966.63664" calcext:value-type="float">
            <text:p>1443067966.63664</text:p>
          </table:table-cell>
          <table:table-cell table:formula="of:=[.L323]-[.$B323]" office:value-type="float" office:value="20.0231041908264" calcext:value-type="float">
            <text:p>20.0231041908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443067946.65087" calcext:value-type="float">
            <text:p>1443067946.65087</text:p>
          </table:table-cell>
          <table:table-cell office:value-type="float" office:value="4096" calcext:value-type="float">
            <text:p>4096</text:p>
          </table:table-cell>
          <table:table-cell table:formula="of:=[.B324]-[.B$1]" office:value-type="float" office:value="30.7861766815186" calcext:value-type="float">
            <text:p>30.7861766815</text:p>
          </table:table-cell>
          <table:table-cell table:formula="of:=[.C324]/([.D324]-[.D323])" office:value-type="float" office:value="109692.814261451" calcext:value-type="float">
            <text:p>109692.814261451</text:p>
          </table:table-cell>
          <table:table-cell/>
          <table:table-cell office:value-type="float" office:value="1443067966.67356" calcext:value-type="float">
            <text:p>1443067966.67356</text:p>
          </table:table-cell>
          <table:table-cell table:formula="of:=[.G324]-[.$B$1]" office:value-type="float" office:value="50.8088622093201" calcext:value-type="float">
            <text:p>50.8088622093</text:p>
          </table:table-cell>
          <table:table-cell table:formula="of:=[.$C324]/([.H324]-[.H323])" office:value-type="float" office:value="110936.635094471" calcext:value-type="float">
            <text:p>110936.635094471</text:p>
          </table:table-cell>
          <table:table-cell table:formula="of:=[.G324]-[.$B324]" office:value-type="float" office:value="20.0226855278015" calcext:value-type="float">
            <text:p>20.0226855278</text:p>
          </table:table-cell>
          <table:table-cell/>
          <table:table-cell office:value-type="float" office:value="1443067966.67356" calcext:value-type="float">
            <text:p>1443067966.67356</text:p>
          </table:table-cell>
          <table:table-cell table:formula="of:=[.L324]-[.$B324]" office:value-type="float" office:value="20.0226855278015" calcext:value-type="float">
            <text:p>20.0226855278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43067946.68824" calcext:value-type="float">
            <text:p>1443067946.68824</text:p>
          </table:table-cell>
          <table:table-cell office:value-type="float" office:value="4096" calcext:value-type="float">
            <text:p>4096</text:p>
          </table:table-cell>
          <table:table-cell table:formula="of:=[.B325]-[.B$1]" office:value-type="float" office:value="30.8235471248627" calcext:value-type="float">
            <text:p>30.8235471249</text:p>
          </table:table-cell>
          <table:table-cell table:formula="of:=[.C325]/([.D325]-[.D324])" office:value-type="float" office:value="109605.336021385" calcext:value-type="float">
            <text:p>109605.336021385</text:p>
          </table:table-cell>
          <table:table-cell/>
          <table:table-cell office:value-type="float" office:value="1443067966.71049" calcext:value-type="float">
            <text:p>1443067966.71049</text:p>
          </table:table-cell>
          <table:table-cell table:formula="of:=[.G325]-[.$B$1]" office:value-type="float" office:value="50.8457987308502" calcext:value-type="float">
            <text:p>50.8457987309</text:p>
          </table:table-cell>
          <table:table-cell table:formula="of:=[.$C325]/([.H325]-[.H324])" office:value-type="float" office:value="110892.954461249" calcext:value-type="float">
            <text:p>110892.954461249</text:p>
          </table:table-cell>
          <table:table-cell table:formula="of:=[.G325]-[.$B325]" office:value-type="float" office:value="20.0222516059875" calcext:value-type="float">
            <text:p>20.022251606</text:p>
          </table:table-cell>
          <table:table-cell/>
          <table:table-cell office:value-type="float" office:value="1443067966.71049" calcext:value-type="float">
            <text:p>1443067966.71049</text:p>
          </table:table-cell>
          <table:table-cell table:formula="of:=[.L325]-[.$B325]" office:value-type="float" office:value="20.0222516059875" calcext:value-type="float">
            <text:p>20.022251606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443067946.72562" calcext:value-type="float">
            <text:p>1443067946.72562</text:p>
          </table:table-cell>
          <table:table-cell office:value-type="float" office:value="4096" calcext:value-type="float">
            <text:p>4096</text:p>
          </table:table-cell>
          <table:table-cell table:formula="of:=[.B326]-[.B$1]" office:value-type="float" office:value="30.860919713974" calcext:value-type="float">
            <text:p>30.860919714</text:p>
          </table:table-cell>
          <table:table-cell table:formula="of:=[.C326]/([.D326]-[.D325])" office:value-type="float" office:value="109599.042972338" calcext:value-type="float">
            <text:p>109599.042972338</text:p>
          </table:table-cell>
          <table:table-cell/>
          <table:table-cell office:value-type="float" office:value="1443067966.74742" calcext:value-type="float">
            <text:p>1443067966.74742</text:p>
          </table:table-cell>
          <table:table-cell table:formula="of:=[.G326]-[.$B$1]" office:value-type="float" office:value="50.8827290534973" calcext:value-type="float">
            <text:p>50.8827290535</text:p>
          </table:table-cell>
          <table:table-cell table:formula="of:=[.$C326]/([.H326]-[.H325])" office:value-type="float" office:value="110911.56822921" calcext:value-type="float">
            <text:p>110911.56822921</text:p>
          </table:table-cell>
          <table:table-cell table:formula="of:=[.G326]-[.$B326]" office:value-type="float" office:value="20.0218093395233" calcext:value-type="float">
            <text:p>20.0218093395</text:p>
          </table:table-cell>
          <table:table-cell/>
          <table:table-cell office:value-type="float" office:value="1443067966.74742" calcext:value-type="float">
            <text:p>1443067966.74742</text:p>
          </table:table-cell>
          <table:table-cell table:formula="of:=[.L326]-[.$B326]" office:value-type="float" office:value="20.0218093395233" calcext:value-type="float">
            <text:p>20.0218093395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43067946.76299" calcext:value-type="float">
            <text:p>1443067946.76299</text:p>
          </table:table-cell>
          <table:table-cell office:value-type="float" office:value="4096" calcext:value-type="float">
            <text:p>4096</text:p>
          </table:table-cell>
          <table:table-cell table:formula="of:=[.B327]-[.B$1]" office:value-type="float" office:value="30.8982920646667" calcext:value-type="float">
            <text:p>30.8982920647</text:p>
          </table:table-cell>
          <table:table-cell table:formula="of:=[.C327]/([.D327]-[.D326])" office:value-type="float" office:value="109599.742164324" calcext:value-type="float">
            <text:p>109599.742164324</text:p>
          </table:table-cell>
          <table:table-cell/>
          <table:table-cell office:value-type="float" office:value="1443067966.78436" calcext:value-type="float">
            <text:p>1443067966.78436</text:p>
          </table:table-cell>
          <table:table-cell table:formula="of:=[.G327]-[.$B$1]" office:value-type="float" office:value="50.9196627140045" calcext:value-type="float">
            <text:p>50.919662714</text:p>
          </table:table-cell>
          <table:table-cell table:formula="of:=[.$C327]/([.H327]-[.H326])" office:value-type="float" office:value="110901.544654673" calcext:value-type="float">
            <text:p>110901.544654673</text:p>
          </table:table-cell>
          <table:table-cell table:formula="of:=[.G327]-[.$B327]" office:value-type="float" office:value="20.0213706493378" calcext:value-type="float">
            <text:p>20.0213706493</text:p>
          </table:table-cell>
          <table:table-cell/>
          <table:table-cell office:value-type="float" office:value="1443067966.78436" calcext:value-type="float">
            <text:p>1443067966.78436</text:p>
          </table:table-cell>
          <table:table-cell table:formula="of:=[.L327]-[.$B327]" office:value-type="float" office:value="20.0213706493378" calcext:value-type="float">
            <text:p>20.0213706493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443067946.80036" calcext:value-type="float">
            <text:p>1443067946.80036</text:p>
          </table:table-cell>
          <table:table-cell office:value-type="float" office:value="4096" calcext:value-type="float">
            <text:p>4096</text:p>
          </table:table-cell>
          <table:table-cell table:formula="of:=[.B328]-[.B$1]" office:value-type="float" office:value="30.9356639385223" calcext:value-type="float">
            <text:p>30.9356639385</text:p>
          </table:table-cell>
          <table:table-cell table:formula="of:=[.C328]/([.D328]-[.D327])" office:value-type="float" office:value="109601.14057506" calcext:value-type="float">
            <text:p>109601.14057506</text:p>
          </table:table-cell>
          <table:table-cell/>
          <table:table-cell office:value-type="float" office:value="1443067966.82127" calcext:value-type="float">
            <text:p>1443067966.82127</text:p>
          </table:table-cell>
          <table:table-cell table:formula="of:=[.G328]-[.$B$1]" office:value-type="float" office:value="50.9565751552582" calcext:value-type="float">
            <text:p>50.9565751553</text:p>
          </table:table-cell>
          <table:table-cell table:formula="of:=[.$C328]/([.H328]-[.H327])" office:value-type="float" office:value="110965.296818282" calcext:value-type="float">
            <text:p>110965.296818282</text:p>
          </table:table-cell>
          <table:table-cell table:formula="of:=[.G328]-[.$B328]" office:value-type="float" office:value="20.0209112167358" calcext:value-type="float">
            <text:p>20.0209112167</text:p>
          </table:table-cell>
          <table:table-cell/>
          <table:table-cell office:value-type="float" office:value="1443067966.82127" calcext:value-type="float">
            <text:p>1443067966.82127</text:p>
          </table:table-cell>
          <table:table-cell table:formula="of:=[.L328]-[.$B328]" office:value-type="float" office:value="20.0209112167358" calcext:value-type="float">
            <text:p>20.0209112167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43067946.83773" calcext:value-type="float">
            <text:p>1443067946.83773</text:p>
          </table:table-cell>
          <table:table-cell office:value-type="float" office:value="4096" calcext:value-type="float">
            <text:p>4096</text:p>
          </table:table-cell>
          <table:table-cell table:formula="of:=[.B329]-[.B$1]" office:value-type="float" office:value="30.9730355739593" calcext:value-type="float">
            <text:p>30.973035574</text:p>
          </table:table-cell>
          <table:table-cell table:formula="of:=[.C329]/([.D329]-[.D328])" office:value-type="float" office:value="109601.839793809" calcext:value-type="float">
            <text:p>109601.839793809</text:p>
          </table:table-cell>
          <table:table-cell/>
          <table:table-cell office:value-type="float" office:value="1443067966.85823" calcext:value-type="float">
            <text:p>1443067966.85823</text:p>
          </table:table-cell>
          <table:table-cell table:formula="of:=[.G329]-[.$B$1]" office:value-type="float" office:value="50.9935295581818" calcext:value-type="float">
            <text:p>50.9935295582</text:p>
          </table:table-cell>
          <table:table-cell table:formula="of:=[.$C329]/([.H329]-[.H328])" office:value-type="float" office:value="110839.295887689" calcext:value-type="float">
            <text:p>110839.295887689</text:p>
          </table:table-cell>
          <table:table-cell table:formula="of:=[.G329]-[.$B329]" office:value-type="float" office:value="20.0204939842224" calcext:value-type="float">
            <text:p>20.0204939842</text:p>
          </table:table-cell>
          <table:table-cell/>
          <table:table-cell office:value-type="float" office:value="1443067966.85823" calcext:value-type="float">
            <text:p>1443067966.85823</text:p>
          </table:table-cell>
          <table:table-cell table:formula="of:=[.L329]-[.$B329]" office:value-type="float" office:value="20.0204939842224" calcext:value-type="float">
            <text:p>20.0204939842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443067946.8751" calcext:value-type="float">
            <text:p>1443067946.8751</text:p>
          </table:table-cell>
          <table:table-cell office:value-type="float" office:value="4096" calcext:value-type="float">
            <text:p>4096</text:p>
          </table:table-cell>
          <table:table-cell table:formula="of:=[.B330]-[.B$1]" office:value-type="float" office:value="31.0104067325592" calcext:value-type="float">
            <text:p>31.0104067326</text:p>
          </table:table-cell>
          <table:table-cell table:formula="of:=[.C330]/([.D330]-[.D329])" office:value-type="float" office:value="109603.238258074" calcext:value-type="float">
            <text:p>109603.238258074</text:p>
          </table:table-cell>
          <table:table-cell/>
          <table:table-cell office:value-type="float" office:value="1443067966.89516" calcext:value-type="float">
            <text:p>1443067966.89516</text:p>
          </table:table-cell>
          <table:table-cell table:formula="of:=[.G330]-[.$B$1]" office:value-type="float" office:value="51.0304625034332" calcext:value-type="float">
            <text:p>51.0304625034</text:p>
          </table:table-cell>
          <table:table-cell table:formula="of:=[.$C330]/([.H330]-[.H329])" office:value-type="float" office:value="110903.692410979" calcext:value-type="float">
            <text:p>110903.692410979</text:p>
          </table:table-cell>
          <table:table-cell table:formula="of:=[.G330]-[.$B330]" office:value-type="float" office:value="20.020055770874" calcext:value-type="float">
            <text:p>20.0200557709</text:p>
          </table:table-cell>
          <table:table-cell/>
          <table:table-cell office:value-type="float" office:value="1443067966.89516" calcext:value-type="float">
            <text:p>1443067966.89516</text:p>
          </table:table-cell>
          <table:table-cell table:formula="of:=[.L330]-[.$B330]" office:value-type="float" office:value="20.020055770874" calcext:value-type="float">
            <text:p>20.0200557709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43067946.91247" calcext:value-type="float">
            <text:p>1443067946.91247</text:p>
          </table:table-cell>
          <table:table-cell office:value-type="float" office:value="4096" calcext:value-type="float">
            <text:p>4096</text:p>
          </table:table-cell>
          <table:table-cell table:formula="of:=[.B331]-[.B$1]" office:value-type="float" office:value="31.0477778911591" calcext:value-type="float">
            <text:p>31.0477778912</text:p>
          </table:table-cell>
          <table:table-cell table:formula="of:=[.C331]/([.D331]-[.D330])" office:value-type="float" office:value="109603.238258074" calcext:value-type="float">
            <text:p>109603.238258074</text:p>
          </table:table-cell>
          <table:table-cell/>
          <table:table-cell office:value-type="float" office:value="1443067966.93209" calcext:value-type="float">
            <text:p>1443067966.93209</text:p>
          </table:table-cell>
          <table:table-cell table:formula="of:=[.G331]-[.$B$1]" office:value-type="float" office:value="51.0673956871033" calcext:value-type="float">
            <text:p>51.0673956871</text:p>
          </table:table-cell>
          <table:table-cell table:formula="of:=[.$C331]/([.H331]-[.H330])" office:value-type="float" office:value="110902.976482967" calcext:value-type="float">
            <text:p>110902.976482967</text:p>
          </table:table-cell>
          <table:table-cell table:formula="of:=[.G331]-[.$B331]" office:value-type="float" office:value="20.0196177959442" calcext:value-type="float">
            <text:p>20.0196177959</text:p>
          </table:table-cell>
          <table:table-cell/>
          <table:table-cell office:value-type="float" office:value="1443067966.93209" calcext:value-type="float">
            <text:p>1443067966.93209</text:p>
          </table:table-cell>
          <table:table-cell table:formula="of:=[.L331]-[.$B331]" office:value-type="float" office:value="20.0196177959442" calcext:value-type="float">
            <text:p>20.0196177959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443067946.94984" calcext:value-type="float">
            <text:p>1443067946.94984</text:p>
          </table:table-cell>
          <table:table-cell office:value-type="float" office:value="4096" calcext:value-type="float">
            <text:p>4096</text:p>
          </table:table-cell>
          <table:table-cell table:formula="of:=[.B332]-[.B$1]" office:value-type="float" office:value="31.0851488113403" calcext:value-type="float">
            <text:p>31.0851488113</text:p>
          </table:table-cell>
          <table:table-cell table:formula="of:=[.C332]/([.D332]-[.D331])" office:value-type="float" office:value="109603.937503589" calcext:value-type="float">
            <text:p>109603.937503589</text:p>
          </table:table-cell>
          <table:table-cell/>
          <table:table-cell office:value-type="float" office:value="1443067966.96907" calcext:value-type="float">
            <text:p>1443067966.96907</text:p>
          </table:table-cell>
          <table:table-cell table:formula="of:=[.G332]-[.$B$1]" office:value-type="float" office:value="51.1043787002564" calcext:value-type="float">
            <text:p>51.1043787003</text:p>
          </table:table-cell>
          <table:table-cell table:formula="of:=[.$C332]/([.H332]-[.H331])" office:value-type="float" office:value="110753.550097345" calcext:value-type="float">
            <text:p>110753.550097345</text:p>
          </table:table-cell>
          <table:table-cell table:formula="of:=[.G332]-[.$B332]" office:value-type="float" office:value="20.019229888916" calcext:value-type="float">
            <text:p>20.0192298889</text:p>
          </table:table-cell>
          <table:table-cell/>
          <table:table-cell office:value-type="float" office:value="1443067966.96907" calcext:value-type="float">
            <text:p>1443067966.96907</text:p>
          </table:table-cell>
          <table:table-cell table:formula="of:=[.L332]-[.$B332]" office:value-type="float" office:value="20.019229888916" calcext:value-type="float">
            <text:p>20.0192298889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443067946.98723" calcext:value-type="float">
            <text:p>1443067946.98723</text:p>
          </table:table-cell>
          <table:table-cell office:value-type="float" office:value="4096" calcext:value-type="float">
            <text:p>4096</text:p>
          </table:table-cell>
          <table:table-cell table:formula="of:=[.B333]-[.B$1]" office:value-type="float" office:value="31.1225342750549" calcext:value-type="float">
            <text:p>31.1225342751</text:p>
          </table:table-cell>
          <table:table-cell table:formula="of:=[.C333]/([.D333]-[.D332])" office:value-type="float" office:value="109561.29984822" calcext:value-type="float">
            <text:p>109561.29984822</text:p>
          </table:table-cell>
          <table:table-cell/>
          <table:table-cell office:value-type="float" office:value="1443067971.40096" calcext:value-type="float">
            <text:p>1443067971.40096</text:p>
          </table:table-cell>
          <table:table-cell table:formula="of:=[.G333]-[.$B$1]" office:value-type="float" office:value="55.5362641811371" calcext:value-type="float">
            <text:p>55.5362641811</text:p>
          </table:table-cell>
          <table:table-cell table:formula="of:=[.$C333]/([.H333]-[.H332])" office:value-type="float" office:value="924.211606475448" calcext:value-type="float">
            <text:p>924.2116064754</text:p>
          </table:table-cell>
          <table:table-cell table:formula="of:=[.G333]-[.$B333]" office:value-type="float" office:value="24.4137299060822" calcext:value-type="float">
            <text:p>24.4137299061</text:p>
          </table:table-cell>
          <table:table-cell/>
          <table:table-cell office:value-type="float" office:value="1443067971.40096" calcext:value-type="float">
            <text:p>1443067971.40096</text:p>
          </table:table-cell>
          <table:table-cell table:formula="of:=[.L333]-[.$B333]" office:value-type="float" office:value="24.4137299060822" calcext:value-type="float">
            <text:p>24.4137299061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43067960.03375" calcext:value-type="float">
            <text:p>1443067960.03375</text:p>
          </table:table-cell>
          <table:table-cell office:value-type="float" office:value="4096" calcext:value-type="float">
            <text:p>4096</text:p>
          </table:table-cell>
          <table:table-cell table:formula="of:=[.B334]-[.B$1]" office:value-type="float" office:value="44.1690564155579" calcext:value-type="float">
            <text:p>44.1690564156</text:p>
          </table:table-cell>
          <table:table-cell table:formula="of:=[.C334]/([.D334]-[.D333])" office:value-type="float" office:value="313.953401212111" calcext:value-type="float">
            <text:p>313.9534012121</text:p>
          </table:table-cell>
          <table:table-cell/>
          <table:table-cell office:value-type="float" office:value="1443067971.45198" calcext:value-type="float">
            <text:p>1443067971.45198</text:p>
          </table:table-cell>
          <table:table-cell table:formula="of:=[.G334]-[.$B$1]" office:value-type="float" office:value="55.5872857570648" calcext:value-type="float">
            <text:p>55.5872857571</text:p>
          </table:table-cell>
          <table:table-cell table:formula="of:=[.$C334]/([.H334]-[.H333])" office:value-type="float" office:value="80279.7625420561" calcext:value-type="float">
            <text:p>80279.7625420561</text:p>
          </table:table-cell>
          <table:table-cell table:formula="of:=[.G334]-[.$B334]" office:value-type="float" office:value="11.418229341507" calcext:value-type="float">
            <text:p>11.4182293415</text:p>
          </table:table-cell>
          <table:table-cell/>
          <table:table-cell office:value-type="float" office:value="1443067971.45198" calcext:value-type="float">
            <text:p>1443067971.45198</text:p>
          </table:table-cell>
          <table:table-cell table:formula="of:=[.L334]-[.$B334]" office:value-type="float" office:value="11.418229341507" calcext:value-type="float">
            <text:p>11.418229341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3T23:24:18.906660611</dc:date>
    <meta:editing-duration>PT10M54S</meta:editing-duration>
    <meta:editing-cycles>2</meta:editing-cycles>
    <meta:generator>LibreOffice/4.4.2.2$Linux_X86_64 LibreOffice_project/40m0$Build-2</meta:generator>
    <meta:document-statistic meta:table-count="1" meta:cell-count="367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ource_2.D1:source_2.E334" svg:x="0.32cm" svg:y="0.18cm" svg:width="12.508cm" svg:height="8.64cm">
          <chartooo:coordinate-region svg:x="1.497cm" svg:y="0.379cm" svg:width="10.95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ource_2.E1:source_2.E334" chart:class="chart:scatter">
            <chart:domain table:cell-range-address="source_2.D1:source_2.D334"/>
            <chart:data-point chart:repeated="3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ource_2.D1:source_2.D334</svg:desc>
                </draw:g>
              </table:table-cell>
              <table:table-cell office:value-type="float" office:value="0">
                <text:p>0</text:p>
                <draw:g>
                  <svg:desc>source_2.E1:source_2.E3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18666100502014">
                <text:p>4.18666100502014</text:p>
              </table:table-cell>
              <table:table-cell office:value-type="float" office:value="978.345272064915">
                <text:p>978.3452720649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23804068565369">
                <text:p>4.23804068565369</text:p>
              </table:table-cell>
              <table:table-cell office:value-type="float" office:value="79720.2308284842">
                <text:p>79720.23082848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28937864303589">
                <text:p>4.28937864303589</text:p>
              </table:table-cell>
              <table:table-cell office:value-type="float" office:value="79785.0208473624">
                <text:p>79785.02084736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34073281288147">
                <text:p>4.34073281288147</text:p>
              </table:table-cell>
              <table:table-cell office:value-type="float" office:value="79759.832790919">
                <text:p>79759.8327909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39207243919373">
                <text:p>4.39207243919373</text:p>
              </table:table-cell>
              <table:table-cell office:value-type="float" office:value="79782.4272246835">
                <text:p>79782.42722468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44339513778687">
                <text:p>4.44339513778687</text:p>
              </table:table-cell>
              <table:table-cell office:value-type="float" office:value="79808.7417902751">
                <text:p>79808.74179027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4947292804718">
                <text:p>4.4947292804718</text:p>
              </table:table-cell>
              <table:table-cell office:value-type="float" office:value="79790.9497610433">
                <text:p>79790.94976104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54606866836548">
                <text:p>4.54606866836548</text:p>
              </table:table-cell>
              <table:table-cell office:value-type="float" office:value="79782.797731885">
                <text:p>79782.7977318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9738516807556">
                <text:p>4.59738516807556</text:p>
              </table:table-cell>
              <table:table-cell office:value-type="float" office:value="79818.3824528311">
                <text:p>79818.38245283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6487250328064">
                <text:p>4.6487250328064</text:p>
              </table:table-cell>
              <table:table-cell office:value-type="float" office:value="79782.0567209232">
                <text:p>79782.05672092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70005750656128">
                <text:p>4.70005750656128</text:p>
              </table:table-cell>
              <table:table-cell office:value-type="float" office:value="79793.5439378739">
                <text:p>79793.54393787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75138998031616">
                <text:p>4.75138998031616</text:p>
              </table:table-cell>
              <table:table-cell office:value-type="float" office:value="79793.5439378739">
                <text:p>79793.54393787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80272579193115">
                <text:p>4.80272579193115</text:p>
              </table:table-cell>
              <table:table-cell office:value-type="float" office:value="79788.3557528864">
                <text:p>79788.35575288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85406374931335">
                <text:p>4.85406374931335</text:p>
              </table:table-cell>
              <table:table-cell office:value-type="float" office:value="79785.0208473624">
                <text:p>79785.02084736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90538811683655">
                <text:p>4.90538811683655</text:p>
              </table:table-cell>
              <table:table-cell office:value-type="float" office:value="79806.1466251684">
                <text:p>79806.14662516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95673179626465">
                <text:p>4.95673179626465</text:p>
              </table:table-cell>
              <table:table-cell office:value-type="float" office:value="79776.1291287247">
                <text:p>79776.12912872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00806427001953">
                <text:p>5.00806427001953</text:p>
              </table:table-cell>
              <table:table-cell office:value-type="float" office:value="79793.5439378739">
                <text:p>79793.54393787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05937623977661">
                <text:p>5.05937623977661</text:p>
              </table:table-cell>
              <table:table-cell office:value-type="float" office:value="79825.4290254533">
                <text:p>79825.42902545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11072206497192">
                <text:p>5.11072206497192</text:p>
              </table:table-cell>
              <table:table-cell office:value-type="float" office:value="79772.7952451709">
                <text:p>79772.79524517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16048550605774">
                <text:p>5.16048550605774</text:p>
              </table:table-cell>
              <table:table-cell office:value-type="float" office:value="82309.4205430163">
                <text:p>82309.42054301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20880508422852">
                <text:p>5.20880508422852</text:p>
              </table:table-cell>
              <table:table-cell office:value-type="float" office:value="84768.9519458027">
                <text:p>84768.95194580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25712895393372">
                <text:p>5.25712895393372</text:p>
              </table:table-cell>
              <table:table-cell office:value-type="float" office:value="84761.4238054123">
                <text:p>84761.42380541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30545353889465">
                <text:p>5.30545353889465</text:p>
              </table:table-cell>
              <table:table-cell office:value-type="float" office:value="84760.1692453426">
                <text:p>84760.16924534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35377764701843">
                <text:p>5.35377764701843</text:p>
              </table:table-cell>
              <table:table-cell office:value-type="float" office:value="84761.005614596">
                <text:p>84761.0056145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40209317207336">
                <text:p>5.40209317207336</text:p>
              </table:table-cell>
              <table:table-cell office:value-type="float" office:value="84776.0630841352">
                <text:p>84776.06308413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45042014122009">
                <text:p>5.45042014122009</text:p>
              </table:table-cell>
              <table:table-cell office:value-type="float" office:value="84755.9876466467">
                <text:p>84755.98764664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49874567985535">
                <text:p>5.49874567985535</text:p>
              </table:table-cell>
              <table:table-cell office:value-type="float" office:value="84758.4965563515">
                <text:p>84758.49655635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54706907272339">
                <text:p>5.54706907272339</text:p>
              </table:table-cell>
              <table:table-cell office:value-type="float" office:value="84762.2601994247">
                <text:p>84762.26019942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59538912773132">
                <text:p>5.59538912773132</text:p>
              </table:table-cell>
              <table:table-cell office:value-type="float" office:value="84768.1154197238">
                <text:p>84768.11541972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64371085166931">
                <text:p>5.64371085166931</text:p>
              </table:table-cell>
              <table:table-cell office:value-type="float" office:value="84765.1877084608">
                <text:p>84765.18770846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69203305244446">
                <text:p>5.69203305244446</text:p>
              </table:table-cell>
              <table:table-cell office:value-type="float" office:value="84764.3512566732">
                <text:p>84764.35125667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74036383628845">
                <text:p>5.74036383628845</text:p>
              </table:table-cell>
              <table:table-cell office:value-type="float" office:value="84749.2979468611">
                <text:p>84749.29794686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78873777389526">
                <text:p>5.78873777389526</text:p>
              </table:table-cell>
              <table:table-cell office:value-type="float" office:value="84673.6941965056">
                <text:p>84673.69419650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83707046508789">
                <text:p>5.83707046508789</text:p>
              </table:table-cell>
              <table:table-cell office:value-type="float" office:value="84745.9534929608">
                <text:p>84745.95349296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88540172576904">
                <text:p>5.88540172576904</text:p>
              </table:table-cell>
              <table:table-cell office:value-type="float" office:value="84748.4618086387">
                <text:p>84748.46180863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93373465538025">
                <text:p>5.93373465538025</text:p>
              </table:table-cell>
              <table:table-cell office:value-type="float" office:value="84745.5354547831">
                <text:p>84745.53545478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.98211598396301">
                <text:p>5.98211598396301</text:p>
              </table:table-cell>
              <table:table-cell office:value-type="float" office:value="84660.7590156017">
                <text:p>84660.75901560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03043913841248">
                <text:p>6.03043913841248</text:p>
              </table:table-cell>
              <table:table-cell office:value-type="float" office:value="84762.6784026208">
                <text:p>84762.67840262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07876539230347">
                <text:p>6.07876539230347</text:p>
              </table:table-cell>
              <table:table-cell office:value-type="float" office:value="84757.2420829325">
                <text:p>84757.24208293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12709712982178">
                <text:p>6.12709712982178</text:p>
              </table:table-cell>
              <table:table-cell office:value-type="float" office:value="84747.6256869148">
                <text:p>84747.62568691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.16861271858215">
                <text:p>6.16861271858215</text:p>
              </table:table-cell>
              <table:table-cell office:value-type="float" office:value="98661.7345990616">
                <text:p>98661.73459906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.20874500274658">
                <text:p>6.20874500274658</text:p>
              </table:table-cell>
              <table:table-cell office:value-type="float" office:value="102062.468789915">
                <text:p>102062.4687899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.24887895584106">
                <text:p>6.24887895584106</text:p>
              </table:table-cell>
              <table:table-cell office:value-type="float" office:value="102058.224624853">
                <text:p>102058.2246248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.28901243209839">
                <text:p>6.28901243209839</text:p>
              </table:table-cell>
              <table:table-cell office:value-type="float" office:value="102059.437207423">
                <text:p>102059.4372074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.32914566993713">
                <text:p>6.32914566993713</text:p>
              </table:table-cell>
              <table:table-cell office:value-type="float" office:value="102060.043509514">
                <text:p>102060.0435095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.36928272247314">
                <text:p>6.36928272247314</text:p>
              </table:table-cell>
              <table:table-cell office:value-type="float" office:value="102050.343540425">
                <text:p>102050.3435404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.4094123840332">
                <text:p>6.4094123840332</text:p>
              </table:table-cell>
              <table:table-cell office:value-type="float" office:value="102069.138905392">
                <text:p>102069.1389053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.44953370094299">
                <text:p>6.44953370094299</text:p>
              </table:table-cell>
              <table:table-cell office:value-type="float" office:value="102090.367801475">
                <text:p>102090.3678014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.48964977264404">
                <text:p>6.48964977264404</text:p>
              </table:table-cell>
              <table:table-cell office:value-type="float" office:value="102103.716199431">
                <text:p>102103.7161994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.5297634601593">
                <text:p>6.5297634601593</text:p>
              </table:table-cell>
              <table:table-cell office:value-type="float" office:value="102109.784807042">
                <text:p>102109.7848070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.56990599632263">
                <text:p>6.56990599632263</text:p>
              </table:table-cell>
              <table:table-cell office:value-type="float" office:value="102036.403064679">
                <text:p>102036.4030646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61004257202148">
                <text:p>6.61004257202148</text:p>
              </table:table-cell>
              <table:table-cell office:value-type="float" office:value="102051.555935727">
                <text:p>102051.5559357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65018463134766">
                <text:p>6.65018463134766</text:p>
              </table:table-cell>
              <table:table-cell office:value-type="float" office:value="102037.615128766">
                <text:p>102037.6151287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69032120704651">
                <text:p>6.69032120704651</text:p>
              </table:table-cell>
              <table:table-cell office:value-type="float" office:value="102051.555935727">
                <text:p>102051.5559357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73045778274536">
                <text:p>6.73045778274536</text:p>
              </table:table-cell>
              <table:table-cell office:value-type="float" office:value="102051.555935727">
                <text:p>102051.5559357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77059459686279">
                <text:p>6.77059459686279</text:p>
              </table:table-cell>
              <table:table-cell office:value-type="float" office:value="102050.949734475">
                <text:p>102050.9497344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81072878837585">
                <text:p>6.81072878837585</text:p>
              </table:table-cell>
              <table:table-cell office:value-type="float" office:value="102057.618344373">
                <text:p>102057.6183443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85089111328125">
                <text:p>6.85089111328125</text:p>
              </table:table-cell>
              <table:table-cell office:value-type="float" office:value="101986.127786386">
                <text:p>101986.1277863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89102673530579">
                <text:p>6.89102673530579</text:p>
              </table:table-cell>
              <table:table-cell office:value-type="float" office:value="102053.980812755">
                <text:p>102053.9808127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93115162849426">
                <text:p>6.93115162849426</text:p>
              </table:table-cell>
              <table:table-cell office:value-type="float" office:value="102081.268621952">
                <text:p>102081.2686219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97128629684448">
                <text:p>6.97128629684448</text:p>
              </table:table-cell>
              <table:table-cell office:value-type="float" office:value="102056.405805022">
                <text:p>102056.4058050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.01142191886902">
                <text:p>7.01142191886902</text:p>
              </table:table-cell>
              <table:table-cell office:value-type="float" office:value="102053.980812755">
                <text:p>102053.9808127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.05155611038208">
                <text:p>7.05155611038208</text:p>
              </table:table-cell>
              <table:table-cell office:value-type="float" office:value="102057.618344373">
                <text:p>102057.6183443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.09170413017273">
                <text:p>7.09170413017273</text:p>
              </table:table-cell>
              <table:table-cell office:value-type="float" office:value="102022.466397059">
                <text:p>102022.4663970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.13184857368469">
                <text:p>7.13184857368469</text:p>
              </table:table-cell>
              <table:table-cell office:value-type="float" office:value="102031.555096271">
                <text:p>102031.5550962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.17287278175354">
                <text:p>7.17287278175354</text:p>
              </table:table-cell>
              <table:table-cell office:value-type="float" office:value="99843.4873654602">
                <text:p>99843.48736546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.21400666236877">
                <text:p>7.21400666236877</text:p>
              </table:table-cell>
              <table:table-cell office:value-type="float" office:value="99577.2812760827">
                <text:p>99577.28127608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.2551109790802">
                <text:p>7.2551109790802</text:p>
              </table:table-cell>
              <table:table-cell office:value-type="float" office:value="99648.9013247953">
                <text:p>99648.90132479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.29621028900147">
                <text:p>7.29621028900147</text:p>
              </table:table-cell>
              <table:table-cell office:value-type="float" office:value="99661.0407290742">
                <text:p>99661.04072907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33730459213257">
                <text:p>7.33730459213257</text:p>
              </table:table-cell>
              <table:table-cell office:value-type="float" office:value="99673.1830914007">
                <text:p>99673.18309140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37840342521668">
                <text:p>7.37840342521668</text:p>
              </table:table-cell>
              <table:table-cell office:value-type="float" office:value="99662.1970170726">
                <text:p>99662.19701707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41949820518494">
                <text:p>7.41949820518494</text:p>
              </table:table-cell>
              <table:table-cell office:value-type="float" office:value="99672.0265484672">
                <text:p>99672.02654846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4605975151062">
                <text:p>7.4605975151062</text:p>
              </table:table-cell>
              <table:table-cell office:value-type="float" office:value="99661.0407290742">
                <text:p>99661.04072907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50169038772583">
                <text:p>7.50169038772583</text:p>
              </table:table-cell>
              <table:table-cell office:value-type="float" office:value="99676.6528812458">
                <text:p>99676.65288124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54278802871704">
                <text:p>7.54278802871704</text:p>
              </table:table-cell>
              <table:table-cell office:value-type="float" office:value="99665.0878544577">
                <text:p>99665.087854457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58385038375855">
                <text:p>7.58385038375855</text:p>
              </table:table-cell>
              <table:table-cell office:value-type="float" office:value="99750.7326567109">
                <text:p>99750.732656710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62494468688965">
                <text:p>7.62494468688965</text:p>
              </table:table-cell>
              <table:table-cell office:value-type="float" office:value="99673.1830914007">
                <text:p>99673.183091400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66605019569397">
                <text:p>7.66605019569397</text:p>
              </table:table-cell>
              <table:table-cell office:value-type="float" office:value="99646.0114263176">
                <text:p>99646.01142631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70714592933655">
                <text:p>7.70714592933655</text:p>
              </table:table-cell>
              <table:table-cell office:value-type="float" office:value="99669.713543117">
                <text:p>99669.7135431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74824070930481">
                <text:p>7.74824070930481</text:p>
              </table:table-cell>
              <table:table-cell office:value-type="float" office:value="99672.0265484672">
                <text:p>99672.026548467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.78933525085449">
                <text:p>7.78933525085449</text:p>
              </table:table-cell>
              <table:table-cell office:value-type="float" office:value="99672.604816579">
                <text:p>99672.60481657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.83043146133423">
                <text:p>7.83043146133423</text:p>
              </table:table-cell>
              <table:table-cell office:value-type="float" office:value="99668.5570806985">
                <text:p>99668.557080698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.87152814865112">
                <text:p>7.87152814865112</text:p>
              </table:table-cell>
              <table:table-cell office:value-type="float" office:value="99667.4006451164">
                <text:p>99667.40064511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.91263270378113">
                <text:p>7.91263270378113</text:p>
              </table:table-cell>
              <table:table-cell office:value-type="float" office:value="99648.3233316899">
                <text:p>99648.32333168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95372867584229">
                <text:p>7.95372867584229</text:p>
              </table:table-cell>
              <table:table-cell office:value-type="float" office:value="99669.1353085532">
                <text:p>99669.135308553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.9948251247406">
                <text:p>7.9948251247406</text:p>
              </table:table-cell>
              <table:table-cell office:value-type="float" office:value="99667.9788595529">
                <text:p>99667.978859552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03592157363892">
                <text:p>8.03592157363892</text:p>
              </table:table-cell>
              <table:table-cell office:value-type="float" office:value="99667.9788595529">
                <text:p>99667.978859552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07699227333069">
                <text:p>8.07699227333069</text:p>
              </table:table-cell>
              <table:table-cell office:value-type="float" office:value="99730.4655323546">
                <text:p>99730.465532354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11810803413391">
                <text:p>8.11810803413391</text:p>
              </table:table-cell>
              <table:table-cell office:value-type="float" office:value="99621.1652169879">
                <text:p>99621.165216987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.15909147262573">
                <text:p>8.15909147262573</text:p>
              </table:table-cell>
              <table:table-cell office:value-type="float" office:value="99942.8098454307">
                <text:p>99942.80984543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.1999831199646">
                <text:p>8.1999831199646</text:p>
              </table:table-cell>
              <table:table-cell office:value-type="float" office:value="100167.155557629">
                <text:p>100167.1555576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.24087333679199">
                <text:p>8.24087333679199</text:p>
              </table:table-cell>
              <table:table-cell office:value-type="float" office:value="100170.659825312">
                <text:p>100170.6598253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.28176832199097">
                <text:p>8.28176832199097</text:p>
              </table:table-cell>
              <table:table-cell office:value-type="float" office:value="100158.979886431">
                <text:p>100158.97988643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.32266163825989">
                <text:p>8.32266163825989</text:p>
              </table:table-cell>
              <table:table-cell office:value-type="float" office:value="100163.067555198">
                <text:p>100163.0675551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.36355781555176">
                <text:p>8.36355781555176</text:p>
              </table:table-cell>
              <table:table-cell office:value-type="float" office:value="100156.060327288">
                <text:p>100156.06032728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.4044725894928">
                <text:p>8.4044725894928</text:p>
              </table:table-cell>
              <table:table-cell office:value-type="float" office:value="100110.537232896">
                <text:p>100110.5372328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.44537115097046">
                <text:p>8.44537115097046</text:p>
              </table:table-cell>
              <table:table-cell office:value-type="float" office:value="100150.221719589">
                <text:p>100150.2217195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.48626232147217">
                <text:p>8.48626232147217</text:p>
              </table:table-cell>
              <table:table-cell office:value-type="float" office:value="100168.323619614">
                <text:p>100168.3236196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.52716016769409">
                <text:p>8.52716016769409</text:p>
              </table:table-cell>
              <table:table-cell office:value-type="float" office:value="100151.973230421">
                <text:p>100151.97323042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.56805777549744">
                <text:p>8.56805777549744</text:p>
              </table:table-cell>
              <table:table-cell office:value-type="float" office:value="100152.55708098">
                <text:p>100152.557080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.6089551448822">
                <text:p>8.6089551448822</text:p>
              </table:table-cell>
              <table:table-cell office:value-type="float" office:value="100153.140938345">
                <text:p>100153.1409383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.64986634254456">
                <text:p>8.64986634254456</text:p>
              </table:table-cell>
              <table:table-cell office:value-type="float" office:value="100119.288459969">
                <text:p>100119.28845996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.69076180458069">
                <text:p>8.69076180458069</text:p>
              </table:table-cell>
              <table:table-cell office:value-type="float" office:value="100157.812042349">
                <text:p>100157.81204234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.73165082931519">
                <text:p>8.73165082931519</text:p>
              </table:table-cell>
              <table:table-cell office:value-type="float" office:value="100173.580235684">
                <text:p>100173.5802356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.77255034446716">
                <text:p>8.77255034446716</text:p>
              </table:table-cell>
              <table:table-cell office:value-type="float" office:value="100147.886467108">
                <text:p>100147.88646710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.81345725059509">
                <text:p>8.81345725059509</text:p>
              </table:table-cell>
              <table:table-cell office:value-type="float" office:value="100129.791952254">
                <text:p>100129.79195225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.85440301895142">
                <text:p>8.85440301895142</text:p>
              </table:table-cell>
              <table:table-cell office:value-type="float" office:value="100034.757300322">
                <text:p>100034.75730032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.89529824256897">
                <text:p>8.89529824256897</text:p>
              </table:table-cell>
              <table:table-cell office:value-type="float" office:value="100158.395960986">
                <text:p>100158.39596098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.93620800971985">
                <text:p>8.93620800971985</text:p>
              </table:table-cell>
              <table:table-cell office:value-type="float" office:value="100122.789379211">
                <text:p>100122.78937921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.97710132598877">
                <text:p>8.97710132598877</text:p>
              </table:table-cell>
              <table:table-cell office:value-type="float" office:value="100163.067555198">
                <text:p>100163.06755519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.01799535751343">
                <text:p>9.01799535751343</text:p>
              </table:table-cell>
              <table:table-cell office:value-type="float" office:value="100161.315656301">
                <text:p>100161.31565630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.05890870094299">
                <text:p>9.05890870094299</text:p>
              </table:table-cell>
              <table:table-cell office:value-type="float" office:value="100114.037540136">
                <text:p>100114.03754013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.09985113143921">
                <text:p>9.09985113143921</text:p>
              </table:table-cell>
              <table:table-cell office:value-type="float" office:value="100042.91270345">
                <text:p>100042.9127034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.14051413536072">
                <text:p>9.14051413536072</text:p>
              </table:table-cell>
              <table:table-cell office:value-type="float" office:value="100730.384009663">
                <text:p>100730.38400966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.17967367172241">
                <text:p>9.17967367172241</text:p>
              </table:table-cell>
              <table:table-cell office:value-type="float" office:value="104597.765462992">
                <text:p>104597.76546299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.21878552436829">
                <text:p>9.21878552436829</text:p>
              </table:table-cell>
              <table:table-cell office:value-type="float" office:value="104725.287167702">
                <text:p>104725.28716770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.25793933868408">
                <text:p>9.25793933868408</text:p>
              </table:table-cell>
              <table:table-cell office:value-type="float" office:value="104613.05166755">
                <text:p>104613.0516675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.29708600044251">
                <text:p>9.29708600044251</text:p>
              </table:table-cell>
              <table:table-cell office:value-type="float" office:value="104632.16570743">
                <text:p>104632.1657074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.33623194694519">
                <text:p>9.33623194694519</text:p>
              </table:table-cell>
              <table:table-cell office:value-type="float" office:value="104634.077495584">
                <text:p>104634.0774955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.37537789344788">
                <text:p>9.37537789344788</text:p>
              </table:table-cell>
              <table:table-cell office:value-type="float" office:value="104634.077495584">
                <text:p>104634.07749558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.41452980041504">
                <text:p>9.41452980041504</text:p>
              </table:table-cell>
              <table:table-cell office:value-type="float" office:value="104618.148061992">
                <text:p>104618.14806199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.45367884635925">
                <text:p>9.45367884635925</text:p>
              </table:table-cell>
              <table:table-cell office:value-type="float" office:value="104625.79358477">
                <text:p>104625.7935847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.49280261993408">
                <text:p>9.49280261993408</text:p>
              </table:table-cell>
              <table:table-cell office:value-type="float" office:value="104693.377599834">
                <text:p>104693.37759983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.5319447517395">
                <text:p>9.5319447517395</text:p>
              </table:table-cell>
              <table:table-cell office:value-type="float" office:value="104644.274879092">
                <text:p>104644.27487909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.57113718986511">
                <text:p>9.57113718986511</text:p>
              </table:table-cell>
              <table:table-cell office:value-type="float" office:value="104509.956407215">
                <text:p>104509.9564072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.61025381088257">
                <text:p>9.61025381088257</text:p>
              </table:table-cell>
              <table:table-cell office:value-type="float" office:value="104712.521006662">
                <text:p>104712.52100666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.64941048622131">
                <text:p>9.64941048622131</text:p>
              </table:table-cell>
              <table:table-cell office:value-type="float" office:value="104605.40800682">
                <text:p>104605.4080068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.68855857849121">
                <text:p>9.68855857849121</text:p>
              </table:table-cell>
              <table:table-cell office:value-type="float" office:value="104628.342340696">
                <text:p>104628.34234069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.72768020629883">
                <text:p>9.72768020629883</text:p>
              </table:table-cell>
              <table:table-cell office:value-type="float" office:value="104699.11988689">
                <text:p>104699.1198868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.76682424545288">
                <text:p>9.76682424545288</text:p>
              </table:table-cell>
              <table:table-cell office:value-type="float" office:value="104639.175938897">
                <text:p>104639.17593889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.80599236488342">
                <text:p>9.80599236488342</text:p>
              </table:table-cell>
              <table:table-cell office:value-type="float" office:value="104574.844530475">
                <text:p>104574.8445304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.84513640403748">
                <text:p>9.84513640403748</text:p>
              </table:table-cell>
              <table:table-cell office:value-type="float" office:value="104639.175938897">
                <text:p>104639.17593889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.88429379463196">
                <text:p>9.88429379463196</text:p>
              </table:table-cell>
              <table:table-cell office:value-type="float" office:value="104603.497266163">
                <text:p>104603.49726616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.9234402179718">
                <text:p>9.9234402179718</text:p>
              </table:table-cell>
              <table:table-cell office:value-type="float" office:value="104632.802962386">
                <text:p>104632.80296238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.96258616447449">
                <text:p>9.96258616447449</text:p>
              </table:table-cell>
              <table:table-cell office:value-type="float" office:value="104634.077495584">
                <text:p>104634.07749558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.0017294883728">
                <text:p>10.0017294883728</text:p>
              </table:table-cell>
              <table:table-cell office:value-type="float" office:value="104641.087983238">
                <text:p>104641.08798323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.0408725738525">
                <text:p>10.0408725738525</text:p>
              </table:table-cell>
              <table:table-cell office:value-type="float" office:value="104641.72534688">
                <text:p>104641.7253468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.0800158977509">
                <text:p>10.0800158977509</text:p>
              </table:table-cell>
              <table:table-cell office:value-type="float" office:value="104641.087983238">
                <text:p>104641.08798323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.1191732883453">
                <text:p>10.1191732883453</text:p>
              </table:table-cell>
              <table:table-cell office:value-type="float" office:value="104603.497266163">
                <text:p>104603.49726616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.1572859287262">
                <text:p>10.1572859287262</text:p>
              </table:table-cell>
              <table:table-cell office:value-type="float" office:value="107470.906215594">
                <text:p>107470.90621559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.1946620941162">
                <text:p>10.1946620941162</text:p>
              </table:table-cell>
              <table:table-cell office:value-type="float" office:value="109588.556162968">
                <text:p>109588.55616296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.2320432662964">
                <text:p>10.2320432662964</text:p>
              </table:table-cell>
              <table:table-cell office:value-type="float" office:value="109573.878000867">
                <text:p>109573.87800086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.2693915367126">
                <text:p>10.2693915367126</text:p>
              </table:table-cell>
              <table:table-cell office:value-type="float" office:value="109670.406536866">
                <text:p>109670.40653686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.3067669868469">
                <text:p>10.3067669868469</text:p>
              </table:table-cell>
              <table:table-cell office:value-type="float" office:value="109590.653364293">
                <text:p>109590.65336429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.3441421985626">
                <text:p>10.3441421985626</text:p>
              </table:table-cell>
              <table:table-cell office:value-type="float" office:value="109591.352449239">
                <text:p>109591.35244923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.3815231323242">
                <text:p>10.3815231323242</text:p>
              </table:table-cell>
              <table:table-cell office:value-type="float" office:value="109574.576871807">
                <text:p>109574.57687180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.4189009666443">
                <text:p>10.4189009666443</text:p>
              </table:table-cell>
              <table:table-cell office:value-type="float" office:value="109583.663005345">
                <text:p>109583.66300534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.4562804698944">
                <text:p>10.4562804698944</text:p>
              </table:table-cell>
              <table:table-cell office:value-type="float" office:value="109578.770284665">
                <text:p>109578.77028466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.4936594963074">
                <text:p>10.4936594963074</text:p>
              </table:table-cell>
              <table:table-cell office:value-type="float" office:value="109580.168160277">
                <text:p>109580.16816027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.5310428142548">
                <text:p>10.5310428142548</text:p>
              </table:table-cell>
              <table:table-cell office:value-type="float" office:value="109567.588563557">
                <text:p>109567.58856355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.5684220790863">
                <text:p>10.5684220790863</text:p>
              </table:table-cell>
              <table:table-cell office:value-type="float" office:value="109579.469218013">
                <text:p>109579.46921801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.6057996749878">
                <text:p>10.6057996749878</text:p>
              </table:table-cell>
              <table:table-cell office:value-type="float" office:value="109584.36200111">
                <text:p>109584.3620011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.6431777477264">
                <text:p>10.6431777477264</text:p>
              </table:table-cell>
              <table:table-cell office:value-type="float" office:value="109582.964018498">
                <text:p>109582.96401849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.6805577278137">
                <text:p>10.6805577278137</text:p>
              </table:table-cell>
              <table:table-cell office:value-type="float" office:value="109577.372444717">
                <text:p>109577.37244471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.7179298400879">
                <text:p>10.7179298400879</text:p>
              </table:table-cell>
              <table:table-cell office:value-type="float" office:value="109600.441365231">
                <text:p>109600.44136523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.7553086280823">
                <text:p>10.7553086280823</text:p>
              </table:table-cell>
              <table:table-cell office:value-type="float" office:value="109580.867111457">
                <text:p>109580.86711145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.792680978775">
                <text:p>10.792680978775</text:p>
              </table:table-cell>
              <table:table-cell office:value-type="float" office:value="109599.742164324">
                <text:p>109599.74216432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.8300685882568">
                <text:p>10.8300685882568</text:p>
              </table:table-cell>
              <table:table-cell office:value-type="float" office:value="109555.011854733">
                <text:p>109555.01185473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.8674275875092">
                <text:p>10.8674275875092</text:p>
              </table:table-cell>
              <table:table-cell office:value-type="float" office:value="109638.91115862">
                <text:p>109638.9111586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.9048018455505">
                <text:p>10.9048018455505</text:p>
              </table:table-cell>
              <table:table-cell office:value-type="float" office:value="109594.148878214">
                <text:p>109594.14887821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.9421629905701">
                <text:p>10.9421629905701</text:p>
              </table:table-cell>
              <table:table-cell office:value-type="float" office:value="109632.614253625">
                <text:p>109632.6142536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.9795339107513">
                <text:p>10.9795339107513</text:p>
              </table:table-cell>
              <table:table-cell office:value-type="float" office:value="109603.937503589">
                <text:p>109603.93750358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.0169072151184">
                <text:p>11.0169072151184</text:p>
              </table:table-cell>
              <table:table-cell office:value-type="float" office:value="109596.945449906">
                <text:p>109596.94544990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.0542833805084">
                <text:p>11.0542833805084</text:p>
              </table:table-cell>
              <table:table-cell office:value-type="float" office:value="109588.556162968">
                <text:p>109588.55616296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.0916519165039">
                <text:p>11.0916519165039</text:p>
              </table:table-cell>
              <table:table-cell office:value-type="float" office:value="109610.930449485">
                <text:p>109610.93044948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.1290426254272">
                <text:p>11.1290426254272</text:p>
              </table:table-cell>
              <table:table-cell office:value-type="float" office:value="109545.930471599">
                <text:p>109545.93047159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4.1780450344086">
                <text:p>24.1780450344086</text:p>
              </table:table-cell>
              <table:table-cell office:value-type="float" office:value="313.893727016313">
                <text:p>313.89372701631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4.2293796539307">
                <text:p>24.2293796539307</text:p>
              </table:table-cell>
              <table:table-cell office:value-type="float" office:value="79790.2085986448">
                <text:p>79790.208598644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4.28071808815">
                <text:p>24.28071808815</text:p>
              </table:table-cell>
              <table:table-cell office:value-type="float" office:value="79784.2797951042">
                <text:p>79784.279795104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4.3320536613464">
                <text:p>24.3320536613464</text:p>
              </table:table-cell>
              <table:table-cell office:value-type="float" office:value="79788.7263151539">
                <text:p>79788.726315153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4.3833916187286">
                <text:p>24.3833916187286</text:p>
              </table:table-cell>
              <table:table-cell office:value-type="float" office:value="79785.0208473624">
                <text:p>79785.020847362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4.4347100257874">
                <text:p>24.4347100257874</text:p>
              </table:table-cell>
              <table:table-cell office:value-type="float" office:value="79815.415847058">
                <text:p>79815.41584705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4.4860537052155">
                <text:p>24.4860537052155</text:p>
              </table:table-cell>
              <table:table-cell office:value-type="float" office:value="79776.1291287247">
                <text:p>79776.129128724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4.5373756885529">
                <text:p>24.5373756885529</text:p>
              </table:table-cell>
              <table:table-cell office:value-type="float" office:value="79809.8540555607">
                <text:p>79809.854055560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4.5887031555176">
                <text:p>24.5887031555176</text:p>
              </table:table-cell>
              <table:table-cell office:value-type="float" office:value="79801.3274805721">
                <text:p>79801.327480572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4.640038728714">
                <text:p>24.640038728714</text:p>
              </table:table-cell>
              <table:table-cell office:value-type="float" office:value="79788.7263151539">
                <text:p>79788.726315153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4.6913719177246">
                <text:p>24.6913719177246</text:p>
              </table:table-cell>
              <table:table-cell office:value-type="float" office:value="79792.4321271487">
                <text:p>79792.432127148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4.7427082061768">
                <text:p>24.7427082061768</text:p>
              </table:table-cell>
              <table:table-cell office:value-type="float" office:value="79787.6146386773">
                <text:p>79787.614638677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4.7940690517426">
                <text:p>24.7940690517426</text:p>
              </table:table-cell>
              <table:table-cell office:value-type="float" office:value="79749.4658601913">
                <text:p>79749.465860191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4.8453834056854">
                <text:p>24.8453834056854</text:p>
              </table:table-cell>
              <table:table-cell office:value-type="float" office:value="79821.7201479361">
                <text:p>79821.720147936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4.8967771530151">
                <text:p>24.8967771530151</text:p>
              </table:table-cell>
              <table:table-cell office:value-type="float" office:value="79698.4110483807">
                <text:p>79698.411048380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4.9481620788574">
                <text:p>24.9481620788574</text:p>
              </table:table-cell>
              <table:table-cell office:value-type="float" office:value="79712.0932425159">
                <text:p>79712.093242515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4.9994747638702">
                <text:p>24.9994747638702</text:p>
              </table:table-cell>
              <table:table-cell office:value-type="float" office:value="79824.3163260091">
                <text:p>79824.316326009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5.0508091449738">
                <text:p>25.0508091449738</text:p>
              </table:table-cell>
              <table:table-cell office:value-type="float" office:value="79790.5791781229">
                <text:p>79790.579178122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5.1021502017975">
                <text:p>25.1021502017975</text:p>
              </table:table-cell>
              <table:table-cell office:value-type="float" office:value="79780.2042537383">
                <text:p>79780.204253738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5.1524410247803">
                <text:p>25.1524410247803</text:p>
              </table:table-cell>
              <table:table-cell office:value-type="float" office:value="81446.2710503236">
                <text:p>81446.271050323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5.2007703781128">
                <text:p>25.2007703781128</text:p>
              </table:table-cell>
              <table:table-cell office:value-type="float" office:value="84751.8064605245">
                <text:p>84751.806460524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5.2490613460541">
                <text:p>25.2490613460541</text:p>
              </table:table-cell>
              <table:table-cell office:value-type="float" office:value="84819.1737423907">
                <text:p>84819.173742390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5.2973425388336">
                <text:p>25.2973425388336</text:p>
              </table:table-cell>
              <table:table-cell office:value-type="float" office:value="84836.3464983754">
                <text:p>84836.346498375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5.3456370830536">
                <text:p>25.3456370830536</text:p>
              </table:table-cell>
              <table:table-cell office:value-type="float" office:value="84812.892763697">
                <text:p>84812.89276369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5.3939270973206">
                <text:p>25.3939270973206</text:p>
              </table:table-cell>
              <table:table-cell office:value-type="float" office:value="84820.8488271626">
                <text:p>84820.848827162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5.442259311676">
                <text:p>25.442259311676</text:p>
              </table:table-cell>
              <table:table-cell office:value-type="float" office:value="84746.789581689">
                <text:p>84746.78958168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5.4905915260315">
                <text:p>25.4905915260315</text:p>
              </table:table-cell>
              <table:table-cell office:value-type="float" office:value="84746.789581689">
                <text:p>84746.78958168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5.5389137268066">
                <text:p>25.5389137268066</text:p>
              </table:table-cell>
              <table:table-cell office:value-type="float" office:value="84764.3512566732">
                <text:p>84764.351256673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5.5872356891632">
                <text:p>25.5872356891632</text:p>
              </table:table-cell>
              <table:table-cell office:value-type="float" office:value="84764.7694805035">
                <text:p>84764.769480503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5.6355586051941">
                <text:p>25.6355586051941</text:p>
              </table:table-cell>
              <table:table-cell office:value-type="float" office:value="84763.0966099437">
                <text:p>84763.096609943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5.6838586330414">
                <text:p>25.6838586330414</text:p>
              </table:table-cell>
              <table:table-cell office:value-type="float" office:value="84803.2637362095">
                <text:p>84803.263736209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5.7322638034821">
                <text:p>25.7322638034821</text:p>
              </table:table-cell>
              <table:table-cell office:value-type="float" office:value="84619.0595490233">
                <text:p>84619.059549023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5.7805953025818">
                <text:p>25.7805953025818</text:p>
              </table:table-cell>
              <table:table-cell office:value-type="float" office:value="84748.0437457145">
                <text:p>84748.043745714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5.828928232193">
                <text:p>25.828928232193</text:p>
              </table:table-cell>
              <table:table-cell office:value-type="float" office:value="84745.5354547831">
                <text:p>84745.535454783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5.8772580623627">
                <text:p>25.8772580623627</text:p>
              </table:table-cell>
              <table:table-cell office:value-type="float" office:value="84750.9702728035">
                <text:p>84750.970272803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5.9255797863007">
                <text:p>25.9255797863007</text:p>
              </table:table-cell>
              <table:table-cell office:value-type="float" office:value="84765.1877084608">
                <text:p>84765.187708460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5.9738783836365">
                <text:p>25.9738783836365</text:p>
              </table:table-cell>
              <table:table-cell office:value-type="float" office:value="84805.7754456286">
                <text:p>84805.775445628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6.0222063064575">
                <text:p>26.0222063064575</text:p>
              </table:table-cell>
              <table:table-cell office:value-type="float" office:value="84754.3151226924">
                <text:p>84754.315122692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6.0705211162567">
                <text:p>26.0705211162567</text:p>
              </table:table-cell>
              <table:table-cell office:value-type="float" office:value="84777.3181147513">
                <text:p>84777.318114751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6.1188571453094">
                <text:p>26.1188571453094</text:p>
              </table:table-cell>
              <table:table-cell office:value-type="float" office:value="84740.1013337542">
                <text:p>84740.101333754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6.1617634296417">
                <text:p>26.1617634296417</text:p>
              </table:table-cell>
              <table:table-cell office:value-type="float" office:value="95463.8711728031">
                <text:p>95463.871172803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6.2019002437592">
                <text:p>26.2019002437592</text:p>
              </table:table-cell>
              <table:table-cell office:value-type="float" office:value="102050.949734475">
                <text:p>102050.94973447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6.2420680522919">
                <text:p>26.2420680522919</text:p>
              </table:table-cell>
              <table:table-cell office:value-type="float" office:value="101972.204848168">
                <text:p>101972.20484816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6.2822046279907">
                <text:p>26.2822046279907</text:p>
              </table:table-cell>
              <table:table-cell office:value-type="float" office:value="102051.555935727">
                <text:p>102051.55593572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6.3223555088043">
                <text:p>26.3223555088043</text:p>
              </table:table-cell>
              <table:table-cell office:value-type="float" office:value="102015.196603426">
                <text:p>102015.19660342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6.3624904155731">
                <text:p>26.3624904155731</text:p>
              </table:table-cell>
              <table:table-cell office:value-type="float" office:value="102055.799546151">
                <text:p>102055.79954615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6.4026343822479">
                <text:p>26.4026343822479</text:p>
              </table:table-cell>
              <table:table-cell office:value-type="float" office:value="102032.767045185">
                <text:p>102032.76704518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6.4427766799927">
                <text:p>26.4427766799927</text:p>
              </table:table-cell>
              <table:table-cell office:value-type="float" office:value="102037.009093123">
                <text:p>102037.00909312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6.4829108715057">
                <text:p>26.4829108715057</text:p>
              </table:table-cell>
              <table:table-cell office:value-type="float" office:value="102057.618344373">
                <text:p>102057.61834437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6.5230128765106">
                <text:p>26.5230128765106</text:p>
              </table:table-cell>
              <table:table-cell office:value-type="float" office:value="102139.531414982">
                <text:p>102139.53141498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6.5631518363953">
                <text:p>26.5631518363953</text:p>
              </table:table-cell>
              <table:table-cell office:value-type="float" office:value="102045.494247275">
                <text:p>102045.49424727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6.6033375263214">
                <text:p>26.6033375263214</text:p>
              </table:table-cell>
              <table:table-cell office:value-type="float" office:value="101926.83035995">
                <text:p>101926.8303599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6.6434824466705">
                <text:p>26.6434824466705</text:p>
              </table:table-cell>
              <table:table-cell office:value-type="float" office:value="102030.343176149">
                <text:p>102030.34317614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6.6836249828339">
                <text:p>26.6836249828339</text:p>
              </table:table-cell>
              <table:table-cell office:value-type="float" office:value="102036.403064679">
                <text:p>102036.40306467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6.723778963089">
                <text:p>26.723778963089</text:p>
              </table:table-cell>
              <table:table-cell office:value-type="float" office:value="102007.322162714">
                <text:p>102007.32216271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6.763920545578">
                <text:p>26.763920545578</text:p>
              </table:table-cell>
              <table:table-cell office:value-type="float" office:value="102038.827221648">
                <text:p>102038.82722164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6.8040544986725">
                <text:p>26.8040544986725</text:p>
              </table:table-cell>
              <table:table-cell office:value-type="float" office:value="102058.224624853">
                <text:p>102058.22462485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6.8441910743713">
                <text:p>26.8441910743713</text:p>
              </table:table-cell>
              <table:table-cell office:value-type="float" office:value="102051.555935727">
                <text:p>102051.55593572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6.8843278884888">
                <text:p>26.8843278884888</text:p>
              </table:table-cell>
              <table:table-cell office:value-type="float" office:value="102050.949734475">
                <text:p>102050.94973447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6.9244616031647">
                <text:p>26.9244616031647</text:p>
              </table:table-cell>
              <table:table-cell office:value-type="float" office:value="102058.830912536">
                <text:p>102058.83091253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6.9645965099335">
                <text:p>26.9645965099335</text:p>
              </table:table-cell>
              <table:table-cell office:value-type="float" office:value="102055.799546151">
                <text:p>102055.79954615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7.0047335624695">
                <text:p>27.0047335624695</text:p>
              </table:table-cell>
              <table:table-cell office:value-type="float" office:value="102050.343540425">
                <text:p>102050.34354042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7.0448698997498">
                <text:p>27.0448698997498</text:p>
              </table:table-cell>
              <table:table-cell office:value-type="float" office:value="102052.162144181">
                <text:p>102052.16214418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7.0850067138672">
                <text:p>27.0850067138672</text:p>
              </table:table-cell>
              <table:table-cell office:value-type="float" office:value="102050.949734475">
                <text:p>102050.94973447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7.1251537799835">
                <text:p>27.1251537799835</text:p>
              </table:table-cell>
              <table:table-cell office:value-type="float" office:value="102024.889891858">
                <text:p>102024.88989185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7.1660449504852">
                <text:p>27.1660449504852</text:p>
              </table:table-cell>
              <table:table-cell office:value-type="float" office:value="100168.323619614">
                <text:p>100168.32361961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7.207138299942">
                <text:p>27.207138299942</text:p>
              </table:table-cell>
              <table:table-cell office:value-type="float" office:value="99675.496257789">
                <text:p>99675.49625778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7.2482173442841">
                <text:p>27.2482173442841</text:p>
              </table:table-cell>
              <table:table-cell office:value-type="float" office:value="99710.2066419808">
                <text:p>99710.206641980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7.2892806529999">
                <text:p>27.2892806529999</text:p>
              </table:table-cell>
              <table:table-cell office:value-type="float" office:value="99748.4159970273">
                <text:p>99748.415997027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7.3303761482239">
                <text:p>27.3303761482239</text:p>
              </table:table-cell>
              <table:table-cell office:value-type="float" office:value="99670.2917843903">
                <text:p>99670.291784390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7.3714573383331">
                <text:p>27.3714573383331</text:p>
              </table:table-cell>
              <table:table-cell office:value-type="float" office:value="99704.9985432977">
                <text:p>99704.998543297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7.4125397205353">
                <text:p>27.4125397205353</text:p>
              </table:table-cell>
              <table:table-cell office:value-type="float" office:value="99702.1053902224">
                <text:p>99702.105390222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7.4536256790161">
                <text:p>27.4536256790161</text:p>
              </table:table-cell>
              <table:table-cell office:value-type="float" office:value="99693.4269383208">
                <text:p>99693.426938320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7.494731426239">
                <text:p>27.494731426239</text:p>
              </table:table-cell>
              <table:table-cell office:value-type="float" office:value="99645.4334667363">
                <text:p>99645.433466736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7.5358352661133">
                <text:p>27.5358352661133</text:p>
              </table:table-cell>
              <table:table-cell office:value-type="float" office:value="99650.0573311215">
                <text:p>99650.057331121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7.5769729614258">
                <text:p>27.5769729614258</text:p>
              </table:table-cell>
              <table:table-cell office:value-type="float" office:value="99568.0474777448">
                <text:p>99568.047477744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7.618067741394">
                <text:p>27.618067741394</text:p>
              </table:table-cell>
              <table:table-cell office:value-type="float" office:value="99672.0265484672">
                <text:p>99672.026548467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7.6591603755951">
                <text:p>27.6591603755951</text:p>
              </table:table-cell>
              <table:table-cell office:value-type="float" office:value="99677.2312030402">
                <text:p>99677.231203040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7.7002532482147">
                <text:p>27.7002532482147</text:p>
              </table:table-cell>
              <table:table-cell office:value-type="float" office:value="99676.6528812458">
                <text:p>99676.652881245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7.7413468360901">
                <text:p>27.7413468360901</text:p>
              </table:table-cell>
              <table:table-cell office:value-type="float" office:value="99674.9179561265">
                <text:p>99674.917956126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7.7824425697327">
                <text:p>27.7824425697327</text:p>
              </table:table-cell>
              <table:table-cell office:value-type="float" office:value="99669.713543117">
                <text:p>99669.71354311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7.8235328197479">
                <text:p>27.8235328197479</text:p>
              </table:table-cell>
              <table:table-cell office:value-type="float" office:value="99683.0147901013">
                <text:p>99683.014790101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7.8646306991577">
                <text:p>27.8646306991577</text:p>
              </table:table-cell>
              <table:table-cell office:value-type="float" office:value="99664.5096735644">
                <text:p>99664.509673564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7.905727148056">
                <text:p>27.905727148056</text:p>
              </table:table-cell>
              <table:table-cell office:value-type="float" office:value="99667.9788595529">
                <text:p>99667.978859552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7.9468243122101">
                <text:p>27.9468243122101</text:p>
              </table:table-cell>
              <table:table-cell office:value-type="float" office:value="99666.2442363698">
                <text:p>99666.244236369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7.987918138504">
                <text:p>27.987918138504</text:p>
              </table:table-cell>
              <table:table-cell office:value-type="float" office:value="99674.3396611743">
                <text:p>99674.339661174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8.0289754867554">
                <text:p>28.0289754867554</text:p>
              </table:table-cell>
              <table:table-cell office:value-type="float" office:value="99762.8968857247">
                <text:p>99762.896885724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8.0700526237488">
                <text:p>28.0700526237488</text:p>
              </table:table-cell>
              <table:table-cell office:value-type="float" office:value="99714.8365198212">
                <text:p>99714.836519821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8.1111607551575">
                <text:p>28.1111607551575</text:p>
              </table:table-cell>
              <table:table-cell office:value-type="float" office:value="99639.6542396474">
                <text:p>99639.654239647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8.152202129364">
                <text:p>28.152202129364</text:p>
              </table:table-cell>
              <table:table-cell office:value-type="float" office:value="99801.7264087371">
                <text:p>99801.726408737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8.1930959224701">
                <text:p>28.1930959224701</text:p>
              </table:table-cell>
              <table:table-cell office:value-type="float" office:value="100161.899615791">
                <text:p>100161.89961579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8.2339930534363">
                <text:p>28.2339930534363</text:p>
              </table:table-cell>
              <table:table-cell office:value-type="float" office:value="100153.724802518">
                <text:p>100153.72480251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8.2748985290527">
                <text:p>28.2748985290527</text:p>
              </table:table-cell>
              <table:table-cell office:value-type="float" office:value="100133.293606108">
                <text:p>100133.29360610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8.3157911300659">
                <text:p>28.3157911300659</text:p>
              </table:table-cell>
              <table:table-cell office:value-type="float" office:value="100164.81951538">
                <text:p>100164.8195153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8.3566854000092">
                <text:p>28.3566854000092</text:p>
              </table:table-cell>
              <table:table-cell office:value-type="float" office:value="100160.73170362">
                <text:p>100160.7317036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8.3975846767426">
                <text:p>28.3975846767426</text:p>
              </table:table-cell>
              <table:table-cell office:value-type="float" office:value="100148.470270018">
                <text:p>100148.47027001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8.4384844303131">
                <text:p>28.4384844303131</text:p>
              </table:table-cell>
              <table:table-cell office:value-type="float" office:value="100147.302671004">
                <text:p>100147.30267100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8.4793698787689">
                <text:p>28.4793698787689</text:p>
              </table:table-cell>
              <table:table-cell office:value-type="float" office:value="100182.3424886">
                <text:p>100182.342488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8.5202810764313">
                <text:p>28.5202810764313</text:p>
              </table:table-cell>
              <table:table-cell office:value-type="float" office:value="100119.288459969">
                <text:p>100119.28845996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8.561163187027">
                <text:p>28.561163187027</text:p>
              </table:table-cell>
              <table:table-cell office:value-type="float" office:value="100190.521974433">
                <text:p>100190.52197443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8.6020748615265">
                <text:p>28.6020748615265</text:p>
              </table:table-cell>
              <table:table-cell office:value-type="float" office:value="100118.121541295">
                <text:p>100118.12154129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8.642965555191">
                <text:p>28.642965555191</text:p>
              </table:table-cell>
              <table:table-cell office:value-type="float" office:value="100169.491708842">
                <text:p>100169.49170884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8.6838576793671">
                <text:p>28.6838576793671</text:p>
              </table:table-cell>
              <table:table-cell office:value-type="float" office:value="100165.987522884">
                <text:p>100165.98752288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8.7247452735901">
                <text:p>28.7247452735901</text:p>
              </table:table-cell>
              <table:table-cell office:value-type="float" office:value="100177.084952914">
                <text:p>100177.08495291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8.7656350135803">
                <text:p>28.7656350135803</text:p>
              </table:table-cell>
              <table:table-cell office:value-type="float" office:value="100171.827969027">
                <text:p>100171.82796902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8.8065266609192">
                <text:p>28.8065266609192</text:p>
              </table:table-cell>
              <table:table-cell office:value-type="float" office:value="100167.155557629">
                <text:p>100167.15555762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8.8473863601685">
                <text:p>28.8473863601685</text:p>
              </table:table-cell>
              <table:table-cell office:value-type="float" office:value="100245.47598875">
                <text:p>100245.4759887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8.8882510662079">
                <text:p>28.8882510662079</text:p>
              </table:table-cell>
              <table:table-cell office:value-type="float" office:value="100233.193799264">
                <text:p>100233.19379926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8.9291930198669">
                <text:p>28.9291930198669</text:p>
              </table:table-cell>
              <table:table-cell office:value-type="float" office:value="100044.077869592">
                <text:p>100044.07786959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8.9701025485992">
                <text:p>28.9701025485992</text:p>
              </table:table-cell>
              <table:table-cell office:value-type="float" office:value="100123.372889555">
                <text:p>100123.37288955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9.0110025405884">
                <text:p>29.0110025405884</text:p>
              </table:table-cell>
              <table:table-cell office:value-type="float" office:value="100146.718881706">
                <text:p>100146.71888170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9.0519022941589">
                <text:p>29.0519022941589</text:p>
              </table:table-cell>
              <table:table-cell office:value-type="float" office:value="100147.302671004">
                <text:p>100147.30267100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9.0928008556366">
                <text:p>29.0928008556366</text:p>
              </table:table-cell>
              <table:table-cell office:value-type="float" office:value="100150.221719589">
                <text:p>100150.22171958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9.1336987018585">
                <text:p>29.1336987018585</text:p>
              </table:table-cell>
              <table:table-cell office:value-type="float" office:value="100151.973230421">
                <text:p>100151.97323042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9.172917842865">
                <text:p>29.172917842865</text:p>
              </table:table-cell>
              <table:table-cell office:value-type="float" office:value="104438.799394518">
                <text:p>104438.79939451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9.2120699882507">
                <text:p>29.2120699882507</text:p>
              </table:table-cell>
              <table:table-cell office:value-type="float" office:value="104617.510985531">
                <text:p>104617.51098553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9.2512154579163">
                <text:p>29.2512154579163</text:p>
              </table:table-cell>
              <table:table-cell office:value-type="float" office:value="104635.352059834">
                <text:p>104635.35205983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9.2903397083282">
                <text:p>29.2903397083282</text:p>
              </table:table-cell>
              <table:table-cell office:value-type="float" office:value="104692.101621582">
                <text:p>104692.10162158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9.3294830322266">
                <text:p>29.3294830322266</text:p>
              </table:table-cell>
              <table:table-cell office:value-type="float" office:value="104641.087983238">
                <text:p>104641.08798323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9.3686835765839">
                <text:p>29.3686835765839</text:p>
              </table:table-cell>
              <table:table-cell office:value-type="float" office:value="104488.34492364">
                <text:p>104488.3449236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9.407830953598">
                <text:p>29.407830953598</text:p>
              </table:table-cell>
              <table:table-cell office:value-type="float" office:value="104630.253989135">
                <text:p>104630.25398913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9.4469864368439">
                <text:p>29.4469864368439</text:p>
              </table:table-cell>
              <table:table-cell office:value-type="float" office:value="104608.592729708">
                <text:p>104608.59272970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.4861392974853">
                <text:p>29.4861392974853</text:p>
              </table:table-cell>
              <table:table-cell office:value-type="float" office:value="104615.599802703">
                <text:p>104615.59980270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.525289773941">
                <text:p>29.525289773941</text:p>
              </table:table-cell>
              <table:table-cell office:value-type="float" office:value="104621.970683702">
                <text:p>104621.97068370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.5644195079803">
                <text:p>29.5644195079803</text:p>
              </table:table-cell>
              <table:table-cell office:value-type="float" office:value="104677.430106872">
                <text:p>104677.43010687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.6035611629486">
                <text:p>29.6035611629486</text:p>
              </table:table-cell>
              <table:table-cell office:value-type="float" office:value="104645.549691787">
                <text:p>104645.54969178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.6427080631256">
                <text:p>29.6427080631256</text:p>
              </table:table-cell>
              <table:table-cell office:value-type="float" office:value="104631.528460236">
                <text:p>104631.52846023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.6818463802338">
                <text:p>29.6818463802338</text:p>
              </table:table-cell>
              <table:table-cell office:value-type="float" office:value="104654.474250417">
                <text:p>104654.47425041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.7209892272949">
                <text:p>29.7209892272949</text:p>
              </table:table-cell>
              <table:table-cell office:value-type="float" office:value="104642.362718286">
                <text:p>104642.36271828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.7601327896118">
                <text:p>29.7601327896118</text:p>
              </table:table-cell>
              <table:table-cell office:value-type="float" office:value="104640.45062736">
                <text:p>104640.4506273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.7992780208588">
                <text:p>29.7992780208588</text:p>
              </table:table-cell>
              <table:table-cell office:value-type="float" office:value="104635.989353603">
                <text:p>104635.98935360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.83842253685">
                <text:p>29.83842253685</text:p>
              </table:table-cell>
              <table:table-cell office:value-type="float" office:value="104637.901281489">
                <text:p>104637.90128148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.8775684833527">
                <text:p>29.8775684833527</text:p>
              </table:table-cell>
              <table:table-cell office:value-type="float" office:value="104634.077495584">
                <text:p>104634.07749558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9.916711807251">
                <text:p>29.916711807251</text:p>
              </table:table-cell>
              <table:table-cell office:value-type="float" office:value="104641.087983238">
                <text:p>104641.08798323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9.9558570384979">
                <text:p>29.9558570384979</text:p>
              </table:table-cell>
              <table:table-cell office:value-type="float" office:value="104635.989353603">
                <text:p>104635.98935360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9.9950051307678">
                <text:p>29.9950051307678</text:p>
              </table:table-cell>
              <table:table-cell office:value-type="float" office:value="104628.342340696">
                <text:p>104628.34234069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.0341536998749">
                <text:p>30.0341536998749</text:p>
              </table:table-cell>
              <table:table-cell office:value-type="float" office:value="104627.067947211">
                <text:p>104627.06794721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.0732996463776">
                <text:p>30.0732996463776</text:p>
              </table:table-cell>
              <table:table-cell office:value-type="float" office:value="104634.077495584">
                <text:p>104634.07749558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.1124560832977">
                <text:p>30.1124560832977</text:p>
              </table:table-cell>
              <table:table-cell office:value-type="float" office:value="104606.044935884">
                <text:p>104606.04493588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.150890827179">
                <text:p>30.150890827179</text:p>
              </table:table-cell>
              <table:table-cell office:value-type="float" office:value="106570.2431284">
                <text:p>106570.243128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.1882698535919">
                <text:p>30.1882698535919</text:p>
              </table:table-cell>
              <table:table-cell office:value-type="float" office:value="109580.168160277">
                <text:p>109580.16816027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.2256498336792">
                <text:p>30.2256498336792</text:p>
              </table:table-cell>
              <table:table-cell office:value-type="float" office:value="109577.372444717">
                <text:p>109577.37244471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.2630224227905">
                <text:p>30.2630224227905</text:p>
              </table:table-cell>
              <table:table-cell office:value-type="float" office:value="109599.042972338">
                <text:p>109599.04297233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0.3003706932068">
                <text:p>30.3003706932068</text:p>
              </table:table-cell>
              <table:table-cell office:value-type="float" office:value="109670.406536866">
                <text:p>109670.40653686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0.3377432823181">
                <text:p>30.3377432823181</text:p>
              </table:table-cell>
              <table:table-cell office:value-type="float" office:value="109599.042972338">
                <text:p>109599.04297233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0.3751111030579">
                <text:p>30.3751111030579</text:p>
              </table:table-cell>
              <table:table-cell office:value-type="float" office:value="109613.028507261">
                <text:p>109613.02850726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0.4125130176544">
                <text:p>30.4125130176544</text:p>
              </table:table-cell>
              <table:table-cell office:value-type="float" office:value="109513.110336255">
                <text:p>109513.11033625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0.4498825073242">
                <text:p>30.4498825073242</text:p>
              </table:table-cell>
              <table:table-cell office:value-type="float" office:value="109608.13316405">
                <text:p>109608.1331640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0.4872634410858">
                <text:p>30.4872634410858</text:p>
              </table:table-cell>
              <table:table-cell office:value-type="float" office:value="109574.576871807">
                <text:p>109574.57687180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0.5245893001556">
                <text:p>30.5245893001556</text:p>
              </table:table-cell>
              <table:table-cell office:value-type="float" office:value="109736.25529523">
                <text:p>109736.2552952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0.5619349479675">
                <text:p>30.5619349479675</text:p>
              </table:table-cell>
              <table:table-cell office:value-type="float" office:value="109678.108159526">
                <text:p>109678.10815952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0.5993123054504">
                <text:p>30.5993123054504</text:p>
              </table:table-cell>
              <table:table-cell office:value-type="float" office:value="109585.061005792">
                <text:p>109585.06100579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0.6366863250732">
                <text:p>30.6366863250732</text:p>
              </table:table-cell>
              <table:table-cell office:value-type="float" office:value="109594.848007757">
                <text:p>109594.84800775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0.6740865707397">
                <text:p>30.6740865707397</text:p>
              </table:table-cell>
              <table:table-cell office:value-type="float" office:value="109517.997195094">
                <text:p>109517.99719509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0.711455821991">
                <text:p>30.711455821991</text:p>
              </table:table-cell>
              <table:table-cell office:value-type="float" office:value="109608.832472023">
                <text:p>109608.83247202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0.7488360404968">
                <text:p>30.7488360404968</text:p>
              </table:table-cell>
              <table:table-cell office:value-type="float" office:value="109576.673538116">
                <text:p>109576.67353811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0.7861766815186">
                <text:p>30.7861766815186</text:p>
              </table:table-cell>
              <table:table-cell office:value-type="float" office:value="109692.814261451">
                <text:p>109692.81426145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0.8235471248627">
                <text:p>30.8235471248627</text:p>
              </table:table-cell>
              <table:table-cell office:value-type="float" office:value="109605.336021385">
                <text:p>109605.33602138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0.860919713974">
                <text:p>30.860919713974</text:p>
              </table:table-cell>
              <table:table-cell office:value-type="float" office:value="109599.042972338">
                <text:p>109599.04297233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0.8982920646667">
                <text:p>30.8982920646667</text:p>
              </table:table-cell>
              <table:table-cell office:value-type="float" office:value="109599.742164324">
                <text:p>109599.74216432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0.9356639385223">
                <text:p>30.9356639385223</text:p>
              </table:table-cell>
              <table:table-cell office:value-type="float" office:value="109601.14057506">
                <text:p>109601.1405750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0.9730355739593">
                <text:p>30.9730355739593</text:p>
              </table:table-cell>
              <table:table-cell office:value-type="float" office:value="109601.839793809">
                <text:p>109601.83979380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1.0104067325592">
                <text:p>31.0104067325592</text:p>
              </table:table-cell>
              <table:table-cell office:value-type="float" office:value="109603.238258074">
                <text:p>109603.23825807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1.0477778911591">
                <text:p>31.0477778911591</text:p>
              </table:table-cell>
              <table:table-cell office:value-type="float" office:value="109603.238258074">
                <text:p>109603.23825807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1.0851488113403">
                <text:p>31.0851488113403</text:p>
              </table:table-cell>
              <table:table-cell office:value-type="float" office:value="109603.937503589">
                <text:p>109603.93750358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1.1225342750549">
                <text:p>31.1225342750549</text:p>
              </table:table-cell>
              <table:table-cell office:value-type="float" office:value="109561.29984822">
                <text:p>109561.2998482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4.1690564155579">
                <text:p>44.1690564155579</text:p>
              </table:table-cell>
              <table:table-cell office:value-type="float" office:value="313.953401212111">
                <text:p>313.9534012121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8cm" svg:y="4.201cm" style:legend-expansion="high" chart:style-name="ch2"/>
        <chart:plot-area chart:style-name="ch3" table:cell-range-address="source_2.H1:source_2.I334" svg:x="0.32cm" svg:y="0.18cm" svg:width="12.64cm" svg:height="8.64cm">
          <chartooo:coordinate-region svg:x="1.497cm" svg:y="0.379cm" svg:width="11.09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ource_2.I1:source_2.I334" chart:class="chart:scatter">
            <chart:domain table:cell-range-address="source_2.H1:source_2.H334"/>
            <chart:data-point chart:repeated="3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89583778381348">
                <text:p>0.189583778381348</text:p>
                <draw:g>
                  <svg:desc>source_2.H1:source_2.H334</svg:desc>
                </draw:g>
              </table:table-cell>
              <table:table-cell office:value-type="float" office:value="0">
                <text:p>0</text:p>
                <draw:g>
                  <svg:desc>source_2.I1:source_2.I3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37643527984619">
                <text:p>4.37643527984619</text:p>
              </table:table-cell>
              <table:table-cell office:value-type="float" office:value="978.300758593168">
                <text:p>978.3007585931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42765808105469">
                <text:p>4.42765808105469</text:p>
              </table:table-cell>
              <table:table-cell office:value-type="float" office:value="79964.3889706019">
                <text:p>79964.38897060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4790096282959">
                <text:p>4.4790096282959</text:p>
              </table:table-cell>
              <table:table-cell office:value-type="float" office:value="79763.9062511607">
                <text:p>79763.90625116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53033661842346">
                <text:p>4.53033661842346</text:p>
              </table:table-cell>
              <table:table-cell office:value-type="float" office:value="79802.0688495501">
                <text:p>79802.06884955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.3485825061798">
                <text:p>16.3485825061798</text:p>
              </table:table-cell>
              <table:table-cell office:value-type="float" office:value="346.582736465438">
                <text:p>346.5827364654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3957030773163">
                <text:p>16.3957030773163</text:p>
              </table:table-cell>
              <table:table-cell office:value-type="float" office:value="86925.9412865947">
                <text:p>86925.94128659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.442843914032">
                <text:p>16.442843914032</text:p>
              </table:table-cell>
              <table:table-cell office:value-type="float" office:value="86888.5723158156">
                <text:p>86888.57231581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.4899921417236">
                <text:p>16.4899921417236</text:p>
              </table:table-cell>
              <table:table-cell office:value-type="float" office:value="86874.9516267686">
                <text:p>86874.95162676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.5371224880219">
                <text:p>16.5371224880219</text:p>
              </table:table-cell>
              <table:table-cell office:value-type="float" office:value="86907.9122415634">
                <text:p>86907.91224156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.5843172073364">
                <text:p>16.5843172073364</text:p>
              </table:table-cell>
              <table:table-cell office:value-type="float" office:value="86789.370918772">
                <text:p>86789.3709187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.6314632892609">
                <text:p>16.6314632892609</text:p>
              </table:table-cell>
              <table:table-cell office:value-type="float" office:value="86878.9055804192">
                <text:p>86878.90558041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.6785981655121">
                <text:p>16.6785981655121</text:p>
              </table:table-cell>
              <table:table-cell office:value-type="float" office:value="86899.5598539186">
                <text:p>86899.55985391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.7257578372955">
                <text:p>16.7257578372955</text:p>
              </table:table-cell>
              <table:table-cell office:value-type="float" office:value="86853.8699507588">
                <text:p>86853.86995075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.77290558815">
                <text:p>16.77290558815</text:p>
              </table:table-cell>
              <table:table-cell office:value-type="float" office:value="86875.8302520329">
                <text:p>86875.83025203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.8200569152832">
                <text:p>16.8200569152832</text:p>
              </table:table-cell>
              <table:table-cell office:value-type="float" office:value="86869.2409957172">
                <text:p>86869.24099571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.8672034740448">
                <text:p>16.8672034740448</text:p>
              </table:table-cell>
              <table:table-cell office:value-type="float" office:value="86878.0268929491">
                <text:p>86878.02689294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.9143524169922">
                <text:p>16.9143524169922</text:p>
              </table:table-cell>
              <table:table-cell office:value-type="float" office:value="86873.6337221944">
                <text:p>86873.63372219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.9614996910095">
                <text:p>16.9614996910095</text:p>
              </table:table-cell>
              <table:table-cell office:value-type="float" office:value="86876.7088950695">
                <text:p>86876.70889506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.0086343288422">
                <text:p>17.0086343288422</text:p>
              </table:table-cell>
              <table:table-cell office:value-type="float" office:value="86899.9994132435">
                <text:p>86899.99941324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.0557971000671">
                <text:p>17.0557971000671</text:p>
              </table:table-cell>
              <table:table-cell office:value-type="float" office:value="86848.1620908425">
                <text:p>86848.16209084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.1030135154724">
                <text:p>17.1030135154724</text:p>
              </table:table-cell>
              <table:table-cell office:value-type="float" office:value="86749.490931125">
                <text:p>86749.4909311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.1472902297974">
                <text:p>17.1472902297974</text:p>
              </table:table-cell>
              <table:table-cell office:value-type="float" office:value="92509.1227397555">
                <text:p>92509.12273975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.1915912628174">
                <text:p>17.1915912628174</text:p>
              </table:table-cell>
              <table:table-cell office:value-type="float" office:value="92458.3406023292">
                <text:p>92458.34060232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.2358794212341">
                <text:p>17.2358794212341</text:p>
              </table:table-cell>
              <table:table-cell office:value-type="float" office:value="92485.218316304">
                <text:p>92485.2183163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.2802329063416">
                <text:p>17.2802329063416</text:p>
              </table:table-cell>
              <table:table-cell office:value-type="float" office:value="92349.0000860067">
                <text:p>92349.00008600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.3245549201965">
                <text:p>17.3245549201965</text:p>
              </table:table-cell>
              <table:table-cell office:value-type="float" office:value="92414.5733405057">
                <text:p>92414.57334050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.3688797950745">
                <text:p>17.3688797950745</text:p>
              </table:table-cell>
              <table:table-cell office:value-type="float" office:value="92408.6082877921">
                <text:p>92408.60828779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.4132001399994">
                <text:p>17.4132001399994</text:p>
              </table:table-cell>
              <table:table-cell office:value-type="float" office:value="92418.0533102376">
                <text:p>92418.05331023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.4575045108795">
                <text:p>17.4575045108795</text:p>
              </table:table-cell>
              <table:table-cell office:value-type="float" office:value="92451.3748560481">
                <text:p>92451.37485604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.5018057823181">
                <text:p>17.5018057823181</text:p>
              </table:table-cell>
              <table:table-cell office:value-type="float" office:value="92457.8430142132">
                <text:p>92457.84301421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.5461246967316">
                <text:p>17.5461246967316</text:p>
              </table:table-cell>
              <table:table-cell office:value-type="float" office:value="92421.0363500406">
                <text:p>92421.03635004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.5904457569122">
                <text:p>17.5904457569122</text:p>
              </table:table-cell>
              <table:table-cell office:value-type="float" office:value="92416.5618625468">
                <text:p>92416.56186254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.6347432136536">
                <text:p>17.6347432136536</text:p>
              </table:table-cell>
              <table:table-cell office:value-type="float" office:value="92465.8050668202">
                <text:p>92465.80506682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.6791503429413">
                <text:p>17.6791503429413</text:p>
              </table:table-cell>
              <table:table-cell office:value-type="float" office:value="92237.4417283646">
                <text:p>92237.44172836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.7234363555908">
                <text:p>17.7234363555908</text:p>
              </table:table-cell>
              <table:table-cell office:value-type="float" office:value="92489.6994546404">
                <text:p>92489.69945464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.7677400112152">
                <text:p>17.7677400112152</text:p>
              </table:table-cell>
              <table:table-cell office:value-type="float" office:value="92452.8674276058">
                <text:p>92452.86742760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.8120548725128">
                <text:p>17.8120548725128</text:p>
              </table:table-cell>
              <table:table-cell office:value-type="float" office:value="92429.4893420132">
                <text:p>92429.48934201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.856369972229">
                <text:p>17.856369972229</text:p>
              </table:table-cell>
              <table:table-cell office:value-type="float" office:value="92428.9920643887">
                <text:p>92428.99206438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.9006931781769">
                <text:p>17.9006931781769</text:p>
              </table:table-cell>
              <table:table-cell office:value-type="float" office:value="92412.0878082892">
                <text:p>92412.08780828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.9450056552887">
                <text:p>17.9450056552887</text:p>
              </table:table-cell>
              <table:table-cell office:value-type="float" office:value="92434.4624125686">
                <text:p>92434.46241256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.9893219470978">
                <text:p>17.9893219470978</text:p>
              </table:table-cell>
              <table:table-cell office:value-type="float" office:value="92426.5057565259">
                <text:p>92426.50575652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.0336480140686">
                <text:p>18.0336480140686</text:p>
              </table:table-cell>
              <table:table-cell office:value-type="float" office:value="92406.1230764266">
                <text:p>92406.12307642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.077953338623">
                <text:p>18.077953338623</text:p>
              </table:table-cell>
              <table:table-cell office:value-type="float" office:value="92449.3848356024">
                <text:p>92449.38483560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.1223320960999">
                <text:p>18.1223320960999</text:p>
              </table:table-cell>
              <table:table-cell office:value-type="float" office:value="92296.4101043312">
                <text:p>92296.41010433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.1715776920319">
                <text:p>18.1715776920319</text:p>
              </table:table-cell>
              <table:table-cell office:value-type="float" office:value="83174.9504190248">
                <text:p>83174.95041902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.2207729816437">
                <text:p>18.2207729816437</text:p>
              </table:table-cell>
              <table:table-cell office:value-type="float" office:value="83260.0037995541">
                <text:p>83260.00379955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.2699868679047">
                <text:p>18.2699868679047</text:p>
              </table:table-cell>
              <table:table-cell office:value-type="float" office:value="83228.5420069955">
                <text:p>83228.54200699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.3192043304443">
                <text:p>18.3192043304443</text:p>
              </table:table-cell>
              <table:table-cell office:value-type="float" office:value="83222.4943880097">
                <text:p>83222.49438800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.3684978485107">
                <text:p>18.3684978485107</text:p>
              </table:table-cell>
              <table:table-cell office:value-type="float" office:value="83094.089459836">
                <text:p>83094.0894598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.4177181720734">
                <text:p>18.4177181720734</text:p>
              </table:table-cell>
              <table:table-cell office:value-type="float" office:value="83217.6569255734">
                <text:p>83217.65692557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.467000246048">
                <text:p>18.467000246048</text:p>
              </table:table-cell>
              <table:table-cell office:value-type="float" office:value="83113.3852465361">
                <text:p>83113.38524653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.516229391098">
                <text:p>18.516229391098</text:p>
              </table:table-cell>
              <table:table-cell office:value-type="float" office:value="83202.7449559768">
                <text:p>83202.74495597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.565452337265">
                <text:p>18.565452337265</text:p>
              </table:table-cell>
              <table:table-cell office:value-type="float" office:value="83213.2230790096">
                <text:p>83213.22307900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.6147131919861">
                <text:p>18.6147131919861</text:p>
              </table:table-cell>
              <table:table-cell office:value-type="float" office:value="83149.1865740629">
                <text:p>83149.18657406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.6639399528503">
                <text:p>18.6639399528503</text:p>
              </table:table-cell>
              <table:table-cell office:value-type="float" office:value="83206.7746909993">
                <text:p>83206.77469099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.7132060527802">
                <text:p>18.7132060527802</text:p>
              </table:table-cell>
              <table:table-cell office:value-type="float" office:value="83140.3339382589">
                <text:p>83140.33393825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.7624492645264">
                <text:p>18.7624492645264</text:p>
              </table:table-cell>
              <table:table-cell office:value-type="float" office:value="83178.977462102">
                <text:p>83178.9774621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.811696767807">
                <text:p>18.811696767807</text:p>
              </table:table-cell>
              <table:table-cell office:value-type="float" office:value="83171.7290653034">
                <text:p>83171.72906530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.8609306812286">
                <text:p>18.8609306812286</text:p>
              </table:table-cell>
              <table:table-cell office:value-type="float" office:value="83194.6866567878">
                <text:p>83194.68665678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.9101417064667">
                <text:p>18.9101417064667</text:p>
              </table:table-cell>
              <table:table-cell office:value-type="float" office:value="83233.3807350562">
                <text:p>83233.38073505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.9594218730927">
                <text:p>18.9594218730927</text:p>
              </table:table-cell>
              <table:table-cell office:value-type="float" office:value="83116.6020822851">
                <text:p>83116.60208228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.0086145401001">
                <text:p>19.0086145401001</text:p>
              </table:table-cell>
              <table:table-cell office:value-type="float" office:value="83264.4426328824">
                <text:p>83264.44263288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.0579085350037">
                <text:p>19.0579085350037</text:p>
              </table:table-cell>
              <table:table-cell office:value-type="float" office:value="83093.2856631553">
                <text:p>83093.28566315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.1072633266449">
                <text:p>19.1072633266449</text:p>
              </table:table-cell>
              <table:table-cell office:value-type="float" office:value="82990.9288195199">
                <text:p>82990.92881951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.1474711894989">
                <text:p>19.1474711894989</text:p>
              </table:table-cell>
              <table:table-cell office:value-type="float" office:value="101870.622044069">
                <text:p>101870.62204406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.1877694129944">
                <text:p>19.1877694129944</text:p>
              </table:table-cell>
              <table:table-cell office:value-type="float" office:value="101642.197712737">
                <text:p>101642.1977127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.2279901504517">
                <text:p>19.2279901504517</text:p>
              </table:table-cell>
              <table:table-cell office:value-type="float" office:value="101838.013396721">
                <text:p>101838.0133967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.2683415412903">
                <text:p>19.2683415412903</text:p>
              </table:table-cell>
              <table:table-cell office:value-type="float" office:value="101508.273069969">
                <text:p>101508.2730699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.3086280822754">
                <text:p>19.3086280822754</text:p>
              </table:table-cell>
              <table:table-cell office:value-type="float" office:value="101671.672470321">
                <text:p>101671.6724703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.3489322662354">
                <text:p>19.3489322662354</text:p>
              </table:table-cell>
              <table:table-cell office:value-type="float" office:value="101627.166153992">
                <text:p>101627.1661539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.3892216682434">
                <text:p>19.3892216682434</text:p>
              </table:table-cell>
              <table:table-cell office:value-type="float" office:value="101664.452581871">
                <text:p>101664.4525818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.4295010566711">
                <text:p>19.4295010566711</text:p>
              </table:table-cell>
              <table:table-cell office:value-type="float" office:value="101689.726678663">
                <text:p>101689.7266786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.4697079658508">
                <text:p>19.4697079658508</text:p>
              </table:table-cell>
              <table:table-cell office:value-type="float" office:value="101873.038330171">
                <text:p>101873.03833017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.5100522041321">
                <text:p>19.5100522041321</text:p>
              </table:table-cell>
              <table:table-cell office:value-type="float" office:value="101526.269288956">
                <text:p>101526.2692889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.5503444671631">
                <text:p>19.5503444671631</text:p>
              </table:table-cell>
              <table:table-cell office:value-type="float" office:value="101657.233718742">
                <text:p>101657.2337187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.5906007289886">
                <text:p>19.5906007289886</text:p>
              </table:table-cell>
              <table:table-cell office:value-type="float" office:value="101748.145859861">
                <text:p>101748.1458598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.6309518814087">
                <text:p>19.6309518814087</text:p>
              </table:table-cell>
              <table:table-cell office:value-type="float" office:value="101508.872841147">
                <text:p>101508.8728411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.6712174415588">
                <text:p>19.6712174415588</text:p>
              </table:table-cell>
              <table:table-cell office:value-type="float" office:value="101724.649669008">
                <text:p>101724.6496690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.7115044593811">
                <text:p>19.7115044593811</text:p>
              </table:table-cell>
              <table:table-cell office:value-type="float" office:value="101670.469084367">
                <text:p>101670.4690843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.7518019676209">
                <text:p>19.7518019676209</text:p>
              </table:table-cell>
              <table:table-cell office:value-type="float" office:value="101644.001798604">
                <text:p>101644.0017986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.7920866012573">
                <text:p>19.7920866012573</text:p>
              </table:table-cell>
              <table:table-cell office:value-type="float" office:value="101676.486299019">
                <text:p>101676.4862990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.8323745727539">
                <text:p>19.8323745727539</text:p>
              </table:table-cell>
              <table:table-cell office:value-type="float" office:value="101668.062397917">
                <text:p>101668.0623979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.8726646900177">
                <text:p>19.8726646900177</text:p>
              </table:table-cell>
              <table:table-cell office:value-type="float" office:value="101662.647769973">
                <text:p>101662.6477699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.9129576683044">
                <text:p>19.9129576683044</text:p>
              </table:table-cell>
              <table:table-cell office:value-type="float" office:value="101655.429163141">
                <text:p>101655.42916314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.9532265663147">
                <text:p>19.9532265663147</text:p>
              </table:table-cell>
              <table:table-cell office:value-type="float" office:value="101716.217785672">
                <text:p>101716.2177856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.9935312271118">
                <text:p>19.9935312271118</text:p>
              </table:table-cell>
              <table:table-cell office:value-type="float" office:value="101625.963821355">
                <text:p>101625.9638213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.0338277816772">
                <text:p>20.0338277816772</text:p>
              </table:table-cell>
              <table:table-cell office:value-type="float" office:value="101646.40734605">
                <text:p>101646.407346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.0741212368011">
                <text:p>20.0741212368011</text:p>
              </table:table-cell>
              <table:table-cell office:value-type="float" office:value="101654.226161666">
                <text:p>101654.22616166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.1144528388977">
                <text:p>20.1144528388977</text:p>
              </table:table-cell>
              <table:table-cell office:value-type="float" office:value="101558.078208592">
                <text:p>101558.0782085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.1514029502869">
                <text:p>20.1514029502869</text:p>
              </table:table-cell>
              <table:table-cell office:value-type="float" office:value="110852.16920893">
                <text:p>110852.1692089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.188223361969">
                <text:p>20.188223361969</text:p>
              </table:table-cell>
              <table:table-cell office:value-type="float" office:value="111242.645393561">
                <text:p>111242.64539356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.2252042293549">
                <text:p>20.2252042293549</text:p>
              </table:table-cell>
              <table:table-cell office:value-type="float" office:value="110759.976429479">
                <text:p>110759.9764294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.26211810112">
                <text:p>20.26211810112</text:p>
              </table:table-cell>
              <table:table-cell office:value-type="float" office:value="110960.996615599">
                <text:p>110960.9966155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.2990822792053">
                <text:p>20.2990822792053</text:p>
              </table:table-cell>
              <table:table-cell office:value-type="float" office:value="110809.984481324">
                <text:p>110809.9844813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.3359994888306">
                <text:p>20.3359994888306</text:p>
              </table:table-cell>
              <table:table-cell office:value-type="float" office:value="110950.964105346">
                <text:p>110950.9641053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.3729321956635">
                <text:p>20.3729321956635</text:p>
              </table:table-cell>
              <table:table-cell office:value-type="float" office:value="110904.408348235">
                <text:p>110904.4083482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.4098682403564">
                <text:p>20.4098682403564</text:p>
              </table:table-cell>
              <table:table-cell office:value-type="float" office:value="110894.386067738">
                <text:p>110894.3860677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.4468050003052">
                <text:p>20.4468050003052</text:p>
              </table:table-cell>
              <table:table-cell office:value-type="float" office:value="110892.238671865">
                <text:p>110892.2386718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.4837334156036">
                <text:p>20.4837334156036</text:p>
              </table:table-cell>
              <table:table-cell office:value-type="float" office:value="110917.296799644">
                <text:p>110917.2967996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.5205800533295">
                <text:p>20.5205800533295</text:p>
              </table:table-cell>
              <table:table-cell office:value-type="float" office:value="111163.467084234">
                <text:p>111163.46708423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.5575358867645">
                <text:p>20.5575358867645</text:p>
              </table:table-cell>
              <table:table-cell office:value-type="float" office:value="110835.005445021">
                <text:p>110835.00544502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.5945472717285">
                <text:p>20.5945472717285</text:p>
              </table:table-cell>
              <table:table-cell office:value-type="float" office:value="110668.649767774">
                <text:p>110668.64976777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.6314852237701">
                <text:p>20.6314852237701</text:p>
              </table:table-cell>
              <table:table-cell office:value-type="float" office:value="110888.65986355">
                <text:p>110888.659863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.6684095859528">
                <text:p>20.6684095859528</text:p>
              </table:table-cell>
              <table:table-cell office:value-type="float" office:value="110929.471976858">
                <text:p>110929.47197685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.7053196430206">
                <text:p>20.7053196430206</text:p>
              </table:table-cell>
              <table:table-cell office:value-type="float" office:value="110972.464563471">
                <text:p>110972.46456347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.7422912120819">
                <text:p>20.7422912120819</text:p>
              </table:table-cell>
              <table:table-cell office:value-type="float" office:value="110787.832488554">
                <text:p>110787.83248855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.7792055606842">
                <text:p>20.7792055606842</text:p>
              </table:table-cell>
              <table:table-cell office:value-type="float" office:value="110959.563288768">
                <text:p>110959.56328876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.8161492347717">
                <text:p>20.8161492347717</text:p>
              </table:table-cell>
              <table:table-cell office:value-type="float" office:value="110871.484798616">
                <text:p>110871.4847986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.8530747890472">
                <text:p>20.8530747890472</text:p>
              </table:table-cell>
              <table:table-cell office:value-type="float" office:value="110925.89076493">
                <text:p>110925.8907649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.8899714946747">
                <text:p>20.8899714946747</text:p>
              </table:table-cell>
              <table:table-cell office:value-type="float" office:value="111012.62105508">
                <text:p>111012.621055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.9269576072693">
                <text:p>20.9269576072693</text:p>
              </table:table-cell>
              <table:table-cell office:value-type="float" office:value="110744.268933998">
                <text:p>110744.26893399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.9638609886169">
                <text:p>20.9638609886169</text:p>
              </table:table-cell>
              <table:table-cell office:value-type="float" office:value="110992.539177176">
                <text:p>110992.53917717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1.0007801055908">
                <text:p>21.0007801055908</text:p>
              </table:table-cell>
              <table:table-cell office:value-type="float" office:value="110945.232056829">
                <text:p>110945.23205682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1.0377223491669">
                <text:p>21.0377223491669</text:p>
              </table:table-cell>
              <table:table-cell office:value-type="float" office:value="110875.778066048">
                <text:p>110875.77806604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1.0746550559998">
                <text:p>21.0746550559998</text:p>
              </table:table-cell>
              <table:table-cell office:value-type="float" office:value="110904.408348235">
                <text:p>110904.40834823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1.1116328239441">
                <text:p>21.1116328239441</text:p>
              </table:table-cell>
              <table:table-cell office:value-type="float" office:value="110769.260225925">
                <text:p>110769.2602259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7.4609327316284">
                <text:p>37.4609327316284</text:p>
              </table:table-cell>
              <table:table-cell office:value-type="float" office:value="250.530605171347">
                <text:p>250.53060517134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7.5052578449249">
                <text:p>37.5052578449249</text:p>
              </table:table-cell>
              <table:table-cell office:value-type="float" office:value="92408.1112348249">
                <text:p>92408.111234824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7.5495681762695">
                <text:p>37.5495681762695</text:p>
              </table:table-cell>
              <table:table-cell office:value-type="float" office:value="92438.9386336366">
                <text:p>92438.938633636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7.5938639640808">
                <text:p>37.5938639640808</text:p>
              </table:table-cell>
              <table:table-cell office:value-type="float" office:value="92469.2888960655">
                <text:p>92469.288896065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7.6381778717041">
                <text:p>37.6381778717041</text:p>
              </table:table-cell>
              <table:table-cell office:value-type="float" office:value="92431.4785060205">
                <text:p>92431.478506020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7.6825640201569">
                <text:p>37.6825640201569</text:p>
              </table:table-cell>
              <table:table-cell office:value-type="float" office:value="92281.0413334121">
                <text:p>92281.041333412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7.7268455028534">
                <text:p>37.7268455028534</text:p>
              </table:table-cell>
              <table:table-cell office:value-type="float" office:value="92499.1610617563">
                <text:p>92499.161061756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7.7711613178253">
                <text:p>37.7711613178253</text:p>
              </table:table-cell>
              <table:table-cell office:value-type="float" office:value="92427.5002636194">
                <text:p>92427.500263619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7.8154809474945">
                <text:p>37.8154809474945</text:p>
              </table:table-cell>
              <table:table-cell office:value-type="float" office:value="92419.5448060681">
                <text:p>92419.544806068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7.8597748279572">
                <text:p>37.8597748279572</text:p>
              </table:table-cell>
              <table:table-cell office:value-type="float" office:value="92473.2707366699">
                <text:p>92473.270736669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7.9040994644165">
                <text:p>37.9040994644165</text:p>
              </table:table-cell>
              <table:table-cell office:value-type="float" office:value="92409.1053461065">
                <text:p>92409.105346106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7.948390007019">
                <text:p>37.948390007019</text:p>
              </table:table-cell>
              <table:table-cell office:value-type="float" office:value="92480.2397829551">
                <text:p>92480.239782955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7.9927248954773">
                <text:p>37.9927248954773</text:p>
              </table:table-cell>
              <table:table-cell office:value-type="float" office:value="92387.7366660572">
                <text:p>92387.736666057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8.0370557308197">
                <text:p>38.0370557308197</text:p>
              </table:table-cell>
              <table:table-cell office:value-type="float" office:value="92396.1835675524">
                <text:p>92396.183567552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8.081353187561">
                <text:p>38.081353187561</text:p>
              </table:table-cell>
              <table:table-cell office:value-type="float" office:value="92465.8050668202">
                <text:p>92465.805066820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8.1258606910706">
                <text:p>38.1258606910706</text:p>
              </table:table-cell>
              <table:table-cell office:value-type="float" office:value="92029.4259848509">
                <text:p>92029.425984850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8.1750750541687">
                <text:p>38.1750750541687</text:p>
              </table:table-cell>
              <table:table-cell office:value-type="float" office:value="83227.7356070148">
                <text:p>83227.735607014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8.2242081165314">
                <text:p>38.2242081165314</text:p>
              </table:table-cell>
              <table:table-cell office:value-type="float" office:value="83365.4529767711">
                <text:p>83365.452976771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8.273451089859">
                <text:p>38.273451089859</text:p>
              </table:table-cell>
              <table:table-cell office:value-type="float" office:value="83179.3801878571">
                <text:p>83179.380187857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8.3226947784424">
                <text:p>38.3226947784424</text:p>
              </table:table-cell>
              <table:table-cell office:value-type="float" office:value="83178.1720222908">
                <text:p>83178.17202229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8.3719682693481">
                <text:p>38.3719682693481</text:p>
              </table:table-cell>
              <table:table-cell office:value-type="float" office:value="83127.862968626">
                <text:p>83127.86296862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.4212250709534">
                <text:p>38.4212250709534</text:p>
              </table:table-cell>
              <table:table-cell office:value-type="float" office:value="83156.0285385144">
                <text:p>83156.02853851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8.470458984375">
                <text:p>38.470458984375</text:p>
              </table:table-cell>
              <table:table-cell office:value-type="float" office:value="83194.6866567878">
                <text:p>83194.686656787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8.5197024345398">
                <text:p>38.5197024345398</text:p>
              </table:table-cell>
              <table:table-cell office:value-type="float" office:value="83178.5747402465">
                <text:p>83178.574740246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8.5689465999603">
                <text:p>38.5689465999603</text:p>
              </table:table-cell>
              <table:table-cell office:value-type="float" office:value="83177.3665980779">
                <text:p>83177.366598077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8.6181452274322">
                <text:p>38.6181452274322</text:p>
              </table:table-cell>
              <table:table-cell office:value-type="float" office:value="83254.3550597517">
                <text:p>83254.355059751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8.6673765182495">
                <text:p>38.6673765182495</text:p>
              </table:table-cell>
              <table:table-cell office:value-type="float" office:value="83199.1185281683">
                <text:p>83199.118528168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8.7166414260864">
                <text:p>38.7166414260864</text:p>
              </table:table-cell>
              <table:table-cell office:value-type="float" office:value="83142.3457354137">
                <text:p>83142.345735413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8.7658751010895">
                <text:p>38.7658751010895</text:p>
              </table:table-cell>
              <table:table-cell office:value-type="float" office:value="83195.0895346754">
                <text:p>83195.089534675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8.8151180744171">
                <text:p>38.8151180744171</text:p>
              </table:table-cell>
              <table:table-cell office:value-type="float" office:value="83179.3801878571">
                <text:p>83179.380187857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8.8643639087677">
                <text:p>38.8643639087677</text:p>
              </table:table-cell>
              <table:table-cell office:value-type="float" office:value="83174.5477361633">
                <text:p>83174.54773616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8.913605928421">
                <text:p>38.913605928421</text:p>
              </table:table-cell>
              <table:table-cell office:value-type="float" office:value="83180.9911298757">
                <text:p>83180.991129875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8.962851524353">
                <text:p>38.962851524353</text:p>
              </table:table-cell>
              <table:table-cell office:value-type="float" office:value="83174.9504190248">
                <text:p>83174.950419024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9.0120987892151">
                <text:p>39.0120987892151</text:p>
              </table:table-cell>
              <table:table-cell office:value-type="float" office:value="83172.1317208726">
                <text:p>83172.131720872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9.0613284111023">
                <text:p>39.0613284111023</text:p>
              </table:table-cell>
              <table:table-cell office:value-type="float" office:value="83201.9390558106">
                <text:p>83201.939055810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9.1106326580048">
                <text:p>39.1106326580048</text:p>
              </table:table-cell>
              <table:table-cell office:value-type="float" office:value="83076.0077950841">
                <text:p>83076.007795084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9.1509735584259">
                <text:p>39.1509735584259</text:p>
              </table:table-cell>
              <table:table-cell office:value-type="float" office:value="101534.669708396">
                <text:p>101534.66970839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9.1911561489105">
                <text:p>39.1911561489105</text:p>
              </table:table-cell>
              <table:table-cell office:value-type="float" office:value="101934.69237798">
                <text:p>101934.6923779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9.2314565181732">
                <text:p>39.2314565181732</text:p>
              </table:table-cell>
              <table:table-cell office:value-type="float" office:value="101636.785839368">
                <text:p>101636.78583936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9.2717483043671">
                <text:p>39.2717483043671</text:p>
              </table:table-cell>
              <table:table-cell office:value-type="float" office:value="101658.436791403">
                <text:p>101658.43679140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9.3120379447937">
                <text:p>39.3120379447937</text:p>
              </table:table-cell>
              <table:table-cell office:value-type="float" office:value="101663.850970785">
                <text:p>101663.85097078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9.3523547649384">
                <text:p>39.3523547649384</text:p>
              </table:table-cell>
              <table:table-cell office:value-type="float" office:value="101595.313948469">
                <text:p>101595.31394846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9.3925950527191">
                <text:p>39.3925950527191</text:p>
              </table:table-cell>
              <table:table-cell office:value-type="float" office:value="101788.536461666">
                <text:p>101788.53646166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9.4329445362091">
                <text:p>39.4329445362091</text:p>
              </table:table-cell>
              <table:table-cell office:value-type="float" office:value="101513.071437857">
                <text:p>101513.07143785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9.4732143878937">
                <text:p>39.4732143878937</text:p>
              </table:table-cell>
              <table:table-cell office:value-type="float" office:value="101713.808932885">
                <text:p>101713.80893288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9.5135850906372">
                <text:p>39.5135850906372</text:p>
              </table:table-cell>
              <table:table-cell office:value-type="float" office:value="101459.715131078">
                <text:p>101459.71513107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9.553778886795">
                <text:p>39.553778886795</text:p>
              </table:table-cell>
              <table:table-cell office:value-type="float" office:value="101906.273891509">
                <text:p>101906.27389150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9.5940942764282">
                <text:p>39.5940942764282</text:p>
              </table:table-cell>
              <table:table-cell office:value-type="float" office:value="101598.918856264">
                <text:p>101598.91885626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9.6343257427216">
                <text:p>39.6343257427216</text:p>
              </table:table-cell>
              <table:table-cell office:value-type="float" office:value="101810.855466597">
                <text:p>101810.85546659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9.6746430397034">
                <text:p>39.6746430397034</text:p>
              </table:table-cell>
              <table:table-cell office:value-type="float" office:value="101594.112369384">
                <text:p>101594.11236938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9.7149529457092">
                <text:p>39.7149529457092</text:p>
              </table:table-cell>
              <table:table-cell office:value-type="float" office:value="101612.740039746">
                <text:p>101612.74003974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9.7552809715271">
                <text:p>39.7552809715271</text:p>
              </table:table-cell>
              <table:table-cell office:value-type="float" office:value="101567.084352165">
                <text:p>101567.08435216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9.7955379486084">
                <text:p>39.7955379486084</text:p>
              </table:table-cell>
              <table:table-cell office:value-type="float" office:value="101746.338075215">
                <text:p>101746.33807521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9.8358225822449">
                <text:p>39.8358225822449</text:p>
              </table:table-cell>
              <table:table-cell office:value-type="float" office:value="101676.486299019">
                <text:p>101676.48629901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9.8760986328125">
                <text:p>39.8760986328125</text:p>
              </table:table-cell>
              <table:table-cell office:value-type="float" office:value="101698.154170366">
                <text:p>101698.15417036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9.9163954257965">
                <text:p>39.9163954257965</text:p>
              </table:table-cell>
              <table:table-cell office:value-type="float" office:value="101645.805948514">
                <text:p>101645.80594851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9.9566900730133">
                <text:p>39.9566900730133</text:p>
              </table:table-cell>
              <table:table-cell office:value-type="float" office:value="101651.218782543">
                <text:p>101651.21878254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9.9969878196716">
                <text:p>39.9969878196716</text:p>
              </table:table-cell>
              <table:table-cell office:value-type="float" office:value="101643.400429532">
                <text:p>101643.40042953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0.0372536182404">
                <text:p>40.0372536182404</text:p>
              </table:table-cell>
              <table:table-cell office:value-type="float" office:value="101724.047345266">
                <text:p>101724.04734526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0.0775690078735">
                <text:p>40.0775690078735</text:p>
              </table:table-cell>
              <table:table-cell office:value-type="float" office:value="101598.918856264">
                <text:p>101598.91885626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0.1179180145264">
                <text:p>40.1179180145264</text:p>
              </table:table-cell>
              <table:table-cell office:value-type="float" office:value="101514.271100711">
                <text:p>101514.27110071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0.1549212932587">
                <text:p>40.1549212932587</text:p>
              </table:table-cell>
              <table:table-cell office:value-type="float" office:value="110692.893719838">
                <text:p>110692.89371983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0.1917324066162">
                <text:p>40.1917324066162</text:p>
              </table:table-cell>
              <table:table-cell office:value-type="float" office:value="111270.744794264">
                <text:p>111270.74479426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0.2286441326141">
                <text:p>40.2286441326141</text:p>
              </table:table-cell>
              <table:table-cell office:value-type="float" office:value="110967.447044613">
                <text:p>110967.4470446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0.2655665874481">
                <text:p>40.2655665874481</text:p>
              </table:table-cell>
              <table:table-cell office:value-type="float" office:value="110935.202396942">
                <text:p>110935.20239694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0.3024978637695">
                <text:p>40.3024978637695</text:p>
              </table:table-cell>
              <table:table-cell office:value-type="float" office:value="110908.704165887">
                <text:p>110908.70416588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0.3394093513489">
                <text:p>40.3394093513489</text:p>
              </table:table-cell>
              <table:table-cell office:value-type="float" office:value="110968.163805242">
                <text:p>110968.16380524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0.3763890266418">
                <text:p>40.3763890266418</text:p>
              </table:table-cell>
              <table:table-cell office:value-type="float" office:value="110763.546936249">
                <text:p>110763.54693624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0.4133183956146">
                <text:p>40.4133183956146</text:p>
              </table:table-cell>
              <table:table-cell office:value-type="float" office:value="110914.432440459">
                <text:p>110914.43244045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0.4502501487732">
                <text:p>40.4502501487732</text:p>
              </table:table-cell>
              <table:table-cell office:value-type="float" office:value="110907.272189693">
                <text:p>110907.27218969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0.4871826171875">
                <text:p>40.4871826171875</text:p>
              </table:table-cell>
              <table:table-cell office:value-type="float" office:value="110905.124294734">
                <text:p>110905.12429473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0.5241191387177">
                <text:p>40.5241191387177</text:p>
              </table:table-cell>
              <table:table-cell office:value-type="float" office:value="110892.954461249">
                <text:p>110892.95446124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0.5610618591309">
                <text:p>40.5610618591309</text:p>
              </table:table-cell>
              <table:table-cell office:value-type="float" office:value="110874.346939961">
                <text:p>110874.34693996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0.5979623794556">
                <text:p>40.5979623794556</text:p>
              </table:table-cell>
              <table:table-cell office:value-type="float" office:value="111001.144806554">
                <text:p>111001.14480655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0.634929895401">
                <text:p>40.634929895401</text:p>
              </table:table-cell>
              <table:table-cell office:value-type="float" office:value="110799.979258705">
                <text:p>110799.97925870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0.6718537807465">
                <text:p>40.6718537807465</text:p>
              </table:table-cell>
              <table:table-cell office:value-type="float" office:value="110930.904526377">
                <text:p>110930.90452637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0.7087864875794">
                <text:p>40.7087864875794</text:p>
              </table:table-cell>
              <table:table-cell office:value-type="float" office:value="110904.408348235">
                <text:p>110904.40834823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0.7456977367401">
                <text:p>40.7456977367401</text:p>
              </table:table-cell>
              <table:table-cell office:value-type="float" office:value="110968.880575131">
                <text:p>110968.88057513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0.7826097011566">
                <text:p>40.7826097011566</text:p>
              </table:table-cell>
              <table:table-cell office:value-type="float" office:value="110966.730293244">
                <text:p>110966.73029324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0.8195657730103">
                <text:p>40.8195657730103</text:p>
              </table:table-cell>
              <table:table-cell office:value-type="float" office:value="110834.290403535">
                <text:p>110834.29040353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0.8564822673798">
                <text:p>40.8564822673798</text:p>
              </table:table-cell>
              <table:table-cell office:value-type="float" office:value="110953.113776245">
                <text:p>110953.11377624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0.8934376239777">
                <text:p>40.8934376239777</text:p>
              </table:table-cell>
              <table:table-cell office:value-type="float" office:value="110836.43555567">
                <text:p>110836.4355556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.9303689002991">
                <text:p>40.9303689002991</text:p>
              </table:table-cell>
              <table:table-cell office:value-type="float" office:value="110908.704165887">
                <text:p>110908.70416588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.9673130512238">
                <text:p>40.9673130512238</text:p>
              </table:table-cell>
              <table:table-cell office:value-type="float" office:value="110870.053783356">
                <text:p>110870.05378335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1.0042424201965">
                <text:p>41.0042424201965</text:p>
              </table:table-cell>
              <table:table-cell office:value-type="float" office:value="110914.432440459">
                <text:p>110914.43244045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1.0412211418152">
                <text:p>41.0412211418152</text:p>
              </table:table-cell>
              <table:table-cell office:value-type="float" office:value="110766.403507415">
                <text:p>110766.40350741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1.0780906677246">
                <text:p>41.0780906677246</text:p>
              </table:table-cell>
              <table:table-cell office:value-type="float" office:value="111094.458064433">
                <text:p>111094.45806443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1.1151120662689">
                <text:p>41.1151120662689</text:p>
              </table:table-cell>
              <table:table-cell office:value-type="float" office:value="110638.7160144">
                <text:p>110638.716014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5.4403142929077">
                <text:p>45.4403142929077</text:p>
              </table:table-cell>
              <table:table-cell office:value-type="float" office:value="947.007743308014">
                <text:p>947.00774330801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5.6471080780029">
                <text:p>45.6471080780029</text:p>
              </table:table-cell>
              <table:table-cell office:value-type="float" office:value="19807.1716619243">
                <text:p>19807.171661924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5.6980333328247">
                <text:p>45.6980333328247</text:p>
              </table:table-cell>
              <table:table-cell office:value-type="float" office:value="80431.6053858686">
                <text:p>80431.605385868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5.7489614486694">
                <text:p>45.7489614486694</text:p>
              </table:table-cell>
              <table:table-cell office:value-type="float" office:value="80427.0869255833">
                <text:p>80427.086925583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5.7999033927918">
                <text:p>45.7999033927918</text:p>
              </table:table-cell>
              <table:table-cell office:value-type="float" office:value="80405.2548557094">
                <text:p>80405.254855709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5.8508853912354">
                <text:p>45.8508853912354</text:p>
              </table:table-cell>
              <table:table-cell office:value-type="float" office:value="80342.083971679">
                <text:p>80342.08397167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5.9018137454987">
                <text:p>45.9018137454987</text:p>
              </table:table-cell>
              <table:table-cell office:value-type="float" office:value="80426.7104101419">
                <text:p>80426.710410141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5.9527323246002">
                <text:p>45.9527323246002</text:p>
              </table:table-cell>
              <table:table-cell office:value-type="float" office:value="80442.150434522">
                <text:p>80442.15043452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6.0037000179291">
                <text:p>46.0037000179291</text:p>
              </table:table-cell>
              <table:table-cell office:value-type="float" office:value="80364.6336037123">
                <text:p>80364.633603712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6.054639339447">
                <text:p>46.054639339447</text:p>
              </table:table-cell>
              <table:table-cell office:value-type="float" office:value="80409.3945098406">
                <text:p>80409.394509840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6.1056141853333">
                <text:p>46.1056141853333</text:p>
              </table:table-cell>
              <table:table-cell office:value-type="float" office:value="80353.357205665">
                <text:p>80353.35720566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6.1528038978577">
                <text:p>46.1528038978577</text:p>
              </table:table-cell>
              <table:table-cell office:value-type="float" office:value="86798.5792005174">
                <text:p>86798.579200517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6.1999015808105">
                <text:p>46.1999015808105</text:p>
              </table:table-cell>
              <table:table-cell office:value-type="float" office:value="86968.1849125756">
                <text:p>86968.184912575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6.2470519542694">
                <text:p>46.2470519542694</text:p>
              </table:table-cell>
              <table:table-cell office:value-type="float" office:value="86870.9980329991">
                <text:p>86870.998032999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6.294192314148">
                <text:p>46.294192314148</text:p>
              </table:table-cell>
              <table:table-cell office:value-type="float" office:value="86889.4512166133">
                <text:p>86889.451216613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6.3413360118866">
                <text:p>46.3413360118866</text:p>
              </table:table-cell>
              <table:table-cell office:value-type="float" office:value="86883.2992843958">
                <text:p>86883.299284395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6.3884799480438">
                <text:p>46.3884799480438</text:p>
              </table:table-cell>
              <table:table-cell office:value-type="float" office:value="86882.8598940001">
                <text:p>86882.859894000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6.4356179237366">
                <text:p>46.4356179237366</text:p>
              </table:table-cell>
              <table:table-cell office:value-type="float" office:value="86893.8459873249">
                <text:p>86893.845987324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6.4827647209168">
                <text:p>46.4827647209168</text:p>
              </table:table-cell>
              <table:table-cell office:value-type="float" office:value="86877.5875558792">
                <text:p>86877.587555879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6.5299170017242">
                <text:p>46.5299170017242</text:p>
              </table:table-cell>
              <table:table-cell office:value-type="float" office:value="86867.4840295089">
                <text:p>86867.484029508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6.5770735740662">
                <text:p>46.5770735740662</text:p>
              </table:table-cell>
              <table:table-cell office:value-type="float" office:value="86859.5785609918">
                <text:p>86859.578560991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6.6241834163666">
                <text:p>46.6241834163666</text:p>
              </table:table-cell>
              <table:table-cell office:value-type="float" office:value="86945.7378753296">
                <text:p>86945.737875329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6.6713597774506">
                <text:p>46.6713597774506</text:p>
              </table:table-cell>
              <table:table-cell office:value-type="float" office:value="86823.1441740115">
                <text:p>86823.144174011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6.7184755802155">
                <text:p>46.7184755802155</text:p>
              </table:table-cell>
              <table:table-cell office:value-type="float" office:value="86934.7386574098">
                <text:p>86934.738657409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6.7656393051148">
                <text:p>46.7656393051148</text:p>
              </table:table-cell>
              <table:table-cell office:value-type="float" office:value="86846.4059771812">
                <text:p>86846.405977181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6.8128018379211">
                <text:p>46.8128018379211</text:p>
              </table:table-cell>
              <table:table-cell office:value-type="float" office:value="86848.6011303548">
                <text:p>86848.601130354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6.8599479198456">
                <text:p>46.8599479198456</text:p>
              </table:table-cell>
              <table:table-cell office:value-type="float" office:value="86878.9055804192">
                <text:p>86878.905580419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6.9071018695831">
                <text:p>46.9071018695831</text:p>
              </table:table-cell>
              <table:table-cell office:value-type="float" office:value="86864.4095096522">
                <text:p>86864.409509652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6.954240322113">
                <text:p>46.954240322113</text:p>
              </table:table-cell>
              <table:table-cell office:value-type="float" office:value="86892.9669976178">
                <text:p>86892.966997617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7.0013525485993">
                <text:p>47.0013525485993</text:p>
              </table:table-cell>
              <table:table-cell office:value-type="float" office:value="86941.3378541824">
                <text:p>86941.337854182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7.0485451221466">
                <text:p>47.0485451221466</text:p>
              </table:table-cell>
              <table:table-cell office:value-type="float" office:value="86793.3170859856">
                <text:p>86793.317085985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7.0957527160645">
                <text:p>47.0957527160645</text:p>
              </table:table-cell>
              <table:table-cell office:value-type="float" office:value="86765.701448968">
                <text:p>86765.70144896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7.1400756835938">
                <text:p>47.1400756835938</text:p>
              </table:table-cell>
              <table:table-cell office:value-type="float" office:value="92412.5849040365">
                <text:p>92412.584904036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7.1843588352203">
                <text:p>47.1843588352203</text:p>
              </table:table-cell>
              <table:table-cell office:value-type="float" office:value="92495.6749812908">
                <text:p>92495.674981290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7.2286512851715">
                <text:p>47.2286512851715</text:p>
              </table:table-cell>
              <table:table-cell office:value-type="float" office:value="92476.2573421755">
                <text:p>92476.257342175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7.2729682922363">
                <text:p>47.2729682922363</text:p>
              </table:table-cell>
              <table:table-cell office:value-type="float" office:value="92425.0140360127">
                <text:p>92425.014036012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7.3172903060913">
                <text:p>47.3172903060913</text:p>
              </table:table-cell>
              <table:table-cell office:value-type="float" office:value="92414.5733405057">
                <text:p>92414.573340505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7.3616001605988">
                <text:p>47.3616001605988</text:p>
              </table:table-cell>
              <table:table-cell office:value-type="float" office:value="92439.9334083046">
                <text:p>92439.933408304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7.405914068222">
                <text:p>47.405914068222</text:p>
              </table:table-cell>
              <table:table-cell office:value-type="float" office:value="92431.4785060205">
                <text:p>92431.478506020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7.4502334594727">
                <text:p>47.4502334594727</text:p>
              </table:table-cell>
              <table:table-cell office:value-type="float" office:value="92420.0419820431">
                <text:p>92420.041982043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7.4945509433746">
                <text:p>47.4945509433746</text:p>
              </table:table-cell>
              <table:table-cell office:value-type="float" office:value="92424.019582421">
                <text:p>92424.01958242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7.5389130115509">
                <text:p>47.5389130115509</text:p>
              </table:table-cell>
              <table:table-cell office:value-type="float" office:value="92331.1326181826">
                <text:p>92331.132618182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7.583172082901">
                <text:p>47.583172082901</text:p>
              </table:table-cell>
              <table:table-cell office:value-type="float" office:value="92545.9996121442">
                <text:p>92545.999612144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7.6275017261505">
                <text:p>47.6275017261505</text:p>
              </table:table-cell>
              <table:table-cell office:value-type="float" office:value="92398.6682443044">
                <text:p>92398.668244304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7.6718084812164">
                <text:p>47.6718084812164</text:p>
              </table:table-cell>
              <table:table-cell office:value-type="float" office:value="92446.399965561">
                <text:p>92446.39996556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7.7161276340485">
                <text:p>47.7161276340485</text:p>
              </table:table-cell>
              <table:table-cell office:value-type="float" office:value="92420.5391633672">
                <text:p>92420.539163367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7.7604694366455">
                <text:p>47.7604694366455</text:p>
              </table:table-cell>
              <table:table-cell office:value-type="float" office:value="92373.3308098052">
                <text:p>92373.330809805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7.8047654628754">
                <text:p>47.8047654628754</text:p>
              </table:table-cell>
              <table:table-cell office:value-type="float" office:value="92468.7911901007">
                <text:p>92468.791190100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7.8490810394287">
                <text:p>47.8490810394287</text:p>
              </table:table-cell>
              <table:table-cell office:value-type="float" office:value="92427.9975251919">
                <text:p>92427.997525191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7.8934066295624">
                <text:p>47.8934066295624</text:p>
              </table:table-cell>
              <table:table-cell office:value-type="float" office:value="92407.1171449318">
                <text:p>92407.117144931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7.9377241134644">
                <text:p>47.9377241134644</text:p>
              </table:table-cell>
              <table:table-cell office:value-type="float" office:value="92424.019582421">
                <text:p>92424.01958242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7.9820439815521">
                <text:p>47.9820439815521</text:p>
              </table:table-cell>
              <table:table-cell office:value-type="float" office:value="92419.0476354423">
                <text:p>92419.047635442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8.0263612270355">
                <text:p>48.0263612270355</text:p>
              </table:table-cell>
              <table:table-cell office:value-type="float" office:value="92424.5168065419">
                <text:p>92424.516806541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8.0706779956818">
                <text:p>48.0706779956818</text:p>
              </table:table-cell>
              <table:table-cell office:value-type="float" office:value="92425.5112708335">
                <text:p>92425.511270833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8.1150894165039">
                <text:p>48.1150894165039</text:p>
              </table:table-cell>
              <table:table-cell office:value-type="float" office:value="92228.5287021876">
                <text:p>92228.528702187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8.164318561554">
                <text:p>48.164318561554</text:p>
              </table:table-cell>
              <table:table-cell office:value-type="float" office:value="83202.7449559768">
                <text:p>83202.744955976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8.2135095596314">
                <text:p>48.2135095596314</text:p>
              </table:table-cell>
              <table:table-cell office:value-type="float" office:value="83267.2675914347">
                <text:p>83267.267591434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8.2627310752869">
                <text:p>48.2627310752869</text:p>
              </table:table-cell>
              <table:table-cell office:value-type="float" office:value="83215.6414821991">
                <text:p>83215.641482199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8.3119723796844">
                <text:p>48.3119723796844</text:p>
              </table:table-cell>
              <table:table-cell office:value-type="float" office:value="83182.1993773392">
                <text:p>83182.199377339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8.3612191677094">
                <text:p>48.3612191677094</text:p>
              </table:table-cell>
              <table:table-cell office:value-type="float" office:value="83172.9370437073">
                <text:p>83172.937043707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8.4105916023254">
                <text:p>48.4105916023254</text:p>
              </table:table-cell>
              <table:table-cell office:value-type="float" office:value="82961.2724559718">
                <text:p>82961.272455971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8.4596853256226">
                <text:p>48.4596853256226</text:p>
              </table:table-cell>
              <table:table-cell office:value-type="float" office:value="83432.2541643599">
                <text:p>83432.254164359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8.508891582489">
                <text:p>48.508891582489</text:p>
              </table:table-cell>
              <table:table-cell office:value-type="float" office:value="83241.446532226">
                <text:p>83241.44653222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8.5581254959106">
                <text:p>48.5581254959106</text:p>
              </table:table-cell>
              <table:table-cell office:value-type="float" office:value="83194.6866567878">
                <text:p>83194.686656787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8.6073713302612">
                <text:p>48.6073713302612</text:p>
              </table:table-cell>
              <table:table-cell office:value-type="float" office:value="83174.5477361633">
                <text:p>83174.547736163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8.6566205024719">
                <text:p>48.6566205024719</text:p>
              </table:table-cell>
              <table:table-cell office:value-type="float" office:value="83168.9105854787">
                <text:p>83168.910585478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8.7058563232422">
                <text:p>48.7058563232422</text:p>
              </table:table-cell>
              <table:table-cell office:value-type="float" office:value="83191.4637741514">
                <text:p>83191.463774151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8.7550985813141">
                <text:p>48.7550985813141</text:p>
              </table:table-cell>
              <table:table-cell office:value-type="float" office:value="83180.5883885212">
                <text:p>83180.588388521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8.8043437004089">
                <text:p>48.8043437004089</text:p>
              </table:table-cell>
              <table:table-cell office:value-type="float" office:value="83175.7557964454">
                <text:p>83175.755796445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8.8535838127136">
                <text:p>48.8535838127136</text:p>
              </table:table-cell>
              <table:table-cell office:value-type="float" office:value="83184.2132011156">
                <text:p>83184.213201115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8.9028267860413">
                <text:p>48.9028267860413</text:p>
              </table:table-cell>
              <table:table-cell office:value-type="float" office:value="83179.3801878571">
                <text:p>83179.380187857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8.9520716667175">
                <text:p>48.9520716667175</text:p>
              </table:table-cell>
              <table:table-cell office:value-type="float" office:value="83176.1584910045">
                <text:p>83176.158491004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9.0013167858124">
                <text:p>49.0013167858124</text:p>
              </table:table-cell>
              <table:table-cell office:value-type="float" office:value="83175.7557964454">
                <text:p>83175.755796445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9.0506250858307">
                <text:p>49.0506250858307</text:p>
              </table:table-cell>
              <table:table-cell office:value-type="float" office:value="83069.178991751">
                <text:p>83069.17899175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9.0999183654785">
                <text:p>49.0999183654785</text:p>
              </table:table-cell>
              <table:table-cell office:value-type="float" office:value="83094.4913640079">
                <text:p>83094.491364007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9.140237569809">
                <text:p>49.140237569809</text:p>
              </table:table-cell>
              <table:table-cell office:value-type="float" office:value="101589.306337258">
                <text:p>101589.30633725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9.1804671287537">
                <text:p>49.1804671287537</text:p>
              </table:table-cell>
              <table:table-cell office:value-type="float" office:value="101815.682484369">
                <text:p>101815.68248436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9.2207915782929">
                <text:p>49.2207915782929</text:p>
              </table:table-cell>
              <table:table-cell office:value-type="float" office:value="101576.092093205">
                <text:p>101576.09209320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9.2610599994659">
                <text:p>49.2610599994659</text:p>
              </table:table-cell>
              <table:table-cell office:value-type="float" office:value="101717.422254852">
                <text:p>101717.42225485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9.3013486862183">
                <text:p>49.3013486862183</text:p>
              </table:table-cell>
              <table:table-cell office:value-type="float" office:value="101666.257457851">
                <text:p>101666.25745785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9.3416330814362">
                <text:p>49.3416330814362</text:p>
              </table:table-cell>
              <table:table-cell office:value-type="float" office:value="101677.088059657">
                <text:p>101677.08805965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9.3819072246552">
                <text:p>49.3819072246552</text:p>
              </table:table-cell>
              <table:table-cell office:value-type="float" office:value="101702.970507098">
                <text:p>101702.97050709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9.4222128391266">
                <text:p>49.4222128391266</text:p>
              </table:table-cell>
              <table:table-cell office:value-type="float" office:value="101623.559241426">
                <text:p>101623.55924142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9.4625263214111">
                <text:p>49.4625263214111</text:p>
              </table:table-cell>
              <table:table-cell office:value-type="float" office:value="101603.725797962">
                <text:p>101603.72579796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9.502799987793">
                <text:p>49.502799987793</text:p>
              </table:table-cell>
              <table:table-cell office:value-type="float" office:value="101704.174662562">
                <text:p>101704.17466256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9.5430929660797">
                <text:p>49.5430929660797</text:p>
              </table:table-cell>
              <table:table-cell office:value-type="float" office:value="101655.429163141">
                <text:p>101655.42916314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9.5833995342255">
                <text:p>49.5833995342255</text:p>
              </table:table-cell>
              <table:table-cell office:value-type="float" office:value="101621.154775284">
                <text:p>101621.15477528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9.6236917972565">
                <text:p>49.6236917972565</text:p>
              </table:table-cell>
              <table:table-cell office:value-type="float" office:value="101657.233718742">
                <text:p>101657.23371874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9.6639809608459">
                <text:p>49.6639809608459</text:p>
              </table:table-cell>
              <table:table-cell office:value-type="float" office:value="101665.054200077">
                <text:p>101665.05420007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9.7042763233185">
                <text:p>49.7042763233185</text:p>
              </table:table-cell>
              <table:table-cell office:value-type="float" office:value="101649.41444048">
                <text:p>101649.4144404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9.744558095932">
                <text:p>49.744558095932</text:p>
              </table:table-cell>
              <table:table-cell office:value-type="float" office:value="101683.707896824">
                <text:p>101683.70789682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9.7848484516144">
                <text:p>49.7848484516144</text:p>
              </table:table-cell>
              <table:table-cell office:value-type="float" office:value="101662.046180247">
                <text:p>101662.04618024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9.8251316547394">
                <text:p>49.8251316547394</text:p>
              </table:table-cell>
              <table:table-cell office:value-type="float" office:value="101680.096969697">
                <text:p>101680.09696969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9.865425825119">
                <text:p>49.865425825119</text:p>
              </table:table-cell>
              <table:table-cell office:value-type="float" office:value="101652.421712839">
                <text:p>101652.42171283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9.90571641922">
                <text:p>49.90571641922</text:p>
              </table:table-cell>
              <table:table-cell office:value-type="float" office:value="101661.444597641">
                <text:p>101661.44459764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9.9460020065308">
                <text:p>49.9460020065308</text:p>
              </table:table-cell>
              <table:table-cell office:value-type="float" office:value="101674.079327691">
                <text:p>101674.07932769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9.9862844944">
                <text:p>49.9862844944</text:p>
              </table:table-cell>
              <table:table-cell office:value-type="float" office:value="101681.902401203">
                <text:p>101681.90240120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0.0265874862671">
                <text:p>50.0265874862671</text:p>
              </table:table-cell>
              <table:table-cell office:value-type="float" office:value="101630.172110055">
                <text:p>101630.17211005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0.0669231414795">
                <text:p>50.0669231414795</text:p>
              </table:table-cell>
              <table:table-cell office:value-type="float" office:value="101547.873176498">
                <text:p>101547.87317649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0.1071484088898">
                <text:p>50.1071484088898</text:p>
              </table:table-cell>
              <table:table-cell office:value-type="float" office:value="101826.544948049">
                <text:p>101826.54494804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0.1441485881805">
                <text:p>50.1441485881805</text:p>
              </table:table-cell>
              <table:table-cell office:value-type="float" office:value="110702.1662736">
                <text:p>110702.166273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0.18101811409">
                <text:p>50.18101811409</text:p>
              </table:table-cell>
              <table:table-cell office:value-type="float" office:value="111094.458064433">
                <text:p>111094.45806443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0.2179546356201">
                <text:p>50.2179546356201</text:p>
              </table:table-cell>
              <table:table-cell office:value-type="float" office:value="110892.954461249">
                <text:p>110892.95446124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0.2549045085907">
                <text:p>50.2549045085907</text:p>
              </table:table-cell>
              <table:table-cell office:value-type="float" office:value="110852.884481123">
                <text:p>110852.88448112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0.2918109893799">
                <text:p>50.2918109893799</text:p>
              </table:table-cell>
              <table:table-cell office:value-type="float" office:value="110983.21791766">
                <text:p>110983.2179176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0.3287613391876">
                <text:p>50.3287613391876</text:p>
              </table:table-cell>
              <table:table-cell office:value-type="float" office:value="110851.453945968">
                <text:p>110851.45394596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0.3656809329987">
                <text:p>50.3656809329987</text:p>
              </table:table-cell>
              <table:table-cell office:value-type="float" office:value="110943.799137241">
                <text:p>110943.79913724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0.4026081562042">
                <text:p>50.4026081562042</text:p>
              </table:table-cell>
              <table:table-cell office:value-type="float" office:value="110920.877456677">
                <text:p>110920.87745667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0.439546585083">
                <text:p>50.439546585083</text:p>
              </table:table-cell>
              <table:table-cell office:value-type="float" office:value="110887.228404903">
                <text:p>110887.22840490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0.4764711856842">
                <text:p>50.4764711856842</text:p>
              </table:table-cell>
              <table:table-cell office:value-type="float" office:value="110928.755715974">
                <text:p>110928.75571597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0.51340675354">
                <text:p>50.51340675354</text:p>
              </table:table-cell>
              <table:table-cell office:value-type="float" office:value="110895.817711191">
                <text:p>110895.81771119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0.5503425598145">
                <text:p>50.5503425598145</text:p>
              </table:table-cell>
              <table:table-cell office:value-type="float" office:value="110895.101884844">
                <text:p>110895.10188484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0.5872759819031">
                <text:p>50.5872759819031</text:p>
              </table:table-cell>
              <table:table-cell office:value-type="float" office:value="110902.260564199">
                <text:p>110902.26056419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0.6241884231567">
                <text:p>50.6241884231567</text:p>
              </table:table-cell>
              <table:table-cell office:value-type="float" office:value="110965.296818282">
                <text:p>110965.29681828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0.661141872406">
                <text:p>50.661141872406</text:p>
              </table:table-cell>
              <table:table-cell office:value-type="float" office:value="110842.156367343">
                <text:p>110842.15636734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0.698127746582">
                <text:p>50.698127746582</text:p>
              </table:table-cell>
              <table:table-cell office:value-type="float" office:value="110744.982814414">
                <text:p>110744.98281441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0.7350554466248">
                <text:p>50.7350554466248</text:p>
              </table:table-cell>
              <table:table-cell office:value-type="float" office:value="110919.445166122">
                <text:p>110919.44516612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0.7719402313232">
                <text:p>50.7719402313232</text:p>
              </table:table-cell>
              <table:table-cell office:value-type="float" office:value="111048.499631559">
                <text:p>111048.49963155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0.8088622093201">
                <text:p>50.8088622093201</text:p>
              </table:table-cell>
              <table:table-cell office:value-type="float" office:value="110936.635094471">
                <text:p>110936.63509447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0.8457987308502">
                <text:p>50.8457987308502</text:p>
              </table:table-cell>
              <table:table-cell office:value-type="float" office:value="110892.954461249">
                <text:p>110892.95446124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0.8827290534973">
                <text:p>50.8827290534973</text:p>
              </table:table-cell>
              <table:table-cell office:value-type="float" office:value="110911.56822921">
                <text:p>110911.5682292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0.9196627140045">
                <text:p>50.9196627140045</text:p>
              </table:table-cell>
              <table:table-cell office:value-type="float" office:value="110901.544654673">
                <text:p>110901.54465467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0.9565751552582">
                <text:p>50.9565751552582</text:p>
              </table:table-cell>
              <table:table-cell office:value-type="float" office:value="110965.296818282">
                <text:p>110965.29681828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0.9935295581818">
                <text:p>50.9935295581818</text:p>
              </table:table-cell>
              <table:table-cell office:value-type="float" office:value="110839.295887689">
                <text:p>110839.29588768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1.0304625034332">
                <text:p>51.0304625034332</text:p>
              </table:table-cell>
              <table:table-cell office:value-type="float" office:value="110903.692410979">
                <text:p>110903.69241097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1.0673956871033">
                <text:p>51.0673956871033</text:p>
              </table:table-cell>
              <table:table-cell office:value-type="float" office:value="110902.976482967">
                <text:p>110902.97648296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1.1043787002564">
                <text:p>51.1043787002564</text:p>
              </table:table-cell>
              <table:table-cell office:value-type="float" office:value="110753.550097345">
                <text:p>110753.55009734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5.5362641811371">
                <text:p>55.5362641811371</text:p>
              </table:table-cell>
              <table:table-cell office:value-type="float" office:value="924.211606475448">
                <text:p>924.21160647544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5.5872857570648">
                <text:p>55.5872857570648</text:p>
              </table:table-cell>
              <table:table-cell office:value-type="float" office:value="80279.7625420561">
                <text:p>80279.76254205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